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46464" style:font-name="Arial" style:font-name-asian="Arial" style:font-name-complex="Arial" fo:font-size="9pt" style:font-size-asian="9pt" style:font-size-complex="9pt"/>
    </style:style>
    <style:style style:name="ce19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16.25pt" style:use-optimal-row-height="tru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96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3">
            <text:p>PROPORÇÃO PARA O INDICADOR A1A – ESCOLAS RURAIS, POR LOCAL DE FUNCIONAMENT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5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7">
            <text:p>Prédio próprio</text:p>
          </table:table-cell>
          <table:covered-table-cell table:number-columns-repeated="3"/>
          <table:table-cell office:value-type="string" table:number-columns-spanned="4" table:number-rows-spanned="1" table:style-name="ce17">
            <text:p>Espaço compartilhado com outras escolas</text:p>
          </table:table-cell>
          <table:covered-table-cell table:number-columns-repeated="3"/>
          <table:table-cell office:value-type="string" table:number-columns-spanned="4" table:number-rows-spanned="1" table:style-name="ce17">
            <text:p>Espaço cedido por templos ou igrejas</text:p>
          </table:table-cell>
          <table:covered-table-cell table:number-columns-repeated="3"/>
          <table:table-cell office:value-type="string" table:number-columns-spanned="4" table:number-rows-spanned="1" table:style-name="ce17">
            <text:p>Espaço cedido em fazenda particular</text:p>
          </table:table-cell>
          <table:covered-table-cell table:number-columns-repeated="3"/>
          <table:table-cell office:value-type="string" table:number-columns-spanned="4" table:number-rows-spanned="1" table:style-name="ce16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5688" table:style-name="ce12">
            <text:p>55.688</text:p>
          </table:table-cell>
          <table:table-cell office:value-type="float" office:value="7306" table:style-name="ce12">
            <text:p>7.306</text:p>
          </table:table-cell>
          <table:table-cell office:value-type="float" office:value="10" table:style-name="ce12">
            <text:p>10</text:p>
          </table:table-cell>
          <table:table-cell office:value-type="float" office:value="19" table:style-name="ce12">
            <text:p>19</text:p>
          </table:table-cell>
          <table:table-cell office:value-type="float" office:value="8624" table:style-name="ce12">
            <text:p>8.624</text:p>
          </table:table-cell>
          <table:table-cell office:value-type="float" office:value="54350" table:style-name="ce12">
            <text:p>54.350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float" office:value="4257" table:style-name="ce12">
            <text:p>4.257</text:p>
          </table:table-cell>
          <table:table-cell office:value-type="float" office:value="58252" table:style-name="ce12">
            <text:p>58.252</text:p>
          </table:table-cell>
          <table:table-cell office:value-type="float" office:value="343" table:style-name="ce12">
            <text:p>343</text:p>
          </table:table-cell>
          <table:table-cell office:value-type="float" office:value="171" table:style-name="ce12">
            <text:p>171</text:p>
          </table:table-cell>
          <table:table-cell office:value-type="float" office:value="10591" table:style-name="ce12">
            <text:p>10.591</text:p>
          </table:table-cell>
          <table:table-cell office:value-type="float" office:value="51822" table:style-name="ce12">
            <text:p>51.822</text:p>
          </table:table-cell>
          <table:table-cell office:value-type="float" office:value="531" table:style-name="ce12">
            <text:p>531</text:p>
          </table:table-cell>
          <table:table-cell office:value-type="float" office:value="78" table:style-name="ce12">
            <text:p>78</text:p>
          </table:table-cell>
          <table:table-cell office:value-type="float" office:value="19540" table:style-name="ce12">
            <text:p>19.540</text:p>
          </table:table-cell>
          <table:table-cell office:value-type="float" office:value="42511" table:style-name="ce12">
            <text:p>42.511</text:p>
          </table:table-cell>
          <table:table-cell office:value-type="float" office:value="35" table:style-name="ce12">
            <text:p>35</text:p>
          </table:table-cell>
          <table:table-cell office:value-type="float" office:value="938" table:style-name="ce12">
            <text:p>93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575" table:style-name="ce12">
            <text:p>12.575</text:p>
          </table:table-cell>
          <table:table-cell office:value-type="float" office:value="1868" table:style-name="ce12">
            <text:p>1.868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2022" table:style-name="ce12">
            <text:p>2.022</text:p>
          </table:table-cell>
          <table:table-cell office:value-type="float" office:value="12441" table:style-name="ce12">
            <text:p>12.44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484" table:style-name="ce12">
            <text:p>2.484</text:p>
          </table:table-cell>
          <table:table-cell office:value-type="float" office:value="11951" table:style-name="ce12">
            <text:p>11.951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3436" table:style-name="ce12">
            <text:p>3.436</text:p>
          </table:table-cell>
          <table:table-cell office:value-type="float" office:value="10934" table:style-name="ce12">
            <text:p>10.934</text:p>
          </table:table-cell>
          <table:table-cell office:value-type="float" office:value="31" table:style-name="ce12">
            <text:p>31</text:p>
          </table:table-cell>
          <table:table-cell office:value-type="float" office:value="62" table:style-name="ce12">
            <text:p>62</text:p>
          </table:table-cell>
          <table:table-cell office:value-type="float" office:value="4621" table:style-name="ce12">
            <text:p>4.621</text:p>
          </table:table-cell>
          <table:table-cell office:value-type="float" office:value="9433" table:style-name="ce12">
            <text:p>9.433</text:p>
          </table:table-cell>
          <table:table-cell office:value-type="float" office:value="0" table:style-name="ce12">
            <text:p>0</text:p>
          </table:table-cell>
          <table:table-cell office:value-type="float" office:value="409" table:style-name="ce12">
            <text:p>40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67" table:style-name="ce12">
            <text:p>1.567</text:p>
          </table:table-cell>
          <table:table-cell office:value-type="float" office:value="100" table:style-name="ce12">
            <text:p>100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336" table:style-name="ce12">
            <text:p>336</text:p>
          </table:table-cell>
          <table:table-cell office:value-type="float" office:value="1337" table:style-name="ce12">
            <text:p>1.33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93" table:style-name="ce12">
            <text:p>93</text:p>
          </table:table-cell>
          <table:table-cell office:value-type="float" office:value="1573" table:style-name="ce12">
            <text:p>1.573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460" table:style-name="ce12">
            <text:p>460</text:p>
          </table:table-cell>
          <table:table-cell office:value-type="float" office:value="1198" table:style-name="ce12">
            <text:p>1.198</text:p>
          </table:table-cell>
          <table:table-cell office:value-type="float" office:value="9" table:style-name="ce12">
            <text:p>9</text:p>
          </table:table-cell>
          <table:table-cell office:value-type="float" office:value="7" table:style-name="ce12">
            <text:p>7</text:p>
          </table:table-cell>
          <table:table-cell office:value-type="float" office:value="372" table:style-name="ce12">
            <text:p>372</text:p>
          </table:table-cell>
          <table:table-cell office:value-type="float" office:value="1291" table:style-name="ce12">
            <text:p>1.291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0310" table:style-name="ce12">
            <text:p>30.310</text:p>
          </table:table-cell>
          <table:table-cell office:value-type="float" office:value="4327" table:style-name="ce12">
            <text:p>4.3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603" table:style-name="ce12">
            <text:p>4.603</text:p>
          </table:table-cell>
          <table:table-cell office:value-type="float" office:value="30034" table:style-name="ce12">
            <text:p>30.03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208" table:style-name="ce12">
            <text:p>1.208</text:p>
          </table:table-cell>
          <table:table-cell office:value-type="float" office:value="33258" table:style-name="ce12">
            <text:p>33.258</text:p>
          </table:table-cell>
          <table:table-cell office:value-type="float" office:value="0" table:style-name="ce12">
            <text:p>0</text:p>
          </table:table-cell>
          <table:table-cell office:value-type="float" office:value="171" table:style-name="ce12">
            <text:p>171</text:p>
          </table:table-cell>
          <table:table-cell office:value-type="float" office:value="4565" table:style-name="ce12">
            <text:p>4.565</text:p>
          </table:table-cell>
          <table:table-cell office:value-type="float" office:value="29894" table:style-name="ce12">
            <text:p>29.894</text:p>
          </table:table-cell>
          <table:table-cell office:value-type="float" office:value="171" table:style-name="ce12">
            <text:p>171</text:p>
          </table:table-cell>
          <table:table-cell office:value-type="float" office:value="6" table:style-name="ce12">
            <text:p>6</text:p>
          </table:table-cell>
          <table:table-cell office:value-type="float" office:value="12218" table:style-name="ce12">
            <text:p>12.218</text:p>
          </table:table-cell>
          <table:table-cell office:value-type="float" office:value="21947" table:style-name="ce12">
            <text:p>21.947</text:p>
          </table:table-cell>
          <table:table-cell office:value-type="float" office:value="0" table:style-name="ce12">
            <text:p>0</text:p>
          </table:table-cell>
          <table:table-cell office:value-type="float" office:value="472" table:style-name="ce12">
            <text:p>47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119" table:style-name="ce12">
            <text:p>7.119</text:p>
          </table:table-cell>
          <table:table-cell office:value-type="float" office:value="317" table:style-name="ce12">
            <text:p>317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827" table:style-name="ce12">
            <text:p>827</text:p>
          </table:table-cell>
          <table:table-cell office:value-type="float" office:value="6563" table:style-name="ce12">
            <text:p>6.563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float" office:value="202" table:style-name="ce12">
            <text:p>202</text:p>
          </table:table-cell>
          <table:table-cell office:value-type="float" office:value="6958" table:style-name="ce12">
            <text:p>6.958</text:p>
          </table:table-cell>
          <table:table-cell office:value-type="float" office:value="279" table:style-name="ce12">
            <text:p>279</text:p>
          </table:table-cell>
          <table:table-cell office:value-type="float" office:value="0" table:style-name="ce12">
            <text:p>0</text:p>
          </table:table-cell>
          <table:table-cell office:value-type="float" office:value="1461" table:style-name="ce12">
            <text:p>1.461</text:p>
          </table:table-cell>
          <table:table-cell office:value-type="float" office:value="5657" table:style-name="ce12">
            <text:p>5.657</text:p>
          </table:table-cell>
          <table:table-cell office:value-type="float" office:value="318" table:style-name="ce12">
            <text:p>318</text:p>
          </table:table-cell>
          <table:table-cell office:value-type="float" office:value="3" table:style-name="ce12">
            <text:p>3</text:p>
          </table:table-cell>
          <table:table-cell office:value-type="float" office:value="1478" table:style-name="ce12">
            <text:p>1.478</text:p>
          </table:table-cell>
          <table:table-cell office:value-type="float" office:value="5909" table:style-name="ce12">
            <text:p>5.909</text:p>
          </table:table-cell>
          <table:table-cell office:value-type="float" office:value="5" table:style-name="ce12">
            <text:p>5</text:p>
          </table:table-cell>
          <table:table-cell office:value-type="float" office:value="47" table:style-name="ce12">
            <text:p>4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117" table:style-name="ce12">
            <text:p>4.117</text:p>
          </table:table-cell>
          <table:table-cell office:value-type="float" office:value="694" table:style-name="ce12">
            <text:p>69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36" table:style-name="ce12">
            <text:p>836</text:p>
          </table:table-cell>
          <table:table-cell office:value-type="float" office:value="3975" table:style-name="ce12">
            <text:p>3.97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69" table:style-name="ce12">
            <text:p>269</text:p>
          </table:table-cell>
          <table:table-cell office:value-type="float" office:value="4512" table:style-name="ce12">
            <text:p>4.512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669" table:style-name="ce12">
            <text:p>669</text:p>
          </table:table-cell>
          <table:table-cell office:value-type="float" office:value="4140" table:style-name="ce12">
            <text:p>4.14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850" table:style-name="ce12">
            <text:p>850</text:p>
          </table:table-cell>
          <table:table-cell office:value-type="float" office:value="3930" table:style-name="ce12">
            <text:p>3.93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585" table:style-name="ce12">
            <text:p>49.585</text:p>
          </table:table-cell>
          <table:table-cell office:value-type="float" office:value="6589" table:style-name="ce12">
            <text:p>6.589</text:p>
          </table:table-cell>
          <table:table-cell office:value-type="float" office:value="10" table:style-name="ce12">
            <text:p>10</text:p>
          </table:table-cell>
          <table:table-cell office:value-type="float" office:value="19" table:style-name="ce12">
            <text:p>19</text:p>
          </table:table-cell>
          <table:table-cell office:value-type="float" office:value="7824" table:style-name="ce12">
            <text:p>7.824</text:p>
          </table:table-cell>
          <table:table-cell office:value-type="float" office:value="48329" table:style-name="ce12">
            <text:p>48.329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float" office:value="4040" table:style-name="ce12">
            <text:p>4.040</text:p>
          </table:table-cell>
          <table:table-cell office:value-type="float" office:value="51814" table:style-name="ce12">
            <text:p>51.814</text:p>
          </table:table-cell>
          <table:table-cell office:value-type="float" office:value="343" table:style-name="ce12">
            <text:p>343</text:p>
          </table:table-cell>
          <table:table-cell office:value-type="float" office:value="6" table:style-name="ce12">
            <text:p>6</text:p>
          </table:table-cell>
          <table:table-cell office:value-type="float" office:value="9752" table:style-name="ce12">
            <text:p>9.752</text:p>
          </table:table-cell>
          <table:table-cell office:value-type="float" office:value="45842" table:style-name="ce12">
            <text:p>45.842</text:p>
          </table:table-cell>
          <table:table-cell office:value-type="float" office:value="531" table:style-name="ce12">
            <text:p>531</text:p>
          </table:table-cell>
          <table:table-cell office:value-type="float" office:value="78" table:style-name="ce12">
            <text:p>78</text:p>
          </table:table-cell>
          <table:table-cell office:value-type="float" office:value="16718" table:style-name="ce12">
            <text:p>16.718</text:p>
          </table:table-cell>
          <table:table-cell office:value-type="float" office:value="38568" table:style-name="ce12">
            <text:p>38.568</text:p>
          </table:table-cell>
          <table:table-cell office:value-type="float" office:value="35" table:style-name="ce12">
            <text:p>35</text:p>
          </table:table-cell>
          <table:table-cell office:value-type="float" office:value="882" table:style-name="ce12">
            <text:p>88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222" table:style-name="ce12">
            <text:p>5.222</text:p>
          </table:table-cell>
          <table:table-cell office:value-type="float" office:value="549" table:style-name="ce12">
            <text:p>5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91" table:style-name="ce12">
            <text:p>791</text:p>
          </table:table-cell>
          <table:table-cell office:value-type="float" office:value="4980" table:style-name="ce12">
            <text:p>4.98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2" table:style-name="ce12">
            <text:p>182</text:p>
          </table:table-cell>
          <table:table-cell office:value-type="float" office:value="5423" table:style-name="ce12">
            <text:p>5.423</text:p>
          </table:table-cell>
          <table:table-cell office:value-type="float" office:value="0" table:style-name="ce12">
            <text:p>0</text:p>
          </table:table-cell>
          <table:table-cell office:value-type="float" office:value="165" table:style-name="ce12">
            <text:p>165</text:p>
          </table:table-cell>
          <table:table-cell office:value-type="float" office:value="761" table:style-name="ce12">
            <text:p>761</text:p>
          </table:table-cell>
          <table:table-cell office:value-type="float" office:value="5010" table:style-name="ce12">
            <text:p>5.0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950" table:style-name="ce12">
            <text:p>1.950</text:p>
          </table:table-cell>
          <table:table-cell office:value-type="float" office:value="3774" table:style-name="ce12">
            <text:p>3.774</text:p>
          </table:table-cell>
          <table:table-cell office:value-type="float" office:value="0" table:style-name="ce12">
            <text:p>0</text:p>
          </table:table-cell>
          <table:table-cell office:value-type="float" office:value="47" table:style-name="ce12">
            <text:p>4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4806" table:style-name="ce12">
            <text:p>54.806</text:p>
          </table:table-cell>
          <table:table-cell office:value-type="float" office:value="7138" table:style-name="ce12">
            <text:p>7.138</text:p>
          </table:table-cell>
          <table:table-cell office:value-type="float" office:value="10" table:style-name="ce12">
            <text:p>10</text:p>
          </table:table-cell>
          <table:table-cell office:value-type="float" office:value="19" table:style-name="ce12">
            <text:p>19</text:p>
          </table:table-cell>
          <table:table-cell office:value-type="float" office:value="8615" table:style-name="ce12">
            <text:p>8.615</text:p>
          </table:table-cell>
          <table:table-cell office:value-type="float" office:value="53309" table:style-name="ce12">
            <text:p>53.309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float" office:value="4222" table:style-name="ce12">
            <text:p>4.222</text:p>
          </table:table-cell>
          <table:table-cell office:value-type="float" office:value="57237" table:style-name="ce12">
            <text:p>57.237</text:p>
          </table:table-cell>
          <table:table-cell office:value-type="float" office:value="343" table:style-name="ce12">
            <text:p>343</text:p>
          </table:table-cell>
          <table:table-cell office:value-type="float" office:value="171" table:style-name="ce12">
            <text:p>171</text:p>
          </table:table-cell>
          <table:table-cell office:value-type="float" office:value="10513" table:style-name="ce12">
            <text:p>10.513</text:p>
          </table:table-cell>
          <table:table-cell office:value-type="float" office:value="50852" table:style-name="ce12">
            <text:p>50.852</text:p>
          </table:table-cell>
          <table:table-cell office:value-type="float" office:value="531" table:style-name="ce12">
            <text:p>531</text:p>
          </table:table-cell>
          <table:table-cell office:value-type="float" office:value="78" table:style-name="ce12">
            <text:p>78</text:p>
          </table:table-cell>
          <table:table-cell office:value-type="float" office:value="18668" table:style-name="ce12">
            <text:p>18.668</text:p>
          </table:table-cell>
          <table:table-cell office:value-type="float" office:value="42342" table:style-name="ce12">
            <text:p>42.342</text:p>
          </table:table-cell>
          <table:table-cell office:value-type="float" office:value="35" table:style-name="ce12">
            <text:p>35</text:p>
          </table:table-cell>
          <table:table-cell office:value-type="float" office:value="928" table:style-name="ce12">
            <text:p>92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81" table:style-name="ce12">
            <text:p>881</text:p>
          </table:table-cell>
          <table:table-cell office:value-type="float" office:value="168" table:style-name="ce12">
            <text:p>16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040" table:style-name="ce12">
            <text:p>1.04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" table:style-name="ce12">
            <text:p>34</text:p>
          </table:table-cell>
          <table:table-cell office:value-type="float" office:value="1015" table:style-name="ce12">
            <text:p>1.0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9" table:style-name="ce12">
            <text:p>79</text:p>
          </table:table-cell>
          <table:table-cell office:value-type="float" office:value="970" table:style-name="ce12">
            <text:p>97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71" table:style-name="ce12">
            <text:p>871</text:p>
          </table:table-cell>
          <table:table-cell office:value-type="float" office:value="168" table:style-name="ce12">
            <text:p>168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6" table:number-rows-spanned="1" table:style-name="ce18"/>
          <table:covered-table-cell table:number-columns-repeated="15"/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  <table:table table:name="A2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3">
            <text:p>PROPORÇÃO PARA O INDICADOR A2A – ESCOLAS RURAIS, POR LOCALIZAÇÃ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5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7">
            <text:p>Área de assentamento</text:p>
          </table:table-cell>
          <table:covered-table-cell table:number-columns-repeated="3"/>
          <table:table-cell office:value-type="string" table:number-columns-spanned="4" table:number-rows-spanned="1" table:style-name="ce17">
            <text:p>Terra indígena</text:p>
          </table:table-cell>
          <table:covered-table-cell table:number-columns-repeated="3"/>
          <table:table-cell office:value-type="string" table:number-columns-spanned="4" table:number-rows-spanned="1" table:style-name="ce16">
            <text:p>Comunidades remanescentes de quilombos</text:p>
          </table:table-cell>
          <table:covered-table-cell table:number-columns-repeated="3"/>
          <table:table-cell office:value-type="string" table:number-columns-spanned="4" table:number-rows-spanned="1" table:style-name="ce17">
            <text:p>Área de reserva extrativista (RESEX)</text:p>
          </table:table-cell>
          <table:covered-table-cell table:number-columns-repeated="3"/>
          <table:table-cell office:value-type="string" table:number-columns-spanned="4" table:number-rows-spanned="1" table:style-name="ce16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174" table:style-name="ce12">
            <text:p>7.174</text:p>
          </table:table-cell>
          <table:table-cell office:value-type="float" office:value="54620" table:style-name="ce12">
            <text:p>54.620</text:p>
          </table:table-cell>
          <table:table-cell office:value-type="float" office:value="579" table:style-name="ce12">
            <text:p>579</text:p>
          </table:table-cell>
          <table:table-cell office:value-type="float" office:value="650" table:style-name="ce12">
            <text:p>650</text:p>
          </table:table-cell>
          <table:table-cell office:value-type="float" office:value="4869" table:style-name="ce12">
            <text:p>4.869</text:p>
          </table:table-cell>
          <table:table-cell office:value-type="float" office:value="57989" table:style-name="ce12">
            <text:p>57.989</text:p>
          </table:table-cell>
          <table:table-cell office:value-type="string" table:style-name="ce12">
            <text:p>-</text:p>
          </table:table-cell>
          <table:table-cell office:value-type="float" office:value="165" table:style-name="ce12">
            <text:p>165</text:p>
          </table:table-cell>
          <table:table-cell office:value-type="float" office:value="5010" table:style-name="ce12">
            <text:p>5.010</text:p>
          </table:table-cell>
          <table:table-cell office:value-type="float" office:value="57942" table:style-name="ce12">
            <text:p>57.942</text:p>
          </table:table-cell>
          <table:table-cell office:value-type="float" office:value="62" table:style-name="ce12">
            <text:p>62</text:p>
          </table:table-cell>
          <table:table-cell office:value-type="float" office:value="9" table:style-name="ce12">
            <text:p>9</text:p>
          </table:table-cell>
          <table:table-cell office:value-type="float" office:value="7131" table:style-name="ce12">
            <text:p>7.131</text:p>
          </table:table-cell>
          <table:table-cell office:value-type="float" office:value="53022" table:style-name="ce12">
            <text:p>53.022</text:p>
          </table:table-cell>
          <table:table-cell office:value-type="float" office:value="1479" table:style-name="ce12">
            <text:p>1.479</text:p>
          </table:table-cell>
          <table:table-cell office:value-type="float" office:value="1391" table:style-name="ce12">
            <text:p>1.391</text:p>
          </table:table-cell>
          <table:table-cell office:value-type="float" office:value="46807" table:style-name="ce12">
            <text:p>46.807</text:p>
          </table:table-cell>
          <table:table-cell office:value-type="float" office:value="15683" table:style-name="ce12">
            <text:p>15.683</text:p>
          </table:table-cell>
          <table:table-cell office:value-type="float" office:value="8" table:style-name="ce12">
            <text:p>8</text:p>
          </table:table-cell>
          <table:table-cell office:value-type="float" office:value="524" table:style-name="ce12">
            <text:p>52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85" table:style-name="ce12">
            <text:p>2.885</text:p>
          </table:table-cell>
          <table:table-cell office:value-type="float" office:value="11159" table:style-name="ce12">
            <text:p>11.159</text:p>
          </table:table-cell>
          <table:table-cell office:value-type="float" office:value="390" table:style-name="ce12">
            <text:p>390</text:p>
          </table:table-cell>
          <table:table-cell office:value-type="float" office:value="29" table:style-name="ce12">
            <text:p>29</text:p>
          </table:table-cell>
          <table:table-cell office:value-type="float" office:value="2441" table:style-name="ce12">
            <text:p>2.441</text:p>
          </table:table-cell>
          <table:table-cell office:value-type="float" office:value="12022" table:style-name="ce12">
            <text:p>12.02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728" table:style-name="ce12">
            <text:p>1.728</text:p>
          </table:table-cell>
          <table:table-cell office:value-type="float" office:value="12729" table:style-name="ce12">
            <text:p>12.729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296" table:style-name="ce12">
            <text:p>1.296</text:p>
          </table:table-cell>
          <table:table-cell office:value-type="float" office:value="13115" table:style-name="ce12">
            <text:p>13.115</text:p>
          </table:table-cell>
          <table:table-cell office:value-type="float" office:value="21" table:style-name="ce12">
            <text:p>21</text:p>
          </table:table-cell>
          <table:table-cell office:value-type="float" office:value="31" table:style-name="ce12">
            <text:p>31</text:p>
          </table:table-cell>
          <table:table-cell office:value-type="float" office:value="8497" table:style-name="ce12">
            <text:p>8.497</text:p>
          </table:table-cell>
          <table:table-cell office:value-type="float" office:value="5903" table:style-name="ce12">
            <text:p>5.903</text:p>
          </table:table-cell>
          <table:table-cell office:value-type="float" office:value="0" table:style-name="ce12">
            <text:p>0</text:p>
          </table:table-cell>
          <table:table-cell office:value-type="float" office:value="63" table:style-name="ce12">
            <text:p>6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4" table:style-name="ce12">
            <text:p>434</text:p>
          </table:table-cell>
          <table:table-cell office:value-type="float" office:value="1228" table:style-name="ce12">
            <text:p>1.228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305" table:style-name="ce12">
            <text:p>305</text:p>
          </table:table-cell>
          <table:table-cell office:value-type="float" office:value="1368" table:style-name="ce12">
            <text:p>1.36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57" table:style-name="ce12">
            <text:p>157</text:p>
          </table:table-cell>
          <table:table-cell office:value-type="float" office:value="1516" table:style-name="ce12">
            <text:p>1.51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1" table:style-name="ce12">
            <text:p>131</text:p>
          </table:table-cell>
          <table:table-cell office:value-type="float" office:value="1508" table:style-name="ce12">
            <text:p>1.508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12">
            <text:p>0</text:p>
          </table:table-cell>
          <table:table-cell office:value-type="float" office:value="879" table:style-name="ce12">
            <text:p>879</text:p>
          </table:table-cell>
          <table:table-cell office:value-type="float" office:value="792" table:style-name="ce12">
            <text:p>79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23" table:style-name="ce12">
            <text:p>3.223</text:p>
          </table:table-cell>
          <table:table-cell office:value-type="float" office:value="30773" table:style-name="ce12">
            <text:p>30.773</text:p>
          </table:table-cell>
          <table:table-cell office:value-type="float" office:value="19" table:style-name="ce12">
            <text:p>19</text:p>
          </table:table-cell>
          <table:table-cell office:value-type="float" office:value="621" table:style-name="ce12">
            <text:p>621</text:p>
          </table:table-cell>
          <table:table-cell office:value-type="float" office:value="1785" table:style-name="ce12">
            <text:p>1.785</text:p>
          </table:table-cell>
          <table:table-cell office:value-type="float" office:value="32687" table:style-name="ce12">
            <text:p>32.687</text:p>
          </table:table-cell>
          <table:table-cell office:value-type="string" table:style-name="ce12">
            <text:p>-</text:p>
          </table:table-cell>
          <table:table-cell office:value-type="float" office:value="165" table:style-name="ce12">
            <text:p>165</text:p>
          </table:table-cell>
          <table:table-cell office:value-type="float" office:value="2560" table:style-name="ce12">
            <text:p>2.560</text:p>
          </table:table-cell>
          <table:table-cell office:value-type="float" office:value="32069" table:style-name="ce12">
            <text:p>32.069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5399" table:style-name="ce12">
            <text:p>5.399</text:p>
          </table:table-cell>
          <table:table-cell office:value-type="float" office:value="26527" table:style-name="ce12">
            <text:p>26.527</text:p>
          </table:table-cell>
          <table:table-cell office:value-type="float" office:value="1356" table:style-name="ce12">
            <text:p>1.356</text:p>
          </table:table-cell>
          <table:table-cell office:value-type="float" office:value="1356" table:style-name="ce12">
            <text:p>1.356</text:p>
          </table:table-cell>
          <table:table-cell office:value-type="float" office:value="27273" table:style-name="ce12">
            <text:p>27.273</text:p>
          </table:table-cell>
          <table:table-cell office:value-type="float" office:value="6897" table:style-name="ce12">
            <text:p>6.897</text:p>
          </table:table-cell>
          <table:table-cell office:value-type="float" office:value="6" table:style-name="ce12">
            <text:p>6</text:p>
          </table:table-cell>
          <table:table-cell office:value-type="float" office:value="461" table:style-name="ce12">
            <text:p>46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5" table:style-name="ce12">
            <text:p>265</text:p>
          </table:table-cell>
          <table:table-cell office:value-type="float" office:value="7015" table:style-name="ce12">
            <text:p>7.015</text:p>
          </table:table-cell>
          <table:table-cell office:value-type="float" office:value="159" table:style-name="ce12">
            <text:p>159</text:p>
          </table:table-cell>
          <table:table-cell office:value-type="float" office:value="0" table:style-name="ce12">
            <text:p>0</text:p>
          </table:table-cell>
          <table:table-cell office:value-type="float" office:value="87" table:style-name="ce12">
            <text:p>87</text:p>
          </table:table-cell>
          <table:table-cell office:value-type="float" office:value="7352" table:style-name="ce12">
            <text:p>7.35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17" table:style-name="ce12">
            <text:p>517</text:p>
          </table:table-cell>
          <table:table-cell office:value-type="float" office:value="6922" table:style-name="ce12">
            <text:p>6.92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68" table:style-name="ce12">
            <text:p>168</text:p>
          </table:table-cell>
          <table:table-cell office:value-type="float" office:value="7201" table:style-name="ce12">
            <text:p>7.201</text:p>
          </table:table-cell>
          <table:table-cell office:value-type="float" office:value="66" table:style-name="ce12">
            <text:p>66</text:p>
          </table:table-cell>
          <table:table-cell office:value-type="float" office:value="5" table:style-name="ce12">
            <text:p>5</text:p>
          </table:table-cell>
          <table:table-cell office:value-type="float" office:value="6199" table:style-name="ce12">
            <text:p>6.199</text:p>
          </table:table-cell>
          <table:table-cell office:value-type="float" office:value="1240" table:style-name="ce12">
            <text:p>1.24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67" table:style-name="ce12">
            <text:p>367</text:p>
          </table:table-cell>
          <table:table-cell office:value-type="float" office:value="4444" table:style-name="ce12">
            <text:p>4.44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2">
            <text:p>250</text:p>
          </table:table-cell>
          <table:table-cell office:value-type="float" office:value="4561" table:style-name="ce12">
            <text:p>4.56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8" table:style-name="ce12">
            <text:p>48</text:p>
          </table:table-cell>
          <table:table-cell office:value-type="float" office:value="4707" table:style-name="ce12">
            <text:p>4.707</text:p>
          </table:table-cell>
          <table:table-cell office:value-type="float" office:value="56" table:style-name="ce12">
            <text:p>56</text:p>
          </table:table-cell>
          <table:table-cell office:value-type="float" office:value="0" table:style-name="ce12">
            <text:p>0</text:p>
          </table:table-cell>
          <table:table-cell office:value-type="float" office:value="138" table:style-name="ce12">
            <text:p>138</text:p>
          </table:table-cell>
          <table:table-cell office:value-type="float" office:value="4671" table:style-name="ce12">
            <text:p>4.67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959" table:style-name="ce12">
            <text:p>3.959</text:p>
          </table:table-cell>
          <table:table-cell office:value-type="float" office:value="852" table:style-name="ce12">
            <text:p>85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796" table:style-name="ce12">
            <text:p>6.796</text:p>
          </table:table-cell>
          <table:table-cell office:value-type="float" office:value="48184" table:style-name="ce12">
            <text:p>48.184</text:p>
          </table:table-cell>
          <table:table-cell office:value-type="float" office:value="573" table:style-name="ce12">
            <text:p>573</text:p>
          </table:table-cell>
          <table:table-cell office:value-type="float" office:value="650" table:style-name="ce12">
            <text:p>650</text:p>
          </table:table-cell>
          <table:table-cell office:value-type="float" office:value="3440" table:style-name="ce12">
            <text:p>3.440</text:p>
          </table:table-cell>
          <table:table-cell office:value-type="float" office:value="52598" table:style-name="ce12">
            <text:p>52.598</text:p>
          </table:table-cell>
          <table:table-cell office:value-type="string" table:style-name="ce12">
            <text:p>-</text:p>
          </table:table-cell>
          <table:table-cell office:value-type="float" office:value="165" table:style-name="ce12">
            <text:p>165</text:p>
          </table:table-cell>
          <table:table-cell office:value-type="float" office:value="4780" table:style-name="ce12">
            <text:p>4.780</text:p>
          </table:table-cell>
          <table:table-cell office:value-type="float" office:value="51352" table:style-name="ce12">
            <text:p>51.352</text:p>
          </table:table-cell>
          <table:table-cell office:value-type="float" office:value="62" table:style-name="ce12">
            <text:p>62</text:p>
          </table:table-cell>
          <table:table-cell office:value-type="float" office:value="9" table:style-name="ce12">
            <text:p>9</text:p>
          </table:table-cell>
          <table:table-cell office:value-type="float" office:value="6799" table:style-name="ce12">
            <text:p>6.799</text:p>
          </table:table-cell>
          <table:table-cell office:value-type="float" office:value="46542" table:style-name="ce12">
            <text:p>46.542</text:p>
          </table:table-cell>
          <table:table-cell office:value-type="float" office:value="1471" table:style-name="ce12">
            <text:p>1.471</text:p>
          </table:table-cell>
          <table:table-cell office:value-type="float" office:value="1391" table:style-name="ce12">
            <text:p>1.391</text:p>
          </table:table-cell>
          <table:table-cell office:value-type="float" office:value="42087" table:style-name="ce12">
            <text:p>42.087</text:p>
          </table:table-cell>
          <table:table-cell office:value-type="float" office:value="13608" table:style-name="ce12">
            <text:p>13.608</text:p>
          </table:table-cell>
          <table:table-cell office:value-type="float" office:value="6" table:style-name="ce12">
            <text:p>6</text:p>
          </table:table-cell>
          <table:table-cell office:value-type="float" office:value="502" table:style-name="ce12">
            <text:p>50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06" table:style-name="ce12">
            <text:p>306</text:p>
          </table:table-cell>
          <table:table-cell office:value-type="float" office:value="5461" table:style-name="ce12">
            <text:p>5.461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429" table:style-name="ce12">
            <text:p>1.429</text:p>
          </table:table-cell>
          <table:table-cell office:value-type="float" office:value="4341" table:style-name="ce12">
            <text:p>4.34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21" table:style-name="ce12">
            <text:p>221</text:p>
          </table:table-cell>
          <table:table-cell office:value-type="float" office:value="5550" table:style-name="ce12">
            <text:p>5.5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10" table:style-name="ce12">
            <text:p>310</text:p>
          </table:table-cell>
          <table:table-cell office:value-type="float" office:value="5453" table:style-name="ce12">
            <text:p>5.453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3792" table:style-name="ce12">
            <text:p>3.792</text:p>
          </table:table-cell>
          <table:table-cell office:value-type="float" office:value="1973" table:style-name="ce12">
            <text:p>1.973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102" table:style-name="ce12">
            <text:p>7.102</text:p>
          </table:table-cell>
          <table:table-cell office:value-type="float" office:value="53645" table:style-name="ce12">
            <text:p>53.645</text:p>
          </table:table-cell>
          <table:table-cell office:value-type="float" office:value="578" table:style-name="ce12">
            <text:p>578</text:p>
          </table:table-cell>
          <table:table-cell office:value-type="float" office:value="650" table:style-name="ce12">
            <text:p>650</text:p>
          </table:table-cell>
          <table:table-cell office:value-type="float" office:value="4869" table:style-name="ce12">
            <text:p>4.869</text:p>
          </table:table-cell>
          <table:table-cell office:value-type="float" office:value="56940" table:style-name="ce12">
            <text:p>56.940</text:p>
          </table:table-cell>
          <table:table-cell office:value-type="string" table:style-name="ce12">
            <text:p>-</text:p>
          </table:table-cell>
          <table:table-cell office:value-type="float" office:value="165" table:style-name="ce12">
            <text:p>165</text:p>
          </table:table-cell>
          <table:table-cell office:value-type="float" office:value="5001" table:style-name="ce12">
            <text:p>5.001</text:p>
          </table:table-cell>
          <table:table-cell office:value-type="float" office:value="56902" table:style-name="ce12">
            <text:p>56.902</text:p>
          </table:table-cell>
          <table:table-cell office:value-type="float" office:value="62" table:style-name="ce12">
            <text:p>62</text:p>
          </table:table-cell>
          <table:table-cell office:value-type="float" office:value="9" table:style-name="ce12">
            <text:p>9</text:p>
          </table:table-cell>
          <table:table-cell office:value-type="float" office:value="7110" table:style-name="ce12">
            <text:p>7.110</text:p>
          </table:table-cell>
          <table:table-cell office:value-type="float" office:value="51994" table:style-name="ce12">
            <text:p>51.994</text:p>
          </table:table-cell>
          <table:table-cell office:value-type="float" office:value="1479" table:style-name="ce12">
            <text:p>1.479</text:p>
          </table:table-cell>
          <table:table-cell office:value-type="float" office:value="1391" table:style-name="ce12">
            <text:p>1.391</text:p>
          </table:table-cell>
          <table:table-cell office:value-type="float" office:value="45879" table:style-name="ce12">
            <text:p>45.879</text:p>
          </table:table-cell>
          <table:table-cell office:value-type="float" office:value="15582" table:style-name="ce12">
            <text:p>15.582</text:p>
          </table:table-cell>
          <table:table-cell office:value-type="float" office:value="8" table:style-name="ce12">
            <text:p>8</text:p>
          </table:table-cell>
          <table:table-cell office:value-type="float" office:value="505" table:style-name="ce12">
            <text:p>50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2" table:style-name="ce12">
            <text:p>72</text:p>
          </table:table-cell>
          <table:table-cell office:value-type="float" office:value="976" table:style-name="ce12">
            <text:p>976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49" table:style-name="ce12">
            <text:p>1.04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040" table:style-name="ce12">
            <text:p>1.04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1027" table:style-name="ce12">
            <text:p>1.0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8" table:style-name="ce12">
            <text:p>928</text:p>
          </table:table-cell>
          <table:table-cell office:value-type="float" office:value="101" table:style-name="ce12">
            <text:p>101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4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13">
            <text:p>PROPORÇÃO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5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6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5328" table:style-name="ce12">
            <text:p>45.328</text:p>
          </table:table-cell>
          <table:table-cell office:value-type="float" office:value="17688" table:style-name="ce12">
            <text:p>17.688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/text:p>
          </table:table-cell>
          <table:table-cell office:value-type="float" office:value="33690" table:style-name="ce12">
            <text:p>33.690</text:p>
          </table:table-cell>
          <table:table-cell office:value-type="float" office:value="29153" table:style-name="ce12">
            <text:p>29.153</text:p>
          </table:table-cell>
          <table:table-cell office:value-type="string" table:style-name="ce12">
            <text:p>-</text:p>
          </table:table-cell>
          <table:table-cell office:value-type="float" office:value="180" table:style-name="ce12">
            <text:p>18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362" table:style-name="ce12">
            <text:p>12.362</text:p>
          </table:table-cell>
          <table:table-cell office:value-type="float" office:value="2101" table:style-name="ce12">
            <text:p>2.10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225" table:style-name="ce12">
            <text:p>7.225</text:p>
          </table:table-cell>
          <table:table-cell office:value-type="float" office:value="7238" table:style-name="ce12">
            <text:p>7.23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15" table:style-name="ce12">
            <text:p>1.115</text:p>
          </table:table-cell>
          <table:table-cell office:value-type="float" office:value="558" table:style-name="ce12">
            <text:p>55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017" table:style-name="ce12">
            <text:p>1.017</text:p>
          </table:table-cell>
          <table:table-cell office:value-type="float" office:value="652" table:style-name="ce12">
            <text:p>652</text:p>
          </table:table-cell>
          <table:table-cell office:value-type="string" table:style-name="ce12">
            <text:p>-</text:p>
          </table:table-cell>
          <table:table-cell office:value-type="float" office:value="4" table:style-name="ce12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4419" table:style-name="ce12">
            <text:p>24.419</text:p>
          </table:table-cell>
          <table:table-cell office:value-type="float" office:value="10212" table:style-name="ce12">
            <text:p>10.212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/text:p>
          </table:table-cell>
          <table:table-cell office:value-type="float" office:value="18454" table:style-name="ce12">
            <text:p>18.454</text:p>
          </table:table-cell>
          <table:table-cell office:value-type="float" office:value="16008" table:style-name="ce12">
            <text:p>16.008</text:p>
          </table:table-cell>
          <table:table-cell office:value-type="string" table:style-name="ce12">
            <text:p>-</text:p>
          </table:table-cell>
          <table:table-cell office:value-type="float" office:value="175" table:style-name="ce12">
            <text:p>17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488" table:style-name="ce12">
            <text:p>4.488</text:p>
          </table:table-cell>
          <table:table-cell office:value-type="float" office:value="2951" table:style-name="ce12">
            <text:p>2.95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053" table:style-name="ce12">
            <text:p>4.053</text:p>
          </table:table-cell>
          <table:table-cell office:value-type="float" office:value="3386" table:style-name="ce12">
            <text:p>3.38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945" table:style-name="ce12">
            <text:p>2.945</text:p>
          </table:table-cell>
          <table:table-cell office:value-type="float" office:value="1866" table:style-name="ce12">
            <text:p>1.86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942" table:style-name="ce12">
            <text:p>2.942</text:p>
          </table:table-cell>
          <table:table-cell office:value-type="float" office:value="1869" table:style-name="ce12">
            <text:p>1.86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345" table:style-name="ce12">
            <text:p>42.345</text:p>
          </table:table-cell>
          <table:table-cell office:value-type="float" office:value="13858" table:style-name="ce12">
            <text:p>13.85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8811" table:style-name="ce12">
            <text:p>28.811</text:p>
          </table:table-cell>
          <table:table-cell office:value-type="float" office:value="27221" table:style-name="ce12">
            <text:p>27.221</text:p>
          </table:table-cell>
          <table:table-cell office:value-type="string" table:style-name="ce12">
            <text:p>-</text:p>
          </table:table-cell>
          <table:table-cell office:value-type="float" office:value="171" table:style-name="ce12">
            <text:p>17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891" table:style-name="ce12">
            <text:p>2.891</text:p>
          </table:table-cell>
          <table:table-cell office:value-type="float" office:value="2879" table:style-name="ce12">
            <text:p>2.87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854" table:style-name="ce12">
            <text:p>3.854</text:p>
          </table:table-cell>
          <table:table-cell office:value-type="float" office:value="1915" table:style-name="ce12">
            <text:p>1.915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5237" table:style-name="ce12">
            <text:p>45.237</text:p>
          </table:table-cell>
          <table:table-cell office:value-type="float" office:value="16737" table:style-name="ce12">
            <text:p>16.73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2665" table:style-name="ce12">
            <text:p>32.665</text:p>
          </table:table-cell>
          <table:table-cell office:value-type="float" office:value="29136" table:style-name="ce12">
            <text:p>29.136</text:p>
          </table:table-cell>
          <table:table-cell office:value-type="string" table:style-name="ce12">
            <text:p>-</text:p>
          </table:table-cell>
          <table:table-cell office:value-type="float" office:value="173" table:style-name="ce12">
            <text:p>17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2" table:style-name="ce12">
            <text:p>92</text:p>
          </table:table-cell>
          <table:table-cell office:value-type="float" office:value="951" table:style-name="ce12">
            <text:p>951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/text:p>
          </table:table-cell>
          <table:table-cell office:value-type="float" office:value="1025" table:style-name="ce12">
            <text:p>1.025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4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3">
            <text:p>PROPORÇÃO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5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6" table:number-rows-spanned="1" table:style-name="ce16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6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3991" table:style-name="ce12">
            <text:p>43.991</text:p>
          </table:table-cell>
          <table:table-cell office:value-type="float" office:value="1234" table:style-name="ce12">
            <text:p>1.234</text:p>
          </table:table-cell>
          <table:table-cell office:value-type="float" office:value="9" table:style-name="ce12">
            <text:p>9</text:p>
          </table:table-cell>
          <table:table-cell office:value-type="float" office:value="28" table:style-name="ce12">
            <text:p>28</text:p>
          </table:table-cell>
          <table:table-cell office:value-type="float" office:value="67" table:style-name="ce12">
            <text:p>67</text:p>
          </table:table-cell>
          <table:table-cell office:value-type="float" office:value="17695" table:style-name="ce12">
            <text:p>17.695</text:p>
          </table:table-cell>
          <table:table-cell office:value-type="float" office:value="16273" table:style-name="ce12">
            <text:p>16.273</text:p>
          </table:table-cell>
          <table:table-cell office:value-type="float" office:value="9713" table:style-name="ce12">
            <text:p>9.713</text:p>
          </table:table-cell>
          <table:table-cell office:value-type="float" office:value="4032" table:style-name="ce12">
            <text:p>4.032</text:p>
          </table:table-cell>
          <table:table-cell office:value-type="float" office:value="1837" table:style-name="ce12">
            <text:p>1.837</text:p>
          </table:table-cell>
          <table:table-cell office:value-type="float" office:value="1836" table:style-name="ce12">
            <text:p>1.836</text:p>
          </table:table-cell>
          <table:table-cell office:value-type="float" office:value="29333" table:style-name="ce12">
            <text:p>29.333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889" table:style-name="ce12">
            <text:p>11.889</text:p>
          </table:table-cell>
          <table:table-cell office:value-type="float" office:value="413" table:style-name="ce12">
            <text:p>413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41" table:style-name="ce12">
            <text:p>41</text:p>
          </table:table-cell>
          <table:table-cell office:value-type="float" office:value="2101" table:style-name="ce12">
            <text:p>2.101</text:p>
          </table:table-cell>
          <table:table-cell office:value-type="float" office:value="3668" table:style-name="ce12">
            <text:p>3.668</text:p>
          </table:table-cell>
          <table:table-cell office:value-type="float" office:value="2163" table:style-name="ce12">
            <text:p>2.163</text:p>
          </table:table-cell>
          <table:table-cell office:value-type="float" office:value="496" table:style-name="ce12">
            <text:p>496</text:p>
          </table:table-cell>
          <table:table-cell office:value-type="float" office:value="257" table:style-name="ce12">
            <text:p>257</text:p>
          </table:table-cell>
          <table:table-cell office:value-type="float" office:value="640" table:style-name="ce12">
            <text:p>640</text:p>
          </table:table-cell>
          <table:table-cell office:value-type="float" office:value="7238" table:style-name="ce12">
            <text:p>7.23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7" table:style-name="ce12">
            <text:p>997</text:p>
          </table:table-cell>
          <table:table-cell office:value-type="float" office:value="92" table:style-name="ce12">
            <text:p>92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558" table:style-name="ce12">
            <text:p>558</text:p>
          </table:table-cell>
          <table:table-cell office:value-type="float" office:value="354" table:style-name="ce12">
            <text:p>354</text:p>
          </table:table-cell>
          <table:table-cell office:value-type="float" office:value="386" table:style-name="ce12">
            <text:p>386</text:p>
          </table:table-cell>
          <table:table-cell office:value-type="float" office:value="164" table:style-name="ce12">
            <text:p>164</text:p>
          </table:table-cell>
          <table:table-cell office:value-type="float" office:value="61" table:style-name="ce12">
            <text:p>61</text:p>
          </table:table-cell>
          <table:table-cell office:value-type="float" office:value="52" table:style-name="ce12">
            <text:p>52</text:p>
          </table:table-cell>
          <table:table-cell office:value-type="float" office:value="656" table:style-name="ce12">
            <text:p>65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839" table:style-name="ce12">
            <text:p>23.839</text:p>
          </table:table-cell>
          <table:table-cell office:value-type="float" office:value="569" table:style-name="ce12">
            <text:p>56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10219" table:style-name="ce12">
            <text:p>10.219</text:p>
          </table:table-cell>
          <table:table-cell office:value-type="float" office:value="9311" table:style-name="ce12">
            <text:p>9.311</text:p>
          </table:table-cell>
          <table:table-cell office:value-type="float" office:value="4773" table:style-name="ce12">
            <text:p>4.773</text:p>
          </table:table-cell>
          <table:table-cell office:value-type="float" office:value="2379" table:style-name="ce12">
            <text:p>2.379</text:p>
          </table:table-cell>
          <table:table-cell office:value-type="float" office:value="1139" table:style-name="ce12">
            <text:p>1.139</text:p>
          </table:table-cell>
          <table:table-cell office:value-type="float" office:value="853" table:style-name="ce12">
            <text:p>853</text:p>
          </table:table-cell>
          <table:table-cell office:value-type="float" office:value="16183" table:style-name="ce12">
            <text:p>16.18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414" table:style-name="ce12">
            <text:p>4.414</text:p>
          </table:table-cell>
          <table:table-cell office:value-type="float" office:value="67" table:style-name="ce12">
            <text:p>6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2951" table:style-name="ce12">
            <text:p>2.951</text:p>
          </table:table-cell>
          <table:table-cell office:value-type="float" office:value="1494" table:style-name="ce12">
            <text:p>1.494</text:p>
          </table:table-cell>
          <table:table-cell office:value-type="float" office:value="1479" table:style-name="ce12">
            <text:p>1.479</text:p>
          </table:table-cell>
          <table:table-cell office:value-type="float" office:value="595" table:style-name="ce12">
            <text:p>595</text:p>
          </table:table-cell>
          <table:table-cell office:value-type="float" office:value="271" table:style-name="ce12">
            <text:p>271</text:p>
          </table:table-cell>
          <table:table-cell office:value-type="float" office:value="212" table:style-name="ce12">
            <text:p>212</text:p>
          </table:table-cell>
          <table:table-cell office:value-type="float" office:value="3386" table:style-name="ce12">
            <text:p>3.38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52" table:style-name="ce12">
            <text:p>2.852</text:p>
          </table:table-cell>
          <table:table-cell office:value-type="float" office:value="93" table:style-name="ce12">
            <text:p>9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866" table:style-name="ce12">
            <text:p>1.866</text:p>
          </table:table-cell>
          <table:table-cell office:value-type="float" office:value="1445" table:style-name="ce12">
            <text:p>1.445</text:p>
          </table:table-cell>
          <table:table-cell office:value-type="float" office:value="911" table:style-name="ce12">
            <text:p>911</text:p>
          </table:table-cell>
          <table:table-cell office:value-type="float" office:value="398" table:style-name="ce12">
            <text:p>398</text:p>
          </table:table-cell>
          <table:table-cell office:value-type="float" office:value="109" table:style-name="ce12">
            <text:p>109</text:p>
          </table:table-cell>
          <table:table-cell office:value-type="float" office:value="79" table:style-name="ce12">
            <text:p>79</text:p>
          </table:table-cell>
          <table:table-cell office:value-type="float" office:value="1869" table:style-name="ce12">
            <text:p>1.869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1050" table:style-name="ce12">
            <text:p>41.050</text:p>
          </table:table-cell>
          <table:table-cell office:value-type="float" office:value="1210" table:style-name="ce12">
            <text:p>1.210</text:p>
          </table:table-cell>
          <table:table-cell office:value-type="float" office:value="9" table:style-name="ce12">
            <text:p>9</text:p>
          </table:table-cell>
          <table:table-cell office:value-type="float" office:value="21" table:style-name="ce12">
            <text:p>21</text:p>
          </table:table-cell>
          <table:table-cell office:value-type="float" office:value="55" table:style-name="ce12">
            <text:p>55</text:p>
          </table:table-cell>
          <table:table-cell office:value-type="float" office:value="13858" table:style-name="ce12">
            <text:p>13.858</text:p>
          </table:table-cell>
          <table:table-cell office:value-type="float" office:value="14880" table:style-name="ce12">
            <text:p>14.880</text:p>
          </table:table-cell>
          <table:table-cell office:value-type="float" office:value="8630" table:style-name="ce12">
            <text:p>8.630</text:p>
          </table:table-cell>
          <table:table-cell office:value-type="float" office:value="2309" table:style-name="ce12">
            <text:p>2.309</text:p>
          </table:table-cell>
          <table:table-cell office:value-type="float" office:value="1539" table:style-name="ce12">
            <text:p>1.539</text:p>
          </table:table-cell>
          <table:table-cell office:value-type="float" office:value="1454" table:style-name="ce12">
            <text:p>1.454</text:p>
          </table:table-cell>
          <table:table-cell office:value-type="float" office:value="27392" table:style-name="ce12">
            <text:p>27.39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849" table:style-name="ce12">
            <text:p>2.849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2">
            <text:p>11</text:p>
          </table:table-cell>
          <table:table-cell office:value-type="float" office:value="2879" table:style-name="ce12">
            <text:p>2.879</text:p>
          </table:table-cell>
          <table:table-cell office:value-type="float" office:value="1268" table:style-name="ce12">
            <text:p>1.268</text:p>
          </table:table-cell>
          <table:table-cell office:value-type="float" office:value="949" table:style-name="ce12">
            <text:p>949</text:p>
          </table:table-cell>
          <table:table-cell office:value-type="float" office:value="972" table:style-name="ce12">
            <text:p>972</text:p>
          </table:table-cell>
          <table:table-cell office:value-type="float" office:value="284" table:style-name="ce12">
            <text:p>284</text:p>
          </table:table-cell>
          <table:table-cell office:value-type="float" office:value="380" table:style-name="ce12">
            <text:p>380</text:p>
          </table:table-cell>
          <table:table-cell office:value-type="float" office:value="1917" table:style-name="ce12">
            <text:p>1.91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3899" table:style-name="ce12">
            <text:p>43.899</text:p>
          </table:table-cell>
          <table:table-cell office:value-type="float" office:value="1234" table:style-name="ce12">
            <text:p>1.234</text:p>
          </table:table-cell>
          <table:table-cell office:value-type="float" office:value="9" table:style-name="ce12">
            <text:p>9</text:p>
          </table:table-cell>
          <table:table-cell office:value-type="float" office:value="28" table:style-name="ce12">
            <text:p>28</text:p>
          </table:table-cell>
          <table:table-cell office:value-type="float" office:value="67" table:style-name="ce12">
            <text:p>67</text:p>
          </table:table-cell>
          <table:table-cell office:value-type="float" office:value="16737" table:style-name="ce12">
            <text:p>16.737</text:p>
          </table:table-cell>
          <table:table-cell office:value-type="float" office:value="16148" table:style-name="ce12">
            <text:p>16.148</text:p>
          </table:table-cell>
          <table:table-cell office:value-type="float" office:value="9579" table:style-name="ce12">
            <text:p>9.579</text:p>
          </table:table-cell>
          <table:table-cell office:value-type="float" office:value="3282" table:style-name="ce12">
            <text:p>3.282</text:p>
          </table:table-cell>
          <table:table-cell office:value-type="float" office:value="1823" table:style-name="ce12">
            <text:p>1.823</text:p>
          </table:table-cell>
          <table:table-cell office:value-type="float" office:value="1834" table:style-name="ce12">
            <text:p>1.834</text:p>
          </table:table-cell>
          <table:table-cell office:value-type="float" office:value="29309" table:style-name="ce12">
            <text:p>29.30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2" table:style-name="ce12">
            <text:p>9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57" table:style-name="ce12">
            <text:p>957</text:p>
          </table:table-cell>
          <table:table-cell office:value-type="float" office:value="125" table:style-name="ce12">
            <text:p>125</text:p>
          </table:table-cell>
          <table:table-cell office:value-type="float" office:value="133" table:style-name="ce12">
            <text:p>133</text:p>
          </table:table-cell>
          <table:table-cell office:value-type="float" office:value="750" table:style-name="ce12">
            <text:p>750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float" office:value="24" table:style-name="ce12">
            <text:p>2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3">
            <text:p>PROPORÇÃO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15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Não há separação de turmas</text:p>
          </table:table-cell>
          <table:table-cell office:value-type="string" table:style-name="ce2">
            <text:p>Por idade dos alunos</text:p>
          </table:table-cell>
          <table:table-cell office:value-type="string" table:style-name="ce2">
            <text:p>Por séries próximas</text:p>
          </table:table-cell>
          <table:table-cell office:value-type="string" table:style-name="ce2">
            <text:p>Por outro critéri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1834" table:style-name="ce12">
            <text:p>11.834</text:p>
          </table:table-cell>
          <table:table-cell office:value-type="float" office:value="7535" table:style-name="ce12">
            <text:p>7.535</text:p>
          </table:table-cell>
          <table:table-cell office:value-type="float" office:value="22764" table:style-name="ce12">
            <text:p>22.764</text:p>
          </table:table-cell>
          <table:table-cell office:value-type="float" office:value="2988" table:style-name="ce12">
            <text:p>2.988</text:p>
          </table:table-cell>
          <table:table-cell office:value-type="float" office:value="1972" table:style-name="ce12">
            <text:p>1.972</text:p>
          </table:table-cell>
          <table:table-cell office:value-type="float" office:value="822" table:style-name="ce12">
            <text:p>822</text:p>
          </table:table-cell>
          <table:table-cell office:value-type="float" office:value="17695" table:style-name="ce12">
            <text:p>17.695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28" table:style-name="ce12">
            <text:p>3.628</text:p>
          </table:table-cell>
          <table:table-cell office:value-type="float" office:value="1575" table:style-name="ce12">
            <text:p>1.575</text:p>
          </table:table-cell>
          <table:table-cell office:value-type="float" office:value="5982" table:style-name="ce12">
            <text:p>5.982</text:p>
          </table:table-cell>
          <table:table-cell office:value-type="float" office:value="591" table:style-name="ce12">
            <text:p>591</text:p>
          </table:table-cell>
          <table:table-cell office:value-type="float" office:value="8" table:style-name="ce12">
            <text:p>8</text:p>
          </table:table-cell>
          <table:table-cell office:value-type="float" office:value="801" table:style-name="ce12">
            <text:p>801</text:p>
          </table:table-cell>
          <table:table-cell office:value-type="float" office:value="2101" table:style-name="ce12">
            <text:p>2.101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109" table:style-name="ce12">
            <text:p>109</text:p>
          </table:table-cell>
          <table:table-cell office:value-type="float" office:value="217" table:style-name="ce12">
            <text:p>217</text:p>
          </table:table-cell>
          <table:table-cell office:value-type="float" office:value="760" table:style-name="ce12">
            <text:p>760</text:p>
          </table:table-cell>
          <table:table-cell office:value-type="float" office:value="66" table:style-name="ce12">
            <text:p>66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558" table:style-name="ce12">
            <text:p>558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7210" table:style-name="ce12">
            <text:p>7.210</text:p>
          </table:table-cell>
          <table:table-cell office:value-type="float" office:value="5119" table:style-name="ce12">
            <text:p>5.119</text:p>
          </table:table-cell>
          <table:table-cell office:value-type="float" office:value="10055" table:style-name="ce12">
            <text:p>10.055</text:p>
          </table:table-cell>
          <table:table-cell office:value-type="float" office:value="2079" table:style-name="ce12">
            <text:p>2.079</text:p>
          </table:table-cell>
          <table:table-cell office:value-type="float" office:value="1965" table:style-name="ce12">
            <text:p>1.965</text:p>
          </table:table-cell>
          <table:table-cell office:value-type="float" office:value="10" table:style-name="ce12">
            <text:p>10</text:p>
          </table:table-cell>
          <table:table-cell office:value-type="float" office:value="10219" table:style-name="ce12">
            <text:p>10.219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611" table:style-name="ce12">
            <text:p>611</text:p>
          </table:table-cell>
          <table:table-cell office:value-type="float" office:value="390" table:style-name="ce12">
            <text:p>390</text:p>
          </table:table-cell>
          <table:table-cell office:value-type="float" office:value="3646" table:style-name="ce12">
            <text:p>3.646</text:p>
          </table:table-cell>
          <table:table-cell office:value-type="float" office:value="69" table:style-name="ce12">
            <text:p>6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951" table:style-name="ce12">
            <text:p>2.951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275" table:style-name="ce12">
            <text:p>275</text:p>
          </table:table-cell>
          <table:table-cell office:value-type="float" office:value="235" table:style-name="ce12">
            <text:p>235</text:p>
          </table:table-cell>
          <table:table-cell office:value-type="float" office:value="2322" table:style-name="ce12">
            <text:p>2.322</text:p>
          </table:table-cell>
          <table:table-cell office:value-type="float" office:value="183" table:style-name="ce12">
            <text:p>18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866" table:style-name="ce12">
            <text:p>1.866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538" table:style-name="ce12">
            <text:p>11.538</text:p>
          </table:table-cell>
          <table:table-cell office:value-type="float" office:value="7402" table:style-name="ce12">
            <text:p>7.402</text:p>
          </table:table-cell>
          <table:table-cell office:value-type="float" office:value="20332" table:style-name="ce12">
            <text:p>20.332</text:p>
          </table:table-cell>
          <table:table-cell office:value-type="float" office:value="2853" table:style-name="ce12">
            <text:p>2.853</text:p>
          </table:table-cell>
          <table:table-cell office:value-type="float" office:value="1965" table:style-name="ce12">
            <text:p>1.965</text:p>
          </table:table-cell>
          <table:table-cell office:value-type="float" office:value="817" table:style-name="ce12">
            <text:p>817</text:p>
          </table:table-cell>
          <table:table-cell office:value-type="float" office:value="13858" table:style-name="ce12">
            <text:p>13.858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3">
            <text:p>Pública Estadual</text:p>
          </table:table-cell>
          <table:table-cell office:value-type="float" office:value="296" table:style-name="ce12">
            <text:p>296</text:p>
          </table:table-cell>
          <table:table-cell office:value-type="float" office:value="104" table:style-name="ce12">
            <text:p>104</text:p>
          </table:table-cell>
          <table:table-cell office:value-type="float" office:value="2368" table:style-name="ce12">
            <text:p>2.368</text:p>
          </table:table-cell>
          <table:table-cell office:value-type="float" office:value="136" table:style-name="ce12">
            <text:p>136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float" office:value="2879" table:style-name="ce12">
            <text:p>2.879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5">
            <text:p>Total – Públicas</text:p>
          </table:table-cell>
          <table:table-cell office:value-type="float" office:value="11834" table:style-name="ce12">
            <text:p>11.834</text:p>
          </table:table-cell>
          <table:table-cell office:value-type="float" office:value="7506" table:style-name="ce12">
            <text:p>7.506</text:p>
          </table:table-cell>
          <table:table-cell office:value-type="float" office:value="22699" table:style-name="ce12">
            <text:p>22.699</text:p>
          </table:table-cell>
          <table:table-cell office:value-type="float" office:value="2988" table:style-name="ce12">
            <text:p>2.988</text:p>
          </table:table-cell>
          <table:table-cell office:value-type="float" office:value="1972" table:style-name="ce12">
            <text:p>1.972</text:p>
          </table:table-cell>
          <table:table-cell office:value-type="float" office:value="822" table:style-name="ce12">
            <text:p>822</text:p>
          </table:table-cell>
          <table:table-cell office:value-type="float" office:value="16737" table:style-name="ce12">
            <text:p>16.737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65" table:style-name="ce12">
            <text:p>6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57" table:style-name="ce12">
            <text:p>957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PROPORÇÃO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5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3202" table:style-name="ce12">
            <text:p>53.202</text:p>
          </table:table-cell>
          <table:table-cell office:value-type="float" office:value="7761" table:style-name="ce12">
            <text:p>7.761</text:p>
          </table:table-cell>
          <table:table-cell office:value-type="float" office:value="1938" table:style-name="ce12">
            <text:p>1.938</text:p>
          </table:table-cell>
          <table:table-cell office:value-type="float" office:value="122" table:style-name="ce12">
            <text:p>12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159" table:style-name="ce12">
            <text:p>13.159</text:p>
          </table:table-cell>
          <table:table-cell office:value-type="float" office:value="989" table:style-name="ce12">
            <text:p>989</text:p>
          </table:table-cell>
          <table:table-cell office:value-type="float" office:value="315" table:style-name="ce12">
            <text:p>315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283" table:style-name="ce12">
            <text:p>1.283</text:p>
          </table:table-cell>
          <table:table-cell office:value-type="float" office:value="311" table:style-name="ce12">
            <text:p>311</text:p>
          </table:table-cell>
          <table:table-cell office:value-type="float" office:value="62" table:style-name="ce12">
            <text:p>62</text:p>
          </table:table-cell>
          <table:table-cell office:value-type="float" office:value="17" table:style-name="ce12">
            <text:p>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9089" table:style-name="ce12">
            <text:p>29.089</text:p>
          </table:table-cell>
          <table:table-cell office:value-type="float" office:value="4640" table:style-name="ce12">
            <text:p>4.640</text:p>
          </table:table-cell>
          <table:table-cell office:value-type="float" office:value="891" table:style-name="ce12">
            <text:p>891</text:p>
          </table:table-cell>
          <table:table-cell office:value-type="float" office:value="17" table:style-name="ce12">
            <text:p>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840" table:style-name="ce12">
            <text:p>5.840</text:p>
          </table:table-cell>
          <table:table-cell office:value-type="float" office:value="1141" table:style-name="ce12">
            <text:p>1.141</text:p>
          </table:table-cell>
          <table:table-cell office:value-type="float" office:value="372" table:style-name="ce12">
            <text:p>372</text:p>
          </table:table-cell>
          <table:table-cell office:value-type="float" office:value="86" table:style-name="ce12">
            <text:p>8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31" table:style-name="ce12">
            <text:p>3.831</text:p>
          </table:table-cell>
          <table:table-cell office:value-type="float" office:value="681" table:style-name="ce12">
            <text:p>681</text:p>
          </table:table-cell>
          <table:table-cell office:value-type="float" office:value="298" table:style-name="ce12">
            <text:p>298</text:p>
          </table:table-cell>
          <table:table-cell office:value-type="float" office:value="2" table:style-name="ce12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8171" table:style-name="ce12">
            <text:p>48.171</text:p>
          </table:table-cell>
          <table:table-cell office:value-type="float" office:value="6748" table:style-name="ce12">
            <text:p>6.748</text:p>
          </table:table-cell>
          <table:table-cell office:value-type="float" office:value="1189" table:style-name="ce12">
            <text:p>1.189</text:p>
          </table:table-cell>
          <table:table-cell office:value-type="float" office:value="96" table:style-name="ce12">
            <text:p>9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040" table:style-name="ce12">
            <text:p>4.040</text:p>
          </table:table-cell>
          <table:table-cell office:value-type="float" office:value="966" table:style-name="ce12">
            <text:p>966</text:p>
          </table:table-cell>
          <table:table-cell office:value-type="float" office:value="747" table:style-name="ce12">
            <text:p>747</text:p>
          </table:table-cell>
          <table:table-cell office:value-type="float" office:value="18" table:style-name="ce12">
            <text:p>1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2211" table:style-name="ce12">
            <text:p>52.211</text:p>
          </table:table-cell>
          <table:table-cell office:value-type="float" office:value="7714" table:style-name="ce12">
            <text:p>7.714</text:p>
          </table:table-cell>
          <table:table-cell office:value-type="float" office:value="1936" table:style-name="ce12">
            <text:p>1.936</text:p>
          </table:table-cell>
          <table:table-cell office:value-type="float" office:value="113" table:style-name="ce12">
            <text:p>1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91" table:style-name="ce12">
            <text:p>991</text:p>
          </table:table-cell>
          <table:table-cell office:value-type="float" office:value="47" table:style-name="ce12">
            <text:p>47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PROPORÇÃO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8640" table:style-name="ce12">
            <text:p>58.640</text:p>
          </table:table-cell>
          <table:table-cell office:value-type="float" office:value="41239" table:style-name="ce12">
            <text:p>41.239</text:p>
          </table:table-cell>
          <table:table-cell office:value-type="float" office:value="12203" table:style-name="ce12">
            <text:p>12.203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488" table:style-name="ce12">
            <text:p>13.488</text:p>
          </table:table-cell>
          <table:table-cell office:value-type="float" office:value="10142" table:style-name="ce12">
            <text:p>10.142</text:p>
          </table:table-cell>
          <table:table-cell office:value-type="float" office:value="2076" table:style-name="ce12">
            <text:p>2.07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18" table:style-name="ce12">
            <text:p>1.418</text:p>
          </table:table-cell>
          <table:table-cell office:value-type="float" office:value="1167" table:style-name="ce12">
            <text:p>1.167</text:p>
          </table:table-cell>
          <table:table-cell office:value-type="float" office:value="298" table:style-name="ce12">
            <text:p>298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253" table:style-name="ce12">
            <text:p>33.253</text:p>
          </table:table-cell>
          <table:table-cell office:value-type="float" office:value="21199" table:style-name="ce12">
            <text:p>21.199</text:p>
          </table:table-cell>
          <table:table-cell office:value-type="float" office:value="8967" table:style-name="ce12">
            <text:p>8.96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796" table:style-name="ce12">
            <text:p>6.796</text:p>
          </table:table-cell>
          <table:table-cell office:value-type="float" office:value="4708" table:style-name="ce12">
            <text:p>4.708</text:p>
          </table:table-cell>
          <table:table-cell office:value-type="float" office:value="490" table:style-name="ce12">
            <text:p>49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685" table:style-name="ce12">
            <text:p>3.685</text:p>
          </table:table-cell>
          <table:table-cell office:value-type="float" office:value="4022" table:style-name="ce12">
            <text:p>4.022</text:p>
          </table:table-cell>
          <table:table-cell office:value-type="float" office:value="372" table:style-name="ce12">
            <text:p>37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377" table:style-name="ce12">
            <text:p>52.377</text:p>
          </table:table-cell>
          <table:table-cell office:value-type="float" office:value="34988" table:style-name="ce12">
            <text:p>34.988</text:p>
          </table:table-cell>
          <table:table-cell office:value-type="float" office:value="10517" table:style-name="ce12">
            <text:p>10.517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223" table:style-name="ce12">
            <text:p>5.223</text:p>
          </table:table-cell>
          <table:table-cell office:value-type="float" office:value="5236" table:style-name="ce12">
            <text:p>5.236</text:p>
          </table:table-cell>
          <table:table-cell office:value-type="float" office:value="1639" table:style-name="ce12">
            <text:p>1.63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7600" table:style-name="ce12">
            <text:p>57.600</text:p>
          </table:table-cell>
          <table:table-cell office:value-type="float" office:value="40224" table:style-name="ce12">
            <text:p>40.224</text:p>
          </table:table-cell>
          <table:table-cell office:value-type="float" office:value="12155" table:style-name="ce12">
            <text:p>12.155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40" table:style-name="ce12">
            <text:p>1.040</text:p>
          </table:table-cell>
          <table:table-cell office:value-type="float" office:value="1015" table:style-name="ce12">
            <text:p>1.015</text:p>
          </table:table-cell>
          <table:table-cell office:value-type="float" office:value="47" table:style-name="ce12">
            <text:p>4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3">
            <text:p>PROPORÇÃO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5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7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1673" table:style-name="ce12">
            <text:p>31.673</text:p>
          </table:table-cell>
          <table:table-cell office:value-type="float" office:value="31221" table:style-name="ce12">
            <text:p>31.221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office:value-type="float" office:value="21557" table:style-name="ce12">
            <text:p>21.557</text:p>
          </table:table-cell>
          <table:table-cell office:value-type="float" office:value="41386" table:style-name="ce12">
            <text:p>41.386</text:p>
          </table:table-cell>
          <table:table-cell office:value-type="float" office:value="80" table:style-name="ce12">
            <text:p>80</text:p>
          </table:table-cell>
          <table:table-cell office:value-type="string" table:style-name="ce12">
            <text:p>-</text:p>
          </table:table-cell>
          <table:table-cell office:value-type="float" office:value="3511" table:style-name="ce12">
            <text:p>3.511</text:p>
          </table:table-cell>
          <table:table-cell office:value-type="float" office:value="59383" table:style-name="ce12">
            <text:p>59.383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976" table:style-name="ce12">
            <text:p>4.976</text:p>
          </table:table-cell>
          <table:table-cell office:value-type="float" office:value="9488" table:style-name="ce12">
            <text:p>9.48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537" table:style-name="ce12">
            <text:p>3.537</text:p>
          </table:table-cell>
          <table:table-cell office:value-type="float" office:value="10926" table:style-name="ce12">
            <text:p>10.92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92" table:style-name="ce12">
            <text:p>492</text:p>
          </table:table-cell>
          <table:table-cell office:value-type="float" office:value="13972" table:style-name="ce12">
            <text:p>13.97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297" table:style-name="ce12">
            <text:p>1.297</text:p>
          </table:table-cell>
          <table:table-cell office:value-type="float" office:value="376" table:style-name="ce12">
            <text:p>37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872" table:style-name="ce12">
            <text:p>872</text:p>
          </table:table-cell>
          <table:table-cell office:value-type="float" office:value="801" table:style-name="ce12">
            <text:p>80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8" table:style-name="ce12">
            <text:p>178</text:p>
          </table:table-cell>
          <table:table-cell office:value-type="float" office:value="1495" table:style-name="ce12">
            <text:p>1.49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373" table:style-name="ce12">
            <text:p>16.373</text:p>
          </table:table-cell>
          <table:table-cell office:value-type="float" office:value="18264" table:style-name="ce12">
            <text:p>18.26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1638" table:style-name="ce12">
            <text:p>11.638</text:p>
          </table:table-cell>
          <table:table-cell office:value-type="float" office:value="22999" table:style-name="ce12">
            <text:p>22.99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468" table:style-name="ce12">
            <text:p>1.468</text:p>
          </table:table-cell>
          <table:table-cell office:value-type="float" office:value="33169" table:style-name="ce12">
            <text:p>33.16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921" table:style-name="ce12">
            <text:p>4.921</text:p>
          </table:table-cell>
          <table:table-cell office:value-type="float" office:value="2389" table:style-name="ce12">
            <text:p>2.389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office:value-type="float" office:value="2907" table:style-name="ce12">
            <text:p>2.907</text:p>
          </table:table-cell>
          <table:table-cell office:value-type="float" office:value="4452" table:style-name="ce12">
            <text:p>4.452</text:p>
          </table:table-cell>
          <table:table-cell office:value-type="float" office:value="80" table:style-name="ce12">
            <text:p>80</text:p>
          </table:table-cell>
          <table:table-cell office:value-type="string" table:style-name="ce12">
            <text:p>-</text:p>
          </table:table-cell>
          <table:table-cell office:value-type="float" office:value="594" table:style-name="ce12">
            <text:p>594</text:p>
          </table:table-cell>
          <table:table-cell office:value-type="float" office:value="6716" table:style-name="ce12">
            <text:p>6.716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107" table:style-name="ce12">
            <text:p>4.107</text:p>
          </table:table-cell>
          <table:table-cell office:value-type="float" office:value="704" table:style-name="ce12">
            <text:p>70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603" table:style-name="ce12">
            <text:p>2.603</text:p>
          </table:table-cell>
          <table:table-cell office:value-type="float" office:value="2208" table:style-name="ce12">
            <text:p>2.20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80" table:style-name="ce12">
            <text:p>780</text:p>
          </table:table-cell>
          <table:table-cell office:value-type="float" office:value="4031" table:style-name="ce12">
            <text:p>4.03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901" table:style-name="ce12">
            <text:p>25.901</text:p>
          </table:table-cell>
          <table:table-cell office:value-type="float" office:value="30173" table:style-name="ce12">
            <text:p>30.173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office:value-type="float" office:value="17257" table:style-name="ce12">
            <text:p>17.257</text:p>
          </table:table-cell>
          <table:table-cell office:value-type="float" office:value="38867" table:style-name="ce12">
            <text:p>38.867</text:p>
          </table:table-cell>
          <table:table-cell office:value-type="float" office:value="80" table:style-name="ce12">
            <text:p>80</text:p>
          </table:table-cell>
          <table:table-cell office:value-type="string" table:style-name="ce12">
            <text:p>-</text:p>
          </table:table-cell>
          <table:table-cell office:value-type="float" office:value="1464" table:style-name="ce12">
            <text:p>1.464</text:p>
          </table:table-cell>
          <table:table-cell office:value-type="float" office:value="54610" table:style-name="ce12">
            <text:p>54.610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825" table:style-name="ce12">
            <text:p>4.825</text:p>
          </table:table-cell>
          <table:table-cell office:value-type="float" office:value="945" table:style-name="ce12">
            <text:p>94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27" table:style-name="ce12">
            <text:p>3.427</text:p>
          </table:table-cell>
          <table:table-cell office:value-type="float" office:value="2343" table:style-name="ce12">
            <text:p>2.34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10" table:style-name="ce12">
            <text:p>1.310</text:p>
          </table:table-cell>
          <table:table-cell office:value-type="float" office:value="4461" table:style-name="ce12">
            <text:p>4.46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0726" table:style-name="ce12">
            <text:p>30.726</text:p>
          </table:table-cell>
          <table:table-cell office:value-type="float" office:value="31119" table:style-name="ce12">
            <text:p>31.119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office:value-type="float" office:value="20684" table:style-name="ce12">
            <text:p>20.684</text:p>
          </table:table-cell>
          <table:table-cell office:value-type="float" office:value="41210" table:style-name="ce12">
            <text:p>41.210</text:p>
          </table:table-cell>
          <table:table-cell office:value-type="float" office:value="80" table:style-name="ce12">
            <text:p>80</text:p>
          </table:table-cell>
          <table:table-cell office:value-type="string" table:style-name="ce12">
            <text:p>-</text:p>
          </table:table-cell>
          <table:table-cell office:value-type="float" office:value="2773" table:style-name="ce12">
            <text:p>2.773</text:p>
          </table:table-cell>
          <table:table-cell office:value-type="float" office:value="59071" table:style-name="ce12">
            <text:p>59.071</text:p>
          </table:table-cell>
          <table:table-cell office:value-type="float" office:value="130" table:style-name="ce12">
            <text:p>13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47" table:style-name="ce12">
            <text:p>947</text:p>
          </table:table-cell>
          <table:table-cell office:value-type="float" office:value="102" table:style-name="ce12">
            <text:p>10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873" table:style-name="ce12">
            <text:p>873</text:p>
          </table:table-cell>
          <table:table-cell office:value-type="float" office:value="176" table:style-name="ce12">
            <text:p>17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37" table:style-name="ce12">
            <text:p>737</text:p>
          </table:table-cell>
          <table:table-cell office:value-type="float" office:value="312" table:style-name="ce12">
            <text:p>31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4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3">
            <text:p>PROPORÇÃO PARA O INDICADOR B1B – ESCOLAS RURAI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5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7" table:number-rows-spanned="1" table:style-name="ce16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7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6107" table:style-name="ce12">
            <text:p>26.107</text:p>
          </table:table-cell>
          <table:table-cell office:value-type="float" office:value="4425" table:style-name="ce12">
            <text:p>4.425</text:p>
          </table:table-cell>
          <table:table-cell office:value-type="float" office:value="438" table:style-name="ce12">
            <text:p>438</text:p>
          </table:table-cell>
          <table:table-cell office:value-type="float" office:value="572" table:style-name="ce12">
            <text:p>572</text:p>
          </table:table-cell>
          <table:table-cell office:value-type="float" office:value="89" table:style-name="ce12">
            <text:p>89</text:p>
          </table:table-cell>
          <table:table-cell office:value-type="float" office:value="41" table:style-name="ce12">
            <text:p>41</text:p>
          </table:table-cell>
          <table:table-cell office:value-type="float" office:value="31350" table:style-name="ce12">
            <text:p>31.350</text:p>
          </table:table-cell>
          <table:table-cell office:value-type="float" office:value="20790" table:style-name="ce12">
            <text:p>20.790</text:p>
          </table:table-cell>
          <table:table-cell office:value-type="float" office:value="716" table:style-name="ce12">
            <text:p>716</text:p>
          </table:table-cell>
          <table:table-cell office:value-type="float" office:value="50" table:style-name="ce12">
            <text:p>50</text:p>
          </table:table-cell>
          <table:table-cell office:value-type="float" office:value="41466" table:style-name="ce12">
            <text:p>41.466</text:p>
          </table:table-cell>
          <table:table-cell office:value-type="float" office:value="2853" table:style-name="ce12">
            <text:p>2.853</text:p>
          </table:table-cell>
          <table:table-cell office:value-type="float" office:value="485" table:style-name="ce12">
            <text:p>485</text:p>
          </table:table-cell>
          <table:table-cell office:value-type="float" office:value="174" table:style-name="ce12">
            <text:p>174</text:p>
          </table:table-cell>
          <table:table-cell office:value-type="float" office:value="59512" table:style-name="ce12">
            <text:p>59.51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25" table:style-name="ce12">
            <text:p>4.325</text:p>
          </table:table-cell>
          <table:table-cell office:value-type="float" office:value="417" table:style-name="ce12">
            <text:p>417</text:p>
          </table:table-cell>
          <table:table-cell office:value-type="float" office:value="0" table:style-name="ce12">
            <text:p>0</text:p>
          </table:table-cell>
          <table:table-cell office:value-type="float" office:value="234" table:style-name="ce12">
            <text:p>23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488" table:style-name="ce12">
            <text:p>9.488</text:p>
          </table:table-cell>
          <table:table-cell office:value-type="float" office:value="3518" table:style-name="ce12">
            <text:p>3.518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office:value-type="float" office:value="10926" table:style-name="ce12">
            <text:p>10.926</text:p>
          </table:table-cell>
          <table:table-cell office:value-type="float" office:value="338" table:style-name="ce12">
            <text:p>338</text:p>
          </table:table-cell>
          <table:table-cell office:value-type="float" office:value="154" table:style-name="ce12">
            <text:p>154</text:p>
          </table:table-cell>
          <table:table-cell office:value-type="float" office:value="0" table:style-name="ce12">
            <text:p>0</text:p>
          </table:table-cell>
          <table:table-cell office:value-type="float" office:value="13972" table:style-name="ce12">
            <text:p>13.97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78" table:style-name="ce12">
            <text:p>778</text:p>
          </table:table-cell>
          <table:table-cell office:value-type="float" office:value="418" table:style-name="ce12">
            <text:p>418</text:p>
          </table:table-cell>
          <table:table-cell office:value-type="float" office:value="61" table:style-name="ce12">
            <text:p>61</text:p>
          </table:table-cell>
          <table:table-cell office:value-type="float" office:value="38" table:style-name="ce12">
            <text:p>38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76" table:style-name="ce12">
            <text:p>376</text:p>
          </table:table-cell>
          <table:table-cell office:value-type="float" office:value="804" table:style-name="ce12">
            <text:p>804</text:p>
          </table:table-cell>
          <table:table-cell office:value-type="float" office:value="61" table:style-name="ce12">
            <text:p>61</text:p>
          </table:table-cell>
          <table:table-cell office:value-type="float" office:value="7" table:style-name="ce12">
            <text:p>7</text:p>
          </table:table-cell>
          <table:table-cell office:value-type="float" office:value="801" table:style-name="ce12">
            <text:p>801</text:p>
          </table:table-cell>
          <table:table-cell office:value-type="float" office:value="116" table:style-name="ce12">
            <text:p>116</text:p>
          </table:table-cell>
          <table:table-cell office:value-type="float" office:value="56" table:style-name="ce12">
            <text:p>56</text:p>
          </table:table-cell>
          <table:table-cell office:value-type="float" office:value="6" table:style-name="ce12">
            <text:p>6</text:p>
          </table:table-cell>
          <table:table-cell office:value-type="float" office:value="1495" table:style-name="ce12">
            <text:p>1.49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983" table:style-name="ce12">
            <text:p>14.983</text:p>
          </table:table-cell>
          <table:table-cell office:value-type="float" office:value="1353" table:style-name="ce12">
            <text:p>1.353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18264" table:style-name="ce12">
            <text:p>18.264</text:p>
          </table:table-cell>
          <table:table-cell office:value-type="float" office:value="11352" table:style-name="ce12">
            <text:p>11.352</text:p>
          </table:table-cell>
          <table:table-cell office:value-type="float" office:value="277" table:style-name="ce12">
            <text:p>277</text:p>
          </table:table-cell>
          <table:table-cell office:value-type="float" office:value="9" table:style-name="ce12">
            <text:p>9</text:p>
          </table:table-cell>
          <table:table-cell office:value-type="float" office:value="22999" table:style-name="ce12">
            <text:p>22.999</text:p>
          </table:table-cell>
          <table:table-cell office:value-type="float" office:value="1373" table:style-name="ce12">
            <text:p>1.373</text:p>
          </table:table-cell>
          <table:table-cell office:value-type="float" office:value="91" table:style-name="ce12">
            <text:p>91</text:p>
          </table:table-cell>
          <table:table-cell office:value-type="float" office:value="4" table:style-name="ce12">
            <text:p>4</text:p>
          </table:table-cell>
          <table:table-cell office:value-type="float" office:value="33169" table:style-name="ce12">
            <text:p>33.16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380" table:style-name="ce12">
            <text:p>3.380</text:p>
          </table:table-cell>
          <table:table-cell office:value-type="float" office:value="1113" table:style-name="ce12">
            <text:p>1.113</text:p>
          </table:table-cell>
          <table:table-cell office:value-type="float" office:value="169" table:style-name="ce12">
            <text:p>169</text:p>
          </table:table-cell>
          <table:table-cell office:value-type="float" office:value="198" table:style-name="ce12">
            <text:p>198</text:p>
          </table:table-cell>
          <table:table-cell office:value-type="float" office:value="61" table:style-name="ce12">
            <text:p>61</text:p>
          </table:table-cell>
          <table:table-cell office:value-type="float" office:value="0" table:style-name="ce12">
            <text:p>0</text:p>
          </table:table-cell>
          <table:table-cell office:value-type="float" office:value="2518" table:style-name="ce12">
            <text:p>2.518</text:p>
          </table:table-cell>
          <table:table-cell office:value-type="float" office:value="2726" table:style-name="ce12">
            <text:p>2.726</text:p>
          </table:table-cell>
          <table:table-cell office:value-type="float" office:value="174" table:style-name="ce12">
            <text:p>174</text:p>
          </table:table-cell>
          <table:table-cell office:value-type="float" office:value="7" table:style-name="ce12">
            <text:p>7</text:p>
          </table:table-cell>
          <table:table-cell office:value-type="float" office:value="4532" table:style-name="ce12">
            <text:p>4.532</text:p>
          </table:table-cell>
          <table:table-cell office:value-type="float" office:value="387" table:style-name="ce12">
            <text:p>387</text:p>
          </table:table-cell>
          <table:table-cell office:value-type="float" office:value="99" table:style-name="ce12">
            <text:p>99</text:p>
          </table:table-cell>
          <table:table-cell office:value-type="float" office:value="108" table:style-name="ce12">
            <text:p>108</text:p>
          </table:table-cell>
          <table:table-cell office:value-type="float" office:value="6845" table:style-name="ce12">
            <text:p>6.84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641" table:style-name="ce12">
            <text:p>2.641</text:p>
          </table:table-cell>
          <table:table-cell office:value-type="float" office:value="1124" table:style-name="ce12">
            <text:p>1.124</text:p>
          </table:table-cell>
          <table:table-cell office:value-type="float" office:value="196" table:style-name="ce12">
            <text:p>196</text:p>
          </table:table-cell>
          <table:table-cell office:value-type="float" office:value="88" table:style-name="ce12">
            <text:p>88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704" table:style-name="ce12">
            <text:p>704</text:p>
          </table:table-cell>
          <table:table-cell office:value-type="float" office:value="2390" table:style-name="ce12">
            <text:p>2.390</text:p>
          </table:table-cell>
          <table:table-cell office:value-type="float" office:value="185" table:style-name="ce12">
            <text:p>185</text:p>
          </table:table-cell>
          <table:table-cell office:value-type="float" office:value="28" table:style-name="ce12">
            <text:p>28</text:p>
          </table:table-cell>
          <table:table-cell office:value-type="float" office:value="2208" table:style-name="ce12">
            <text:p>2.208</text:p>
          </table:table-cell>
          <table:table-cell office:value-type="float" office:value="639" table:style-name="ce12">
            <text:p>639</text:p>
          </table:table-cell>
          <table:table-cell office:value-type="float" office:value="85" table:style-name="ce12">
            <text:p>85</text:p>
          </table:table-cell>
          <table:table-cell office:value-type="float" office:value="56" table:style-name="ce12">
            <text:p>56</text:p>
          </table:table-cell>
          <table:table-cell office:value-type="float" office:value="4031" table:style-name="ce12">
            <text:p>4.031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120" table:style-name="ce12">
            <text:p>22.120</text:p>
          </table:table-cell>
          <table:table-cell office:value-type="float" office:value="3279" table:style-name="ce12">
            <text:p>3.279</text:p>
          </table:table-cell>
          <table:table-cell office:value-type="float" office:value="184" table:style-name="ce12">
            <text:p>184</text:p>
          </table:table-cell>
          <table:table-cell office:value-type="float" office:value="234" table:style-name="ce12">
            <text:p>234</text:p>
          </table:table-cell>
          <table:table-cell office:value-type="float" office:value="53" table:style-name="ce12">
            <text:p>53</text:p>
          </table:table-cell>
          <table:table-cell office:value-type="float" office:value="30" table:style-name="ce12">
            <text:p>30</text:p>
          </table:table-cell>
          <table:table-cell office:value-type="float" office:value="30303" table:style-name="ce12">
            <text:p>30.303</text:p>
          </table:table-cell>
          <table:table-cell office:value-type="float" office:value="16621" table:style-name="ce12">
            <text:p>16.621</text:p>
          </table:table-cell>
          <table:table-cell office:value-type="float" office:value="611" table:style-name="ce12">
            <text:p>611</text:p>
          </table:table-cell>
          <table:table-cell office:value-type="float" office:value="24" table:style-name="ce12">
            <text:p>24</text:p>
          </table:table-cell>
          <table:table-cell office:value-type="float" office:value="38946" table:style-name="ce12">
            <text:p>38.946</text:p>
          </table:table-cell>
          <table:table-cell office:value-type="float" office:value="1046" table:style-name="ce12">
            <text:p>1.046</text:p>
          </table:table-cell>
          <table:table-cell office:value-type="float" office:value="251" table:style-name="ce12">
            <text:p>251</text:p>
          </table:table-cell>
          <table:table-cell office:value-type="float" office:value="167" table:style-name="ce12">
            <text:p>167</text:p>
          </table:table-cell>
          <table:table-cell office:value-type="float" office:value="54740" table:style-name="ce12">
            <text:p>54.74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084" table:style-name="ce12">
            <text:p>3.084</text:p>
          </table:table-cell>
          <table:table-cell office:value-type="float" office:value="1119" table:style-name="ce12">
            <text:p>1.119</text:p>
          </table:table-cell>
          <table:table-cell office:value-type="float" office:value="254" table:style-name="ce12">
            <text:p>254</text:p>
          </table:table-cell>
          <table:table-cell office:value-type="float" office:value="332" table:style-name="ce12">
            <text:p>332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0</text:p>
          </table:table-cell>
          <table:table-cell office:value-type="float" office:value="945" table:style-name="ce12">
            <text:p>945</text:p>
          </table:table-cell>
          <table:table-cell office:value-type="float" office:value="3302" table:style-name="ce12">
            <text:p>3.302</text:p>
          </table:table-cell>
          <table:table-cell office:value-type="float" office:value="100" table:style-name="ce12">
            <text:p>100</text:p>
          </table:table-cell>
          <table:table-cell office:value-type="float" office:value="26" table:style-name="ce12">
            <text:p>26</text:p>
          </table:table-cell>
          <table:table-cell office:value-type="float" office:value="2343" table:style-name="ce12">
            <text:p>2.343</text:p>
          </table:table-cell>
          <table:table-cell office:value-type="float" office:value="1078" table:style-name="ce12">
            <text:p>1.078</text:p>
          </table:table-cell>
          <table:table-cell office:value-type="float" office:value="225" table:style-name="ce12">
            <text:p>225</text:p>
          </table:table-cell>
          <table:table-cell office:value-type="float" office:value="6" table:style-name="ce12">
            <text:p>6</text:p>
          </table:table-cell>
          <table:table-cell office:value-type="float" office:value="4461" table:style-name="ce12">
            <text:p>4.46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5203" table:style-name="ce12">
            <text:p>25.203</text:p>
          </table:table-cell>
          <table:table-cell office:value-type="float" office:value="4398" table:style-name="ce12">
            <text:p>4.398</text:p>
          </table:table-cell>
          <table:table-cell office:value-type="float" office:value="438" table:style-name="ce12">
            <text:p>438</text:p>
          </table:table-cell>
          <table:table-cell office:value-type="float" office:value="566" table:style-name="ce12">
            <text:p>566</text:p>
          </table:table-cell>
          <table:table-cell office:value-type="float" office:value="89" table:style-name="ce12">
            <text:p>89</text:p>
          </table:table-cell>
          <table:table-cell office:value-type="float" office:value="30" table:style-name="ce12">
            <text:p>30</text:p>
          </table:table-cell>
          <table:table-cell office:value-type="float" office:value="31248" table:style-name="ce12">
            <text:p>31.248</text:p>
          </table:table-cell>
          <table:table-cell office:value-type="float" office:value="19923" table:style-name="ce12">
            <text:p>19.923</text:p>
          </table:table-cell>
          <table:table-cell office:value-type="float" office:value="711" table:style-name="ce12">
            <text:p>711</text:p>
          </table:table-cell>
          <table:table-cell office:value-type="float" office:value="50" table:style-name="ce12">
            <text:p>50</text:p>
          </table:table-cell>
          <table:table-cell office:value-type="float" office:value="41290" table:style-name="ce12">
            <text:p>41.290</text:p>
          </table:table-cell>
          <table:table-cell office:value-type="float" office:value="2124" table:style-name="ce12">
            <text:p>2.124</text:p>
          </table:table-cell>
          <table:table-cell office:value-type="float" office:value="476" table:style-name="ce12">
            <text:p>476</text:p>
          </table:table-cell>
          <table:table-cell office:value-type="float" office:value="174" table:style-name="ce12">
            <text:p>174</text:p>
          </table:table-cell>
          <table:table-cell office:value-type="float" office:value="59200" table:style-name="ce12">
            <text:p>59.20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03" table:style-name="ce12">
            <text:p>903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102" table:style-name="ce12">
            <text:p>102</text:p>
          </table:table-cell>
          <table:table-cell office:value-type="float" office:value="867" table:style-name="ce12">
            <text:p>867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76" table:style-name="ce12">
            <text:p>176</text:p>
          </table:table-cell>
          <table:table-cell office:value-type="float" office:value="729" table:style-name="ce12">
            <text:p>729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312" table:style-name="ce12">
            <text:p>31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4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3">
            <text:p>PROPORÇÃO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5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7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886" table:style-name="ce12">
            <text:p>7.886</text:p>
          </table:table-cell>
          <table:table-cell office:value-type="float" office:value="16159" table:style-name="ce12">
            <text:p>16.159</text:p>
          </table:table-cell>
          <table:table-cell office:value-type="float" office:value="2753" table:style-name="ce12">
            <text:p>2.753</text:p>
          </table:table-cell>
          <table:table-cell office:value-type="float" office:value="376" table:style-name="ce12">
            <text:p>376</text:p>
          </table:table-cell>
          <table:table-cell office:value-type="float" office:value="35849" table:style-name="ce12">
            <text:p>35.849</text:p>
          </table:table-cell>
          <table:table-cell office:value-type="float" office:value="8425" table:style-name="ce12">
            <text:p>8.425</text:p>
          </table:table-cell>
          <table:table-cell office:value-type="float" office:value="12671" table:style-name="ce12">
            <text:p>12.671</text:p>
          </table:table-cell>
          <table:table-cell office:value-type="float" office:value="238" table:style-name="ce12">
            <text:p>238</text:p>
          </table:table-cell>
          <table:table-cell office:value-type="float" office:value="19" table:style-name="ce12">
            <text:p>19</text:p>
          </table:table-cell>
          <table:table-cell office:value-type="float" office:value="41670" table:style-name="ce12">
            <text:p>41.670</text:p>
          </table:table-cell>
          <table:table-cell office:value-type="float" office:value="539" table:style-name="ce12">
            <text:p>539</text:p>
          </table:table-cell>
          <table:table-cell office:value-type="float" office:value="1915" table:style-name="ce12">
            <text:p>1.915</text:p>
          </table:table-cell>
          <table:table-cell office:value-type="float" office:value="190" table:style-name="ce12">
            <text:p>190</text:p>
          </table:table-cell>
          <table:table-cell office:value-type="float" office:value="107" table:style-name="ce12">
            <text:p>107</text:p>
          </table:table-cell>
          <table:table-cell office:value-type="float" office:value="60272" table:style-name="ce12">
            <text:p>60.27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98" table:style-name="ce12">
            <text:p>1.298</text:p>
          </table:table-cell>
          <table:table-cell office:value-type="float" office:value="2126" table:style-name="ce12">
            <text:p>2.126</text:p>
          </table:table-cell>
          <table:table-cell office:value-type="float" office:value="67" table:style-name="ce12">
            <text:p>67</text:p>
          </table:table-cell>
          <table:table-cell office:value-type="float" office:value="19" table:style-name="ce12">
            <text:p>19</text:p>
          </table:table-cell>
          <table:table-cell office:value-type="float" office:value="10952" table:style-name="ce12">
            <text:p>10.952</text:p>
          </table:table-cell>
          <table:table-cell office:value-type="float" office:value="1453" table:style-name="ce12">
            <text:p>1.453</text:p>
          </table:table-cell>
          <table:table-cell office:value-type="float" office:value="1953" table:style-name="ce12">
            <text:p>1.95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1057" table:style-name="ce12">
            <text:p>11.057</text:p>
          </table:table-cell>
          <table:table-cell office:value-type="float" office:value="140" table:style-name="ce12">
            <text:p>140</text:p>
          </table:table-cell>
          <table:table-cell office:value-type="float" office:value="17" table:style-name="ce12">
            <text:p>17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office:value-type="float" office:value="14286" table:style-name="ce12">
            <text:p>14.28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7" table:style-name="ce12">
            <text:p>107</text:p>
          </table:table-cell>
          <table:table-cell office:value-type="float" office:value="806" table:style-name="ce12">
            <text:p>806</text:p>
          </table:table-cell>
          <table:table-cell office:value-type="float" office:value="314" table:style-name="ce12">
            <text:p>314</text:p>
          </table:table-cell>
          <table:table-cell office:value-type="float" office:value="38" table:style-name="ce12">
            <text:p>38</text:p>
          </table:table-cell>
          <table:table-cell office:value-type="float" office:value="408" table:style-name="ce12">
            <text:p>408</text:p>
          </table:table-cell>
          <table:table-cell office:value-type="float" office:value="139" table:style-name="ce12">
            <text:p>139</text:p>
          </table:table-cell>
          <table:table-cell office:value-type="float" office:value="682" table:style-name="ce12">
            <text:p>682</text:p>
          </table:table-cell>
          <table:table-cell office:value-type="float" office:value="40" table:style-name="ce12">
            <text:p>40</text:p>
          </table:table-cell>
          <table:table-cell office:value-type="float" office:value="7" table:style-name="ce12">
            <text:p>7</text:p>
          </table:table-cell>
          <table:table-cell office:value-type="float" office:value="806" table:style-name="ce12">
            <text:p>806</text:p>
          </table:table-cell>
          <table:table-cell office:value-type="float" office:value="36" table:style-name="ce12">
            <text:p>36</text:p>
          </table:table-cell>
          <table:table-cell office:value-type="float" office:value="55" table:style-name="ce12">
            <text:p>55</text:p>
          </table:table-cell>
          <table:table-cell office:value-type="float" office:value="47" table:style-name="ce12">
            <text:p>47</text:p>
          </table:table-cell>
          <table:table-cell office:value-type="float" office:value="4" table:style-name="ce12">
            <text:p>4</text:p>
          </table:table-cell>
          <table:table-cell office:value-type="float" office:value="1531" table:style-name="ce12">
            <text:p>1.53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360" table:style-name="ce12">
            <text:p>5.360</text:p>
          </table:table-cell>
          <table:table-cell office:value-type="float" office:value="8226" table:style-name="ce12">
            <text:p>8.226</text:p>
          </table:table-cell>
          <table:table-cell office:value-type="float" office:value="10" table:style-name="ce12">
            <text:p>10</text:p>
          </table:table-cell>
          <table:table-cell office:value-type="float" office:value="23" table:style-name="ce12">
            <text:p>23</text:p>
          </table:table-cell>
          <table:table-cell office:value-type="float" office:value="21017" table:style-name="ce12">
            <text:p>21.017</text:p>
          </table:table-cell>
          <table:table-cell office:value-type="float" office:value="6121" table:style-name="ce12">
            <text:p>6.121</text:p>
          </table:table-cell>
          <table:table-cell office:value-type="float" office:value="5483" table:style-name="ce12">
            <text:p>5.483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23024" table:style-name="ce12">
            <text:p>23.024</text:p>
          </table:table-cell>
          <table:table-cell office:value-type="float" office:value="51" table:style-name="ce12">
            <text:p>51</text:p>
          </table:table-cell>
          <table:table-cell office:value-type="float" office:value="1339" table:style-name="ce12">
            <text:p>1.339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0</text:p>
          </table:table-cell>
          <table:table-cell office:value-type="float" office:value="33197" table:style-name="ce12">
            <text:p>33.1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88" table:style-name="ce12">
            <text:p>888</text:p>
          </table:table-cell>
          <table:table-cell office:value-type="float" office:value="2641" table:style-name="ce12">
            <text:p>2.641</text:p>
          </table:table-cell>
          <table:table-cell office:value-type="float" office:value="1126" table:style-name="ce12">
            <text:p>1.126</text:p>
          </table:table-cell>
          <table:table-cell office:value-type="float" office:value="152" table:style-name="ce12">
            <text:p>152</text:p>
          </table:table-cell>
          <table:table-cell office:value-type="float" office:value="2633" table:style-name="ce12">
            <text:p>2.633</text:p>
          </table:table-cell>
          <table:table-cell office:value-type="float" office:value="420" table:style-name="ce12">
            <text:p>420</text:p>
          </table:table-cell>
          <table:table-cell office:value-type="float" office:value="2352" table:style-name="ce12">
            <text:p>2.352</text:p>
          </table:table-cell>
          <table:table-cell office:value-type="float" office:value="110" table:style-name="ce12">
            <text:p>110</text:p>
          </table:table-cell>
          <table:table-cell office:value-type="float" office:value="3" table:style-name="ce12">
            <text:p>3</text:p>
          </table:table-cell>
          <table:table-cell office:value-type="float" office:value="4553" table:style-name="ce12">
            <text:p>4.553</text:p>
          </table:table-cell>
          <table:table-cell office:value-type="float" office:value="166" table:style-name="ce12">
            <text:p>166</text:p>
          </table:table-cell>
          <table:table-cell office:value-type="float" office:value="179" table:style-name="ce12">
            <text:p>179</text:p>
          </table:table-cell>
          <table:table-cell office:value-type="float" office:value="50" table:style-name="ce12">
            <text:p>50</text:p>
          </table:table-cell>
          <table:table-cell office:value-type="float" office:value="47" table:style-name="ce12">
            <text:p>47</text:p>
          </table:table-cell>
          <table:table-cell office:value-type="float" office:value="6997" table:style-name="ce12">
            <text:p>6.9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2" table:style-name="ce12">
            <text:p>232</text:p>
          </table:table-cell>
          <table:table-cell office:value-type="float" office:value="2360" table:style-name="ce12">
            <text:p>2.360</text:p>
          </table:table-cell>
          <table:table-cell office:value-type="float" office:value="1236" table:style-name="ce12">
            <text:p>1.236</text:p>
          </table:table-cell>
          <table:table-cell office:value-type="float" office:value="143" table:style-name="ce12">
            <text:p>143</text:p>
          </table:table-cell>
          <table:table-cell office:value-type="float" office:value="839" table:style-name="ce12">
            <text:p>839</text:p>
          </table:table-cell>
          <table:table-cell office:value-type="float" office:value="292" table:style-name="ce12">
            <text:p>292</text:p>
          </table:table-cell>
          <table:table-cell office:value-type="float" office:value="2201" table:style-name="ce12">
            <text:p>2.201</text:p>
          </table:table-cell>
          <table:table-cell office:value-type="float" office:value="88" table:style-name="ce12">
            <text:p>88</text:p>
          </table:table-cell>
          <table:table-cell office:value-type="float" office:value="0" table:style-name="ce12">
            <text:p>0</text:p>
          </table:table-cell>
          <table:table-cell office:value-type="float" office:value="2230" table:style-name="ce12">
            <text:p>2.230</text:p>
          </table:table-cell>
          <table:table-cell office:value-type="float" office:value="146" table:style-name="ce12">
            <text:p>146</text:p>
          </table:table-cell>
          <table:table-cell office:value-type="float" office:value="324" table:style-name="ce12">
            <text:p>324</text:p>
          </table:table-cell>
          <table:table-cell office:value-type="float" office:value="25" table:style-name="ce12">
            <text:p>25</text:p>
          </table:table-cell>
          <table:table-cell office:value-type="float" office:value="56" table:style-name="ce12">
            <text:p>56</text:p>
          </table:table-cell>
          <table:table-cell office:value-type="float" office:value="4260" table:style-name="ce12">
            <text:p>4.260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06" table:style-name="ce12">
            <text:p>7.506</text:p>
          </table:table-cell>
          <table:table-cell office:value-type="float" office:value="12870" table:style-name="ce12">
            <text:p>12.870</text:p>
          </table:table-cell>
          <table:table-cell office:value-type="float" office:value="1581" table:style-name="ce12">
            <text:p>1.581</text:p>
          </table:table-cell>
          <table:table-cell office:value-type="float" office:value="210" table:style-name="ce12">
            <text:p>210</text:p>
          </table:table-cell>
          <table:table-cell office:value-type="float" office:value="34036" table:style-name="ce12">
            <text:p>34.036</text:p>
          </table:table-cell>
          <table:table-cell office:value-type="float" office:value="7541" table:style-name="ce12">
            <text:p>7.541</text:p>
          </table:table-cell>
          <table:table-cell office:value-type="float" office:value="9342" table:style-name="ce12">
            <text:p>9.342</text:p>
          </table:table-cell>
          <table:table-cell office:value-type="float" office:value="201" table:style-name="ce12">
            <text:p>201</text:p>
          </table:table-cell>
          <table:table-cell office:value-type="float" office:value="19" table:style-name="ce12">
            <text:p>19</text:p>
          </table:table-cell>
          <table:table-cell office:value-type="float" office:value="39100" table:style-name="ce12">
            <text:p>39.100</text:p>
          </table:table-cell>
          <table:table-cell office:value-type="float" office:value="326" table:style-name="ce12">
            <text:p>326</text:p>
          </table:table-cell>
          <table:table-cell office:value-type="float" office:value="792" table:style-name="ce12">
            <text:p>792</text:p>
          </table:table-cell>
          <table:table-cell office:value-type="float" office:value="100" table:style-name="ce12">
            <text:p>100</text:p>
          </table:table-cell>
          <table:table-cell office:value-type="float" office:value="103" table:style-name="ce12">
            <text:p>103</text:p>
          </table:table-cell>
          <table:table-cell office:value-type="float" office:value="54883" table:style-name="ce12">
            <text:p>54.88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38" table:style-name="ce12">
            <text:p>338</text:p>
          </table:table-cell>
          <table:table-cell office:value-type="float" office:value="2419" table:style-name="ce12">
            <text:p>2.419</text:p>
          </table:table-cell>
          <table:table-cell office:value-type="float" office:value="1152" table:style-name="ce12">
            <text:p>1.152</text:p>
          </table:table-cell>
          <table:table-cell office:value-type="float" office:value="150" table:style-name="ce12">
            <text:p>150</text:p>
          </table:table-cell>
          <table:table-cell office:value-type="float" office:value="1710" table:style-name="ce12">
            <text:p>1.710</text:p>
          </table:table-cell>
          <table:table-cell office:value-type="float" office:value="153" table:style-name="ce12">
            <text:p>153</text:p>
          </table:table-cell>
          <table:table-cell office:value-type="float" office:value="3191" table:style-name="ce12">
            <text:p>3.191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0</text:p>
          </table:table-cell>
          <table:table-cell office:value-type="float" office:value="2394" table:style-name="ce12">
            <text:p>2.394</text:p>
          </table:table-cell>
          <table:table-cell office:value-type="float" office:value="213" table:style-name="ce12">
            <text:p>213</text:p>
          </table:table-cell>
          <table:table-cell office:value-type="float" office:value="403" table:style-name="ce12">
            <text:p>403</text:p>
          </table:table-cell>
          <table:table-cell office:value-type="float" office:value="82" table:style-name="ce12">
            <text:p>82</text:p>
          </table:table-cell>
          <table:table-cell office:value-type="float" office:value="4" table:style-name="ce12">
            <text:p>4</text:p>
          </table:table-cell>
          <table:table-cell office:value-type="float" office:value="5069" table:style-name="ce12">
            <text:p>5.06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845" table:style-name="ce12">
            <text:p>7.845</text:p>
          </table:table-cell>
          <table:table-cell office:value-type="float" office:value="15289" table:style-name="ce12">
            <text:p>15.289</text:p>
          </table:table-cell>
          <table:table-cell office:value-type="float" office:value="2734" table:style-name="ce12">
            <text:p>2.734</text:p>
          </table:table-cell>
          <table:table-cell office:value-type="float" office:value="359" table:style-name="ce12">
            <text:p>359</text:p>
          </table:table-cell>
          <table:table-cell office:value-type="float" office:value="35747" table:style-name="ce12">
            <text:p>35.747</text:p>
          </table:table-cell>
          <table:table-cell office:value-type="float" office:value="7694" table:style-name="ce12">
            <text:p>7.694</text:p>
          </table:table-cell>
          <table:table-cell office:value-type="float" office:value="12533" table:style-name="ce12">
            <text:p>12.533</text:p>
          </table:table-cell>
          <table:table-cell office:value-type="float" office:value="234" table:style-name="ce12">
            <text:p>234</text:p>
          </table:table-cell>
          <table:table-cell office:value-type="float" office:value="19" table:style-name="ce12">
            <text:p>19</text:p>
          </table:table-cell>
          <table:table-cell office:value-type="float" office:value="41494" table:style-name="ce12">
            <text:p>41.494</text:p>
          </table:table-cell>
          <table:table-cell office:value-type="float" office:value="539" table:style-name="ce12">
            <text:p>539</text:p>
          </table:table-cell>
          <table:table-cell office:value-type="float" office:value="1195" table:style-name="ce12">
            <text:p>1.195</text:p>
          </table:table-cell>
          <table:table-cell office:value-type="float" office:value="182" table:style-name="ce12">
            <text:p>182</text:p>
          </table:table-cell>
          <table:table-cell office:value-type="float" office:value="107" table:style-name="ce12">
            <text:p>107</text:p>
          </table:table-cell>
          <table:table-cell office:value-type="float" office:value="59951" table:style-name="ce12">
            <text:p>59.9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1" table:style-name="ce12">
            <text:p>41</text:p>
          </table:table-cell>
          <table:table-cell office:value-type="float" office:value="870" table:style-name="ce12">
            <text:p>870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float" office:value="102" table:style-name="ce12">
            <text:p>102</text:p>
          </table:table-cell>
          <table:table-cell office:value-type="float" office:value="732" table:style-name="ce12">
            <text:p>732</text:p>
          </table:table-cell>
          <table:table-cell office:value-type="float" office:value="137" table:style-name="ce12">
            <text:p>137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76" table:style-name="ce12">
            <text:p>176</text:p>
          </table:table-cell>
          <table:table-cell office:value-type="float" office:value="0" table:style-name="ce12">
            <text:p>0</text:p>
          </table:table-cell>
          <table:table-cell office:value-type="float" office:value="720" table:style-name="ce12">
            <text:p>72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320" table:style-name="ce12">
            <text:p>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4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3">
            <text:p>PROPORÇÃO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5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7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3382" table:style-name="ce12">
            <text:p>13.382</text:p>
          </table:table-cell>
          <table:table-cell office:value-type="float" office:value="9346" table:style-name="ce12">
            <text:p>9.346</text:p>
          </table:table-cell>
          <table:table-cell office:value-type="float" office:value="4200" table:style-name="ce12">
            <text:p>4.200</text:p>
          </table:table-cell>
          <table:table-cell office:value-type="float" office:value="246" table:style-name="ce12">
            <text:p>246</text:p>
          </table:table-cell>
          <table:table-cell office:value-type="float" office:value="35849" table:style-name="ce12">
            <text:p>35.849</text:p>
          </table:table-cell>
          <table:table-cell office:value-type="float" office:value="13114" table:style-name="ce12">
            <text:p>13.114</text:p>
          </table:table-cell>
          <table:table-cell office:value-type="float" office:value="7614" table:style-name="ce12">
            <text:p>7.614</text:p>
          </table:table-cell>
          <table:table-cell office:value-type="float" office:value="585" table:style-name="ce12">
            <text:p>585</text:p>
          </table:table-cell>
          <table:table-cell office:value-type="float" office:value="40" table:style-name="ce12">
            <text:p>40</text:p>
          </table:table-cell>
          <table:table-cell office:value-type="float" office:value="41670" table:style-name="ce12">
            <text:p>41.670</text:p>
          </table:table-cell>
          <table:table-cell office:value-type="float" office:value="1609" table:style-name="ce12">
            <text:p>1.609</text:p>
          </table:table-cell>
          <table:table-cell office:value-type="float" office:value="574" table:style-name="ce12">
            <text:p>574</text:p>
          </table:table-cell>
          <table:table-cell office:value-type="float" office:value="397" table:style-name="ce12">
            <text:p>397</text:p>
          </table:table-cell>
          <table:table-cell office:value-type="float" office:value="172" table:style-name="ce12">
            <text:p>172</text:p>
          </table:table-cell>
          <table:table-cell office:value-type="float" office:value="60272" table:style-name="ce12">
            <text:p>60.27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42" table:style-name="ce12">
            <text:p>1.342</text:p>
          </table:table-cell>
          <table:table-cell office:value-type="float" office:value="1597" table:style-name="ce12">
            <text:p>1.597</text:p>
          </table:table-cell>
          <table:table-cell office:value-type="float" office:value="571" table:style-name="ce12">
            <text:p>571</text:p>
          </table:table-cell>
          <table:table-cell office:value-type="float" office:value="0" table:style-name="ce12">
            <text:p>0</text:p>
          </table:table-cell>
          <table:table-cell office:value-type="float" office:value="10952" table:style-name="ce12">
            <text:p>10.952</text:p>
          </table:table-cell>
          <table:table-cell office:value-type="float" office:value="1757" table:style-name="ce12">
            <text:p>1.757</text:p>
          </table:table-cell>
          <table:table-cell office:value-type="float" office:value="1649" table:style-name="ce12">
            <text:p>1.6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1057" table:style-name="ce12">
            <text:p>11.057</text:p>
          </table:table-cell>
          <table:table-cell office:value-type="float" office:value="56" table:style-name="ce12">
            <text:p>56</text:p>
          </table:table-cell>
          <table:table-cell office:value-type="float" office:value="6" table:style-name="ce12">
            <text:p>6</text:p>
          </table:table-cell>
          <table:table-cell office:value-type="float" office:value="115" table:style-name="ce12">
            <text:p>115</text:p>
          </table:table-cell>
          <table:table-cell office:value-type="float" office:value="0" table:style-name="ce12">
            <text:p>0</text:p>
          </table:table-cell>
          <table:table-cell office:value-type="float" office:value="14286" table:style-name="ce12">
            <text:p>14.28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56" table:style-name="ce12">
            <text:p>456</text:p>
          </table:table-cell>
          <table:table-cell office:value-type="float" office:value="397" table:style-name="ce12">
            <text:p>397</text:p>
          </table:table-cell>
          <table:table-cell office:value-type="float" office:value="403" table:style-name="ce12">
            <text:p>403</text:p>
          </table:table-cell>
          <table:table-cell office:value-type="float" office:value="10" table:style-name="ce12">
            <text:p>10</text:p>
          </table:table-cell>
          <table:table-cell office:value-type="float" office:value="408" table:style-name="ce12">
            <text:p>408</text:p>
          </table:table-cell>
          <table:table-cell office:value-type="float" office:value="504" table:style-name="ce12">
            <text:p>504</text:p>
          </table:table-cell>
          <table:table-cell office:value-type="float" office:value="338" table:style-name="ce12">
            <text:p>338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806" table:style-name="ce12">
            <text:p>806</text:p>
          </table:table-cell>
          <table:table-cell office:value-type="float" office:value="75" table:style-name="ce12">
            <text:p>75</text:p>
          </table:table-cell>
          <table:table-cell office:value-type="float" office:value="31" table:style-name="ce12">
            <text:p>31</text:p>
          </table:table-cell>
          <table:table-cell office:value-type="float" office:value="32" table:style-name="ce12">
            <text:p>32</text:p>
          </table:table-cell>
          <table:table-cell office:value-type="float" office:value="4" table:style-name="ce12">
            <text:p>4</text:p>
          </table:table-cell>
          <table:table-cell office:value-type="float" office:value="1531" table:style-name="ce12">
            <text:p>1.53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855" table:style-name="ce12">
            <text:p>8.855</text:p>
          </table:table-cell>
          <table:table-cell office:value-type="float" office:value="3710" table:style-name="ce12">
            <text:p>3.710</text:p>
          </table:table-cell>
          <table:table-cell office:value-type="float" office:value="1055" table:style-name="ce12">
            <text:p>1.055</text:p>
          </table:table-cell>
          <table:table-cell office:value-type="float" office:value="0" table:style-name="ce12">
            <text:p>0</text:p>
          </table:table-cell>
          <table:table-cell office:value-type="float" office:value="21017" table:style-name="ce12">
            <text:p>21.017</text:p>
          </table:table-cell>
          <table:table-cell office:value-type="float" office:value="7747" table:style-name="ce12">
            <text:p>7.747</text:p>
          </table:table-cell>
          <table:table-cell office:value-type="float" office:value="3584" table:style-name="ce12">
            <text:p>3.584</text:p>
          </table:table-cell>
          <table:table-cell office:value-type="float" office:value="274" table:style-name="ce12">
            <text:p>274</text:p>
          </table:table-cell>
          <table:table-cell office:value-type="float" office:value="9" table:style-name="ce12">
            <text:p>9</text:p>
          </table:table-cell>
          <table:table-cell office:value-type="float" office:value="23024" table:style-name="ce12">
            <text:p>23.024</text:p>
          </table:table-cell>
          <table:table-cell office:value-type="float" office:value="1288" table:style-name="ce12">
            <text:p>1.288</text:p>
          </table:table-cell>
          <table:table-cell office:value-type="float" office:value="57" table:style-name="ce12">
            <text:p>57</text:p>
          </table:table-cell>
          <table:table-cell office:value-type="float" office:value="91" table:style-name="ce12">
            <text:p>91</text:p>
          </table:table-cell>
          <table:table-cell office:value-type="float" office:value="4" table:style-name="ce12">
            <text:p>4</text:p>
          </table:table-cell>
          <table:table-cell office:value-type="float" office:value="33197" table:style-name="ce12">
            <text:p>33.1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56" table:style-name="ce12">
            <text:p>1.756</text:p>
          </table:table-cell>
          <table:table-cell office:value-type="float" office:value="1813" table:style-name="ce12">
            <text:p>1.813</text:p>
          </table:table-cell>
          <table:table-cell office:value-type="float" office:value="1144" table:style-name="ce12">
            <text:p>1.144</text:p>
          </table:table-cell>
          <table:table-cell office:value-type="float" office:value="93" table:style-name="ce12">
            <text:p>93</text:p>
          </table:table-cell>
          <table:table-cell office:value-type="float" office:value="2633" table:style-name="ce12">
            <text:p>2.633</text:p>
          </table:table-cell>
          <table:table-cell office:value-type="float" office:value="1791" table:style-name="ce12">
            <text:p>1.791</text:p>
          </table:table-cell>
          <table:table-cell office:value-type="float" office:value="935" table:style-name="ce12">
            <text:p>935</text:p>
          </table:table-cell>
          <table:table-cell office:value-type="float" office:value="156" table:style-name="ce12">
            <text:p>156</text:p>
          </table:table-cell>
          <table:table-cell office:value-type="float" office:value="3" table:style-name="ce12">
            <text:p>3</text:p>
          </table:table-cell>
          <table:table-cell office:value-type="float" office:value="4553" table:style-name="ce12">
            <text:p>4.553</text:p>
          </table:table-cell>
          <table:table-cell office:value-type="float" office:value="71" table:style-name="ce12">
            <text:p>71</text:p>
          </table:table-cell>
          <table:table-cell office:value-type="float" office:value="166" table:style-name="ce12">
            <text:p>166</text:p>
          </table:table-cell>
          <table:table-cell office:value-type="float" office:value="97" table:style-name="ce12">
            <text:p>97</text:p>
          </table:table-cell>
          <table:table-cell office:value-type="float" office:value="108" table:style-name="ce12">
            <text:p>108</text:p>
          </table:table-cell>
          <table:table-cell office:value-type="float" office:value="6997" table:style-name="ce12">
            <text:p>6.99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73" table:style-name="ce12">
            <text:p>973</text:p>
          </table:table-cell>
          <table:table-cell office:value-type="float" office:value="1829" table:style-name="ce12">
            <text:p>1.829</text:p>
          </table:table-cell>
          <table:table-cell office:value-type="float" office:value="1026" table:style-name="ce12">
            <text:p>1.026</text:p>
          </table:table-cell>
          <table:table-cell office:value-type="float" office:value="143" table:style-name="ce12">
            <text:p>143</text:p>
          </table:table-cell>
          <table:table-cell office:value-type="float" office:value="839" table:style-name="ce12">
            <text:p>839</text:p>
          </table:table-cell>
          <table:table-cell office:value-type="float" office:value="1315" table:style-name="ce12">
            <text:p>1.315</text:p>
          </table:table-cell>
          <table:table-cell office:value-type="float" office:value="1109" table:style-name="ce12">
            <text:p>1.109</text:p>
          </table:table-cell>
          <table:table-cell office:value-type="float" office:value="130" table:style-name="ce12">
            <text:p>130</text:p>
          </table:table-cell>
          <table:table-cell office:value-type="float" office:value="28" table:style-name="ce12">
            <text:p>28</text:p>
          </table:table-cell>
          <table:table-cell office:value-type="float" office:value="2230" table:style-name="ce12">
            <text:p>2.230</text:p>
          </table:table-cell>
          <table:table-cell office:value-type="float" office:value="119" table:style-name="ce12">
            <text:p>119</text:p>
          </table:table-cell>
          <table:table-cell office:value-type="float" office:value="313" table:style-name="ce12">
            <text:p>313</text:p>
          </table:table-cell>
          <table:table-cell office:value-type="float" office:value="63" table:style-name="ce12">
            <text:p>63</text:p>
          </table:table-cell>
          <table:table-cell office:value-type="float" office:value="56" table:style-name="ce12">
            <text:p>56</text:p>
          </table:table-cell>
          <table:table-cell office:value-type="float" office:value="4260" table:style-name="ce12">
            <text:p>4.260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835" table:style-name="ce12">
            <text:p>11.835</text:p>
          </table:table-cell>
          <table:table-cell office:value-type="float" office:value="7424" table:style-name="ce12">
            <text:p>7.424</text:p>
          </table:table-cell>
          <table:table-cell office:value-type="float" office:value="2724" table:style-name="ce12">
            <text:p>2.724</text:p>
          </table:table-cell>
          <table:table-cell office:value-type="float" office:value="184" table:style-name="ce12">
            <text:p>184</text:p>
          </table:table-cell>
          <table:table-cell office:value-type="float" office:value="34036" table:style-name="ce12">
            <text:p>34.036</text:p>
          </table:table-cell>
          <table:table-cell office:value-type="float" office:value="10221" table:style-name="ce12">
            <text:p>10.221</text:p>
          </table:table-cell>
          <table:table-cell office:value-type="float" office:value="6335" table:style-name="ce12">
            <text:p>6.335</text:p>
          </table:table-cell>
          <table:table-cell office:value-type="float" office:value="532" table:style-name="ce12">
            <text:p>532</text:p>
          </table:table-cell>
          <table:table-cell office:value-type="float" office:value="14" table:style-name="ce12">
            <text:p>14</text:p>
          </table:table-cell>
          <table:table-cell office:value-type="float" office:value="39100" table:style-name="ce12">
            <text:p>39.100</text:p>
          </table:table-cell>
          <table:table-cell office:value-type="float" office:value="615" table:style-name="ce12">
            <text:p>615</text:p>
          </table:table-cell>
          <table:table-cell office:value-type="float" office:value="288" table:style-name="ce12">
            <text:p>288</text:p>
          </table:table-cell>
          <table:table-cell office:value-type="float" office:value="251" table:style-name="ce12">
            <text:p>251</text:p>
          </table:table-cell>
          <table:table-cell office:value-type="float" office:value="167" table:style-name="ce12">
            <text:p>167</text:p>
          </table:table-cell>
          <table:table-cell office:value-type="float" office:value="54883" table:style-name="ce12">
            <text:p>54.88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470" table:style-name="ce12">
            <text:p>1.470</text:p>
          </table:table-cell>
          <table:table-cell office:value-type="float" office:value="1096" table:style-name="ce12">
            <text:p>1.096</text:p>
          </table:table-cell>
          <table:table-cell office:value-type="float" office:value="1434" table:style-name="ce12">
            <text:p>1.434</text:p>
          </table:table-cell>
          <table:table-cell office:value-type="float" office:value="60" table:style-name="ce12">
            <text:p>60</text:p>
          </table:table-cell>
          <table:table-cell office:value-type="float" office:value="1710" table:style-name="ce12">
            <text:p>1.710</text:p>
          </table:table-cell>
          <table:table-cell office:value-type="float" office:value="2097" table:style-name="ce12">
            <text:p>2.097</text:p>
          </table:table-cell>
          <table:table-cell office:value-type="float" office:value="1205" table:style-name="ce12">
            <text:p>1.205</text:p>
          </table:table-cell>
          <table:table-cell office:value-type="float" office:value="49" table:style-name="ce12">
            <text:p>49</text:p>
          </table:table-cell>
          <table:table-cell office:value-type="float" office:value="26" table:style-name="ce12">
            <text:p>26</text:p>
          </table:table-cell>
          <table:table-cell office:value-type="float" office:value="2394" table:style-name="ce12">
            <text:p>2.394</text:p>
          </table:table-cell>
          <table:table-cell office:value-type="float" office:value="283" table:style-name="ce12">
            <text:p>283</text:p>
          </table:table-cell>
          <table:table-cell office:value-type="float" office:value="277" table:style-name="ce12">
            <text:p>277</text:p>
          </table:table-cell>
          <table:table-cell office:value-type="float" office:value="137" table:style-name="ce12">
            <text:p>137</text:p>
          </table:table-cell>
          <table:table-cell office:value-type="float" office:value="4" table:style-name="ce12">
            <text:p>4</text:p>
          </table:table-cell>
          <table:table-cell office:value-type="float" office:value="5069" table:style-name="ce12">
            <text:p>5.06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3305" table:style-name="ce12">
            <text:p>13.305</text:p>
          </table:table-cell>
          <table:table-cell office:value-type="float" office:value="8519" table:style-name="ce12">
            <text:p>8.519</text:p>
          </table:table-cell>
          <table:table-cell office:value-type="float" office:value="4158" table:style-name="ce12">
            <text:p>4.158</text:p>
          </table:table-cell>
          <table:table-cell office:value-type="float" office:value="244" table:style-name="ce12">
            <text:p>244</text:p>
          </table:table-cell>
          <table:table-cell office:value-type="float" office:value="35747" table:style-name="ce12">
            <text:p>35.747</text:p>
          </table:table-cell>
          <table:table-cell office:value-type="float" office:value="12319" table:style-name="ce12">
            <text:p>12.319</text:p>
          </table:table-cell>
          <table:table-cell office:value-type="float" office:value="7540" table:style-name="ce12">
            <text:p>7.540</text:p>
          </table:table-cell>
          <table:table-cell office:value-type="float" office:value="582" table:style-name="ce12">
            <text:p>582</text:p>
          </table:table-cell>
          <table:table-cell office:value-type="float" office:value="40" table:style-name="ce12">
            <text:p>40</text:p>
          </table:table-cell>
          <table:table-cell office:value-type="float" office:value="41494" table:style-name="ce12">
            <text:p>41.494</text:p>
          </table:table-cell>
          <table:table-cell office:value-type="float" office:value="898" table:style-name="ce12">
            <text:p>898</text:p>
          </table:table-cell>
          <table:table-cell office:value-type="float" office:value="565" table:style-name="ce12">
            <text:p>565</text:p>
          </table:table-cell>
          <table:table-cell office:value-type="float" office:value="388" table:style-name="ce12">
            <text:p>388</text:p>
          </table:table-cell>
          <table:table-cell office:value-type="float" office:value="172" table:style-name="ce12">
            <text:p>172</text:p>
          </table:table-cell>
          <table:table-cell office:value-type="float" office:value="59951" table:style-name="ce12">
            <text:p>59.9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7" table:style-name="ce12">
            <text:p>77</text:p>
          </table:table-cell>
          <table:table-cell office:value-type="float" office:value="826" table:style-name="ce12">
            <text:p>826</text:p>
          </table:table-cell>
          <table:table-cell office:value-type="float" office:value="41" table:style-name="ce12">
            <text:p>41</text:p>
          </table:table-cell>
          <table:table-cell office:value-type="float" office:value="2" table:style-name="ce12">
            <text:p>2</text:p>
          </table:table-cell>
          <table:table-cell office:value-type="float" office:value="102" table:style-name="ce12">
            <text:p>102</text:p>
          </table:table-cell>
          <table:table-cell office:value-type="float" office:value="795" table:style-name="ce12">
            <text:p>795</text:p>
          </table:table-cell>
          <table:table-cell office:value-type="float" office:value="74" table:style-name="ce12">
            <text:p>74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176" table:style-name="ce12">
            <text:p>176</text:p>
          </table:table-cell>
          <table:table-cell office:value-type="float" office:value="711" table:style-name="ce12">
            <text:p>711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320" table:style-name="ce12">
            <text:p>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4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3">
            <text:p>PROPORÇÃO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5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347" table:style-name="ce12">
            <text:p>4.347</text:p>
          </table:table-cell>
          <table:table-cell office:value-type="float" office:value="3255" table:style-name="ce12">
            <text:p>3.255</text:p>
          </table:table-cell>
          <table:table-cell office:value-type="float" office:value="579" table:style-name="ce12">
            <text:p>579</text:p>
          </table:table-cell>
          <table:table-cell office:value-type="float" office:value="137" table:style-name="ce12">
            <text:p>137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office:value-type="float" office:value="4586" table:style-name="ce12">
            <text:p>4.586</text:p>
          </table:table-cell>
          <table:table-cell office:value-type="float" office:value="21" table:style-name="ce12">
            <text:p>21</text:p>
          </table:table-cell>
          <table:table-cell office:value-type="float" office:value="41" table:style-name="ce12">
            <text:p>41</text:p>
          </table:table-cell>
          <table:table-cell office:value-type="float" office:value="50055" table:style-name="ce12">
            <text:p>50.05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27" table:style-name="ce12">
            <text:p>727</text:p>
          </table:table-cell>
          <table:table-cell office:value-type="float" office:value="340" table:style-name="ce12">
            <text:p>340</text:p>
          </table:table-cell>
          <table:table-cell office:value-type="float" office:value="215" table:style-name="ce12">
            <text:p>21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83" table:style-name="ce12">
            <text:p>98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2198" table:style-name="ce12">
            <text:p>12.1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84" table:style-name="ce12">
            <text:p>184</text:p>
          </table:table-cell>
          <table:table-cell office:value-type="float" office:value="319" table:style-name="ce12">
            <text:p>319</text:p>
          </table:table-cell>
          <table:table-cell office:value-type="float" office:value="42" table:style-name="ce12">
            <text:p>42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office:value-type="float" office:value="124" table:style-name="ce12">
            <text:p>124</text:p>
          </table:table-cell>
          <table:table-cell office:value-type="float" office:value="16" table:style-name="ce12">
            <text:p>16</text:p>
          </table:table-cell>
          <table:table-cell office:value-type="float" office:value="7" table:style-name="ce12">
            <text:p>7</text:p>
          </table:table-cell>
          <table:table-cell office:value-type="float" office:value="971" table:style-name="ce12">
            <text:p>9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50" table:style-name="ce12">
            <text:p>1.950</text:p>
          </table:table-cell>
          <table:table-cell office:value-type="float" office:value="987" table:style-name="ce12">
            <text:p>987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936" table:style-name="ce12">
            <text:p>2.936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28736" table:style-name="ce12">
            <text:p>28.7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04" table:style-name="ce12">
            <text:p>704</text:p>
          </table:table-cell>
          <table:table-cell office:value-type="float" office:value="698" table:style-name="ce12">
            <text:p>698</text:p>
          </table:table-cell>
          <table:table-cell office:value-type="float" office:value="295" table:style-name="ce12">
            <text:p>295</text:p>
          </table:table-cell>
          <table:table-cell office:value-type="float" office:value="18" table:style-name="ce12">
            <text:p>1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26" table:style-name="ce12">
            <text:p>426</text:p>
          </table:table-cell>
          <table:table-cell office:value-type="float" office:value="3" table:style-name="ce12">
            <text:p>3</text:p>
          </table:table-cell>
          <table:table-cell office:value-type="float" office:value="7" table:style-name="ce12">
            <text:p>7</text:p>
          </table:table-cell>
          <table:table-cell office:value-type="float" office:value="5287" table:style-name="ce12">
            <text:p>5.2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80" table:style-name="ce12">
            <text:p>780</text:p>
          </table:table-cell>
          <table:table-cell office:value-type="float" office:value="911" table:style-name="ce12">
            <text:p>911</text:p>
          </table:table-cell>
          <table:table-cell office:value-type="float" office:value="5" table:style-name="ce12">
            <text:p>5</text:p>
          </table:table-cell>
          <table:table-cell office:value-type="float" office:value="111" table:style-name="ce12">
            <text:p>11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7" table:style-name="ce12">
            <text:p>117</text:p>
          </table:table-cell>
          <table:table-cell office:value-type="float" office:value="2" table:style-name="ce12">
            <text:p>2</text:p>
          </table:table-cell>
          <table:table-cell office:value-type="float" office:value="22" table:style-name="ce12">
            <text:p>22</text:p>
          </table:table-cell>
          <table:table-cell office:value-type="float" office:value="2863" table:style-name="ce12">
            <text:p>2.863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60" table:style-name="ce12">
            <text:p>3.760</text:p>
          </table:table-cell>
          <table:table-cell office:value-type="float" office:value="2235" table:style-name="ce12">
            <text:p>2.235</text:p>
          </table:table-cell>
          <table:table-cell office:value-type="float" office:value="274" table:style-name="ce12">
            <text:p>274</text:p>
          </table:table-cell>
          <table:table-cell office:value-type="float" office:value="79" table:style-name="ce12">
            <text:p>7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768" table:style-name="ce12">
            <text:p>3.768</text:p>
          </table:table-cell>
          <table:table-cell office:value-type="float" office:value="10" table:style-name="ce12">
            <text:p>10</text:p>
          </table:table-cell>
          <table:table-cell office:value-type="float" office:value="29" table:style-name="ce12">
            <text:p>29</text:p>
          </table:table-cell>
          <table:table-cell office:value-type="float" office:value="46049" table:style-name="ce12">
            <text:p>46.0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77" table:style-name="ce12">
            <text:p>577</text:p>
          </table:table-cell>
          <table:table-cell office:value-type="float" office:value="994" table:style-name="ce12">
            <text:p>994</text:p>
          </table:table-cell>
          <table:table-cell office:value-type="float" office:value="290" table:style-name="ce12">
            <text:p>290</text:p>
          </table:table-cell>
          <table:table-cell office:value-type="float" office:value="58" table:style-name="ce12">
            <text:p>5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19" table:style-name="ce12">
            <text:p>819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3011" table:style-name="ce12">
            <text:p>3.0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337" table:style-name="ce12">
            <text:p>4.337</text:p>
          </table:table-cell>
          <table:table-cell office:value-type="float" office:value="3228" table:style-name="ce12">
            <text:p>3.228</text:p>
          </table:table-cell>
          <table:table-cell office:value-type="float" office:value="565" table:style-name="ce12">
            <text:p>565</text:p>
          </table:table-cell>
          <table:table-cell office:value-type="float" office:value="137" table:style-name="ce12">
            <text:p>13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586" table:style-name="ce12">
            <text:p>4.586</text:p>
          </table:table-cell>
          <table:table-cell office:value-type="float" office:value="21" table:style-name="ce12">
            <text:p>21</text:p>
          </table:table-cell>
          <table:table-cell office:value-type="float" office:value="41" table:style-name="ce12">
            <text:p>41</text:p>
          </table:table-cell>
          <table:table-cell office:value-type="float" office:value="49059" table:style-name="ce12">
            <text:p>49.05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" table:style-name="ce12">
            <text:p>10</text:p>
          </table:table-cell>
          <table:table-cell office:value-type="float" office:value="27" table:style-name="ce12">
            <text:p>27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96" table:style-name="ce12">
            <text:p>99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B1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8" table:number-rows-spanned="1" table:style-name="ce13">
            <text:p>PROPORÇÃO PARA O INDICADOR B1F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5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7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7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17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7">
            <text:p>Proibição de acesso às redes sociais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6677" table:style-name="ce12">
            <text:p>16.677</text:p>
          </table:table-cell>
          <table:table-cell office:value-type="float" office:value="19368" table:style-name="ce12">
            <text:p>19.368</text:p>
          </table:table-cell>
          <table:table-cell office:value-type="float" office:value="556" table:style-name="ce12">
            <text:p>556</text:p>
          </table:table-cell>
          <table:table-cell office:value-type="float" office:value="166" table:style-name="ce12">
            <text:p>166</text:p>
          </table:table-cell>
          <table:table-cell office:value-type="float" office:value="26256" table:style-name="ce12">
            <text:p>26.256</text:p>
          </table:table-cell>
          <table:table-cell office:value-type="float" office:value="16694" table:style-name="ce12">
            <text:p>16.694</text:p>
          </table:table-cell>
          <table:table-cell office:value-type="float" office:value="19256" table:style-name="ce12">
            <text:p>19.256</text:p>
          </table:table-cell>
          <table:table-cell office:value-type="float" office:value="584" table:style-name="ce12">
            <text:p>584</text:p>
          </table:table-cell>
          <table:table-cell office:value-type="float" office:value="233" table:style-name="ce12">
            <text:p>233</text:p>
          </table:table-cell>
          <table:table-cell office:value-type="float" office:value="26256" table:style-name="ce12">
            <text:p>26.256</text:p>
          </table:table-cell>
          <table:table-cell office:value-type="float" office:value="12670" table:style-name="ce12">
            <text:p>12.670</text:p>
          </table:table-cell>
          <table:table-cell office:value-type="float" office:value="22719" table:style-name="ce12">
            <text:p>22.719</text:p>
          </table:table-cell>
          <table:table-cell office:value-type="float" office:value="567" table:style-name="ce12">
            <text:p>567</text:p>
          </table:table-cell>
          <table:table-cell office:value-type="float" office:value="810" table:style-name="ce12">
            <text:p>810</text:p>
          </table:table-cell>
          <table:table-cell office:value-type="float" office:value="26256" table:style-name="ce12">
            <text:p>26.256</text:p>
          </table:table-cell>
          <table:table-cell office:value-type="float" office:value="6185" table:style-name="ce12">
            <text:p>6.185</text:p>
          </table:table-cell>
          <table:table-cell office:value-type="float" office:value="29914" table:style-name="ce12">
            <text:p>29.914</text:p>
          </table:table-cell>
          <table:table-cell office:value-type="float" office:value="494" table:style-name="ce12">
            <text:p>494</text:p>
          </table:table-cell>
          <table:table-cell office:value-type="float" office:value="174" table:style-name="ce12">
            <text:p>174</text:p>
          </table:table-cell>
          <table:table-cell office:value-type="float" office:value="26256" table:style-name="ce12">
            <text:p>26.256</text:p>
          </table:table-cell>
          <table:table-cell office:value-type="float" office:value="28644" table:style-name="ce12">
            <text:p>28.644</text:p>
          </table:table-cell>
          <table:table-cell office:value-type="float" office:value="6970" table:style-name="ce12">
            <text:p>6.970</text:p>
          </table:table-cell>
          <table:table-cell office:value-type="float" office:value="271" table:style-name="ce12">
            <text:p>271</text:p>
          </table:table-cell>
          <table:table-cell office:value-type="float" office:value="881" table:style-name="ce12">
            <text:p>881</text:p>
          </table:table-cell>
          <table:table-cell office:value-type="float" office:value="26256" table:style-name="ce12">
            <text:p>26.256</text:p>
          </table:table-cell>
          <table:table-cell office:value-type="float" office:value="19468" table:style-name="ce12">
            <text:p>19.468</text:p>
          </table:table-cell>
          <table:table-cell office:value-type="float" office:value="16209" table:style-name="ce12">
            <text:p>16.209</text:p>
          </table:table-cell>
          <table:table-cell office:value-type="float" office:value="224" table:style-name="ce12">
            <text:p>224</text:p>
          </table:table-cell>
          <table:table-cell office:value-type="float" office:value="865" table:style-name="ce12">
            <text:p>865</text:p>
          </table:table-cell>
          <table:table-cell office:value-type="float" office:value="26256" table:style-name="ce12">
            <text:p>26.256</text:p>
          </table:table-cell>
          <table:table-cell office:value-type="float" office:value="22649" table:style-name="ce12">
            <text:p>22.649</text:p>
          </table:table-cell>
          <table:table-cell office:value-type="float" office:value="13353" table:style-name="ce12">
            <text:p>13.353</text:p>
          </table:table-cell>
          <table:table-cell office:value-type="float" office:value="292" table:style-name="ce12">
            <text:p>292</text:p>
          </table:table-cell>
          <table:table-cell office:value-type="float" office:value="472" table:style-name="ce12">
            <text:p>472</text:p>
          </table:table-cell>
          <table:table-cell office:value-type="float" office:value="26256" table:style-name="ce12">
            <text:p>26.256</text:p>
          </table:table-cell>
          <table:table-cell office:value-type="float" office:value="17081" table:style-name="ce12">
            <text:p>17.081</text:p>
          </table:table-cell>
          <table:table-cell office:value-type="float" office:value="19253" table:style-name="ce12">
            <text:p>19.253</text:p>
          </table:table-cell>
          <table:table-cell office:value-type="float" office:value="408" table:style-name="ce12">
            <text:p>408</text:p>
          </table:table-cell>
          <table:table-cell office:value-type="float" office:value="24" table:style-name="ce12">
            <text:p>24</text:p>
          </table:table-cell>
          <table:table-cell office:value-type="float" office:value="26256" table:style-name="ce12">
            <text:p>26.256</text:p>
          </table:table-cell>
          <table:table-cell office:value-type="float" office:value="21485" table:style-name="ce12">
            <text:p>21.485</text:p>
          </table:table-cell>
          <table:table-cell office:value-type="float" office:value="14669" table:style-name="ce12">
            <text:p>14.669</text:p>
          </table:table-cell>
          <table:table-cell office:value-type="float" office:value="348" table:style-name="ce12">
            <text:p>348</text:p>
          </table:table-cell>
          <table:table-cell office:value-type="float" office:value="265" table:style-name="ce12">
            <text:p>265</text:p>
          </table:table-cell>
          <table:table-cell office:value-type="float" office:value="26256" table:style-name="ce12">
            <text:p>26.256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82" table:style-name="ce12">
            <text:p>2.982</text:p>
          </table:table-cell>
          <table:table-cell office:value-type="float" office:value="2834" table:style-name="ce12">
            <text:p>2.834</text:p>
          </table:table-cell>
          <table:table-cell office:value-type="float" office:value="8" table:style-name="ce12">
            <text:p>8</text:p>
          </table:table-cell>
          <table:table-cell office:value-type="float" office:value="24" table:style-name="ce12">
            <text:p>24</text:p>
          </table:table-cell>
          <table:table-cell office:value-type="float" office:value="8615" table:style-name="ce12">
            <text:p>8.615</text:p>
          </table:table-cell>
          <table:table-cell office:value-type="float" office:value="2425" table:style-name="ce12">
            <text:p>2.425</text:p>
          </table:table-cell>
          <table:table-cell office:value-type="float" office:value="3411" table:style-name="ce12">
            <text:p>3.411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float" office:value="8615" table:style-name="ce12">
            <text:p>8.615</text:p>
          </table:table-cell>
          <table:table-cell office:value-type="float" office:value="1653" table:style-name="ce12">
            <text:p>1.653</text:p>
          </table:table-cell>
          <table:table-cell office:value-type="float" office:value="4163" table:style-name="ce12">
            <text:p>4.163</text:p>
          </table:table-cell>
          <table:table-cell office:value-type="float" office:value="8" table:style-name="ce12">
            <text:p>8</text:p>
          </table:table-cell>
          <table:table-cell office:value-type="float" office:value="24" table:style-name="ce12">
            <text:p>24</text:p>
          </table:table-cell>
          <table:table-cell office:value-type="float" office:value="8615" table:style-name="ce12">
            <text:p>8.615</text:p>
          </table:table-cell>
          <table:table-cell office:value-type="float" office:value="795" table:style-name="ce12">
            <text:p>795</text:p>
          </table:table-cell>
          <table:table-cell office:value-type="float" office:value="5009" table:style-name="ce12">
            <text:p>5.009</text:p>
          </table:table-cell>
          <table:table-cell office:value-type="float" office:value="0" table:style-name="ce12">
            <text:p>0</text:p>
          </table:table-cell>
          <table:table-cell office:value-type="float" office:value="44" table:style-name="ce12">
            <text:p>44</text:p>
          </table:table-cell>
          <table:table-cell office:value-type="float" office:value="8615" table:style-name="ce12">
            <text:p>8.615</text:p>
          </table:table-cell>
          <table:table-cell office:value-type="float" office:value="3922" table:style-name="ce12">
            <text:p>3.922</text:p>
          </table:table-cell>
          <table:table-cell office:value-type="float" office:value="1580" table:style-name="ce12">
            <text:p>1.580</text:p>
          </table:table-cell>
          <table:table-cell office:value-type="float" office:value="8" table:style-name="ce12">
            <text:p>8</text:p>
          </table:table-cell>
          <table:table-cell office:value-type="float" office:value="339" table:style-name="ce12">
            <text:p>339</text:p>
          </table:table-cell>
          <table:table-cell office:value-type="float" office:value="8615" table:style-name="ce12">
            <text:p>8.615</text:p>
          </table:table-cell>
          <table:table-cell office:value-type="float" office:value="2712" table:style-name="ce12">
            <text:p>2.712</text:p>
          </table:table-cell>
          <table:table-cell office:value-type="float" office:value="3017" table:style-name="ce12">
            <text:p>3.017</text:p>
          </table:table-cell>
          <table:table-cell office:value-type="float" office:value="0" table:style-name="ce12">
            <text:p>0</text:p>
          </table:table-cell>
          <table:table-cell office:value-type="float" office:value="120" table:style-name="ce12">
            <text:p>120</text:p>
          </table:table-cell>
          <table:table-cell office:value-type="float" office:value="8615" table:style-name="ce12">
            <text:p>8.615</text:p>
          </table:table-cell>
          <table:table-cell office:value-type="float" office:value="2493" table:style-name="ce12">
            <text:p>2.493</text:p>
          </table:table-cell>
          <table:table-cell office:value-type="float" office:value="3113" table:style-name="ce12">
            <text:p>3.113</text:p>
          </table:table-cell>
          <table:table-cell office:value-type="float" office:value="8" table:style-name="ce12">
            <text:p>8</text:p>
          </table:table-cell>
          <table:table-cell office:value-type="float" office:value="235" table:style-name="ce12">
            <text:p>235</text:p>
          </table:table-cell>
          <table:table-cell office:value-type="float" office:value="8615" table:style-name="ce12">
            <text:p>8.615</text:p>
          </table:table-cell>
          <table:table-cell office:value-type="float" office:value="2789" table:style-name="ce12">
            <text:p>2.789</text:p>
          </table:table-cell>
          <table:table-cell office:value-type="float" office:value="3055" table:style-name="ce12">
            <text:p>3.055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8615" table:style-name="ce12">
            <text:p>8.615</text:p>
          </table:table-cell>
          <table:table-cell office:value-type="float" office:value="2628" table:style-name="ce12">
            <text:p>2.628</text:p>
          </table:table-cell>
          <table:table-cell office:value-type="float" office:value="3171" table:style-name="ce12">
            <text:p>3.171</text:p>
          </table:table-cell>
          <table:table-cell office:value-type="float" office:value="8" table:style-name="ce12">
            <text:p>8</text:p>
          </table:table-cell>
          <table:table-cell office:value-type="float" office:value="41" table:style-name="ce12">
            <text:p>41</text:p>
          </table:table-cell>
          <table:table-cell office:value-type="float" office:value="8615" table:style-name="ce12">
            <text:p>8.61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77" table:style-name="ce12">
            <text:p>677</text:p>
          </table:table-cell>
          <table:table-cell office:value-type="float" office:value="735" table:style-name="ce12">
            <text:p>735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230" table:style-name="ce12">
            <text:p>230</text:p>
          </table:table-cell>
          <table:table-cell office:value-type="float" office:value="691" table:style-name="ce12">
            <text:p>691</text:p>
          </table:table-cell>
          <table:table-cell office:value-type="float" office:value="677" table:style-name="ce12">
            <text:p>677</text:p>
          </table:table-cell>
          <table:table-cell office:value-type="float" office:value="32" table:style-name="ce12">
            <text:p>32</text:p>
          </table:table-cell>
          <table:table-cell office:value-type="float" office:value="42" table:style-name="ce12">
            <text:p>42</text:p>
          </table:table-cell>
          <table:table-cell office:value-type="float" office:value="230" table:style-name="ce12">
            <text:p>230</text:p>
          </table:table-cell>
          <table:table-cell office:value-type="float" office:value="553" table:style-name="ce12">
            <text:p>553</text:p>
          </table:table-cell>
          <table:table-cell office:value-type="float" office:value="852" table:style-name="ce12">
            <text:p>852</text:p>
          </table:table-cell>
          <table:table-cell office:value-type="float" office:value="17" table:style-name="ce12">
            <text:p>17</text:p>
          </table:table-cell>
          <table:table-cell office:value-type="float" office:value="20" table:style-name="ce12">
            <text:p>20</text:p>
          </table:table-cell>
          <table:table-cell office:value-type="float" office:value="230" table:style-name="ce12">
            <text:p>230</text:p>
          </table:table-cell>
          <table:table-cell office:value-type="float" office:value="265" table:style-name="ce12">
            <text:p>265</text:p>
          </table:table-cell>
          <table:table-cell office:value-type="float" office:value="1124" table:style-name="ce12">
            <text:p>1.124</text:p>
          </table:table-cell>
          <table:table-cell office:value-type="float" office:value="17" table:style-name="ce12">
            <text:p>17</text:p>
          </table:table-cell>
          <table:table-cell office:value-type="float" office:value="37" table:style-name="ce12">
            <text:p>37</text:p>
          </table:table-cell>
          <table:table-cell office:value-type="float" office:value="230" table:style-name="ce12">
            <text:p>230</text:p>
          </table:table-cell>
          <table:table-cell office:value-type="float" office:value="1188" table:style-name="ce12">
            <text:p>1.188</text:p>
          </table:table-cell>
          <table:table-cell office:value-type="float" office:value="245" table:style-name="ce12">
            <text:p>245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230" table:style-name="ce12">
            <text:p>230</text:p>
          </table:table-cell>
          <table:table-cell office:value-type="float" office:value="978" table:style-name="ce12">
            <text:p>978</text:p>
          </table:table-cell>
          <table:table-cell office:value-type="float" office:value="441" table:style-name="ce12">
            <text:p>441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230" table:style-name="ce12">
            <text:p>230</text:p>
          </table:table-cell>
          <table:table-cell office:value-type="float" office:value="909" table:style-name="ce12">
            <text:p>909</text:p>
          </table:table-cell>
          <table:table-cell office:value-type="float" office:value="504" table:style-name="ce12">
            <text:p>504</text:p>
          </table:table-cell>
          <table:table-cell office:value-type="float" office:value="28" table:style-name="ce12">
            <text:p>28</text:p>
          </table:table-cell>
          <table:table-cell office:value-type="float" office:value="2" table:style-name="ce12">
            <text:p>2</text:p>
          </table:table-cell>
          <table:table-cell office:value-type="float" office:value="230" table:style-name="ce12">
            <text:p>230</text:p>
          </table:table-cell>
          <table:table-cell office:value-type="float" office:value="827" table:style-name="ce12">
            <text:p>827</text:p>
          </table:table-cell>
          <table:table-cell office:value-type="float" office:value="584" table:style-name="ce12">
            <text:p>584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230" table:style-name="ce12">
            <text:p>230</text:p>
          </table:table-cell>
          <table:table-cell office:value-type="float" office:value="888" table:style-name="ce12">
            <text:p>888</text:p>
          </table:table-cell>
          <table:table-cell office:value-type="float" office:value="531" table:style-name="ce12">
            <text:p>531</text:p>
          </table:table-cell>
          <table:table-cell office:value-type="float" office:value="17" table:style-name="ce12">
            <text:p>17</text:p>
          </table:table-cell>
          <table:table-cell office:value-type="float" office:value="7" table:style-name="ce12">
            <text:p>7</text:p>
          </table:table-cell>
          <table:table-cell office:value-type="float" office:value="230" table:style-name="ce12">
            <text:p>23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982" table:style-name="ce12">
            <text:p>7.982</text:p>
          </table:table-cell>
          <table:table-cell office:value-type="float" office:value="11475" table:style-name="ce12">
            <text:p>11.475</text:p>
          </table:table-cell>
          <table:table-cell office:value-type="float" office:value="443" table:style-name="ce12">
            <text:p>443</text:p>
          </table:table-cell>
          <table:table-cell office:value-type="float" office:value="15" table:style-name="ce12">
            <text:p>15</text:p>
          </table:table-cell>
          <table:table-cell office:value-type="float" office:value="14722" table:style-name="ce12">
            <text:p>14.722</text:p>
          </table:table-cell>
          <table:table-cell office:value-type="float" office:value="8562" table:style-name="ce12">
            <text:p>8.562</text:p>
          </table:table-cell>
          <table:table-cell office:value-type="float" office:value="10902" table:style-name="ce12">
            <text:p>10.902</text:p>
          </table:table-cell>
          <table:table-cell office:value-type="float" office:value="430" table:style-name="ce12">
            <text:p>430</text:p>
          </table:table-cell>
          <table:table-cell office:value-type="float" office:value="21" table:style-name="ce12">
            <text:p>21</text:p>
          </table:table-cell>
          <table:table-cell office:value-type="float" office:value="14722" table:style-name="ce12">
            <text:p>14.722</text:p>
          </table:table-cell>
          <table:table-cell office:value-type="float" office:value="6896" table:style-name="ce12">
            <text:p>6.896</text:p>
          </table:table-cell>
          <table:table-cell office:value-type="float" office:value="11952" table:style-name="ce12">
            <text:p>11.952</text:p>
          </table:table-cell>
          <table:table-cell office:value-type="float" office:value="434" table:style-name="ce12">
            <text:p>434</text:p>
          </table:table-cell>
          <table:table-cell office:value-type="float" office:value="633" table:style-name="ce12">
            <text:p>633</text:p>
          </table:table-cell>
          <table:table-cell office:value-type="float" office:value="14722" table:style-name="ce12">
            <text:p>14.722</text:p>
          </table:table-cell>
          <table:table-cell office:value-type="float" office:value="3801" table:style-name="ce12">
            <text:p>3.801</text:p>
          </table:table-cell>
          <table:table-cell office:value-type="float" office:value="15656" table:style-name="ce12">
            <text:p>15.656</text:p>
          </table:table-cell>
          <table:table-cell office:value-type="float" office:value="440" table:style-name="ce12">
            <text:p>440</text:p>
          </table:table-cell>
          <table:table-cell office:value-type="float" office:value="18" table:style-name="ce12">
            <text:p>18</text:p>
          </table:table-cell>
          <table:table-cell office:value-type="float" office:value="14722" table:style-name="ce12">
            <text:p>14.722</text:p>
          </table:table-cell>
          <table:table-cell office:value-type="float" office:value="15187" table:style-name="ce12">
            <text:p>15.187</text:p>
          </table:table-cell>
          <table:table-cell office:value-type="float" office:value="4077" table:style-name="ce12">
            <text:p>4.077</text:p>
          </table:table-cell>
          <table:table-cell office:value-type="float" office:value="169" table:style-name="ce12">
            <text:p>169</text:p>
          </table:table-cell>
          <table:table-cell office:value-type="float" office:value="481" table:style-name="ce12">
            <text:p>481</text:p>
          </table:table-cell>
          <table:table-cell office:value-type="float" office:value="14722" table:style-name="ce12">
            <text:p>14.722</text:p>
          </table:table-cell>
          <table:table-cell office:value-type="float" office:value="8771" table:style-name="ce12">
            <text:p>8.771</text:p>
          </table:table-cell>
          <table:table-cell office:value-type="float" office:value="10319" table:style-name="ce12">
            <text:p>10.319</text:p>
          </table:table-cell>
          <table:table-cell office:value-type="float" office:value="165" table:style-name="ce12">
            <text:p>165</text:p>
          </table:table-cell>
          <table:table-cell office:value-type="float" office:value="659" table:style-name="ce12">
            <text:p>659</text:p>
          </table:table-cell>
          <table:table-cell office:value-type="float" office:value="14722" table:style-name="ce12">
            <text:p>14.722</text:p>
          </table:table-cell>
          <table:table-cell office:value-type="float" office:value="12510" table:style-name="ce12">
            <text:p>12.510</text:p>
          </table:table-cell>
          <table:table-cell office:value-type="float" office:value="7204" table:style-name="ce12">
            <text:p>7.204</text:p>
          </table:table-cell>
          <table:table-cell office:value-type="float" office:value="175" table:style-name="ce12">
            <text:p>175</text:p>
          </table:table-cell>
          <table:table-cell office:value-type="float" office:value="26" table:style-name="ce12">
            <text:p>26</text:p>
          </table:table-cell>
          <table:table-cell office:value-type="float" office:value="14722" table:style-name="ce12">
            <text:p>14.722</text:p>
          </table:table-cell>
          <table:table-cell office:value-type="float" office:value="8617" table:style-name="ce12">
            <text:p>8.617</text:p>
          </table:table-cell>
          <table:table-cell office:value-type="float" office:value="11024" table:style-name="ce12">
            <text:p>11.024</text:p>
          </table:table-cell>
          <table:table-cell office:value-type="float" office:value="269" table:style-name="ce12">
            <text:p>269</text:p>
          </table:table-cell>
          <table:table-cell office:value-type="float" office:value="6" table:style-name="ce12">
            <text:p>6</text:p>
          </table:table-cell>
          <table:table-cell office:value-type="float" office:value="14722" table:style-name="ce12">
            <text:p>14.722</text:p>
          </table:table-cell>
          <table:table-cell office:value-type="float" office:value="11310" table:style-name="ce12">
            <text:p>11.310</text:p>
          </table:table-cell>
          <table:table-cell office:value-type="float" office:value="8326" table:style-name="ce12">
            <text:p>8.326</text:p>
          </table:table-cell>
          <table:table-cell office:value-type="float" office:value="216" table:style-name="ce12">
            <text:p>216</text:p>
          </table:table-cell>
          <table:table-cell office:value-type="float" office:value="63" table:style-name="ce12">
            <text:p>63</text:p>
          </table:table-cell>
          <table:table-cell office:value-type="float" office:value="14722" table:style-name="ce12">
            <text:p>14.722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87" table:style-name="ce12">
            <text:p>2.687</text:p>
          </table:table-cell>
          <table:table-cell office:value-type="float" office:value="2527" table:style-name="ce12">
            <text:p>2.527</text:p>
          </table:table-cell>
          <table:table-cell office:value-type="float" office:value="3" table:style-name="ce12">
            <text:p>3</text:p>
          </table:table-cell>
          <table:table-cell office:value-type="float" office:value="16" table:style-name="ce12">
            <text:p>16</text:p>
          </table:table-cell>
          <table:table-cell office:value-type="float" office:value="2206" table:style-name="ce12">
            <text:p>2.206</text:p>
          </table:table-cell>
          <table:table-cell office:value-type="float" office:value="2825" table:style-name="ce12">
            <text:p>2.825</text:p>
          </table:table-cell>
          <table:table-cell office:value-type="float" office:value="2322" table:style-name="ce12">
            <text:p>2.322</text:p>
          </table:table-cell>
          <table:table-cell office:value-type="float" office:value="54" table:style-name="ce12">
            <text:p>54</text:p>
          </table:table-cell>
          <table:table-cell office:value-type="float" office:value="31" table:style-name="ce12">
            <text:p>31</text:p>
          </table:table-cell>
          <table:table-cell office:value-type="float" office:value="2206" table:style-name="ce12">
            <text:p>2.206</text:p>
          </table:table-cell>
          <table:table-cell office:value-type="float" office:value="2043" table:style-name="ce12">
            <text:p>2.043</text:p>
          </table:table-cell>
          <table:table-cell office:value-type="float" office:value="3033" table:style-name="ce12">
            <text:p>3.033</text:p>
          </table:table-cell>
          <table:table-cell office:value-type="float" office:value="47" table:style-name="ce12">
            <text:p>47</text:p>
          </table:table-cell>
          <table:table-cell office:value-type="float" office:value="110" table:style-name="ce12">
            <text:p>110</text:p>
          </table:table-cell>
          <table:table-cell office:value-type="float" office:value="2206" table:style-name="ce12">
            <text:p>2.206</text:p>
          </table:table-cell>
          <table:table-cell office:value-type="float" office:value="856" table:style-name="ce12">
            <text:p>856</text:p>
          </table:table-cell>
          <table:table-cell office:value-type="float" office:value="4321" table:style-name="ce12">
            <text:p>4.321</text:p>
          </table:table-cell>
          <table:table-cell office:value-type="float" office:value="3" table:style-name="ce12">
            <text:p>3</text:p>
          </table:table-cell>
          <table:table-cell office:value-type="float" office:value="53" table:style-name="ce12">
            <text:p>53</text:p>
          </table:table-cell>
          <table:table-cell office:value-type="float" office:value="2206" table:style-name="ce12">
            <text:p>2.206</text:p>
          </table:table-cell>
          <table:table-cell office:value-type="float" office:value="4564" table:style-name="ce12">
            <text:p>4.564</text:p>
          </table:table-cell>
          <table:table-cell office:value-type="float" office:value="609" table:style-name="ce12">
            <text:p>609</text:p>
          </table:table-cell>
          <table:table-cell office:value-type="float" office:value="50" table:style-name="ce12">
            <text:p>50</text:p>
          </table:table-cell>
          <table:table-cell office:value-type="float" office:value="9" table:style-name="ce12">
            <text:p>9</text:p>
          </table:table-cell>
          <table:table-cell office:value-type="float" office:value="2206" table:style-name="ce12">
            <text:p>2.206</text:p>
          </table:table-cell>
          <table:table-cell office:value-type="float" office:value="3903" table:style-name="ce12">
            <text:p>3.903</text:p>
          </table:table-cell>
          <table:table-cell office:value-type="float" office:value="1318" table:style-name="ce12">
            <text:p>1.318</text:p>
          </table:table-cell>
          <table:table-cell office:value-type="float" office:value="0" table:style-name="ce12">
            <text:p>0</text:p>
          </table:table-cell>
          <table:table-cell office:value-type="float" office:value="12" table:style-name="ce12">
            <text:p>12</text:p>
          </table:table-cell>
          <table:table-cell office:value-type="float" office:value="2206" table:style-name="ce12">
            <text:p>2.206</text:p>
          </table:table-cell>
          <table:table-cell office:value-type="float" office:value="3554" table:style-name="ce12">
            <text:p>3.554</text:p>
          </table:table-cell>
          <table:table-cell office:value-type="float" office:value="1523" table:style-name="ce12">
            <text:p>1.523</text:p>
          </table:table-cell>
          <table:table-cell office:value-type="float" office:value="50" table:style-name="ce12">
            <text:p>50</text:p>
          </table:table-cell>
          <table:table-cell office:value-type="float" office:value="106" table:style-name="ce12">
            <text:p>106</text:p>
          </table:table-cell>
          <table:table-cell office:value-type="float" office:value="2206" table:style-name="ce12">
            <text:p>2.206</text:p>
          </table:table-cell>
          <table:table-cell office:value-type="float" office:value="2460" table:style-name="ce12">
            <text:p>2.460</text:p>
          </table:table-cell>
          <table:table-cell office:value-type="float" office:value="2654" table:style-name="ce12">
            <text:p>2.654</text:p>
          </table:table-cell>
          <table:table-cell office:value-type="float" office:value="119" table:style-name="ce12">
            <text:p>119</text:p>
          </table:table-cell>
          <table:table-cell office:value-type="float" office:value="0" table:style-name="ce12">
            <text:p>0</text:p>
          </table:table-cell>
          <table:table-cell office:value-type="float" office:value="2206" table:style-name="ce12">
            <text:p>2.206</text:p>
          </table:table-cell>
          <table:table-cell office:value-type="float" office:value="3687" table:style-name="ce12">
            <text:p>3.687</text:p>
          </table:table-cell>
          <table:table-cell office:value-type="float" office:value="1430" table:style-name="ce12">
            <text:p>1.430</text:p>
          </table:table-cell>
          <table:table-cell office:value-type="float" office:value="50" table:style-name="ce12">
            <text:p>50</text:p>
          </table:table-cell>
          <table:table-cell office:value-type="float" office:value="65" table:style-name="ce12">
            <text:p>65</text:p>
          </table:table-cell>
          <table:table-cell office:value-type="float" office:value="2206" table:style-name="ce12">
            <text:p>2.20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49" table:style-name="ce12">
            <text:p>2.349</text:p>
          </table:table-cell>
          <table:table-cell office:value-type="float" office:value="1797" table:style-name="ce12">
            <text:p>1.797</text:p>
          </table:table-cell>
          <table:table-cell office:value-type="float" office:value="85" table:style-name="ce12">
            <text:p>85</text:p>
          </table:table-cell>
          <table:table-cell office:value-type="float" office:value="97" table:style-name="ce12">
            <text:p>97</text:p>
          </table:table-cell>
          <table:table-cell office:value-type="float" office:value="483" table:style-name="ce12">
            <text:p>483</text:p>
          </table:table-cell>
          <table:table-cell office:value-type="float" office:value="2192" table:style-name="ce12">
            <text:p>2.192</text:p>
          </table:table-cell>
          <table:table-cell office:value-type="float" office:value="1943" table:style-name="ce12">
            <text:p>1.943</text:p>
          </table:table-cell>
          <table:table-cell office:value-type="float" office:value="59" table:style-name="ce12">
            <text:p>59</text:p>
          </table:table-cell>
          <table:table-cell office:value-type="float" office:value="134" table:style-name="ce12">
            <text:p>134</text:p>
          </table:table-cell>
          <table:table-cell office:value-type="float" office:value="483" table:style-name="ce12">
            <text:p>483</text:p>
          </table:table-cell>
          <table:table-cell office:value-type="float" office:value="1525" table:style-name="ce12">
            <text:p>1.525</text:p>
          </table:table-cell>
          <table:table-cell office:value-type="float" office:value="2719" table:style-name="ce12">
            <text:p>2.719</text:p>
          </table:table-cell>
          <table:table-cell office:value-type="float" office:value="61" table:style-name="ce12">
            <text:p>61</text:p>
          </table:table-cell>
          <table:table-cell office:value-type="float" office:value="22" table:style-name="ce12">
            <text:p>22</text:p>
          </table:table-cell>
          <table:table-cell office:value-type="float" office:value="483" table:style-name="ce12">
            <text:p>483</text:p>
          </table:table-cell>
          <table:table-cell office:value-type="float" office:value="468" table:style-name="ce12">
            <text:p>468</text:p>
          </table:table-cell>
          <table:table-cell office:value-type="float" office:value="3804" table:style-name="ce12">
            <text:p>3.804</text:p>
          </table:table-cell>
          <table:table-cell office:value-type="float" office:value="34" table:style-name="ce12">
            <text:p>34</text:p>
          </table:table-cell>
          <table:table-cell office:value-type="float" office:value="22" table:style-name="ce12">
            <text:p>22</text:p>
          </table:table-cell>
          <table:table-cell office:value-type="float" office:value="483" table:style-name="ce12">
            <text:p>483</text:p>
          </table:table-cell>
          <table:table-cell office:value-type="float" office:value="3783" table:style-name="ce12">
            <text:p>3.783</text:p>
          </table:table-cell>
          <table:table-cell office:value-type="float" office:value="460" table:style-name="ce12">
            <text:p>460</text:p>
          </table:table-cell>
          <table:table-cell office:value-type="float" office:value="34" table:style-name="ce12">
            <text:p>34</text:p>
          </table:table-cell>
          <table:table-cell office:value-type="float" office:value="51" table:style-name="ce12">
            <text:p>51</text:p>
          </table:table-cell>
          <table:table-cell office:value-type="float" office:value="483" table:style-name="ce12">
            <text:p>483</text:p>
          </table:table-cell>
          <table:table-cell office:value-type="float" office:value="3104" table:style-name="ce12">
            <text:p>3.104</text:p>
          </table:table-cell>
          <table:table-cell office:value-type="float" office:value="1114" table:style-name="ce12">
            <text:p>1.114</text:p>
          </table:table-cell>
          <table:table-cell office:value-type="float" office:value="39" table:style-name="ce12">
            <text:p>39</text:p>
          </table:table-cell>
          <table:table-cell office:value-type="float" office:value="70" table:style-name="ce12">
            <text:p>70</text:p>
          </table:table-cell>
          <table:table-cell office:value-type="float" office:value="483" table:style-name="ce12">
            <text:p>483</text:p>
          </table:table-cell>
          <table:table-cell office:value-type="float" office:value="3183" table:style-name="ce12">
            <text:p>3.183</text:p>
          </table:table-cell>
          <table:table-cell office:value-type="float" office:value="1010" table:style-name="ce12">
            <text:p>1.010</text:p>
          </table:table-cell>
          <table:table-cell office:value-type="float" office:value="30" table:style-name="ce12">
            <text:p>30</text:p>
          </table:table-cell>
          <table:table-cell office:value-type="float" office:value="104" table:style-name="ce12">
            <text:p>104</text:p>
          </table:table-cell>
          <table:table-cell office:value-type="float" office:value="483" table:style-name="ce12">
            <text:p>483</text:p>
          </table:table-cell>
          <table:table-cell office:value-type="float" office:value="2389" table:style-name="ce12">
            <text:p>2.389</text:p>
          </table:table-cell>
          <table:table-cell office:value-type="float" office:value="1936" table:style-name="ce12">
            <text:p>1.936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483" table:style-name="ce12">
            <text:p>483</text:p>
          </table:table-cell>
          <table:table-cell office:value-type="float" office:value="2972" table:style-name="ce12">
            <text:p>2.972</text:p>
          </table:table-cell>
          <table:table-cell office:value-type="float" office:value="1210" table:style-name="ce12">
            <text:p>1.210</text:p>
          </table:table-cell>
          <table:table-cell office:value-type="float" office:value="56" table:style-name="ce12">
            <text:p>56</text:p>
          </table:table-cell>
          <table:table-cell office:value-type="float" office:value="89" table:style-name="ce12">
            <text:p>89</text:p>
          </table:table-cell>
          <table:table-cell office:value-type="float" office:value="483" table:style-name="ce12">
            <text:p>483</text:p>
          </table:table-cell>
          <table:table-cell table:number-columns-repeated="1633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499" table:style-name="ce12">
            <text:p>12.499</text:p>
          </table:table-cell>
          <table:table-cell office:value-type="float" office:value="17590" table:style-name="ce12">
            <text:p>17.590</text:p>
          </table:table-cell>
          <table:table-cell office:value-type="float" office:value="530" table:style-name="ce12">
            <text:p>530</text:p>
          </table:table-cell>
          <table:table-cell office:value-type="float" office:value="138" table:style-name="ce12">
            <text:p>138</text:p>
          </table:table-cell>
          <table:table-cell office:value-type="float" office:value="25446" table:style-name="ce12">
            <text:p>25.446</text:p>
          </table:table-cell>
          <table:table-cell office:value-type="float" office:value="12901" table:style-name="ce12">
            <text:p>12.901</text:p>
          </table:table-cell>
          <table:table-cell office:value-type="float" office:value="17102" table:style-name="ce12">
            <text:p>17.102</text:p>
          </table:table-cell>
          <table:table-cell office:value-type="float" office:value="558" table:style-name="ce12">
            <text:p>558</text:p>
          </table:table-cell>
          <table:table-cell office:value-type="float" office:value="196" table:style-name="ce12">
            <text:p>196</text:p>
          </table:table-cell>
          <table:table-cell office:value-type="float" office:value="25446" table:style-name="ce12">
            <text:p>25.446</text:p>
          </table:table-cell>
          <table:table-cell office:value-type="float" office:value="8865" table:style-name="ce12">
            <text:p>8.865</text:p>
          </table:table-cell>
          <table:table-cell office:value-type="float" office:value="20568" table:style-name="ce12">
            <text:p>20.568</text:p>
          </table:table-cell>
          <table:table-cell office:value-type="float" office:value="542" table:style-name="ce12">
            <text:p>542</text:p>
          </table:table-cell>
          <table:table-cell office:value-type="float" office:value="782" table:style-name="ce12">
            <text:p>782</text:p>
          </table:table-cell>
          <table:table-cell office:value-type="float" office:value="25446" table:style-name="ce12">
            <text:p>25.446</text:p>
          </table:table-cell>
          <table:table-cell office:value-type="float" office:value="5621" table:style-name="ce12">
            <text:p>5.621</text:p>
          </table:table-cell>
          <table:table-cell office:value-type="float" office:value="24493" table:style-name="ce12">
            <text:p>24.493</text:p>
          </table:table-cell>
          <table:table-cell office:value-type="float" office:value="494" table:style-name="ce12">
            <text:p>494</text:p>
          </table:table-cell>
          <table:table-cell office:value-type="float" office:value="149" table:style-name="ce12">
            <text:p>149</text:p>
          </table:table-cell>
          <table:table-cell office:value-type="float" office:value="25446" table:style-name="ce12">
            <text:p>25.446</text:p>
          </table:table-cell>
          <table:table-cell office:value-type="float" office:value="23433" table:style-name="ce12">
            <text:p>23.433</text:p>
          </table:table-cell>
          <table:table-cell office:value-type="float" office:value="6420" table:style-name="ce12">
            <text:p>6.420</text:p>
          </table:table-cell>
          <table:table-cell office:value-type="float" office:value="271" table:style-name="ce12">
            <text:p>271</text:p>
          </table:table-cell>
          <table:table-cell office:value-type="float" office:value="633" table:style-name="ce12">
            <text:p>633</text:p>
          </table:table-cell>
          <table:table-cell office:value-type="float" office:value="25446" table:style-name="ce12">
            <text:p>25.446</text:p>
          </table:table-cell>
          <table:table-cell office:value-type="float" office:value="15464" table:style-name="ce12">
            <text:p>15.464</text:p>
          </table:table-cell>
          <table:table-cell office:value-type="float" office:value="14380" table:style-name="ce12">
            <text:p>14.380</text:p>
          </table:table-cell>
          <table:table-cell office:value-type="float" office:value="222" table:style-name="ce12">
            <text:p>222</text:p>
          </table:table-cell>
          <table:table-cell office:value-type="float" office:value="692" table:style-name="ce12">
            <text:p>692</text:p>
          </table:table-cell>
          <table:table-cell office:value-type="float" office:value="25446" table:style-name="ce12">
            <text:p>25.446</text:p>
          </table:table-cell>
          <table:table-cell office:value-type="float" office:value="18241" table:style-name="ce12">
            <text:p>18.241</text:p>
          </table:table-cell>
          <table:table-cell office:value-type="float" office:value="12032" table:style-name="ce12">
            <text:p>12.032</text:p>
          </table:table-cell>
          <table:table-cell office:value-type="float" office:value="290" table:style-name="ce12">
            <text:p>290</text:p>
          </table:table-cell>
          <table:table-cell office:value-type="float" office:value="195" table:style-name="ce12">
            <text:p>195</text:p>
          </table:table-cell>
          <table:table-cell office:value-type="float" office:value="25446" table:style-name="ce12">
            <text:p>25.446</text:p>
          </table:table-cell>
          <table:table-cell office:value-type="float" office:value="13253" table:style-name="ce12">
            <text:p>13.253</text:p>
          </table:table-cell>
          <table:table-cell office:value-type="float" office:value="17082" table:style-name="ce12">
            <text:p>17.082</text:p>
          </table:table-cell>
          <table:table-cell office:value-type="float" office:value="408" table:style-name="ce12">
            <text:p>408</text:p>
          </table:table-cell>
          <table:table-cell office:value-type="float" office:value="14" table:style-name="ce12">
            <text:p>14</text:p>
          </table:table-cell>
          <table:table-cell office:value-type="float" office:value="25446" table:style-name="ce12">
            <text:p>25.446</text:p>
          </table:table-cell>
          <table:table-cell office:value-type="float" office:value="17501" table:style-name="ce12">
            <text:p>17.501</text:p>
          </table:table-cell>
          <table:table-cell office:value-type="float" office:value="12727" table:style-name="ce12">
            <text:p>12.727</text:p>
          </table:table-cell>
          <table:table-cell office:value-type="float" office:value="322" table:style-name="ce12">
            <text:p>322</text:p>
          </table:table-cell>
          <table:table-cell office:value-type="float" office:value="207" table:style-name="ce12">
            <text:p>207</text:p>
          </table:table-cell>
          <table:table-cell office:value-type="float" office:value="25446" table:style-name="ce12">
            <text:p>25.44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330" table:style-name="ce12">
            <text:p>3.330</text:p>
          </table:table-cell>
          <table:table-cell office:value-type="float" office:value="1632" table:style-name="ce12">
            <text:p>1.632</text:p>
          </table:table-cell>
          <table:table-cell office:value-type="float" office:value="26" table:style-name="ce12">
            <text:p>26</text:p>
          </table:table-cell>
          <table:table-cell office:value-type="float" office:value="24" table:style-name="ce12">
            <text:p>24</text:p>
          </table:table-cell>
          <table:table-cell office:value-type="float" office:value="759" table:style-name="ce12">
            <text:p>759</text:p>
          </table:table-cell>
          <table:table-cell office:value-type="float" office:value="2944" table:style-name="ce12">
            <text:p>2.944</text:p>
          </table:table-cell>
          <table:table-cell office:value-type="float" office:value="2008" table:style-name="ce12">
            <text:p>2.008</text:p>
          </table:table-cell>
          <table:table-cell office:value-type="float" office:value="26" table:style-name="ce12">
            <text:p>26</text:p>
          </table:table-cell>
          <table:table-cell office:value-type="float" office:value="34" table:style-name="ce12">
            <text:p>34</text:p>
          </table:table-cell>
          <table:table-cell office:value-type="float" office:value="759" table:style-name="ce12">
            <text:p>759</text:p>
          </table:table-cell>
          <table:table-cell office:value-type="float" office:value="2999" table:style-name="ce12">
            <text:p>2.999</text:p>
          </table:table-cell>
          <table:table-cell office:value-type="float" office:value="1963" table:style-name="ce12">
            <text:p>1.963</text:p>
          </table:table-cell>
          <table:table-cell office:value-type="float" office:value="26" table:style-name="ce12">
            <text:p>26</text:p>
          </table:table-cell>
          <table:table-cell office:value-type="float" office:value="24" table:style-name="ce12">
            <text:p>24</text:p>
          </table:table-cell>
          <table:table-cell office:value-type="float" office:value="759" table:style-name="ce12">
            <text:p>759</text:p>
          </table:table-cell>
          <table:table-cell office:value-type="float" office:value="488" table:style-name="ce12">
            <text:p>488</text:p>
          </table:table-cell>
          <table:table-cell office:value-type="float" office:value="4500" table:style-name="ce12">
            <text:p>4.500</text:p>
          </table:table-cell>
          <table:table-cell office:value-type="float" office:value="0" table:style-name="ce12">
            <text:p>0</text:p>
          </table:table-cell>
          <table:table-cell office:value-type="float" office:value="24" table:style-name="ce12">
            <text:p>24</text:p>
          </table:table-cell>
          <table:table-cell office:value-type="float" office:value="759" table:style-name="ce12">
            <text:p>759</text:p>
          </table:table-cell>
          <table:table-cell office:value-type="float" office:value="4280" table:style-name="ce12">
            <text:p>4.280</text:p>
          </table:table-cell>
          <table:table-cell office:value-type="float" office:value="487" table:style-name="ce12">
            <text:p>487</text:p>
          </table:table-cell>
          <table:table-cell office:value-type="float" office:value="0" table:style-name="ce12">
            <text:p>0</text:p>
          </table:table-cell>
          <table:table-cell office:value-type="float" office:value="245" table:style-name="ce12">
            <text:p>245</text:p>
          </table:table-cell>
          <table:table-cell office:value-type="float" office:value="759" table:style-name="ce12">
            <text:p>759</text:p>
          </table:table-cell>
          <table:table-cell office:value-type="float" office:value="3110" table:style-name="ce12">
            <text:p>3.110</text:p>
          </table:table-cell>
          <table:table-cell office:value-type="float" office:value="1732" table:style-name="ce12">
            <text:p>1.732</text:p>
          </table:table-cell>
          <table:table-cell office:value-type="float" office:value="2" table:style-name="ce12">
            <text:p>2</text:p>
          </table:table-cell>
          <table:table-cell office:value-type="float" office:value="168" table:style-name="ce12">
            <text:p>168</text:p>
          </table:table-cell>
          <table:table-cell office:value-type="float" office:value="759" table:style-name="ce12">
            <text:p>759</text:p>
          </table:table-cell>
          <table:table-cell office:value-type="float" office:value="3542" table:style-name="ce12">
            <text:p>3.542</text:p>
          </table:table-cell>
          <table:table-cell office:value-type="float" office:value="1199" table:style-name="ce12">
            <text:p>1.199</text:p>
          </table:table-cell>
          <table:table-cell office:value-type="float" office:value="2" table:style-name="ce12">
            <text:p>2</text:p>
          </table:table-cell>
          <table:table-cell office:value-type="float" office:value="269" table:style-name="ce12">
            <text:p>269</text:p>
          </table:table-cell>
          <table:table-cell office:value-type="float" office:value="759" table:style-name="ce12">
            <text:p>759</text:p>
          </table:table-cell>
          <table:table-cell office:value-type="float" office:value="2989" table:style-name="ce12">
            <text:p>2.989</text:p>
          </table:table-cell>
          <table:table-cell office:value-type="float" office:value="2019" table:style-name="ce12">
            <text:p>2.019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759" table:style-name="ce12">
            <text:p>759</text:p>
          </table:table-cell>
          <table:table-cell office:value-type="float" office:value="3134" table:style-name="ce12">
            <text:p>3.134</text:p>
          </table:table-cell>
          <table:table-cell office:value-type="float" office:value="1802" table:style-name="ce12">
            <text:p>1.802</text:p>
          </table:table-cell>
          <table:table-cell office:value-type="float" office:value="26" table:style-name="ce12">
            <text:p>26</text:p>
          </table:table-cell>
          <table:table-cell office:value-type="float" office:value="50" table:style-name="ce12">
            <text:p>50</text:p>
          </table:table-cell>
          <table:table-cell office:value-type="float" office:value="759" table:style-name="ce12">
            <text:p>75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5829" table:style-name="ce12">
            <text:p>15.829</text:p>
          </table:table-cell>
          <table:table-cell office:value-type="float" office:value="19222" table:style-name="ce12">
            <text:p>19.222</text:p>
          </table:table-cell>
          <table:table-cell office:value-type="float" office:value="556" table:style-name="ce12">
            <text:p>556</text:p>
          </table:table-cell>
          <table:table-cell office:value-type="float" office:value="163" table:style-name="ce12">
            <text:p>163</text:p>
          </table:table-cell>
          <table:table-cell office:value-type="float" office:value="26205" table:style-name="ce12">
            <text:p>26.205</text:p>
          </table:table-cell>
          <table:table-cell office:value-type="float" office:value="15845" table:style-name="ce12">
            <text:p>15.845</text:p>
          </table:table-cell>
          <table:table-cell office:value-type="float" office:value="19110" table:style-name="ce12">
            <text:p>19.110</text:p>
          </table:table-cell>
          <table:table-cell office:value-type="float" office:value="584" table:style-name="ce12">
            <text:p>584</text:p>
          </table:table-cell>
          <table:table-cell office:value-type="float" office:value="230" table:style-name="ce12">
            <text:p>230</text:p>
          </table:table-cell>
          <table:table-cell office:value-type="float" office:value="26205" table:style-name="ce12">
            <text:p>26.205</text:p>
          </table:table-cell>
          <table:table-cell office:value-type="float" office:value="11864" table:style-name="ce12">
            <text:p>11.864</text:p>
          </table:table-cell>
          <table:table-cell office:value-type="float" office:value="22531" table:style-name="ce12">
            <text:p>22.531</text:p>
          </table:table-cell>
          <table:table-cell office:value-type="float" office:value="567" table:style-name="ce12">
            <text:p>567</text:p>
          </table:table-cell>
          <table:table-cell office:value-type="float" office:value="807" table:style-name="ce12">
            <text:p>807</text:p>
          </table:table-cell>
          <table:table-cell office:value-type="float" office:value="26205" table:style-name="ce12">
            <text:p>26.205</text:p>
          </table:table-cell>
          <table:table-cell office:value-type="float" office:value="6109" table:style-name="ce12">
            <text:p>6.109</text:p>
          </table:table-cell>
          <table:table-cell office:value-type="float" office:value="28993" table:style-name="ce12">
            <text:p>28.993</text:p>
          </table:table-cell>
          <table:table-cell office:value-type="float" office:value="494" table:style-name="ce12">
            <text:p>494</text:p>
          </table:table-cell>
          <table:table-cell office:value-type="float" office:value="174" table:style-name="ce12">
            <text:p>174</text:p>
          </table:table-cell>
          <table:table-cell office:value-type="float" office:value="26205" table:style-name="ce12">
            <text:p>26.205</text:p>
          </table:table-cell>
          <table:table-cell office:value-type="float" office:value="27713" table:style-name="ce12">
            <text:p>27.713</text:p>
          </table:table-cell>
          <table:table-cell office:value-type="float" office:value="6907" table:style-name="ce12">
            <text:p>6.907</text:p>
          </table:table-cell>
          <table:table-cell office:value-type="float" office:value="271" table:style-name="ce12">
            <text:p>271</text:p>
          </table:table-cell>
          <table:table-cell office:value-type="float" office:value="878" table:style-name="ce12">
            <text:p>878</text:p>
          </table:table-cell>
          <table:table-cell office:value-type="float" office:value="26205" table:style-name="ce12">
            <text:p>26.205</text:p>
          </table:table-cell>
          <table:table-cell office:value-type="float" office:value="18574" table:style-name="ce12">
            <text:p>18.574</text:p>
          </table:table-cell>
          <table:table-cell office:value-type="float" office:value="16111" table:style-name="ce12">
            <text:p>16.111</text:p>
          </table:table-cell>
          <table:table-cell office:value-type="float" office:value="224" table:style-name="ce12">
            <text:p>224</text:p>
          </table:table-cell>
          <table:table-cell office:value-type="float" office:value="860" table:style-name="ce12">
            <text:p>860</text:p>
          </table:table-cell>
          <table:table-cell office:value-type="float" office:value="26205" table:style-name="ce12">
            <text:p>26.205</text:p>
          </table:table-cell>
          <table:table-cell office:value-type="float" office:value="21783" table:style-name="ce12">
            <text:p>21.783</text:p>
          </table:table-cell>
          <table:table-cell office:value-type="float" office:value="13231" table:style-name="ce12">
            <text:p>13.231</text:p>
          </table:table-cell>
          <table:table-cell office:value-type="float" office:value="292" table:style-name="ce12">
            <text:p>292</text:p>
          </table:table-cell>
          <table:table-cell office:value-type="float" office:value="464" table:style-name="ce12">
            <text:p>464</text:p>
          </table:table-cell>
          <table:table-cell office:value-type="float" office:value="26205" table:style-name="ce12">
            <text:p>26.205</text:p>
          </table:table-cell>
          <table:table-cell office:value-type="float" office:value="16242" table:style-name="ce12">
            <text:p>16.242</text:p>
          </table:table-cell>
          <table:table-cell office:value-type="float" office:value="19101" table:style-name="ce12">
            <text:p>19.101</text:p>
          </table:table-cell>
          <table:table-cell office:value-type="float" office:value="408" table:style-name="ce12">
            <text:p>408</text:p>
          </table:table-cell>
          <table:table-cell office:value-type="float" office:value="19" table:style-name="ce12">
            <text:p>19</text:p>
          </table:table-cell>
          <table:table-cell office:value-type="float" office:value="26205" table:style-name="ce12">
            <text:p>26.205</text:p>
          </table:table-cell>
          <table:table-cell office:value-type="float" office:value="20636" table:style-name="ce12">
            <text:p>20.636</text:p>
          </table:table-cell>
          <table:table-cell office:value-type="float" office:value="14529" table:style-name="ce12">
            <text:p>14.529</text:p>
          </table:table-cell>
          <table:table-cell office:value-type="float" office:value="348" table:style-name="ce12">
            <text:p>348</text:p>
          </table:table-cell>
          <table:table-cell office:value-type="float" office:value="257" table:style-name="ce12">
            <text:p>257</text:p>
          </table:table-cell>
          <table:table-cell office:value-type="float" office:value="26205" table:style-name="ce12">
            <text:p>26.205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48" table:style-name="ce12">
            <text:p>848</text:p>
          </table:table-cell>
          <table:table-cell office:value-type="float" office:value="146" table:style-name="ce12">
            <text:p>146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52" table:style-name="ce12">
            <text:p>52</text:p>
          </table:table-cell>
          <table:table-cell office:value-type="float" office:value="849" table:style-name="ce12">
            <text:p>849</text:p>
          </table:table-cell>
          <table:table-cell office:value-type="float" office:value="146" table:style-name="ce12">
            <text:p>146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52" table:style-name="ce12">
            <text:p>52</text:p>
          </table:table-cell>
          <table:table-cell office:value-type="float" office:value="806" table:style-name="ce12">
            <text:p>806</text:p>
          </table:table-cell>
          <table:table-cell office:value-type="float" office:value="188" table:style-name="ce12">
            <text:p>188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52" table:style-name="ce12">
            <text:p>52</text:p>
          </table:table-cell>
          <table:table-cell office:value-type="float" office:value="76" table:style-name="ce12">
            <text:p>76</text:p>
          </table:table-cell>
          <table:table-cell office:value-type="float" office:value="921" table:style-name="ce12">
            <text:p>9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2" table:style-name="ce12">
            <text:p>52</text:p>
          </table:table-cell>
          <table:table-cell office:value-type="float" office:value="931" table:style-name="ce12">
            <text:p>931</text:p>
          </table:table-cell>
          <table:table-cell office:value-type="float" office:value="64" table:style-name="ce12">
            <text:p>6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52" table:style-name="ce12">
            <text:p>52</text:p>
          </table:table-cell>
          <table:table-cell office:value-type="float" office:value="894" table:style-name="ce12">
            <text:p>894</text:p>
          </table:table-cell>
          <table:table-cell office:value-type="float" office:value="98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52" table:style-name="ce12">
            <text:p>52</text:p>
          </table:table-cell>
          <table:table-cell office:value-type="float" office:value="867" table:style-name="ce12">
            <text:p>867</text:p>
          </table:table-cell>
          <table:table-cell office:value-type="float" office:value="122" table:style-name="ce12">
            <text:p>122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52" table:style-name="ce12">
            <text:p>52</text:p>
          </table:table-cell>
          <table:table-cell office:value-type="float" office:value="839" table:style-name="ce12">
            <text:p>839</text:p>
          </table:table-cell>
          <table:table-cell office:value-type="float" office:value="153" table:style-name="ce12">
            <text:p>153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52" table:style-name="ce12">
            <text:p>52</text:p>
          </table:table-cell>
          <table:table-cell office:value-type="float" office:value="849" table:style-name="ce12">
            <text:p>849</text:p>
          </table:table-cell>
          <table:table-cell office:value-type="float" office:value="139" table:style-name="ce12">
            <text:p>139</text:p>
          </table:table-cell>
          <table:table-cell office:value-type="float" office:value="0" table:style-name="ce12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52" table:style-name="ce12">
            <text:p>52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4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3">
        <table:table-column table:style-name="co3" table:default-cell-style-name="ce9"/>
        <table:table-column table:style-name="co2" table:default-cell-style-name="ce9"/>
        <table:table-column table:style-name="co3" table:number-columns-repeated="16382" table:default-cell-style-name="ce9"/>
        <table:table-row table:style-name="ro1">
          <table:table-cell office:value-type="string" table:number-columns-spanned="9" table:number-rows-spanned="1" table:style-name="ce30">
            <text:p>TOTAL PARA 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15">
            <text:p>Total de escolas localizadas em áreas rurais<text:s/></text:p>
          </table:table-cell>
          <table:covered-table-cell table:number-columns-repeated="8"/>
          <table:table-cell table:number-columns-repeated="16375"/>
        </table:table-row>
        <table:table-row table:style-name="ro8">
          <table:table-cell office:value-type="string" table:number-columns-spanned="2" table:number-rows-spanned="1" table:style-name="ce16">
            <text:p>Números absolutos</text:p>
          </table:table-cell>
          <table:covered-table-cell/>
          <table:table-cell office:value-type="string" table:style-name="ce10">
            <text:p>Possui computador com acesso à Internet</text:p>
          </table:table-cell>
          <table:table-cell office:value-type="string" table:style-name="ce10">
            <text:p>Não possui computador</text:p>
          </table:table-cell>
          <table:table-cell office:value-type="string" table:style-name="ce10">
            <text:p>Não possui computador em funcionamento</text:p>
          </table:table-cell>
          <table:table-cell office:value-type="string" table:style-name="ce10">
            <text:p>Não possui computador com acesso à Internet</text:p>
          </table:table-cell>
          <table:table-cell office:value-type="string" table:style-name="ce10">
            <text:p>Não sabe ou não respondeu se possui computador</text:p>
          </table:table-cell>
          <table:table-cell office:value-type="string" table:style-name="ce10">
            <text:p>Não possui computador, <text:s/>não possui computador em funcionamento ou não possui computador com acesso à Internet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2513" table:style-name="ce12">
            <text:p>22.513</text:p>
          </table:table-cell>
          <table:table-cell office:value-type="float" office:value="27795" table:style-name="ce12">
            <text:p>27.795</text:p>
          </table:table-cell>
          <table:table-cell office:value-type="string" table:style-name="ce12">
            <text:p>-</text:p>
          </table:table-cell>
          <table:table-cell office:value-type="float" office:value="64" table:style-name="ce12">
            <text:p>64</text:p>
          </table:table-cell>
          <table:table-cell office:value-type="float" office:value="80" table:style-name="ce12">
            <text:p>80</text:p>
          </table:table-cell>
          <table:table-cell office:value-type="float" office:value="12571" table:style-name="ce12">
            <text:p>12.571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618" table:style-name="ce12">
            <text:p>2.618</text:p>
          </table:table-cell>
          <table:table-cell office:value-type="float" office:value="8744" table:style-name="ce12">
            <text:p>8.744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3096" table:style-name="ce12">
            <text:p>3.096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1219" table:style-name="ce12">
            <text:p>1.219</text:p>
          </table:table-cell>
          <table:table-cell office:value-type="float" office:value="285" table:style-name="ce12">
            <text:p>285</text:p>
          </table:table-cell>
          <table:table-cell office:value-type="string" table:style-name="ce12">
            <text:p>-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67" table:style-name="ce12">
            <text:p>167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10546" table:style-name="ce12">
            <text:p>10.546</text:p>
          </table:table-cell>
          <table:table-cell office:value-type="float" office:value="16132" table:style-name="ce12">
            <text:p>16.13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959" table:style-name="ce12">
            <text:p>7.959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4209" table:style-name="ce12">
            <text:p>4.209</text:p>
          </table:table-cell>
          <table:table-cell office:value-type="float" office:value="2151" table:style-name="ce12">
            <text:p>2.15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0" table:style-name="ce12">
            <text:p>80</text:p>
          </table:table-cell>
          <table:table-cell office:value-type="float" office:value="999" table:style-name="ce12">
            <text:p>999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3921" table:style-name="ce12">
            <text:p>3.921</text:p>
          </table:table-cell>
          <table:table-cell office:value-type="float" office:value="483" table:style-name="ce12">
            <text:p>483</text:p>
          </table:table-cell>
          <table:table-cell office:value-type="string" table:style-name="ce12">
            <text:p>-</text:p>
          </table:table-cell>
          <table:table-cell office:value-type="float" office:value="56" table:style-name="ce12">
            <text:p>56</text:p>
          </table:table-cell>
          <table:table-cell office:value-type="float" office:value="0" table:style-name="ce12">
            <text:p>0</text:p>
          </table:table-cell>
          <table:table-cell office:value-type="float" office:value="351" table:style-name="ce12">
            <text:p>351</text:p>
          </table:table-cell>
          <table:table-cell table:number-columns-repeated="16376" table:style-name="ce9"/>
        </table:table-row>
        <table:table-row table:style-name="ro6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000" table:style-name="ce12">
            <text:p>17.000</text:p>
          </table:table-cell>
          <table:table-cell office:value-type="float" office:value="26963" table:style-name="ce12">
            <text:p>26.963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80" table:style-name="ce12">
            <text:p>80</text:p>
          </table:table-cell>
          <table:table-cell office:value-type="float" office:value="12129" table:style-name="ce12">
            <text:p>12.129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Pública Estadual</text:p>
          </table:table-cell>
          <table:table-cell office:value-type="float" office:value="4585" table:style-name="ce12">
            <text:p>4.585</text:p>
          </table:table-cell>
          <table:table-cell office:value-type="float" office:value="771" table:style-name="ce12">
            <text:p>771</text:p>
          </table:table-cell>
          <table:table-cell office:value-type="string" table:style-name="ce12">
            <text:p>-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12">
            <text:p>0</text:p>
          </table:table-cell>
          <table:table-cell office:value-type="float" office:value="380" table:style-name="ce12">
            <text:p>380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5">
            <text:p>Total – Públicas</text:p>
          </table:table-cell>
          <table:table-cell office:value-type="float" office:value="21586" table:style-name="ce12">
            <text:p>21.586</text:p>
          </table:table-cell>
          <table:table-cell office:value-type="float" office:value="27735" table:style-name="ce12">
            <text:p>27.735</text:p>
          </table:table-cell>
          <table:table-cell office:value-type="string" table:style-name="ce12">
            <text:p>-</text:p>
          </table:table-cell>
          <table:table-cell office:value-type="float" office:value="64" table:style-name="ce12">
            <text:p>64</text:p>
          </table:table-cell>
          <table:table-cell office:value-type="float" office:value="80" table:style-name="ce12">
            <text:p>80</text:p>
          </table:table-cell>
          <table:table-cell office:value-type="float" office:value="12509" table:style-name="ce12">
            <text:p>12.509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927" table:style-name="ce12">
            <text:p>927</text:p>
          </table:table-cell>
          <table:table-cell office:value-type="float" office:value="60" table:style-name="ce12">
            <text:p>6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2" table:style-name="ce12">
            <text:p>62</text:p>
          </table:table-cell>
          <table:table-cell table:number-columns-repeated="16376" table:style-name="ce9"/>
        </table:table-row>
        <table:table-row table:style-name="ro4">
          <table:table-cell office:value-type="string" table:style-name="ce11">
            <text:p>Fonte: CGI.br/NIC.br, Centro Regional de Estudos para Desenvolvimento da Sociedade da Informação (Cetic.br), Pesquisa sobre o uso das Tecnologias de Informação e Comunicação nas escolas brasileiras - TIC Educação 2017</text:p>
          </table:table-cell>
          <table:table-cell table:number-columns-repeated="16383" table:style-name="ce9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TOTAL PARA O INDICADOR B2A2 – ESCOLAS RURAIS COM ACESSO À INTERNET – ESCOLAS QUE POSSUEM COMPUTADOR E ESCOLAS QUE ACESSAM A REDE POR MEIO DE OUTROS DISPOSITIVOS</text:p>
          </table:table-cell>
          <table:table-cell table:number-columns-repeated="4" table:style-name="ce7"/>
          <table:table-cell table:number-columns-repeated="16379" table:style-name="ce9"/>
        </table:table-row>
        <table:table-row table:style-name="ro1">
          <table:table-cell office:value-type="string" table:number-columns-spanned="5" table:number-rows-spanned="1" table:style-name="ce15">
            <text:p>Total de escolas localizadas em áreas rurais</text:p>
          </table:table-cell>
          <table:covered-table-cell table:number-columns-repeated="4"/>
          <table:table-cell table:number-columns-repeated="16379" table:style-name="ce1"/>
        </table:table-row>
        <table:table-row table:style-name="ro9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6">
            <text:p>Sim<text:span text:style-name="T3">2</text:span></text:p>
          </table:table-cell>
          <table:table-cell office:value-type="string" table:style-name="ce6">
            <text:p>A escola não possui computador, computador em funcionamento, computador com acesso à Internet ou conexão à rede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4731" table:style-name="ce12">
            <text:p>24.731</text:p>
          </table:table-cell>
          <table:table-cell office:value-type="float" office:value="38292" table:style-name="ce12">
            <text:p>38.29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49" table:style-name="ce12">
            <text:p>2.849</text:p>
          </table:table-cell>
          <table:table-cell office:value-type="float" office:value="11615" table:style-name="ce12">
            <text:p>11.61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281" table:style-name="ce12">
            <text:p>1.281</text:p>
          </table:table-cell>
          <table:table-cell office:value-type="float" office:value="392" table:style-name="ce12">
            <text:p>39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346" table:style-name="ce12">
            <text:p>12.346</text:p>
          </table:table-cell>
          <table:table-cell office:value-type="float" office:value="22291" table:style-name="ce12">
            <text:p>22.29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287" table:style-name="ce12">
            <text:p>4.287</text:p>
          </table:table-cell>
          <table:table-cell office:value-type="float" office:value="3152" table:style-name="ce12">
            <text:p>3.15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969" table:style-name="ce12">
            <text:p>3.969</text:p>
          </table:table-cell>
          <table:table-cell office:value-type="float" office:value="842" table:style-name="ce12">
            <text:p>842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175" table:style-name="ce12">
            <text:p>19.175</text:p>
          </table:table-cell>
          <table:table-cell office:value-type="float" office:value="37028" table:style-name="ce12">
            <text:p>37.02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621" table:style-name="ce12">
            <text:p>4.621</text:p>
          </table:table-cell>
          <table:table-cell office:value-type="float" office:value="1150" table:style-name="ce12">
            <text:p>1.15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3796" table:style-name="ce12">
            <text:p>23.796</text:p>
          </table:table-cell>
          <table:table-cell office:value-type="float" office:value="38178" table:style-name="ce12">
            <text:p>38.17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36" table:style-name="ce12">
            <text:p>936</text:p>
          </table:table-cell>
          <table:table-cell office:value-type="float" office:value="113" table:style-name="ce12">
            <text:p>1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7">
            <text:p><text:span text:style-name="T4">2<text:s text:c="2"/></text:span>Na pesquisa TIC Educação, considera-se que a escola possui acesso à Internet quando há algum tipo de computador (de mesa, portátil ou tablet) com acesso à Internet. No entanto, para o indicador B2A, foram considerados também os dados de escolas que não possuem computador ou computador em funcionamento, mas declararam possuir acesso à rede.<text:s/></text:p>
          </table:table-cell>
          <table:table-cell table:number-columns-repeated="8" table:style-name="ce7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2B – ESCOLAS RURAIS QUE NÃO POSSUEM COMPUTADOR OU COMPUTADOR EM FUNCIONAMENTO, MAS POSSUEM ACESSO À INTERNET</text:p>
          </table:table-cell>
          <table:table-cell table:number-columns-repeated="7" table:style-name="ce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6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218" table:style-name="ce12">
            <text:p>2.218</text:p>
          </table:table-cell>
          <table:table-cell office:value-type="float" office:value="27955" table:style-name="ce12">
            <text:p>27.95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849" table:style-name="ce12">
            <text:p>32.84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30" table:style-name="ce12">
            <text:p>230</text:p>
          </table:table-cell>
          <table:table-cell office:value-type="float" office:value="9487" table:style-name="ce12">
            <text:p>9.48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46" table:style-name="ce12">
            <text:p>4.74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2" table:style-name="ce12">
            <text:p>62</text:p>
          </table:table-cell>
          <table:table-cell office:value-type="float" office:value="258" table:style-name="ce12">
            <text:p>25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2" table:style-name="ce12">
            <text:p>1.3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800" table:style-name="ce12">
            <text:p>1.800</text:p>
          </table:table-cell>
          <table:table-cell office:value-type="float" office:value="15331" table:style-name="ce12">
            <text:p>15.33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506" table:style-name="ce12">
            <text:p>17.50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8" table:style-name="ce12">
            <text:p>78</text:p>
          </table:table-cell>
          <table:table-cell office:value-type="float" office:value="2310" table:style-name="ce12">
            <text:p>2.31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51" table:style-name="ce12">
            <text:p>5.0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" table:style-name="ce12">
            <text:p>48</text:p>
          </table:table-cell>
          <table:table-cell office:value-type="float" office:value="569" table:style-name="ce12">
            <text:p>56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94" table:style-name="ce12">
            <text:p>4.194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75" table:style-name="ce12">
            <text:p>2.175</text:p>
          </table:table-cell>
          <table:table-cell office:value-type="float" office:value="27120" table:style-name="ce12">
            <text:p>27.12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908" table:style-name="ce12">
            <text:p>26.9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5" table:style-name="ce12">
            <text:p>35</text:p>
          </table:table-cell>
          <table:table-cell office:value-type="float" office:value="783" table:style-name="ce12">
            <text:p>78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52" table:style-name="ce12">
            <text:p>4.9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210" table:style-name="ce12">
            <text:p>2.210</text:p>
          </table:table-cell>
          <table:table-cell office:value-type="float" office:value="27904" table:style-name="ce12">
            <text:p>27.90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861" table:style-name="ce12">
            <text:p>31.8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" table:style-name="ce12">
            <text:p>9</text:p>
          </table:table-cell>
          <table:table-cell office:value-type="float" office:value="52" table:style-name="ce12">
            <text:p>5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9" table:style-name="ce12">
            <text:p>98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2C – ESCOLAS RURAIS QUE NÃO POSSUEM COMPUTADOR OU COMPUTADOR EM FUNCIONAMENTO, POR EQUIPAMENTOS UTILIZADOS PARA ACESSO À INTERNET</text:p>
          </table:table-cell>
          <table:table-cell table:number-columns-repeated="9" table:style-name="ce7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5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11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Computador pessoal do responsável pelo escola ou de outros funcionários da escol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Televisão</text:p>
          </table:table-cell>
          <table:table-cell office:value-type="string" table:style-name="ce2">
            <text:p>Lousa digital</text:p>
          </table:table-cell>
          <table:table-cell office:value-type="string" table:style-name="ce2">
            <text:p>Projetor acoplado a computador</text:p>
          </table:table-cell>
          <table:table-cell office:value-type="string" table:style-name="ce2">
            <text:p>Computador da escola, que não está funcionando no momento</text:p>
          </table:table-cell>
          <table:table-cell office:value-type="string" table:style-name="ce2">
            <text:p>Outro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56" table:style-name="ce12">
            <text:p>356</text:p>
          </table:table-cell>
          <table:table-cell office:value-type="float" office:value="2039" table:style-name="ce12">
            <text:p>2.039</text:p>
          </table:table-cell>
          <table:table-cell office:value-type="float" office:value="33" table:style-name="ce12">
            <text:p>33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101" table:style-name="ce12">
            <text:p>101</text:p>
          </table:table-cell>
          <table:table-cell office:value-type="float" office:value="31" table:style-name="ce12">
            <text:p>31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8" table:style-name="ce12">
            <text:p>148</text:p>
          </table:table-cell>
          <table:table-cell office:value-type="float" office:value="129" table:style-name="ce12">
            <text:p>129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70" table:style-name="ce12">
            <text:p>70</text:p>
          </table:table-cell>
          <table:table-cell office:value-type="float" office:value="28" table:style-name="ce12">
            <text:p>2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7" table:style-name="ce12">
            <text:p>37</text:p>
          </table:table-cell>
          <table:table-cell office:value-type="float" office:value="44" table:style-name="ce12">
            <text:p>44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7" table:style-name="ce12">
            <text:p>57</text:p>
          </table:table-cell>
          <table:table-cell office:value-type="float" office:value="1774" table:style-name="ce12">
            <text:p>1.774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5" table:style-name="ce12">
            <text:p>65</text:p>
          </table:table-cell>
          <table:table-cell office:value-type="float" office:value="67" table:style-name="ce12">
            <text:p>6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" table:style-name="ce12">
            <text:p>48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2" table:style-name="ce12">
            <text:p>312</text:p>
          </table:table-cell>
          <table:table-cell office:value-type="float" office:value="2028" table:style-name="ce12">
            <text:p>2.028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92" table:style-name="ce12">
            <text:p>92</text:p>
          </table:table-cell>
          <table:table-cell office:value-type="float" office:value="31" table:style-name="ce12">
            <text:p>3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5" table:style-name="ce12">
            <text:p>35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47" table:style-name="ce12">
            <text:p>347</text:p>
          </table:table-cell>
          <table:table-cell office:value-type="float" office:value="2030" table:style-name="ce12">
            <text:p>2.030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92" table:style-name="ce12">
            <text:p>92</text:p>
          </table:table-cell>
          <table:table-cell office:value-type="float" office:value="31" table:style-name="ce12">
            <text:p>3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4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2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3" table:number-rows-spanned="1" table:style-name="ce13">
            <text:p>PROPORÇÃO PARA O INDICADOR B2D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15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Alto custo de conexão à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Falta de infraestrutura de acesso à Internet na região</text:p>
          </table:table-cell>
          <table:covered-table-cell table:number-columns-repeated="4"/>
          <table:table-cell office:value-type="string" table:number-columns-spanned="5" table:number-rows-spanned="1" table:style-name="ce17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7">
            <text:p>Pouca habilidade dos funcionários da escola com o uso d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A escola não tem interesse em usar 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Preocupação com segurança ou privacidade</text:p>
          </table:table-cell>
          <table:covered-table-cell table:number-columns-repeated="4"/>
          <table:table-cell office:value-type="string" table:number-columns-spanned="5" table:number-rows-spanned="1" table:style-name="ce17">
            <text:p>Falta de energia elétrica</text:p>
          </table:table-cell>
          <table:covered-table-cell table:number-columns-repeated="4"/>
          <table:table-cell office:value-type="string" table:number-columns-spanned="5" table:number-rows-spanned="1" table:style-name="ce17">
            <text:p>A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6">
            <text:p>Outros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0210" table:style-name="ce12">
            <text:p>10.210</text:p>
          </table:table-cell>
          <table:table-cell office:value-type="float" office:value="27671" table:style-name="ce12">
            <text:p>27.671</text:p>
          </table:table-cell>
          <table:table-cell office:value-type="float" office:value="11" table:style-name="ce12">
            <text:p>11</text:p>
          </table:table-cell>
          <table:table-cell office:value-type="float" office:value="400" table:style-name="ce12">
            <text:p>400</text:p>
          </table:table-cell>
          <table:table-cell office:value-type="float" office:value="24731" table:style-name="ce12">
            <text:p>24.731</text:p>
          </table:table-cell>
          <table:table-cell office:value-type="float" office:value="17543" table:style-name="ce12">
            <text:p>17.543</text:p>
          </table:table-cell>
          <table:table-cell office:value-type="float" office:value="19145" table:style-name="ce12">
            <text:p>19.145</text:p>
          </table:table-cell>
          <table:table-cell office:value-type="float" office:value="1489" table:style-name="ce12">
            <text:p>1.489</text:p>
          </table:table-cell>
          <table:table-cell office:value-type="float" office:value="114" table:style-name="ce12">
            <text:p>114</text:p>
          </table:table-cell>
          <table:table-cell office:value-type="float" office:value="24731" table:style-name="ce12">
            <text:p>24.731</text:p>
          </table:table-cell>
          <table:table-cell office:value-type="float" office:value="30176" table:style-name="ce12">
            <text:p>30.176</text:p>
          </table:table-cell>
          <table:table-cell office:value-type="float" office:value="8000" table:style-name="ce12">
            <text:p>8.000</text:p>
          </table:table-cell>
          <table:table-cell office:value-type="float" office:value="102" table:style-name="ce12">
            <text:p>102</text:p>
          </table:table-cell>
          <table:table-cell office:value-type="float" office:value="14" table:style-name="ce12">
            <text:p>14</text:p>
          </table:table-cell>
          <table:table-cell office:value-type="float" office:value="24731" table:style-name="ce12">
            <text:p>24.731</text:p>
          </table:table-cell>
          <table:table-cell office:value-type="float" office:value="8567" table:style-name="ce12">
            <text:p>8.567</text:p>
          </table:table-cell>
          <table:table-cell office:value-type="float" office:value="27613" table:style-name="ce12">
            <text:p>27.613</text:p>
          </table:table-cell>
          <table:table-cell office:value-type="float" office:value="1004" table:style-name="ce12">
            <text:p>1.004</text:p>
          </table:table-cell>
          <table:table-cell office:value-type="float" office:value="1108" table:style-name="ce12">
            <text:p>1.108</text:p>
          </table:table-cell>
          <table:table-cell office:value-type="float" office:value="24731" table:style-name="ce12">
            <text:p>24.731</text:p>
          </table:table-cell>
          <table:table-cell office:value-type="float" office:value="8333" table:style-name="ce12">
            <text:p>8.333</text:p>
          </table:table-cell>
          <table:table-cell office:value-type="float" office:value="29879" table:style-name="ce12">
            <text:p>29.879</text:p>
          </table:table-cell>
          <table:table-cell office:value-type="float" office:value="44" table:style-name="ce12">
            <text:p>44</text:p>
          </table:table-cell>
          <table:table-cell office:value-type="float" office:value="37" table:style-name="ce12">
            <text:p>37</text:p>
          </table:table-cell>
          <table:table-cell office:value-type="float" office:value="24731" table:style-name="ce12">
            <text:p>24.731</text:p>
          </table:table-cell>
          <table:table-cell office:value-type="float" office:value="9993" table:style-name="ce12">
            <text:p>9.993</text:p>
          </table:table-cell>
          <table:table-cell office:value-type="float" office:value="28164" table:style-name="ce12">
            <text:p>28.164</text:p>
          </table:table-cell>
          <table:table-cell office:value-type="float" office:value="25" table:style-name="ce12">
            <text:p>25</text:p>
          </table:table-cell>
          <table:table-cell office:value-type="float" office:value="109" table:style-name="ce12">
            <text:p>109</text:p>
          </table:table-cell>
          <table:table-cell office:value-type="float" office:value="24731" table:style-name="ce12">
            <text:p>24.731</text:p>
          </table:table-cell>
          <table:table-cell office:value-type="float" office:value="5442" table:style-name="ce12">
            <text:p>5.442</text:p>
          </table:table-cell>
          <table:table-cell office:value-type="float" office:value="32804" table:style-name="ce12">
            <text:p>32.804</text:p>
          </table:table-cell>
          <table:table-cell office:value-type="float" office:value="17" table:style-name="ce12">
            <text:p>17</text:p>
          </table:table-cell>
          <table:table-cell office:value-type="float" office:value="29" table:style-name="ce12">
            <text:p>29</text:p>
          </table:table-cell>
          <table:table-cell office:value-type="float" office:value="24731" table:style-name="ce12">
            <text:p>24.731</text:p>
          </table:table-cell>
          <table:table-cell office:value-type="float" office:value="5606" table:style-name="ce12">
            <text:p>5.606</text:p>
          </table:table-cell>
          <table:table-cell office:value-type="float" office:value="32643" table:style-name="ce12">
            <text:p>32.643</text:p>
          </table:table-cell>
          <table:table-cell office:value-type="float" office:value="12" table:style-name="ce12">
            <text:p>12</text:p>
          </table:table-cell>
          <table:table-cell office:value-type="float" office:value="31" table:style-name="ce12">
            <text:p>31</text:p>
          </table:table-cell>
          <table:table-cell office:value-type="float" office:value="24731" table:style-name="ce12">
            <text:p>24.731</text:p>
          </table:table-cell>
          <table:table-cell office:value-type="float" office:value="9824" table:style-name="ce12">
            <text:p>9.824</text:p>
          </table:table-cell>
          <table:table-cell office:value-type="float" office:value="27966" table:style-name="ce12">
            <text:p>27.966</text:p>
          </table:table-cell>
          <table:table-cell office:value-type="float" office:value="27" table:style-name="ce12">
            <text:p>27</text:p>
          </table:table-cell>
          <table:table-cell office:value-type="float" office:value="475" table:style-name="ce12">
            <text:p>475</text:p>
          </table:table-cell>
          <table:table-cell office:value-type="float" office:value="24731" table:style-name="ce12">
            <text:p>24.731</text:p>
          </table:table-cell>
          <table:table-cell office:value-type="float" office:value="8697" table:style-name="ce12">
            <text:p>8.697</text:p>
          </table:table-cell>
          <table:table-cell office:value-type="float" office:value="29594" table:style-name="ce12">
            <text:p>29.59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731" table:style-name="ce12">
            <text:p>24.731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33" table:style-name="ce12">
            <text:p>2.433</text:p>
          </table:table-cell>
          <table:table-cell office:value-type="float" office:value="8919" table:style-name="ce12">
            <text:p>8.919</text:p>
          </table:table-cell>
          <table:table-cell office:value-type="float" office:value="0" table:style-name="ce12">
            <text:p>0</text:p>
          </table:table-cell>
          <table:table-cell office:value-type="float" office:value="263" table:style-name="ce12">
            <text:p>263</text:p>
          </table:table-cell>
          <table:table-cell office:value-type="float" office:value="2849" table:style-name="ce12">
            <text:p>2.849</text:p>
          </table:table-cell>
          <table:table-cell office:value-type="float" office:value="4825" table:style-name="ce12">
            <text:p>4.825</text:p>
          </table:table-cell>
          <table:table-cell office:value-type="float" office:value="6676" table:style-name="ce12">
            <text:p>6.676</text:p>
          </table:table-cell>
          <table:table-cell office:value-type="float" office:value="77" table:style-name="ce12">
            <text:p>77</text:p>
          </table:table-cell>
          <table:table-cell office:value-type="float" office:value="38" table:style-name="ce12">
            <text:p>38</text:p>
          </table:table-cell>
          <table:table-cell office:value-type="float" office:value="2849" table:style-name="ce12">
            <text:p>2.849</text:p>
          </table:table-cell>
          <table:table-cell office:value-type="float" office:value="8916" table:style-name="ce12">
            <text:p>8.916</text:p>
          </table:table-cell>
          <table:table-cell office:value-type="float" office:value="2691" table:style-name="ce12">
            <text:p>2.691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2849" table:style-name="ce12">
            <text:p>2.849</text:p>
          </table:table-cell>
          <table:table-cell office:value-type="float" office:value="2118" table:style-name="ce12">
            <text:p>2.118</text:p>
          </table:table-cell>
          <table:table-cell office:value-type="float" office:value="9263" table:style-name="ce12">
            <text:p>9.263</text:p>
          </table:table-cell>
          <table:table-cell office:value-type="float" office:value="77" table:style-name="ce12">
            <text:p>77</text:p>
          </table:table-cell>
          <table:table-cell office:value-type="float" office:value="156" table:style-name="ce12">
            <text:p>156</text:p>
          </table:table-cell>
          <table:table-cell office:value-type="float" office:value="2849" table:style-name="ce12">
            <text:p>2.849</text:p>
          </table:table-cell>
          <table:table-cell office:value-type="float" office:value="1755" table:style-name="ce12">
            <text:p>1.755</text:p>
          </table:table-cell>
          <table:table-cell office:value-type="float" office:value="9793" table:style-name="ce12">
            <text:p>9.793</text:p>
          </table:table-cell>
          <table:table-cell office:value-type="float" office:value="39" table:style-name="ce12">
            <text:p>39</text:p>
          </table:table-cell>
          <table:table-cell office:value-type="float" office:value="27" table:style-name="ce12">
            <text:p>27</text:p>
          </table:table-cell>
          <table:table-cell office:value-type="float" office:value="2849" table:style-name="ce12">
            <text:p>2.849</text:p>
          </table:table-cell>
          <table:table-cell office:value-type="float" office:value="2155" table:style-name="ce12">
            <text:p>2.155</text:p>
          </table:table-cell>
          <table:table-cell office:value-type="float" office:value="9440" table:style-name="ce12">
            <text:p>9.440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office:value-type="float" office:value="2849" table:style-name="ce12">
            <text:p>2.849</text:p>
          </table:table-cell>
          <table:table-cell office:value-type="float" office:value="2403" table:style-name="ce12">
            <text:p>2.403</text:p>
          </table:table-cell>
          <table:table-cell office:value-type="float" office:value="9204" table:style-name="ce12">
            <text:p>9.204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2849" table:style-name="ce12">
            <text:p>2.849</text:p>
          </table:table-cell>
          <table:table-cell office:value-type="float" office:value="4272" table:style-name="ce12">
            <text:p>4.272</text:p>
          </table:table-cell>
          <table:table-cell office:value-type="float" office:value="7303" table:style-name="ce12">
            <text:p>7.303</text:p>
          </table:table-cell>
          <table:table-cell office:value-type="float" office:value="8" table:style-name="ce12">
            <text:p>8</text:p>
          </table:table-cell>
          <table:table-cell office:value-type="float" office:value="31" table:style-name="ce12">
            <text:p>31</text:p>
          </table:table-cell>
          <table:table-cell office:value-type="float" office:value="2849" table:style-name="ce12">
            <text:p>2.849</text:p>
          </table:table-cell>
          <table:table-cell office:value-type="float" office:value="3611" table:style-name="ce12">
            <text:p>3.611</text:p>
          </table:table-cell>
          <table:table-cell office:value-type="float" office:value="7736" table:style-name="ce12">
            <text:p>7.736</text:p>
          </table:table-cell>
          <table:table-cell office:value-type="float" office:value="0" table:style-name="ce12">
            <text:p>0</text:p>
          </table:table-cell>
          <table:table-cell office:value-type="float" office:value="268" table:style-name="ce12">
            <text:p>268</text:p>
          </table:table-cell>
          <table:table-cell office:value-type="float" office:value="2849" table:style-name="ce12">
            <text:p>2.849</text:p>
          </table:table-cell>
          <table:table-cell office:value-type="float" office:value="2266" table:style-name="ce12">
            <text:p>2.266</text:p>
          </table:table-cell>
          <table:table-cell office:value-type="float" office:value="9348" table:style-name="ce12">
            <text:p>9.34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49" table:style-name="ce12">
            <text:p>2.84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39" table:style-name="ce12">
            <text:p>139</text:p>
          </table:table-cell>
          <table:table-cell office:value-type="float" office:value="242" table:style-name="ce12">
            <text:p>242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0</text:p>
          </table:table-cell>
          <table:table-cell office:value-type="float" office:value="1281" table:style-name="ce12">
            <text:p>1.281</text:p>
          </table:table-cell>
          <table:table-cell office:value-type="float" office:value="209" table:style-name="ce12">
            <text:p>209</text:p>
          </table:table-cell>
          <table:table-cell office:value-type="float" office:value="149" table:style-name="ce12">
            <text:p>149</text:p>
          </table:table-cell>
          <table:table-cell office:value-type="float" office:value="24" table:style-name="ce12">
            <text:p>24</text:p>
          </table:table-cell>
          <table:table-cell office:value-type="float" office:value="11" table:style-name="ce12">
            <text:p>11</text:p>
          </table:table-cell>
          <table:table-cell office:value-type="float" office:value="1281" table:style-name="ce12">
            <text:p>1.281</text:p>
          </table:table-cell>
          <table:table-cell office:value-type="float" office:value="311" table:style-name="ce12">
            <text:p>3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281" table:style-name="ce12">
            <text:p>1.281</text:p>
          </table:table-cell>
          <table:table-cell office:value-type="float" office:value="105" table:style-name="ce12">
            <text:p>105</text:p>
          </table:table-cell>
          <table:table-cell office:value-type="float" office:value="259" table:style-name="ce12">
            <text:p>259</text:p>
          </table:table-cell>
          <table:table-cell office:value-type="float" office:value="17" table:style-name="ce12">
            <text:p>17</text:p>
          </table:table-cell>
          <table:table-cell office:value-type="float" office:value="11" table:style-name="ce12">
            <text:p>11</text:p>
          </table:table-cell>
          <table:table-cell office:value-type="float" office:value="1281" table:style-name="ce12">
            <text:p>1.281</text:p>
          </table:table-cell>
          <table:table-cell office:value-type="float" office:value="135" table:style-name="ce12">
            <text:p>135</text:p>
          </table:table-cell>
          <table:table-cell office:value-type="float" office:value="255" table:style-name="ce12">
            <text:p>255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281" table:style-name="ce12">
            <text:p>1.281</text:p>
          </table:table-cell>
          <table:table-cell office:value-type="float" office:value="115" table:style-name="ce12">
            <text:p>115</text:p>
          </table:table-cell>
          <table:table-cell office:value-type="float" office:value="274" table:style-name="ce12">
            <text:p>27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281" table:style-name="ce12">
            <text:p>1.281</text:p>
          </table:table-cell>
          <table:table-cell office:value-type="float" office:value="73" table:style-name="ce12">
            <text:p>73</text:p>
          </table:table-cell>
          <table:table-cell office:value-type="float" office:value="314" table:style-name="ce12">
            <text:p>314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281" table:style-name="ce12">
            <text:p>1.281</text:p>
          </table:table-cell>
          <table:table-cell office:value-type="float" office:value="112" table:style-name="ce12">
            <text:p>112</text:p>
          </table:table-cell>
          <table:table-cell office:value-type="float" office:value="281" table:style-name="ce12">
            <text:p>28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281" table:style-name="ce12">
            <text:p>1.281</text:p>
          </table:table-cell>
          <table:table-cell office:value-type="float" office:value="71" table:style-name="ce12">
            <text:p>71</text:p>
          </table:table-cell>
          <table:table-cell office:value-type="float" office:value="284" table:style-name="ce12">
            <text:p>284</text:p>
          </table:table-cell>
          <table:table-cell office:value-type="float" office:value="20" table:style-name="ce12">
            <text:p>20</text:p>
          </table:table-cell>
          <table:table-cell office:value-type="float" office:value="17" table:style-name="ce12">
            <text:p>17</text:p>
          </table:table-cell>
          <table:table-cell office:value-type="float" office:value="1281" table:style-name="ce12">
            <text:p>1.281</text:p>
          </table:table-cell>
          <table:table-cell office:value-type="float" office:value="59" table:style-name="ce12">
            <text:p>59</text:p>
          </table:table-cell>
          <table:table-cell office:value-type="float" office:value="333" table:style-name="ce12">
            <text:p>33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81" table:style-name="ce12">
            <text:p>1.28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933" table:style-name="ce12">
            <text:p>6.933</text:p>
          </table:table-cell>
          <table:table-cell office:value-type="float" office:value="15279" table:style-name="ce12">
            <text:p>15.279</text:p>
          </table:table-cell>
          <table:table-cell office:value-type="float" office:value="0" table:style-name="ce12">
            <text:p>0</text:p>
          </table:table-cell>
          <table:table-cell office:value-type="float" office:value="79" table:style-name="ce12">
            <text:p>79</text:p>
          </table:table-cell>
          <table:table-cell office:value-type="float" office:value="12346" table:style-name="ce12">
            <text:p>12.346</text:p>
          </table:table-cell>
          <table:table-cell office:value-type="float" office:value="10596" table:style-name="ce12">
            <text:p>10.596</text:p>
          </table:table-cell>
          <table:table-cell office:value-type="float" office:value="10367" table:style-name="ce12">
            <text:p>10.367</text:p>
          </table:table-cell>
          <table:table-cell office:value-type="float" office:value="1315" table:style-name="ce12">
            <text:p>1.315</text:p>
          </table:table-cell>
          <table:table-cell office:value-type="float" office:value="13" table:style-name="ce12">
            <text:p>13</text:p>
          </table:table-cell>
          <table:table-cell office:value-type="float" office:value="12346" table:style-name="ce12">
            <text:p>12.346</text:p>
          </table:table-cell>
          <table:table-cell office:value-type="float" office:value="17886" table:style-name="ce12">
            <text:p>17.886</text:p>
          </table:table-cell>
          <table:table-cell office:value-type="float" office:value="4382" table:style-name="ce12">
            <text:p>4.382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2346" table:style-name="ce12">
            <text:p>12.346</text:p>
          </table:table-cell>
          <table:table-cell office:value-type="float" office:value="5455" table:style-name="ce12">
            <text:p>5.455</text:p>
          </table:table-cell>
          <table:table-cell office:value-type="float" office:value="15006" table:style-name="ce12">
            <text:p>15.006</text:p>
          </table:table-cell>
          <table:table-cell office:value-type="float" office:value="896" table:style-name="ce12">
            <text:p>896</text:p>
          </table:table-cell>
          <table:table-cell office:value-type="float" office:value="934" table:style-name="ce12">
            <text:p>934</text:p>
          </table:table-cell>
          <table:table-cell office:value-type="float" office:value="12346" table:style-name="ce12">
            <text:p>12.346</text:p>
          </table:table-cell>
          <table:table-cell office:value-type="float" office:value="5886" table:style-name="ce12">
            <text:p>5.886</text:p>
          </table:table-cell>
          <table:table-cell office:value-type="float" office:value="16401" table:style-name="ce12">
            <text:p>16.401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2346" table:style-name="ce12">
            <text:p>12.346</text:p>
          </table:table-cell>
          <table:table-cell office:value-type="float" office:value="6594" table:style-name="ce12">
            <text:p>6.594</text:p>
          </table:table-cell>
          <table:table-cell office:value-type="float" office:value="15671" table:style-name="ce12">
            <text:p>15.671</text:p>
          </table:table-cell>
          <table:table-cell office:value-type="float" office:value="6" table:style-name="ce12">
            <text:p>6</text:p>
          </table:table-cell>
          <table:table-cell office:value-type="float" office:value="19" table:style-name="ce12">
            <text:p>19</text:p>
          </table:table-cell>
          <table:table-cell office:value-type="float" office:value="12346" table:style-name="ce12">
            <text:p>12.346</text:p>
          </table:table-cell>
          <table:table-cell office:value-type="float" office:value="1871" table:style-name="ce12">
            <text:p>1.871</text:p>
          </table:table-cell>
          <table:table-cell office:value-type="float" office:value="20391" table:style-name="ce12">
            <text:p>20.391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12346" table:style-name="ce12">
            <text:p>12.346</text:p>
          </table:table-cell>
          <table:table-cell office:value-type="float" office:value="992" table:style-name="ce12">
            <text:p>992</text:p>
          </table:table-cell>
          <table:table-cell office:value-type="float" office:value="21298" table:style-name="ce12">
            <text:p>21.2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2346" table:style-name="ce12">
            <text:p>12.346</text:p>
          </table:table-cell>
          <table:table-cell office:value-type="float" office:value="5590" table:style-name="ce12">
            <text:p>5.590</text:p>
          </table:table-cell>
          <table:table-cell office:value-type="float" office:value="16647" table:style-name="ce12">
            <text:p>16.647</text:p>
          </table:table-cell>
          <table:table-cell office:value-type="float" office:value="0" table:style-name="ce12">
            <text:p>0</text:p>
          </table:table-cell>
          <table:table-cell office:value-type="float" office:value="53" table:style-name="ce12">
            <text:p>53</text:p>
          </table:table-cell>
          <table:table-cell office:value-type="float" office:value="12346" table:style-name="ce12">
            <text:p>12.346</text:p>
          </table:table-cell>
          <table:table-cell office:value-type="float" office:value="5636" table:style-name="ce12">
            <text:p>5.636</text:p>
          </table:table-cell>
          <table:table-cell office:value-type="float" office:value="16654" table:style-name="ce12">
            <text:p>16.65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46" table:style-name="ce12">
            <text:p>12.34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00" table:style-name="ce12">
            <text:p>600</text:p>
          </table:table-cell>
          <table:table-cell office:value-type="float" office:value="2493" table:style-name="ce12">
            <text:p>2.493</text:p>
          </table:table-cell>
          <table:table-cell office:value-type="float" office:value="0" table:style-name="ce12">
            <text:p>0</text:p>
          </table:table-cell>
          <table:table-cell office:value-type="float" office:value="59" table:style-name="ce12">
            <text:p>59</text:p>
          </table:table-cell>
          <table:table-cell office:value-type="float" office:value="4287" table:style-name="ce12">
            <text:p>4.287</text:p>
          </table:table-cell>
          <table:table-cell office:value-type="float" office:value="1445" table:style-name="ce12">
            <text:p>1.445</text:p>
          </table:table-cell>
          <table:table-cell office:value-type="float" office:value="1583" table:style-name="ce12">
            <text:p>1.583</text:p>
          </table:table-cell>
          <table:table-cell office:value-type="float" office:value="71" table:style-name="ce12">
            <text:p>71</text:p>
          </table:table-cell>
          <table:table-cell office:value-type="float" office:value="53" table:style-name="ce12">
            <text:p>53</text:p>
          </table:table-cell>
          <table:table-cell office:value-type="float" office:value="4287" table:style-name="ce12">
            <text:p>4.287</text:p>
          </table:table-cell>
          <table:table-cell office:value-type="float" office:value="2283" table:style-name="ce12">
            <text:p>2.283</text:p>
          </table:table-cell>
          <table:table-cell office:value-type="float" office:value="784" table:style-name="ce12">
            <text:p>784</text:p>
          </table:table-cell>
          <table:table-cell office:value-type="float" office:value="85" table:style-name="ce12">
            <text:p>85</text:p>
          </table:table-cell>
          <table:table-cell office:value-type="float" office:value="0" table:style-name="ce12">
            <text:p>0</text:p>
          </table:table-cell>
          <table:table-cell office:value-type="float" office:value="4287" table:style-name="ce12">
            <text:p>4.287</text:p>
          </table:table-cell>
          <table:table-cell office:value-type="float" office:value="835" table:style-name="ce12">
            <text:p>835</text:p>
          </table:table-cell>
          <table:table-cell office:value-type="float" office:value="2298" table:style-name="ce12">
            <text:p>2.298</text:p>
          </table:table-cell>
          <table:table-cell office:value-type="float" office:value="12" table:style-name="ce12">
            <text:p>12</text:p>
          </table:table-cell>
          <table:table-cell office:value-type="float" office:value="7" table:style-name="ce12">
            <text:p>7</text:p>
          </table:table-cell>
          <table:table-cell office:value-type="float" office:value="4287" table:style-name="ce12">
            <text:p>4.287</text:p>
          </table:table-cell>
          <table:table-cell office:value-type="float" office:value="412" table:style-name="ce12">
            <text:p>412</text:p>
          </table:table-cell>
          <table:table-cell office:value-type="float" office:value="2731" table:style-name="ce12">
            <text:p>2.731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4287" table:style-name="ce12">
            <text:p>4.287</text:p>
          </table:table-cell>
          <table:table-cell office:value-type="float" office:value="1078" table:style-name="ce12">
            <text:p>1.078</text:p>
          </table:table-cell>
          <table:table-cell office:value-type="float" office:value="1987" table:style-name="ce12">
            <text:p>1.987</text:p>
          </table:table-cell>
          <table:table-cell office:value-type="float" office:value="0" table:style-name="ce12">
            <text:p>0</text:p>
          </table:table-cell>
          <table:table-cell office:value-type="float" office:value="87" table:style-name="ce12">
            <text:p>87</text:p>
          </table:table-cell>
          <table:table-cell office:value-type="float" office:value="4287" table:style-name="ce12">
            <text:p>4.287</text:p>
          </table:table-cell>
          <table:table-cell office:value-type="float" office:value="993" table:style-name="ce12">
            <text:p>993</text:p>
          </table:table-cell>
          <table:table-cell office:value-type="float" office:value="2154" table:style-name="ce12">
            <text:p>2.154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4287" table:style-name="ce12">
            <text:p>4.287</text:p>
          </table:table-cell>
          <table:table-cell office:value-type="float" office:value="181" table:style-name="ce12">
            <text:p>181</text:p>
          </table:table-cell>
          <table:table-cell office:value-type="float" office:value="2967" table:style-name="ce12">
            <text:p>2.967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4287" table:style-name="ce12">
            <text:p>4.287</text:p>
          </table:table-cell>
          <table:table-cell office:value-type="float" office:value="478" table:style-name="ce12">
            <text:p>478</text:p>
          </table:table-cell>
          <table:table-cell office:value-type="float" office:value="2532" table:style-name="ce12">
            <text:p>2.532</text:p>
          </table:table-cell>
          <table:table-cell office:value-type="float" office:value="5" table:style-name="ce12">
            <text:p>5</text:p>
          </table:table-cell>
          <table:table-cell office:value-type="float" office:value="137" table:style-name="ce12">
            <text:p>137</text:p>
          </table:table-cell>
          <table:table-cell office:value-type="float" office:value="4287" table:style-name="ce12">
            <text:p>4.287</text:p>
          </table:table-cell>
          <table:table-cell office:value-type="float" office:value="627" table:style-name="ce12">
            <text:p>627</text:p>
          </table:table-cell>
          <table:table-cell office:value-type="float" office:value="2524" table:style-name="ce12">
            <text:p>2.52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87" table:style-name="ce12">
            <text:p>4.287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5" table:style-name="ce12">
            <text:p>105</text:p>
          </table:table-cell>
          <table:table-cell office:value-type="float" office:value="737" table:style-name="ce12">
            <text:p>7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470" table:style-name="ce12">
            <text:p>470</text:p>
          </table:table-cell>
          <table:table-cell office:value-type="float" office:value="370" table:style-name="ce12">
            <text:p>37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781" table:style-name="ce12">
            <text:p>781</text:p>
          </table:table-cell>
          <table:table-cell office:value-type="float" office:value="62" table:style-name="ce12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53" table:style-name="ce12">
            <text:p>53</text:p>
          </table:table-cell>
          <table:table-cell office:value-type="float" office:value="787" table:style-name="ce12">
            <text:p>787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145" table:style-name="ce12">
            <text:p>145</text:p>
          </table:table-cell>
          <table:table-cell office:value-type="float" office:value="698" table:style-name="ce12">
            <text:p>6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51" table:style-name="ce12">
            <text:p>51</text:p>
          </table:table-cell>
          <table:table-cell office:value-type="float" office:value="792" table:style-name="ce12">
            <text:p>79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101" table:style-name="ce12">
            <text:p>101</text:p>
          </table:table-cell>
          <table:table-cell office:value-type="float" office:value="741" table:style-name="ce12">
            <text:p>74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49" table:style-name="ce12">
            <text:p>49</text:p>
          </table:table-cell>
          <table:table-cell office:value-type="float" office:value="794" table:style-name="ce12">
            <text:p>79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74" table:style-name="ce12">
            <text:p>74</text:p>
          </table:table-cell>
          <table:table-cell office:value-type="float" office:value="766" table:style-name="ce12">
            <text:p>766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969" table:style-name="ce12">
            <text:p>3.969</text:p>
          </table:table-cell>
          <table:table-cell office:value-type="float" office:value="108" table:style-name="ce12">
            <text:p>108</text:p>
          </table:table-cell>
          <table:table-cell office:value-type="float" office:value="734" table:style-name="ce12">
            <text:p>73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69" table:style-name="ce12">
            <text:p>3.969</text:p>
          </table:table-cell>
          <table:table-cell table:number-columns-repeated="1633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830" table:style-name="ce12">
            <text:p>9.830</text:p>
          </table:table-cell>
          <table:table-cell office:value-type="float" office:value="26787" table:style-name="ce12">
            <text:p>26.787</text:p>
          </table:table-cell>
          <table:table-cell office:value-type="float" office:value="11" table:style-name="ce12">
            <text:p>11</text:p>
          </table:table-cell>
          <table:table-cell office:value-type="float" office:value="400" table:style-name="ce12">
            <text:p>400</text:p>
          </table:table-cell>
          <table:table-cell office:value-type="float" office:value="19175" table:style-name="ce12">
            <text:p>19.175</text:p>
          </table:table-cell>
          <table:table-cell office:value-type="float" office:value="16971" table:style-name="ce12">
            <text:p>16.971</text:p>
          </table:table-cell>
          <table:table-cell office:value-type="float" office:value="18491" table:style-name="ce12">
            <text:p>18.491</text:p>
          </table:table-cell>
          <table:table-cell office:value-type="float" office:value="1456" table:style-name="ce12">
            <text:p>1.456</text:p>
          </table:table-cell>
          <table:table-cell office:value-type="float" office:value="111" table:style-name="ce12">
            <text:p>111</text:p>
          </table:table-cell>
          <table:table-cell office:value-type="float" office:value="19175" table:style-name="ce12">
            <text:p>19.175</text:p>
          </table:table-cell>
          <table:table-cell office:value-type="float" office:value="29208" table:style-name="ce12">
            <text:p>29.208</text:p>
          </table:table-cell>
          <table:table-cell office:value-type="float" office:value="7712" table:style-name="ce12">
            <text:p>7.712</text:p>
          </table:table-cell>
          <table:table-cell office:value-type="float" office:value="94" table:style-name="ce12">
            <text:p>94</text:p>
          </table:table-cell>
          <table:table-cell office:value-type="float" office:value="14" table:style-name="ce12">
            <text:p>14</text:p>
          </table:table-cell>
          <table:table-cell office:value-type="float" office:value="19175" table:style-name="ce12">
            <text:p>19.175</text:p>
          </table:table-cell>
          <table:table-cell office:value-type="float" office:value="8414" table:style-name="ce12">
            <text:p>8.414</text:p>
          </table:table-cell>
          <table:table-cell office:value-type="float" office:value="26531" table:style-name="ce12">
            <text:p>26.531</text:p>
          </table:table-cell>
          <table:table-cell office:value-type="float" office:value="976" table:style-name="ce12">
            <text:p>976</text:p>
          </table:table-cell>
          <table:table-cell office:value-type="float" office:value="1108" table:style-name="ce12">
            <text:p>1.108</text:p>
          </table:table-cell>
          <table:table-cell office:value-type="float" office:value="19175" table:style-name="ce12">
            <text:p>19.175</text:p>
          </table:table-cell>
          <table:table-cell office:value-type="float" office:value="7956" table:style-name="ce12">
            <text:p>7.956</text:p>
          </table:table-cell>
          <table:table-cell office:value-type="float" office:value="29007" table:style-name="ce12">
            <text:p>29.007</text:p>
          </table:table-cell>
          <table:table-cell office:value-type="float" office:value="36" table:style-name="ce12">
            <text:p>36</text:p>
          </table:table-cell>
          <table:table-cell office:value-type="float" office:value="29" table:style-name="ce12">
            <text:p>29</text:p>
          </table:table-cell>
          <table:table-cell office:value-type="float" office:value="19175" table:style-name="ce12">
            <text:p>19.175</text:p>
          </table:table-cell>
          <table:table-cell office:value-type="float" office:value="9709" table:style-name="ce12">
            <text:p>9.709</text:p>
          </table:table-cell>
          <table:table-cell office:value-type="float" office:value="27185" table:style-name="ce12">
            <text:p>27.185</text:p>
          </table:table-cell>
          <table:table-cell office:value-type="float" office:value="25" table:style-name="ce12">
            <text:p>25</text:p>
          </table:table-cell>
          <table:table-cell office:value-type="float" office:value="109" table:style-name="ce12">
            <text:p>109</text:p>
          </table:table-cell>
          <table:table-cell office:value-type="float" office:value="19175" table:style-name="ce12">
            <text:p>19.175</text:p>
          </table:table-cell>
          <table:table-cell office:value-type="float" office:value="5310" table:style-name="ce12">
            <text:p>5.310</text:p>
          </table:table-cell>
          <table:table-cell office:value-type="float" office:value="31680" table:style-name="ce12">
            <text:p>31.680</text:p>
          </table:table-cell>
          <table:table-cell office:value-type="float" office:value="9" table:style-name="ce12">
            <text:p>9</text:p>
          </table:table-cell>
          <table:table-cell office:value-type="float" office:value="29" table:style-name="ce12">
            <text:p>29</text:p>
          </table:table-cell>
          <table:table-cell office:value-type="float" office:value="19175" table:style-name="ce12">
            <text:p>19.175</text:p>
          </table:table-cell>
          <table:table-cell office:value-type="float" office:value="5154" table:style-name="ce12">
            <text:p>5.154</text:p>
          </table:table-cell>
          <table:table-cell office:value-type="float" office:value="31838" table:style-name="ce12">
            <text:p>31.838</text:p>
          </table:table-cell>
          <table:table-cell office:value-type="float" office:value="5" table:style-name="ce12">
            <text:p>5</text:p>
          </table:table-cell>
          <table:table-cell office:value-type="float" office:value="31" table:style-name="ce12">
            <text:p>31</text:p>
          </table:table-cell>
          <table:table-cell office:value-type="float" office:value="19175" table:style-name="ce12">
            <text:p>19.175</text:p>
          </table:table-cell>
          <table:table-cell office:value-type="float" office:value="9314" table:style-name="ce12">
            <text:p>9.314</text:p>
          </table:table-cell>
          <table:table-cell office:value-type="float" office:value="27276" table:style-name="ce12">
            <text:p>27.276</text:p>
          </table:table-cell>
          <table:table-cell office:value-type="float" office:value="27" table:style-name="ce12">
            <text:p>27</text:p>
          </table:table-cell>
          <table:table-cell office:value-type="float" office:value="411" table:style-name="ce12">
            <text:p>411</text:p>
          </table:table-cell>
          <table:table-cell office:value-type="float" office:value="19175" table:style-name="ce12">
            <text:p>19.175</text:p>
          </table:table-cell>
          <table:table-cell office:value-type="float" office:value="8627" table:style-name="ce12">
            <text:p>8.627</text:p>
          </table:table-cell>
          <table:table-cell office:value-type="float" office:value="28401" table:style-name="ce12">
            <text:p>28.40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175" table:style-name="ce12">
            <text:p>19.175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35" table:style-name="ce12">
            <text:p>335</text:p>
          </table:table-cell>
          <table:table-cell office:value-type="float" office:value="816" table:style-name="ce12">
            <text:p>81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621" table:style-name="ce12">
            <text:p>4.621</text:p>
          </table:table-cell>
          <table:table-cell office:value-type="float" office:value="480" table:style-name="ce12">
            <text:p>480</text:p>
          </table:table-cell>
          <table:table-cell office:value-type="float" office:value="634" table:style-name="ce12">
            <text:p>634</text:p>
          </table:table-cell>
          <table:table-cell office:value-type="float" office:value="33" table:style-name="ce12">
            <text:p>33</text:p>
          </table:table-cell>
          <table:table-cell office:value-type="float" office:value="3" table:style-name="ce12">
            <text:p>3</text:p>
          </table:table-cell>
          <table:table-cell office:value-type="float" office:value="4621" table:style-name="ce12">
            <text:p>4.621</text:p>
          </table:table-cell>
          <table:table-cell office:value-type="float" office:value="887" table:style-name="ce12">
            <text:p>887</text:p>
          </table:table-cell>
          <table:table-cell office:value-type="float" office:value="255" table:style-name="ce12">
            <text:p>255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4621" table:style-name="ce12">
            <text:p>4.621</text:p>
          </table:table-cell>
          <table:table-cell office:value-type="float" office:value="101" table:style-name="ce12">
            <text:p>101</text:p>
          </table:table-cell>
          <table:table-cell office:value-type="float" office:value="1021" table:style-name="ce12">
            <text:p>1.021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4621" table:style-name="ce12">
            <text:p>4.621</text:p>
          </table:table-cell>
          <table:table-cell office:value-type="float" office:value="341" table:style-name="ce12">
            <text:p>341</text:p>
          </table:table-cell>
          <table:table-cell office:value-type="float" office:value="794" table:style-name="ce12">
            <text:p>794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4621" table:style-name="ce12">
            <text:p>4.621</text:p>
          </table:table-cell>
          <table:table-cell office:value-type="float" office:value="234" table:style-name="ce12">
            <text:p>234</text:p>
          </table:table-cell>
          <table:table-cell office:value-type="float" office:value="916" table:style-name="ce12">
            <text:p>91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621" table:style-name="ce12">
            <text:p>4.621</text:p>
          </table:table-cell>
          <table:table-cell office:value-type="float" office:value="105" table:style-name="ce12">
            <text:p>105</text:p>
          </table:table-cell>
          <table:table-cell office:value-type="float" office:value="1037" table:style-name="ce12">
            <text:p>1.037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4621" table:style-name="ce12">
            <text:p>4.621</text:p>
          </table:table-cell>
          <table:table-cell office:value-type="float" office:value="451" table:style-name="ce12">
            <text:p>451</text:p>
          </table:table-cell>
          <table:table-cell office:value-type="float" office:value="691" table:style-name="ce12">
            <text:p>691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4621" table:style-name="ce12">
            <text:p>4.621</text:p>
          </table:table-cell>
          <table:table-cell office:value-type="float" office:value="476" table:style-name="ce12">
            <text:p>476</text:p>
          </table:table-cell>
          <table:table-cell office:value-type="float" office:value="611" table:style-name="ce12">
            <text:p>611</text:p>
          </table:table-cell>
          <table:table-cell office:value-type="float" office:value="0" table:style-name="ce12">
            <text:p>0</text:p>
          </table:table-cell>
          <table:table-cell office:value-type="float" office:value="63" table:style-name="ce12">
            <text:p>63</text:p>
          </table:table-cell>
          <table:table-cell office:value-type="float" office:value="4621" table:style-name="ce12">
            <text:p>4.621</text:p>
          </table:table-cell>
          <table:table-cell office:value-type="float" office:value="61" table:style-name="ce12">
            <text:p>61</text:p>
          </table:table-cell>
          <table:table-cell office:value-type="float" office:value="1089" table:style-name="ce12">
            <text:p>1.08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21" table:style-name="ce12">
            <text:p>4.62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165" table:style-name="ce12">
            <text:p>10.165</text:p>
          </table:table-cell>
          <table:table-cell office:value-type="float" office:value="27603" table:style-name="ce12">
            <text:p>27.603</text:p>
          </table:table-cell>
          <table:table-cell office:value-type="float" office:value="11" table:style-name="ce12">
            <text:p>11</text:p>
          </table:table-cell>
          <table:table-cell office:value-type="float" office:value="400" table:style-name="ce12">
            <text:p>400</text:p>
          </table:table-cell>
          <table:table-cell office:value-type="float" office:value="23796" table:style-name="ce12">
            <text:p>23.796</text:p>
          </table:table-cell>
          <table:table-cell office:value-type="float" office:value="17451" table:style-name="ce12">
            <text:p>17.451</text:p>
          </table:table-cell>
          <table:table-cell office:value-type="float" office:value="19125" table:style-name="ce12">
            <text:p>19.125</text:p>
          </table:table-cell>
          <table:table-cell office:value-type="float" office:value="1489" table:style-name="ce12">
            <text:p>1.489</text:p>
          </table:table-cell>
          <table:table-cell office:value-type="float" office:value="114" table:style-name="ce12">
            <text:p>114</text:p>
          </table:table-cell>
          <table:table-cell office:value-type="float" office:value="23796" table:style-name="ce12">
            <text:p>23.796</text:p>
          </table:table-cell>
          <table:table-cell office:value-type="float" office:value="30096" table:style-name="ce12">
            <text:p>30.096</text:p>
          </table:table-cell>
          <table:table-cell office:value-type="float" office:value="7967" table:style-name="ce12">
            <text:p>7.967</text:p>
          </table:table-cell>
          <table:table-cell office:value-type="float" office:value="102" table:style-name="ce12">
            <text:p>102</text:p>
          </table:table-cell>
          <table:table-cell office:value-type="float" office:value="14" table:style-name="ce12">
            <text:p>14</text:p>
          </table:table-cell>
          <table:table-cell office:value-type="float" office:value="23796" table:style-name="ce12">
            <text:p>23.796</text:p>
          </table:table-cell>
          <table:table-cell office:value-type="float" office:value="8515" table:style-name="ce12">
            <text:p>8.515</text:p>
          </table:table-cell>
          <table:table-cell office:value-type="float" office:value="27551" table:style-name="ce12">
            <text:p>27.551</text:p>
          </table:table-cell>
          <table:table-cell office:value-type="float" office:value="1004" table:style-name="ce12">
            <text:p>1.004</text:p>
          </table:table-cell>
          <table:table-cell office:value-type="float" office:value="1108" table:style-name="ce12">
            <text:p>1.108</text:p>
          </table:table-cell>
          <table:table-cell office:value-type="float" office:value="23796" table:style-name="ce12">
            <text:p>23.796</text:p>
          </table:table-cell>
          <table:table-cell office:value-type="float" office:value="8297" table:style-name="ce12">
            <text:p>8.297</text:p>
          </table:table-cell>
          <table:table-cell office:value-type="float" office:value="29801" table:style-name="ce12">
            <text:p>29.801</text:p>
          </table:table-cell>
          <table:table-cell office:value-type="float" office:value="44" table:style-name="ce12">
            <text:p>44</text:p>
          </table:table-cell>
          <table:table-cell office:value-type="float" office:value="37" table:style-name="ce12">
            <text:p>37</text:p>
          </table:table-cell>
          <table:table-cell office:value-type="float" office:value="23796" table:style-name="ce12">
            <text:p>23.796</text:p>
          </table:table-cell>
          <table:table-cell office:value-type="float" office:value="9943" table:style-name="ce12">
            <text:p>9.943</text:p>
          </table:table-cell>
          <table:table-cell office:value-type="float" office:value="28101" table:style-name="ce12">
            <text:p>28.101</text:p>
          </table:table-cell>
          <table:table-cell office:value-type="float" office:value="25" table:style-name="ce12">
            <text:p>25</text:p>
          </table:table-cell>
          <table:table-cell office:value-type="float" office:value="109" table:style-name="ce12">
            <text:p>109</text:p>
          </table:table-cell>
          <table:table-cell office:value-type="float" office:value="23796" table:style-name="ce12">
            <text:p>23.796</text:p>
          </table:table-cell>
          <table:table-cell office:value-type="float" office:value="5415" table:style-name="ce12">
            <text:p>5.415</text:p>
          </table:table-cell>
          <table:table-cell office:value-type="float" office:value="32718" table:style-name="ce12">
            <text:p>32.718</text:p>
          </table:table-cell>
          <table:table-cell office:value-type="float" office:value="17" table:style-name="ce12">
            <text:p>17</text:p>
          </table:table-cell>
          <table:table-cell office:value-type="float" office:value="29" table:style-name="ce12">
            <text:p>29</text:p>
          </table:table-cell>
          <table:table-cell office:value-type="float" office:value="23796" table:style-name="ce12">
            <text:p>23.796</text:p>
          </table:table-cell>
          <table:table-cell office:value-type="float" office:value="5606" table:style-name="ce12">
            <text:p>5.606</text:p>
          </table:table-cell>
          <table:table-cell office:value-type="float" office:value="32529" table:style-name="ce12">
            <text:p>32.529</text:p>
          </table:table-cell>
          <table:table-cell office:value-type="float" office:value="12" table:style-name="ce12">
            <text:p>12</text:p>
          </table:table-cell>
          <table:table-cell office:value-type="float" office:value="31" table:style-name="ce12">
            <text:p>31</text:p>
          </table:table-cell>
          <table:table-cell office:value-type="float" office:value="23796" table:style-name="ce12">
            <text:p>23.796</text:p>
          </table:table-cell>
          <table:table-cell office:value-type="float" office:value="9790" table:style-name="ce12">
            <text:p>9.790</text:p>
          </table:table-cell>
          <table:table-cell office:value-type="float" office:value="27887" table:style-name="ce12">
            <text:p>27.887</text:p>
          </table:table-cell>
          <table:table-cell office:value-type="float" office:value="27" table:style-name="ce12">
            <text:p>27</text:p>
          </table:table-cell>
          <table:table-cell office:value-type="float" office:value="475" table:style-name="ce12">
            <text:p>475</text:p>
          </table:table-cell>
          <table:table-cell office:value-type="float" office:value="23796" table:style-name="ce12">
            <text:p>23.796</text:p>
          </table:table-cell>
          <table:table-cell office:value-type="float" office:value="8689" table:style-name="ce12">
            <text:p>8.689</text:p>
          </table:table-cell>
          <table:table-cell office:value-type="float" office:value="29490" table:style-name="ce12">
            <text:p>29.49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796" table:style-name="ce12">
            <text:p>23.79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5" table:style-name="ce12">
            <text:p>45</text:p>
          </table:table-cell>
          <table:table-cell office:value-type="float" office:value="68" table:style-name="ce12">
            <text:p>6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93" table:style-name="ce12">
            <text:p>93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81" table:style-name="ce12">
            <text:p>81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52" table:style-name="ce12">
            <text:p>52</text:p>
          </table:table-cell>
          <table:table-cell office:value-type="float" office:value="62" table:style-name="ce12">
            <text:p>6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36" table:style-name="ce12">
            <text:p>36</text:p>
          </table:table-cell>
          <table:table-cell office:value-type="float" office:value="78" table:style-name="ce12">
            <text:p>7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50" table:style-name="ce12">
            <text:p>50</text:p>
          </table:table-cell>
          <table:table-cell office:value-type="float" office:value="63" table:style-name="ce12">
            <text:p>6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27" table:style-name="ce12">
            <text:p>27</text:p>
          </table:table-cell>
          <table:table-cell office:value-type="float" office:value="86" table:style-name="ce12">
            <text:p>8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0" table:style-name="ce12">
            <text:p>0</text:p>
          </table:table-cell>
          <table:table-cell office:value-type="float" office:value="113" table:style-name="ce12">
            <text:p>11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34" table:style-name="ce12">
            <text:p>34</text:p>
          </table:table-cell>
          <table:table-cell office:value-type="float" office:value="79" table:style-name="ce12">
            <text:p>7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36" table:style-name="ce12">
            <text:p>936</text:p>
          </table:table-cell>
          <table:table-cell office:value-type="float" office:value="9" table:style-name="ce12">
            <text:p>9</text:p>
          </table:table-cell>
          <table:table-cell office:value-type="float" office:value="105" table:style-name="ce12">
            <text:p>10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6" table:style-name="ce12">
            <text:p>936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4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3">
            <text:p>PROPORÇÃO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5">
            <text:p>Total de escolas localizadas em áreas rurais com acesso à 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1" table:number-rows-spanned="2" table:style-name="ce16">
            <text:p>Conexão discada</text:p>
          </table:table-cell>
          <table:table-cell office:value-type="string" table:number-columns-spanned="1" table:number-rows-spanned="2" table:style-name="ce16">
            <text:p>Banda larga fixa</text:p>
          </table:table-cell>
          <table:table-cell office:value-type="string" table:number-columns-spanned="5" table:number-rows-spanned="1" table:style-name="ce17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6">
            <text:p>Modem 3G ou 4G</text:p>
          </table:table-cell>
          <table:table-cell office:value-type="string" table:number-columns-spanned="1" table:number-rows-spanned="2" table:style-name="ce16">
            <text:p>Não sabe</text:p>
          </table:table-cell>
          <table:table-cell office:value-type="string" table:number-columns-spanned="1" table:number-rows-spanned="2" table:style-name="ce16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Conexão via linha telefônica ou DSL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4" table:style-name="ce12">
            <text:p>34</text:p>
          </table:table-cell>
          <table:table-cell office:value-type="float" office:value="15809" table:style-name="ce12">
            <text:p>15.809</text:p>
          </table:table-cell>
          <table:table-cell office:value-type="float" office:value="994" table:style-name="ce12">
            <text:p>994</text:p>
          </table:table-cell>
          <table:table-cell office:value-type="float" office:value="4608" table:style-name="ce12">
            <text:p>4.608</text:p>
          </table:table-cell>
          <table:table-cell office:value-type="float" office:value="4343" table:style-name="ce12">
            <text:p>4.343</text:p>
          </table:table-cell>
          <table:table-cell office:value-type="float" office:value="5245" table:style-name="ce12">
            <text:p>5.245</text:p>
          </table:table-cell>
          <table:table-cell office:value-type="float" office:value="619" table:style-name="ce12">
            <text:p>619</text:p>
          </table:table-cell>
          <table:table-cell office:value-type="float" office:value="3444" table:style-name="ce12">
            <text:p>3.444</text:p>
          </table:table-cell>
          <table:table-cell office:value-type="float" office:value="2708" table:style-name="ce12">
            <text:p>2.708</text:p>
          </table:table-cell>
          <table:table-cell office:value-type="float" office:value="517" table:style-name="ce12">
            <text:p>51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" table:style-name="ce12">
            <text:p>7</text:p>
          </table:table-cell>
          <table:table-cell office:value-type="float" office:value="1799" table:style-name="ce12">
            <text:p>1.799</text:p>
          </table:table-cell>
          <table:table-cell office:value-type="float" office:value="253" table:style-name="ce12">
            <text:p>253</text:p>
          </table:table-cell>
          <table:table-cell office:value-type="float" office:value="682" table:style-name="ce12">
            <text:p>682</text:p>
          </table:table-cell>
          <table:table-cell office:value-type="float" office:value="200" table:style-name="ce12">
            <text:p>200</text:p>
          </table:table-cell>
          <table:table-cell office:value-type="float" office:value="657" table:style-name="ce12">
            <text:p>657</text:p>
          </table:table-cell>
          <table:table-cell office:value-type="float" office:value="7" table:style-name="ce12">
            <text:p>7</text:p>
          </table:table-cell>
          <table:table-cell office:value-type="float" office:value="367" table:style-name="ce12">
            <text:p>367</text:p>
          </table:table-cell>
          <table:table-cell office:value-type="float" office:value="88" table:style-name="ce12">
            <text:p>88</text:p>
          </table:table-cell>
          <table:table-cell office:value-type="float" office:value="357" table:style-name="ce12">
            <text:p>35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12">
            <text:p>0</text:p>
          </table:table-cell>
          <table:table-cell office:value-type="float" office:value="1091" table:style-name="ce12">
            <text:p>1.091</text:p>
          </table:table-cell>
          <table:table-cell office:value-type="float" office:value="160" table:style-name="ce12">
            <text:p>160</text:p>
          </table:table-cell>
          <table:table-cell office:value-type="float" office:value="128" table:style-name="ce12">
            <text:p>128</text:p>
          </table:table-cell>
          <table:table-cell office:value-type="float" office:value="352" table:style-name="ce12">
            <text:p>352</text:p>
          </table:table-cell>
          <table:table-cell office:value-type="float" office:value="445" table:style-name="ce12">
            <text:p>445</text:p>
          </table:table-cell>
          <table:table-cell office:value-type="float" office:value="6" table:style-name="ce12">
            <text:p>6</text:p>
          </table:table-cell>
          <table:table-cell office:value-type="float" office:value="26" table:style-name="ce12">
            <text:p>26</text:p>
          </table:table-cell>
          <table:table-cell office:value-type="float" office:value="83" table:style-name="ce12">
            <text:p>83</text:p>
          </table:table-cell>
          <table:table-cell office:value-type="float" office:value="19" table:style-name="ce12">
            <text:p>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12">
            <text:p>0</text:p>
          </table:table-cell>
          <table:table-cell office:value-type="float" office:value="6798" table:style-name="ce12">
            <text:p>6.798</text:p>
          </table:table-cell>
          <table:table-cell office:value-type="float" office:value="69" table:style-name="ce12">
            <text:p>69</text:p>
          </table:table-cell>
          <table:table-cell office:value-type="float" office:value="2459" table:style-name="ce12">
            <text:p>2.459</text:p>
          </table:table-cell>
          <table:table-cell office:value-type="float" office:value="1993" table:style-name="ce12">
            <text:p>1.993</text:p>
          </table:table-cell>
          <table:table-cell office:value-type="float" office:value="2263" table:style-name="ce12">
            <text:p>2.263</text:p>
          </table:table-cell>
          <table:table-cell office:value-type="float" office:value="13" table:style-name="ce12">
            <text:p>13</text:p>
          </table:table-cell>
          <table:table-cell office:value-type="float" office:value="2375" table:style-name="ce12">
            <text:p>2.375</text:p>
          </table:table-cell>
          <table:table-cell office:value-type="float" office:value="1366" table:style-name="ce12">
            <text:p>1.366</text:p>
          </table:table-cell>
          <table:table-cell office:value-type="float" office:value="8" table:style-name="ce12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" table:style-name="ce12">
            <text:p>3</text:p>
          </table:table-cell>
          <table:table-cell office:value-type="float" office:value="2985" table:style-name="ce12">
            <text:p>2.985</text:p>
          </table:table-cell>
          <table:table-cell office:value-type="float" office:value="238" table:style-name="ce12">
            <text:p>238</text:p>
          </table:table-cell>
          <table:table-cell office:value-type="float" office:value="868" table:style-name="ce12">
            <text:p>868</text:p>
          </table:table-cell>
          <table:table-cell office:value-type="float" office:value="683" table:style-name="ce12">
            <text:p>683</text:p>
          </table:table-cell>
          <table:table-cell office:value-type="float" office:value="937" table:style-name="ce12">
            <text:p>937</text:p>
          </table:table-cell>
          <table:table-cell office:value-type="float" office:value="260" table:style-name="ce12">
            <text:p>260</text:p>
          </table:table-cell>
          <table:table-cell office:value-type="float" office:value="420" table:style-name="ce12">
            <text:p>420</text:p>
          </table:table-cell>
          <table:table-cell office:value-type="float" office:value="745" table:style-name="ce12">
            <text:p>745</text:p>
          </table:table-cell>
          <table:table-cell office:value-type="float" office:value="56" table:style-name="ce12">
            <text:p>5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" table:style-name="ce12">
            <text:p>25</text:p>
          </table:table-cell>
          <table:table-cell office:value-type="float" office:value="3136" table:style-name="ce12">
            <text:p>3.136</text:p>
          </table:table-cell>
          <table:table-cell office:value-type="float" office:value="275" table:style-name="ce12">
            <text:p>275</text:p>
          </table:table-cell>
          <table:table-cell office:value-type="float" office:value="471" table:style-name="ce12">
            <text:p>471</text:p>
          </table:table-cell>
          <table:table-cell office:value-type="float" office:value="1115" table:style-name="ce12">
            <text:p>1.115</text:p>
          </table:table-cell>
          <table:table-cell office:value-type="float" office:value="944" table:style-name="ce12">
            <text:p>944</text:p>
          </table:table-cell>
          <table:table-cell office:value-type="float" office:value="332" table:style-name="ce12">
            <text:p>332</text:p>
          </table:table-cell>
          <table:table-cell office:value-type="float" office:value="256" table:style-name="ce12">
            <text:p>256</text:p>
          </table:table-cell>
          <table:table-cell office:value-type="float" office:value="427" table:style-name="ce12">
            <text:p>427</text:p>
          </table:table-cell>
          <table:table-cell office:value-type="float" office:value="77" table:style-name="ce12">
            <text:p>77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" table:style-name="ce12">
            <text:p>34</text:p>
          </table:table-cell>
          <table:table-cell office:value-type="float" office:value="11929" table:style-name="ce12">
            <text:p>11.929</text:p>
          </table:table-cell>
          <table:table-cell office:value-type="float" office:value="665" table:style-name="ce12">
            <text:p>665</text:p>
          </table:table-cell>
          <table:table-cell office:value-type="float" office:value="3500" table:style-name="ce12">
            <text:p>3.500</text:p>
          </table:table-cell>
          <table:table-cell office:value-type="float" office:value="3135" table:style-name="ce12">
            <text:p>3.135</text:p>
          </table:table-cell>
          <table:table-cell office:value-type="float" office:value="4212" table:style-name="ce12">
            <text:p>4.212</text:p>
          </table:table-cell>
          <table:table-cell office:value-type="float" office:value="417" table:style-name="ce12">
            <text:p>417</text:p>
          </table:table-cell>
          <table:table-cell office:value-type="float" office:value="2479" table:style-name="ce12">
            <text:p>2.479</text:p>
          </table:table-cell>
          <table:table-cell office:value-type="float" office:value="2066" table:style-name="ce12">
            <text:p>2.066</text:p>
          </table:table-cell>
          <table:table-cell office:value-type="float" office:value="492" table:style-name="ce12">
            <text:p>49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12">
            <text:p>0</text:p>
          </table:table-cell>
          <table:table-cell office:value-type="float" office:value="2987" table:style-name="ce12">
            <text:p>2.987</text:p>
          </table:table-cell>
          <table:table-cell office:value-type="float" office:value="295" table:style-name="ce12">
            <text:p>295</text:p>
          </table:table-cell>
          <table:table-cell office:value-type="float" office:value="357" table:style-name="ce12">
            <text:p>357</text:p>
          </table:table-cell>
          <table:table-cell office:value-type="float" office:value="1129" table:style-name="ce12">
            <text:p>1.129</text:p>
          </table:table-cell>
          <table:table-cell office:value-type="float" office:value="1008" table:style-name="ce12">
            <text:p>1.008</text:p>
          </table:table-cell>
          <table:table-cell office:value-type="float" office:value="198" table:style-name="ce12">
            <text:p>198</text:p>
          </table:table-cell>
          <table:table-cell office:value-type="float" office:value="934" table:style-name="ce12">
            <text:p>934</text:p>
          </table:table-cell>
          <table:table-cell office:value-type="float" office:value="639" table:style-name="ce12">
            <text:p>639</text:p>
          </table:table-cell>
          <table:table-cell office:value-type="float" office:value="26" table:style-name="ce12">
            <text:p>2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4" table:style-name="ce12">
            <text:p>34</text:p>
          </table:table-cell>
          <table:table-cell office:value-type="float" office:value="14916" table:style-name="ce12">
            <text:p>14.916</text:p>
          </table:table-cell>
          <table:table-cell office:value-type="float" office:value="960" table:style-name="ce12">
            <text:p>960</text:p>
          </table:table-cell>
          <table:table-cell office:value-type="float" office:value="3857" table:style-name="ce12">
            <text:p>3.857</text:p>
          </table:table-cell>
          <table:table-cell office:value-type="float" office:value="4263" table:style-name="ce12">
            <text:p>4.263</text:p>
          </table:table-cell>
          <table:table-cell office:value-type="float" office:value="5220" table:style-name="ce12">
            <text:p>5.220</text:p>
          </table:table-cell>
          <table:table-cell office:value-type="float" office:value="615" table:style-name="ce12">
            <text:p>615</text:p>
          </table:table-cell>
          <table:table-cell office:value-type="float" office:value="3414" table:style-name="ce12">
            <text:p>3.414</text:p>
          </table:table-cell>
          <table:table-cell office:value-type="float" office:value="2705" table:style-name="ce12">
            <text:p>2.705</text:p>
          </table:table-cell>
          <table:table-cell office:value-type="float" office:value="517" table:style-name="ce12">
            <text:p>5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894" table:style-name="ce12">
            <text:p>894</text:p>
          </table:table-cell>
          <table:table-cell office:value-type="float" office:value="34" table:style-name="ce12">
            <text:p>34</text:p>
          </table:table-cell>
          <table:table-cell office:value-type="float" office:value="752" table:style-name="ce12">
            <text:p>752</text:p>
          </table:table-cell>
          <table:table-cell office:value-type="float" office:value="80" table:style-name="ce12">
            <text:p>80</text:p>
          </table:table-cell>
          <table:table-cell office:value-type="float" office:value="25" table:style-name="ce12">
            <text:p>25</text:p>
          </table:table-cell>
          <table:table-cell office:value-type="float" office:value="3" table:style-name="ce12">
            <text:p>3</text:p>
          </table:table-cell>
          <table:table-cell office:value-type="float" office:value="30" table:style-name="ce12">
            <text:p>3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4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6" table:number-rows-spanned="1" table:style-name="ce13">
            <text:p>PROPORÇÃO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5">
            <text:p>Total de escolas localizadas em áreas rurai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819" table:style-name="ce12">
            <text:p>2.819</text:p>
          </table:table-cell>
          <table:table-cell office:value-type="float" office:value="812" table:style-name="ce12">
            <text:p>812</text:p>
          </table:table-cell>
          <table:table-cell office:value-type="float" office:value="4297" table:style-name="ce12">
            <text:p>4.297</text:p>
          </table:table-cell>
          <table:table-cell office:value-type="float" office:value="5888" table:style-name="ce12">
            <text:p>5.888</text:p>
          </table:table-cell>
          <table:table-cell office:value-type="float" office:value="1377" table:style-name="ce12">
            <text:p>1.377</text:p>
          </table:table-cell>
          <table:table-cell office:value-type="float" office:value="1238" table:style-name="ce12">
            <text:p>1.238</text:p>
          </table:table-cell>
          <table:table-cell office:value-type="float" office:value="388" table:style-name="ce12">
            <text:p>388</text:p>
          </table:table-cell>
          <table:table-cell office:value-type="float" office:value="45" table:style-name="ce12">
            <text:p>45</text:p>
          </table:table-cell>
          <table:table-cell office:value-type="float" office:value="5" table:style-name="ce12">
            <text:p>5</text:p>
          </table:table-cell>
          <table:table-cell office:value-type="float" office:value="495" table:style-name="ce12">
            <text:p>495</text:p>
          </table:table-cell>
          <table:table-cell office:value-type="float" office:value="4436" table:style-name="ce12">
            <text:p>4.436</text:p>
          </table:table-cell>
          <table:table-cell office:value-type="float" office:value="713" table:style-name="ce12">
            <text:p>713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1" table:style-name="ce12">
            <text:p>251</text:p>
          </table:table-cell>
          <table:table-cell office:value-type="float" office:value="29" table:style-name="ce12">
            <text:p>29</text:p>
          </table:table-cell>
          <table:table-cell office:value-type="float" office:value="569" table:style-name="ce12">
            <text:p>569</text:p>
          </table:table-cell>
          <table:table-cell office:value-type="float" office:value="638" table:style-name="ce12">
            <text:p>638</text:p>
          </table:table-cell>
          <table:table-cell office:value-type="float" office:value="57" table:style-name="ce12">
            <text:p>57</text:p>
          </table:table-cell>
          <table:table-cell office:value-type="float" office:value="123" table:style-name="ce12">
            <text:p>123</text:p>
          </table:table-cell>
          <table:table-cell office:value-type="float" office:value="31" table:style-name="ce12">
            <text:p>31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81" table:style-name="ce12">
            <text:p>481</text:p>
          </table:table-cell>
          <table:table-cell office:value-type="float" office:value="418" table:style-name="ce12">
            <text:p>418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6" table:style-name="ce12">
            <text:p>106</text:p>
          </table:table-cell>
          <table:table-cell office:value-type="float" office:value="85" table:style-name="ce12">
            <text:p>85</text:p>
          </table:table-cell>
          <table:table-cell office:value-type="float" office:value="256" table:style-name="ce12">
            <text:p>256</text:p>
          </table:table-cell>
          <table:table-cell office:value-type="float" office:value="209" table:style-name="ce12">
            <text:p>209</text:p>
          </table:table-cell>
          <table:table-cell office:value-type="float" office:value="141" table:style-name="ce12">
            <text:p>141</text:p>
          </table:table-cell>
          <table:table-cell office:value-type="float" office:value="93" table:style-name="ce12">
            <text:p>93</text:p>
          </table:table-cell>
          <table:table-cell office:value-type="float" office:value="98" table:style-name="ce12">
            <text:p>98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92" table:style-name="ce12">
            <text:p>192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24" table:style-name="ce12">
            <text:p>1.724</text:p>
          </table:table-cell>
          <table:table-cell office:value-type="float" office:value="241" table:style-name="ce12">
            <text:p>241</text:p>
          </table:table-cell>
          <table:table-cell office:value-type="float" office:value="2267" table:style-name="ce12">
            <text:p>2.267</text:p>
          </table:table-cell>
          <table:table-cell office:value-type="float" office:value="3832" table:style-name="ce12">
            <text:p>3.832</text:p>
          </table:table-cell>
          <table:table-cell office:value-type="float" office:value="442" table:style-name="ce12">
            <text:p>442</text:p>
          </table:table-cell>
          <table:table-cell office:value-type="float" office:value="599" table:style-name="ce12">
            <text:p>599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08" table:style-name="ce12">
            <text:p>408</text:p>
          </table:table-cell>
          <table:table-cell office:value-type="float" office:value="851" table:style-name="ce12">
            <text:p>851</text:p>
          </table:table-cell>
          <table:table-cell office:value-type="float" office:value="173" table:style-name="ce12">
            <text:p>173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70" table:style-name="ce12">
            <text:p>370</text:p>
          </table:table-cell>
          <table:table-cell office:value-type="float" office:value="278" table:style-name="ce12">
            <text:p>278</text:p>
          </table:table-cell>
          <table:table-cell office:value-type="float" office:value="604" table:style-name="ce12">
            <text:p>604</text:p>
          </table:table-cell>
          <table:table-cell office:value-type="float" office:value="446" table:style-name="ce12">
            <text:p>446</text:p>
          </table:table-cell>
          <table:table-cell office:value-type="float" office:value="383" table:style-name="ce12">
            <text:p>383</text:p>
          </table:table-cell>
          <table:table-cell office:value-type="float" office:value="263" table:style-name="ce12">
            <text:p>263</text:p>
          </table:table-cell>
          <table:table-cell office:value-type="float" office:value="105" table:style-name="ce12">
            <text:p>105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2">
            <text:p>3</text:p>
          </table:table-cell>
          <table:table-cell office:value-type="float" office:value="57" table:style-name="ce12">
            <text:p>57</text:p>
          </table:table-cell>
          <table:table-cell office:value-type="float" office:value="1632" table:style-name="ce12">
            <text:p>1.632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68" table:style-name="ce12">
            <text:p>368</text:p>
          </table:table-cell>
          <table:table-cell office:value-type="float" office:value="178" table:style-name="ce12">
            <text:p>178</text:p>
          </table:table-cell>
          <table:table-cell office:value-type="float" office:value="600" table:style-name="ce12">
            <text:p>600</text:p>
          </table:table-cell>
          <table:table-cell office:value-type="float" office:value="763" table:style-name="ce12">
            <text:p>763</text:p>
          </table:table-cell>
          <table:table-cell office:value-type="float" office:value="353" table:style-name="ce12">
            <text:p>353</text:p>
          </table:table-cell>
          <table:table-cell office:value-type="float" office:value="160" table:style-name="ce12">
            <text:p>160</text:p>
          </table:table-cell>
          <table:table-cell office:value-type="float" office:value="145" table:style-name="ce12">
            <text:p>145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0" table:style-name="ce12">
            <text:p>30</text:p>
          </table:table-cell>
          <table:table-cell office:value-type="float" office:value="1280" table:style-name="ce12">
            <text:p>1.280</text:p>
          </table:table-cell>
          <table:table-cell office:value-type="float" office:value="41" table:style-name="ce12">
            <text:p>41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52" table:style-name="ce12">
            <text:p>1.652</text:p>
          </table:table-cell>
          <table:table-cell office:value-type="float" office:value="645" table:style-name="ce12">
            <text:p>645</text:p>
          </table:table-cell>
          <table:table-cell office:value-type="float" office:value="3083" table:style-name="ce12">
            <text:p>3.083</text:p>
          </table:table-cell>
          <table:table-cell office:value-type="float" office:value="5175" table:style-name="ce12">
            <text:p>5.175</text:p>
          </table:table-cell>
          <table:table-cell office:value-type="float" office:value="918" table:style-name="ce12">
            <text:p>918</text:p>
          </table:table-cell>
          <table:table-cell office:value-type="float" office:value="1022" table:style-name="ce12">
            <text:p>1.022</text:p>
          </table:table-cell>
          <table:table-cell office:value-type="float" office:value="255" table:style-name="ce12">
            <text:p>255</text:p>
          </table:table-cell>
          <table:table-cell office:value-type="float" office:value="35" table:style-name="ce12">
            <text:p>35</text:p>
          </table:table-cell>
          <table:table-cell office:value-type="float" office:value="5" table:style-name="ce12">
            <text:p>5</text:p>
          </table:table-cell>
          <table:table-cell office:value-type="float" office:value="92" table:style-name="ce12">
            <text:p>92</text:p>
          </table:table-cell>
          <table:table-cell office:value-type="float" office:value="3590" table:style-name="ce12">
            <text:p>3.590</text:p>
          </table:table-cell>
          <table:table-cell office:value-type="float" office:value="528" table:style-name="ce12">
            <text:p>528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67" table:style-name="ce12">
            <text:p>1.167</text:p>
          </table:table-cell>
          <table:table-cell office:value-type="float" office:value="148" table:style-name="ce12">
            <text:p>148</text:p>
          </table:table-cell>
          <table:table-cell office:value-type="float" office:value="485" table:style-name="ce12">
            <text:p>485</text:p>
          </table:table-cell>
          <table:table-cell office:value-type="float" office:value="673" table:style-name="ce12">
            <text:p>673</text:p>
          </table:table-cell>
          <table:table-cell office:value-type="float" office:value="419" table:style-name="ce12">
            <text:p>419</text:p>
          </table:table-cell>
          <table:table-cell office:value-type="float" office:value="167" table:style-name="ce12">
            <text:p>167</text:p>
          </table:table-cell>
          <table:table-cell office:value-type="float" office:value="116" table:style-name="ce12">
            <text:p>116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403" table:style-name="ce12">
            <text:p>403</text:p>
          </table:table-cell>
          <table:table-cell office:value-type="float" office:value="816" table:style-name="ce12">
            <text:p>816</text:p>
          </table:table-cell>
          <table:table-cell office:value-type="float" office:value="185" table:style-name="ce12">
            <text:p>185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19" table:style-name="ce12">
            <text:p>2.819</text:p>
          </table:table-cell>
          <table:table-cell office:value-type="float" office:value="793" table:style-name="ce12">
            <text:p>793</text:p>
          </table:table-cell>
          <table:table-cell office:value-type="float" office:value="3568" table:style-name="ce12">
            <text:p>3.568</text:p>
          </table:table-cell>
          <table:table-cell office:value-type="float" office:value="5848" table:style-name="ce12">
            <text:p>5.848</text:p>
          </table:table-cell>
          <table:table-cell office:value-type="float" office:value="1337" table:style-name="ce12">
            <text:p>1.337</text:p>
          </table:table-cell>
          <table:table-cell office:value-type="float" office:value="1189" table:style-name="ce12">
            <text:p>1.189</text:p>
          </table:table-cell>
          <table:table-cell office:value-type="float" office:value="371" table:style-name="ce12">
            <text:p>371</text:p>
          </table:table-cell>
          <table:table-cell office:value-type="float" office:value="42" table:style-name="ce12">
            <text:p>42</text:p>
          </table:table-cell>
          <table:table-cell office:value-type="float" office:value="5" table:style-name="ce12">
            <text:p>5</text:p>
          </table:table-cell>
          <table:table-cell office:value-type="float" office:value="495" table:style-name="ce12">
            <text:p>495</text:p>
          </table:table-cell>
          <table:table-cell office:value-type="float" office:value="4406" table:style-name="ce12">
            <text:p>4.406</text:p>
          </table:table-cell>
          <table:table-cell office:value-type="float" office:value="713" table:style-name="ce12">
            <text:p>713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729" table:style-name="ce12">
            <text:p>729</text:p>
          </table:table-cell>
          <table:table-cell office:value-type="float" office:value="41" table:style-name="ce12">
            <text:p>41</text:p>
          </table:table-cell>
          <table:table-cell office:value-type="float" office:value="40" table:style-name="ce12">
            <text:p>40</text:p>
          </table:table-cell>
          <table:table-cell office:value-type="float" office:value="48" table:style-name="ce12">
            <text:p>48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4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PROPORÇÃO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5423" table:style-name="ce12">
            <text:p>15.423</text:p>
          </table:table-cell>
          <table:table-cell office:value-type="float" office:value="6942" table:style-name="ce12">
            <text:p>6.942</text:p>
          </table:table-cell>
          <table:table-cell office:value-type="float" office:value="105" table:style-name="ce12">
            <text:p>105</text:p>
          </table:table-cell>
          <table:table-cell office:value-type="float" office:value="43" table:style-name="ce12">
            <text:p>43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91" table:style-name="ce12">
            <text:p>1.591</text:p>
          </table:table-cell>
          <table:table-cell office:value-type="float" office:value="1028" table:style-name="ce12">
            <text:p>1.02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83" table:style-name="ce12">
            <text:p>883</text:p>
          </table:table-cell>
          <table:table-cell office:value-type="float" office:value="334" table:style-name="ce12">
            <text:p>334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025" table:style-name="ce12">
            <text:p>7.025</text:p>
          </table:table-cell>
          <table:table-cell office:value-type="float" office:value="3521" table:style-name="ce12">
            <text:p>3.5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65" table:style-name="ce12">
            <text:p>3.065</text:p>
          </table:table-cell>
          <table:table-cell office:value-type="float" office:value="1042" table:style-name="ce12">
            <text:p>1.042</text:p>
          </table:table-cell>
          <table:table-cell office:value-type="float" office:value="103" table:style-name="ce12">
            <text:p>10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60" table:style-name="ce12">
            <text:p>2.860</text:p>
          </table:table-cell>
          <table:table-cell office:value-type="float" office:value="1018" table:style-name="ce12">
            <text:p>1.018</text:p>
          </table:table-cell>
          <table:table-cell office:value-type="float" office:value="0" table:style-name="ce12">
            <text:p>0</text:p>
          </table:table-cell>
          <table:table-cell office:value-type="float" office:value="43" table:style-name="ce12">
            <text:p>43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200" table:style-name="ce12">
            <text:p>11.200</text:p>
          </table:table-cell>
          <table:table-cell office:value-type="float" office:value="5652" table:style-name="ce12">
            <text:p>5.652</text:p>
          </table:table-cell>
          <table:table-cell office:value-type="float" office:value="105" table:style-name="ce12">
            <text:p>105</text:p>
          </table:table-cell>
          <table:table-cell office:value-type="float" office:value="43" table:style-name="ce12">
            <text:p>43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337" table:style-name="ce12">
            <text:p>3.337</text:p>
          </table:table-cell>
          <table:table-cell office:value-type="float" office:value="1249" table:style-name="ce12">
            <text:p>1.2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4537" table:style-name="ce12">
            <text:p>14.537</text:p>
          </table:table-cell>
          <table:table-cell office:value-type="float" office:value="6901" table:style-name="ce12">
            <text:p>6.901</text:p>
          </table:table-cell>
          <table:table-cell office:value-type="float" office:value="105" table:style-name="ce12">
            <text:p>105</text:p>
          </table:table-cell>
          <table:table-cell office:value-type="float" office:value="43" table:style-name="ce12">
            <text:p>43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86" table:style-name="ce12">
            <text:p>886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3">
            <text:p>PROPORÇÃO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5">
            <text:p>Total de escolas localizadas em áre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De uso livre para todos, 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6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026" table:style-name="ce12">
            <text:p>1.026</text:p>
          </table:table-cell>
          <table:table-cell office:value-type="float" office:value="9248" table:style-name="ce12">
            <text:p>9.248</text:p>
          </table:table-cell>
          <table:table-cell office:value-type="float" office:value="5106" table:style-name="ce12">
            <text:p>5.106</text:p>
          </table:table-cell>
          <table:table-cell office:value-type="float" office:value="5" table:style-name="ce12">
            <text:p>5</text:p>
          </table:table-cell>
          <table:table-cell office:value-type="float" office:value="38" table:style-name="ce12">
            <text:p>38</text:p>
          </table:table-cell>
          <table:table-cell office:value-type="float" office:value="7090" table:style-name="ce12">
            <text:p>7.09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7" table:style-name="ce12">
            <text:p>217</text:p>
          </table:table-cell>
          <table:table-cell office:value-type="float" office:value="1056" table:style-name="ce12">
            <text:p>1.056</text:p>
          </table:table-cell>
          <table:table-cell office:value-type="float" office:value="314" table:style-name="ce12">
            <text:p>314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028" table:style-name="ce12">
            <text:p>1.02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1" table:style-name="ce12">
            <text:p>71</text:p>
          </table:table-cell>
          <table:table-cell office:value-type="float" office:value="517" table:style-name="ce12">
            <text:p>517</text:p>
          </table:table-cell>
          <table:table-cell office:value-type="float" office:value="292" table:style-name="ce12">
            <text:p>292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336" table:style-name="ce12">
            <text:p>33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8" table:style-name="ce12">
            <text:p>108</text:p>
          </table:table-cell>
          <table:table-cell office:value-type="float" office:value="4442" table:style-name="ce12">
            <text:p>4.442</text:p>
          </table:table-cell>
          <table:table-cell office:value-type="float" office:value="2468" table:style-name="ce12">
            <text:p>2.468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3521" table:style-name="ce12">
            <text:p>3.52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03" table:style-name="ce12">
            <text:p>403</text:p>
          </table:table-cell>
          <table:table-cell office:value-type="float" office:value="1817" table:style-name="ce12">
            <text:p>1.817</text:p>
          </table:table-cell>
          <table:table-cell office:value-type="float" office:value="840" table:style-name="ce12">
            <text:p>84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144" table:style-name="ce12">
            <text:p>1.14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27" table:style-name="ce12">
            <text:p>227</text:p>
          </table:table-cell>
          <table:table-cell office:value-type="float" office:value="1416" table:style-name="ce12">
            <text:p>1.416</text:p>
          </table:table-cell>
          <table:table-cell office:value-type="float" office:value="1192" table:style-name="ce12">
            <text:p>1.192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1061" table:style-name="ce12">
            <text:p>1.061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73" table:style-name="ce12">
            <text:p>773</text:p>
          </table:table-cell>
          <table:table-cell office:value-type="float" office:value="7171" table:style-name="ce12">
            <text:p>7.171</text:p>
          </table:table-cell>
          <table:table-cell office:value-type="float" office:value="3218" table:style-name="ce12">
            <text:p>3.218</text:p>
          </table:table-cell>
          <table:table-cell office:value-type="float" office:value="5" table:style-name="ce12">
            <text:p>5</text:p>
          </table:table-cell>
          <table:table-cell office:value-type="float" office:value="34" table:style-name="ce12">
            <text:p>34</text:p>
          </table:table-cell>
          <table:table-cell office:value-type="float" office:value="5800" table:style-name="ce12">
            <text:p>5.80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53" table:style-name="ce12">
            <text:p>253</text:p>
          </table:table-cell>
          <table:table-cell office:value-type="float" office:value="1962" table:style-name="ce12">
            <text:p>1.962</text:p>
          </table:table-cell>
          <table:table-cell office:value-type="float" office:value="1117" table:style-name="ce12">
            <text:p>1.117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1249" table:style-name="ce12">
            <text:p>1.24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26" table:style-name="ce12">
            <text:p>1.026</text:p>
          </table:table-cell>
          <table:table-cell office:value-type="float" office:value="9133" table:style-name="ce12">
            <text:p>9.133</text:p>
          </table:table-cell>
          <table:table-cell office:value-type="float" office:value="4335" table:style-name="ce12">
            <text:p>4.335</text:p>
          </table:table-cell>
          <table:table-cell office:value-type="float" office:value="5" table:style-name="ce12">
            <text:p>5</text:p>
          </table:table-cell>
          <table:table-cell office:value-type="float" office:value="38" table:style-name="ce12">
            <text:p>38</text:p>
          </table:table-cell>
          <table:table-cell office:value-type="float" office:value="7049" table:style-name="ce12">
            <text:p>7.04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15" table:style-name="ce12">
            <text:p>115</text:p>
          </table:table-cell>
          <table:table-cell office:value-type="float" office:value="771" table:style-name="ce12">
            <text:p>77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2" table:style-name="ce12">
            <text:p>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4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3">
            <text:p>PROPORÇÃO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5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30150" table:style-name="ce12">
            <text:p>30.150</text:p>
          </table:table-cell>
          <table:table-cell office:value-type="float" office:value="32799" table:style-name="ce12">
            <text:p>32.799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230" table:style-name="ce12">
            <text:p>5.230</text:p>
          </table:table-cell>
          <table:table-cell office:value-type="float" office:value="9233" table:style-name="ce12">
            <text:p>9.23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6" table:style-name="ce12">
            <text:p>906</text:p>
          </table:table-cell>
          <table:table-cell office:value-type="float" office:value="767" table:style-name="ce12">
            <text:p>76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996" table:style-name="ce12">
            <text:p>17.996</text:p>
          </table:table-cell>
          <table:table-cell office:value-type="float" office:value="16632" table:style-name="ce12">
            <text:p>16.632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27" table:style-name="ce12">
            <text:p>3.427</text:p>
          </table:table-cell>
          <table:table-cell office:value-type="float" office:value="3995" table:style-name="ce12">
            <text:p>3.995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91" table:style-name="ce12">
            <text:p>2.591</text:p>
          </table:table-cell>
          <table:table-cell office:value-type="float" office:value="2171" table:style-name="ce12">
            <text:p>2.171</text:p>
          </table:table-cell>
          <table:table-cell office:value-type="float" office:value="49" table:style-name="ce12">
            <text:p>49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6031" table:style-name="ce12">
            <text:p>26.031</text:p>
          </table:table-cell>
          <table:table-cell office:value-type="float" office:value="30098" table:style-name="ce12">
            <text:p>30.098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841" table:style-name="ce12">
            <text:p>3.841</text:p>
          </table:table-cell>
          <table:table-cell office:value-type="float" office:value="1929" table:style-name="ce12">
            <text:p>1.92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9872" table:style-name="ce12">
            <text:p>29.872</text:p>
          </table:table-cell>
          <table:table-cell office:value-type="float" office:value="32028" table:style-name="ce12">
            <text:p>32.028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8" table:style-name="ce12">
            <text:p>278</text:p>
          </table:table-cell>
          <table:table-cell office:value-type="float" office:value="771" table:style-name="ce12">
            <text:p>77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4B – ESCOLAS RURAIS, POR ORIGEM DO CELULAR UTILIZADO NAS ATIVIDADES ADMINISTRATIVAS</text:p>
          </table:table-cell>
          <table:table-cell table:number-columns-repeated="10" table:style-name="ce8"/>
          <table:table-cell table:number-columns-repeated="16373"/>
        </table:table-row>
        <table:table-row table:style-name="ro1">
          <table:table-cell office:value-type="string" table:number-columns-spanned="7" table:number-rows-spanned="1" table:style-name="ce15">
            <text:p>Total de escolas localizadas em áreas rurais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De propriedade da escola</text:p>
          </table:table-cell>
          <table:table-cell office:value-type="string" table:style-name="ce2">
            <text:p>Pessoais, mas cujos créditos ou planos foram custeados pela escola</text:p>
          </table:table-cell>
          <table:table-cell office:value-type="string" table:style-name="ce2">
            <text:p>Pessoais, não custeados pela escola</text:p>
          </table:table-cell>
          <table:table-cell office:value-type="string" table:style-name="ce2">
            <text:p>Não se aplica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836" table:style-name="ce12">
            <text:p>1.836</text:p>
          </table:table-cell>
          <table:table-cell office:value-type="float" office:value="2942" table:style-name="ce12">
            <text:p>2.942</text:p>
          </table:table-cell>
          <table:table-cell office:value-type="float" office:value="26545" table:style-name="ce12">
            <text:p>26.545</text:p>
          </table:table-cell>
          <table:table-cell office:value-type="float" office:value="32873" table:style-name="ce12">
            <text:p>32.87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14" table:style-name="ce12">
            <text:p>1.014</text:p>
          </table:table-cell>
          <table:table-cell office:value-type="float" office:value="889" table:style-name="ce12">
            <text:p>889</text:p>
          </table:table-cell>
          <table:table-cell office:value-type="float" office:value="3883" table:style-name="ce12">
            <text:p>3.883</text:p>
          </table:table-cell>
          <table:table-cell office:value-type="float" office:value="9233" table:style-name="ce12">
            <text:p>9.2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5" table:style-name="ce12">
            <text:p>65</text:p>
          </table:table-cell>
          <table:table-cell office:value-type="float" office:value="100" table:style-name="ce12">
            <text:p>100</text:p>
          </table:table-cell>
          <table:table-cell office:value-type="float" office:value="797" table:style-name="ce12">
            <text:p>797</text:p>
          </table:table-cell>
          <table:table-cell office:value-type="float" office:value="767" table:style-name="ce12">
            <text:p>76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7" table:style-name="ce12">
            <text:p>67</text:p>
          </table:table-cell>
          <table:table-cell office:value-type="float" office:value="1440" table:style-name="ce12">
            <text:p>1.440</text:p>
          </table:table-cell>
          <table:table-cell office:value-type="float" office:value="16553" table:style-name="ce12">
            <text:p>16.553</text:p>
          </table:table-cell>
          <table:table-cell office:value-type="float" office:value="16641" table:style-name="ce12">
            <text:p>16.64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19" table:style-name="ce12">
            <text:p>419</text:p>
          </table:table-cell>
          <table:table-cell office:value-type="float" office:value="406" table:style-name="ce12">
            <text:p>406</text:p>
          </table:table-cell>
          <table:table-cell office:value-type="float" office:value="2931" table:style-name="ce12">
            <text:p>2.931</text:p>
          </table:table-cell>
          <table:table-cell office:value-type="float" office:value="4012" table:style-name="ce12">
            <text:p>4.01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70" table:style-name="ce12">
            <text:p>270</text:p>
          </table:table-cell>
          <table:table-cell office:value-type="float" office:value="106" table:style-name="ce12">
            <text:p>106</text:p>
          </table:table-cell>
          <table:table-cell office:value-type="float" office:value="2381" table:style-name="ce12">
            <text:p>2.381</text:p>
          </table:table-cell>
          <table:table-cell office:value-type="float" office:value="2220" table:style-name="ce12">
            <text:p>2.22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54" table:style-name="ce12">
            <text:p>1.454</text:p>
          </table:table-cell>
          <table:table-cell office:value-type="float" office:value="2464" table:style-name="ce12">
            <text:p>2.464</text:p>
          </table:table-cell>
          <table:table-cell office:value-type="float" office:value="22851" table:style-name="ce12">
            <text:p>22.851</text:p>
          </table:table-cell>
          <table:table-cell office:value-type="float" office:value="30173" table:style-name="ce12">
            <text:p>30.17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95" table:style-name="ce12">
            <text:p>295</text:p>
          </table:table-cell>
          <table:table-cell office:value-type="float" office:value="423" table:style-name="ce12">
            <text:p>423</text:p>
          </table:table-cell>
          <table:table-cell office:value-type="float" office:value="3464" table:style-name="ce12">
            <text:p>3.464</text:p>
          </table:table-cell>
          <table:table-cell office:value-type="float" office:value="1929" table:style-name="ce12">
            <text:p>1.92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750" table:style-name="ce12">
            <text:p>1.750</text:p>
          </table:table-cell>
          <table:table-cell office:value-type="float" office:value="2886" table:style-name="ce12">
            <text:p>2.886</text:p>
          </table:table-cell>
          <table:table-cell office:value-type="float" office:value="26315" table:style-name="ce12">
            <text:p>26.315</text:p>
          </table:table-cell>
          <table:table-cell office:value-type="float" office:value="32102" table:style-name="ce12">
            <text:p>32.10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6" table:style-name="ce12">
            <text:p>86</text:p>
          </table:table-cell>
          <table:table-cell office:value-type="float" office:value="56" table:style-name="ce12">
            <text:p>56</text:p>
          </table:table-cell>
          <table:table-cell office:value-type="float" office:value="230" table:style-name="ce12">
            <text:p>230</text:p>
          </table:table-cell>
          <table:table-cell office:value-type="float" office:value="771" table:style-name="ce12">
            <text:p>7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4"/>
          <table:covered-table-cell table:number-columns-repeated="6"/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B4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3">
            <text:p>PROPORÇÃO PARA O INDICADOR B4C – ESCOLAS RURAIS, POR ATIVIDADES ADMINISTRATIVAS REALIZADAS COM O CELULAR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5">
            <text:p>Total de escolas localizadas em áreas rurai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Enviar mensagens de texto SMS</text:p>
          </table:table-cell>
          <table:covered-table-cell table:number-columns-repeated="3"/>
          <table:table-cell office:value-type="string" table:number-columns-spanned="4" table:number-rows-spanned="1" table:style-name="ce16">
            <text:p>Enviar mensagem por aplicativos</text:p>
          </table:table-cell>
          <table:covered-table-cell table:number-columns-repeated="3"/>
          <table:table-cell office:value-type="string" table:number-columns-spanned="4" table:number-rows-spanned="1" table:style-name="ce17">
            <text:p>Acessar páginas ou sites da Internet</text:p>
          </table:table-cell>
          <table:covered-table-cell table:number-columns-repeated="3"/>
          <table:table-cell office:value-type="string" table:number-columns-spanned="4" table:number-rows-spanned="1" table:style-name="ce16">
            <text:p>Enviar e-mails</text:p>
          </table:table-cell>
          <table:covered-table-cell table:number-columns-repeated="3"/>
          <table:table-cell office:value-type="string" table:number-columns-spanned="4" table:number-rows-spanned="1" table:style-name="ce16">
            <text:p>Comunicar-se com os pais dos alunos</text:p>
          </table:table-cell>
          <table:covered-table-cell table:number-columns-repeated="3"/>
          <table:table-cell office:value-type="string" table:number-columns-spanned="4" table:number-rows-spanned="1" table:style-name="ce17">
            <text:p>Comunicar-se com a Secretaria de Educação</text:p>
          </table:table-cell>
          <table:covered-table-cell table:number-columns-repeated="3"/>
          <table:table-cell office:value-type="string" table:number-columns-spanned="4" table:number-rows-spanned="1" table:style-name="ce16">
            <text:p>Acessar redes sociais</text:p>
          </table:table-cell>
          <table:covered-table-cell table:number-columns-repeated="3"/>
          <table:table-cell office:value-type="string" table:number-columns-spanned="4" table:number-rows-spanned="1" table:style-name="ce17">
            <text:p>Acessar programas de gestão escolar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1977" table:style-name="ce12">
            <text:p>21.977</text:p>
          </table:table-cell>
          <table:table-cell office:value-type="float" office:value="7988" table:style-name="ce12">
            <text:p>7.988</text:p>
          </table:table-cell>
          <table:table-cell office:value-type="float" office:value="185" table:style-name="ce12">
            <text:p>185</text:p>
          </table:table-cell>
          <table:table-cell office:value-type="string" table:style-name="ce12">
            <text:p>-</text:p>
          </table:table-cell>
          <table:table-cell office:value-type="float" office:value="22129" table:style-name="ce12">
            <text:p>22.129</text:p>
          </table:table-cell>
          <table:table-cell office:value-type="float" office:value="7849" table:style-name="ce12">
            <text:p>7.849</text:p>
          </table:table-cell>
          <table:table-cell office:value-type="float" office:value="173" table:style-name="ce12">
            <text:p>173</text:p>
          </table:table-cell>
          <table:table-cell office:value-type="string" table:style-name="ce12">
            <text:p>-</text:p>
          </table:table-cell>
          <table:table-cell office:value-type="float" office:value="20323" table:style-name="ce12">
            <text:p>20.323</text:p>
          </table:table-cell>
          <table:table-cell office:value-type="float" office:value="9525" table:style-name="ce12">
            <text:p>9.525</text:p>
          </table:table-cell>
          <table:table-cell office:value-type="float" office:value="266" table:style-name="ce12">
            <text:p>266</text:p>
          </table:table-cell>
          <table:table-cell office:value-type="float" office:value="37" table:style-name="ce12">
            <text:p>37</text:p>
          </table:table-cell>
          <table:table-cell office:value-type="float" office:value="18636" table:style-name="ce12">
            <text:p>18.636</text:p>
          </table:table-cell>
          <table:table-cell office:value-type="float" office:value="11304" table:style-name="ce12">
            <text:p>11.304</text:p>
          </table:table-cell>
          <table:table-cell office:value-type="float" office:value="210" table:style-name="ce12">
            <text:p>210</text:p>
          </table:table-cell>
          <table:table-cell office:value-type="string" table:style-name="ce12">
            <text:p>-</text:p>
          </table:table-cell>
          <table:table-cell office:value-type="float" office:value="24409" table:style-name="ce12">
            <text:p>24.409</text:p>
          </table:table-cell>
          <table:table-cell office:value-type="float" office:value="5635" table:style-name="ce12">
            <text:p>5.635</text:p>
          </table:table-cell>
          <table:table-cell office:value-type="float" office:value="106" table:style-name="ce12">
            <text:p>106</text:p>
          </table:table-cell>
          <table:table-cell office:value-type="string" table:style-name="ce12">
            <text:p>-</text:p>
          </table:table-cell>
          <table:table-cell office:value-type="float" office:value="27543" table:style-name="ce12">
            <text:p>27.543</text:p>
          </table:table-cell>
          <table:table-cell office:value-type="float" office:value="2603" table:style-name="ce12">
            <text:p>2.60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-</text:p>
          </table:table-cell>
          <table:table-cell office:value-type="float" office:value="19990" table:style-name="ce12">
            <text:p>19.990</text:p>
          </table:table-cell>
          <table:table-cell office:value-type="float" office:value="9879" table:style-name="ce12">
            <text:p>9.879</text:p>
          </table:table-cell>
          <table:table-cell office:value-type="float" office:value="278" table:style-name="ce12">
            <text:p>278</text:p>
          </table:table-cell>
          <table:table-cell office:value-type="float" office:value="3" table:style-name="ce12">
            <text:p>3</text:p>
          </table:table-cell>
          <table:table-cell office:value-type="float" office:value="21180" table:style-name="ce12">
            <text:p>21.180</text:p>
          </table:table-cell>
          <table:table-cell office:value-type="float" office:value="8643" table:style-name="ce12">
            <text:p>8.643</text:p>
          </table:table-cell>
          <table:table-cell office:value-type="float" office:value="298" table:style-name="ce12">
            <text:p>298</text:p>
          </table:table-cell>
          <table:table-cell office:value-type="float" office:value="30" table:style-name="ce12">
            <text:p>30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53" table:style-name="ce12">
            <text:p>3.853</text:p>
          </table:table-cell>
          <table:table-cell office:value-type="float" office:value="1377" table:style-name="ce12">
            <text:p>1.37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30" table:style-name="ce12">
            <text:p>3.430</text:p>
          </table:table-cell>
          <table:table-cell office:value-type="float" office:value="1800" table:style-name="ce12">
            <text:p>1.80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88" table:style-name="ce12">
            <text:p>3.488</text:p>
          </table:table-cell>
          <table:table-cell office:value-type="float" office:value="1711" table:style-name="ce12">
            <text:p>1.711</text:p>
          </table:table-cell>
          <table:table-cell office:value-type="float" office:value="0" table:style-name="ce12">
            <text:p>0</text:p>
          </table:table-cell>
          <table:table-cell office:value-type="float" office:value="31" table:style-name="ce12">
            <text:p>31</text:p>
          </table:table-cell>
          <table:table-cell office:value-type="float" office:value="2665" table:style-name="ce12">
            <text:p>2.665</text:p>
          </table:table-cell>
          <table:table-cell office:value-type="float" office:value="2565" table:style-name="ce12">
            <text:p>2.56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023" table:style-name="ce12">
            <text:p>4.023</text:p>
          </table:table-cell>
          <table:table-cell office:value-type="float" office:value="1207" table:style-name="ce12">
            <text:p>1.20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872" table:style-name="ce12">
            <text:p>4.872</text:p>
          </table:table-cell>
          <table:table-cell office:value-type="float" office:value="358" table:style-name="ce12">
            <text:p>35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55" table:style-name="ce12">
            <text:p>3.455</text:p>
          </table:table-cell>
          <table:table-cell office:value-type="float" office:value="1775" table:style-name="ce12">
            <text:p>1.77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376" table:style-name="ce12">
            <text:p>3.376</text:p>
          </table:table-cell>
          <table:table-cell office:value-type="float" office:value="1854" table:style-name="ce12">
            <text:p>1.85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58" table:style-name="ce12">
            <text:p>658</text:p>
          </table:table-cell>
          <table:table-cell office:value-type="float" office:value="235" table:style-name="ce12">
            <text:p>235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-</text:p>
          </table:table-cell>
          <table:table-cell office:value-type="float" office:value="813" table:style-name="ce12">
            <text:p>813</text:p>
          </table:table-cell>
          <table:table-cell office:value-type="float" office:value="93" table:style-name="ce12">
            <text:p>9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25" table:style-name="ce12">
            <text:p>725</text:p>
          </table:table-cell>
          <table:table-cell office:value-type="float" office:value="179" table:style-name="ce12">
            <text:p>179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651" table:style-name="ce12">
            <text:p>651</text:p>
          </table:table-cell>
          <table:table-cell office:value-type="float" office:value="245" table:style-name="ce12">
            <text:p>245</text:p>
          </table:table-cell>
          <table:table-cell office:value-type="float" office:value="11" table:style-name="ce12">
            <text:p>11</text:p>
          </table:table-cell>
          <table:table-cell office:value-type="string" table:style-name="ce12">
            <text:p>-</text:p>
          </table:table-cell>
          <table:table-cell office:value-type="float" office:value="765" table:style-name="ce12">
            <text:p>765</text:p>
          </table:table-cell>
          <table:table-cell office:value-type="float" office:value="126" table:style-name="ce12">
            <text:p>126</text:p>
          </table:table-cell>
          <table:table-cell office:value-type="float" office:value="15" table:style-name="ce12">
            <text:p>15</text:p>
          </table:table-cell>
          <table:table-cell office:value-type="string" table:style-name="ce12">
            <text:p>-</text:p>
          </table:table-cell>
          <table:table-cell office:value-type="float" office:value="848" table:style-name="ce12">
            <text:p>848</text:p>
          </table:table-cell>
          <table:table-cell office:value-type="float" office:value="57" table:style-name="ce12">
            <text:p>5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627" table:style-name="ce12">
            <text:p>627</text:p>
          </table:table-cell>
          <table:table-cell office:value-type="float" office:value="277" table:style-name="ce12">
            <text:p>277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628" table:style-name="ce12">
            <text:p>628</text:p>
          </table:table-cell>
          <table:table-cell office:value-type="float" office:value="278" table:style-name="ce12">
            <text:p>27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374" table:style-name="ce12">
            <text:p>13.374</text:p>
          </table:table-cell>
          <table:table-cell office:value-type="float" office:value="4619" table:style-name="ce12">
            <text:p>4.619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13499" table:style-name="ce12">
            <text:p>13.499</text:p>
          </table:table-cell>
          <table:table-cell office:value-type="float" office:value="4497" table:style-name="ce12">
            <text:p>4.49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2399" table:style-name="ce12">
            <text:p>12.399</text:p>
          </table:table-cell>
          <table:table-cell office:value-type="float" office:value="5587" table:style-name="ce12">
            <text:p>5.587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11674" table:style-name="ce12">
            <text:p>11.674</text:p>
          </table:table-cell>
          <table:table-cell office:value-type="float" office:value="6318" table:style-name="ce12">
            <text:p>6.318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14638" table:style-name="ce12">
            <text:p>14.638</text:p>
          </table:table-cell>
          <table:table-cell office:value-type="float" office:value="3354" table:style-name="ce12">
            <text:p>3.354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16395" table:style-name="ce12">
            <text:p>16.395</text:p>
          </table:table-cell>
          <table:table-cell office:value-type="float" office:value="1601" table:style-name="ce12">
            <text:p>1.60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104" table:style-name="ce12">
            <text:p>13.104</text:p>
          </table:table-cell>
          <table:table-cell office:value-type="float" office:value="4892" table:style-name="ce12">
            <text:p>4.89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4557" table:style-name="ce12">
            <text:p>14.557</text:p>
          </table:table-cell>
          <table:table-cell office:value-type="float" office:value="3439" table:style-name="ce12">
            <text:p>3.43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61" table:style-name="ce12">
            <text:p>2.361</text:p>
          </table:table-cell>
          <table:table-cell office:value-type="float" office:value="900" table:style-name="ce12">
            <text:p>900</text:p>
          </table:table-cell>
          <table:table-cell office:value-type="float" office:value="167" table:style-name="ce12">
            <text:p>167</text:p>
          </table:table-cell>
          <table:table-cell office:value-type="string" table:style-name="ce12">
            <text:p>-</text:p>
          </table:table-cell>
          <table:table-cell office:value-type="float" office:value="2443" table:style-name="ce12">
            <text:p>2.443</text:p>
          </table:table-cell>
          <table:table-cell office:value-type="float" office:value="833" table:style-name="ce12">
            <text:p>833</text:p>
          </table:table-cell>
          <table:table-cell office:value-type="float" office:value="151" table:style-name="ce12">
            <text:p>151</text:p>
          </table:table-cell>
          <table:table-cell office:value-type="string" table:style-name="ce12">
            <text:p>-</text:p>
          </table:table-cell>
          <table:table-cell office:value-type="float" office:value="1951" table:style-name="ce12">
            <text:p>1.951</text:p>
          </table:table-cell>
          <table:table-cell office:value-type="float" office:value="1239" table:style-name="ce12">
            <text:p>1.239</text:p>
          </table:table-cell>
          <table:table-cell office:value-type="float" office:value="238" table:style-name="ce12">
            <text:p>238</text:p>
          </table:table-cell>
          <table:table-cell office:value-type="float" office:value="0" table:style-name="ce12">
            <text:p>0</text:p>
          </table:table-cell>
          <table:table-cell office:value-type="float" office:value="1934" table:style-name="ce12">
            <text:p>1.934</text:p>
          </table:table-cell>
          <table:table-cell office:value-type="float" office:value="1322" table:style-name="ce12">
            <text:p>1.322</text:p>
          </table:table-cell>
          <table:table-cell office:value-type="float" office:value="171" table:style-name="ce12">
            <text:p>171</text:p>
          </table:table-cell>
          <table:table-cell office:value-type="string" table:style-name="ce12">
            <text:p>-</text:p>
          </table:table-cell>
          <table:table-cell office:value-type="float" office:value="2839" table:style-name="ce12">
            <text:p>2.839</text:p>
          </table:table-cell>
          <table:table-cell office:value-type="float" office:value="502" table:style-name="ce12">
            <text:p>502</text:p>
          </table:table-cell>
          <table:table-cell office:value-type="float" office:value="87" table:style-name="ce12">
            <text:p>87</text:p>
          </table:table-cell>
          <table:table-cell office:value-type="string" table:style-name="ce12">
            <text:p>-</text:p>
          </table:table-cell>
          <table:table-cell office:value-type="float" office:value="3163" table:style-name="ce12">
            <text:p>3.163</text:p>
          </table:table-cell>
          <table:table-cell office:value-type="float" office:value="259" table:style-name="ce12">
            <text:p>259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-</text:p>
          </table:table-cell>
          <table:table-cell office:value-type="float" office:value="1422" table:style-name="ce12">
            <text:p>1.422</text:p>
          </table:table-cell>
          <table:table-cell office:value-type="float" office:value="1726" table:style-name="ce12">
            <text:p>1.726</text:p>
          </table:table-cell>
          <table:table-cell office:value-type="float" office:value="276" table:style-name="ce12">
            <text:p>276</text:p>
          </table:table-cell>
          <table:table-cell office:value-type="float" office:value="3" table:style-name="ce12">
            <text:p>3</text:p>
          </table:table-cell>
          <table:table-cell office:value-type="float" office:value="1170" table:style-name="ce12">
            <text:p>1.170</text:p>
          </table:table-cell>
          <table:table-cell office:value-type="float" office:value="1982" table:style-name="ce12">
            <text:p>1.982</text:p>
          </table:table-cell>
          <table:table-cell office:value-type="float" office:value="276" table:style-name="ce12">
            <text:p>276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33" table:style-name="ce12">
            <text:p>1.733</text:p>
          </table:table-cell>
          <table:table-cell office:value-type="float" office:value="856" table:style-name="ce12">
            <text:p>856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1943" table:style-name="ce12">
            <text:p>1.943</text:p>
          </table:table-cell>
          <table:table-cell office:value-type="float" office:value="625" table:style-name="ce12">
            <text:p>625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1759" table:style-name="ce12">
            <text:p>1.759</text:p>
          </table:table-cell>
          <table:table-cell office:value-type="float" office:value="809" table:style-name="ce12">
            <text:p>809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1712" table:style-name="ce12">
            <text:p>1.712</text:p>
          </table:table-cell>
          <table:table-cell office:value-type="float" office:value="854" table:style-name="ce12">
            <text:p>854</text:p>
          </table:table-cell>
          <table:table-cell office:value-type="float" office:value="24" table:style-name="ce12">
            <text:p>24</text:p>
          </table:table-cell>
          <table:table-cell office:value-type="string" table:style-name="ce12">
            <text:p>-</text:p>
          </table:table-cell>
          <table:table-cell office:value-type="float" office:value="2145" table:style-name="ce12">
            <text:p>2.145</text:p>
          </table:table-cell>
          <table:table-cell office:value-type="float" office:value="446" table:style-name="ce12">
            <text:p>44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264" table:style-name="ce12">
            <text:p>2.264</text:p>
          </table:table-cell>
          <table:table-cell office:value-type="float" office:value="327" table:style-name="ce12">
            <text:p>32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81" table:style-name="ce12">
            <text:p>1.381</text:p>
          </table:table-cell>
          <table:table-cell office:value-type="float" office:value="1210" table:style-name="ce12">
            <text:p>1.2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450" table:style-name="ce12">
            <text:p>1.450</text:p>
          </table:table-cell>
          <table:table-cell office:value-type="float" office:value="1089" table:style-name="ce12">
            <text:p>1.089</text:p>
          </table:table-cell>
          <table:table-cell office:value-type="float" office:value="22" table:style-name="ce12">
            <text:p>22</text:p>
          </table:table-cell>
          <table:table-cell office:value-type="float" office:value="30" table:style-name="ce12">
            <text:p>30</text:p>
          </table:table-cell>
          <table:table-cell table:number-columns-repeated="16350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398" table:style-name="ce12">
            <text:p>19.398</text:p>
          </table:table-cell>
          <table:table-cell office:value-type="float" office:value="6449" table:style-name="ce12">
            <text:p>6.449</text:p>
          </table:table-cell>
          <table:table-cell office:value-type="float" office:value="183" table:style-name="ce12">
            <text:p>183</text:p>
          </table:table-cell>
          <table:table-cell office:value-type="string" table:style-name="ce12">
            <text:p>-</text:p>
          </table:table-cell>
          <table:table-cell office:value-type="float" office:value="18687" table:style-name="ce12">
            <text:p>18.687</text:p>
          </table:table-cell>
          <table:table-cell office:value-type="float" office:value="7230" table:style-name="ce12">
            <text:p>7.230</text:p>
          </table:table-cell>
          <table:table-cell office:value-type="float" office:value="114" table:style-name="ce12">
            <text:p>114</text:p>
          </table:table-cell>
          <table:table-cell office:value-type="string" table:style-name="ce12">
            <text:p>-</text:p>
          </table:table-cell>
          <table:table-cell office:value-type="float" office:value="16967" table:style-name="ce12">
            <text:p>16.967</text:p>
          </table:table-cell>
          <table:table-cell office:value-type="float" office:value="8761" table:style-name="ce12">
            <text:p>8.761</text:p>
          </table:table-cell>
          <table:table-cell office:value-type="float" office:value="266" table:style-name="ce12">
            <text:p>266</text:p>
          </table:table-cell>
          <table:table-cell office:value-type="float" office:value="37" table:style-name="ce12">
            <text:p>37</text:p>
          </table:table-cell>
          <table:table-cell office:value-type="float" office:value="15748" table:style-name="ce12">
            <text:p>15.748</text:p>
          </table:table-cell>
          <table:table-cell office:value-type="float" office:value="10075" table:style-name="ce12">
            <text:p>10.075</text:p>
          </table:table-cell>
          <table:table-cell office:value-type="float" office:value="208" table:style-name="ce12">
            <text:p>208</text:p>
          </table:table-cell>
          <table:table-cell office:value-type="string" table:style-name="ce12">
            <text:p>-</text:p>
          </table:table-cell>
          <table:table-cell office:value-type="float" office:value="20936" table:style-name="ce12">
            <text:p>20.936</text:p>
          </table:table-cell>
          <table:table-cell office:value-type="float" office:value="4990" table:style-name="ce12">
            <text:p>4.990</text:p>
          </table:table-cell>
          <table:table-cell office:value-type="float" office:value="106" table:style-name="ce12">
            <text:p>106</text:p>
          </table:table-cell>
          <table:table-cell office:value-type="string" table:style-name="ce12">
            <text:p>-</text:p>
          </table:table-cell>
          <table:table-cell office:value-type="float" office:value="23785" table:style-name="ce12">
            <text:p>23.785</text:p>
          </table:table-cell>
          <table:table-cell office:value-type="float" office:value="2241" table:style-name="ce12">
            <text:p>2.241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-</text:p>
          </table:table-cell>
          <table:table-cell office:value-type="float" office:value="17009" table:style-name="ce12">
            <text:p>17.009</text:p>
          </table:table-cell>
          <table:table-cell office:value-type="float" office:value="8800" table:style-name="ce12">
            <text:p>8.800</text:p>
          </table:table-cell>
          <table:table-cell office:value-type="float" office:value="218" table:style-name="ce12">
            <text:p>218</text:p>
          </table:table-cell>
          <table:table-cell office:value-type="float" office:value="3" table:style-name="ce12">
            <text:p>3</text:p>
          </table:table-cell>
          <table:table-cell office:value-type="float" office:value="18888" table:style-name="ce12">
            <text:p>18.888</text:p>
          </table:table-cell>
          <table:table-cell office:value-type="float" office:value="6874" table:style-name="ce12">
            <text:p>6.874</text:p>
          </table:table-cell>
          <table:table-cell office:value-type="float" office:value="239" table:style-name="ce12">
            <text:p>239</text:p>
          </table:table-cell>
          <table:table-cell office:value-type="float" office:value="30" table:style-name="ce12">
            <text:p>3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401" table:style-name="ce12">
            <text:p>2.401</text:p>
          </table:table-cell>
          <table:table-cell office:value-type="float" office:value="1438" table:style-name="ce12">
            <text:p>1.438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3219" table:style-name="ce12">
            <text:p>3.219</text:p>
          </table:table-cell>
          <table:table-cell office:value-type="float" office:value="563" table:style-name="ce12">
            <text:p>563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-</text:p>
          </table:table-cell>
          <table:table-cell office:value-type="float" office:value="3126" table:style-name="ce12">
            <text:p>3.126</text:p>
          </table:table-cell>
          <table:table-cell office:value-type="float" office:value="715" table:style-name="ce12">
            <text:p>7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713" table:style-name="ce12">
            <text:p>2.713</text:p>
          </table:table-cell>
          <table:table-cell office:value-type="float" office:value="1126" table:style-name="ce12">
            <text:p>1.126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3212" table:style-name="ce12">
            <text:p>3.212</text:p>
          </table:table-cell>
          <table:table-cell office:value-type="float" office:value="630" table:style-name="ce12">
            <text:p>63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524" table:style-name="ce12">
            <text:p>3.524</text:p>
          </table:table-cell>
          <table:table-cell office:value-type="float" office:value="317" table:style-name="ce12">
            <text:p>31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800" table:style-name="ce12">
            <text:p>2.800</text:p>
          </table:table-cell>
          <table:table-cell office:value-type="float" office:value="982" table:style-name="ce12">
            <text:p>982</text:p>
          </table:table-cell>
          <table:table-cell office:value-type="float" office:value="59" table:style-name="ce12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2105" table:style-name="ce12">
            <text:p>2.105</text:p>
          </table:table-cell>
          <table:table-cell office:value-type="float" office:value="1677" table:style-name="ce12">
            <text:p>1.677</text:p>
          </table:table-cell>
          <table:table-cell office:value-type="float" office:value="59" table:style-name="ce12">
            <text:p>59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1800" table:style-name="ce12">
            <text:p>21.800</text:p>
          </table:table-cell>
          <table:table-cell office:value-type="float" office:value="7888" table:style-name="ce12">
            <text:p>7.888</text:p>
          </table:table-cell>
          <table:table-cell office:value-type="float" office:value="185" table:style-name="ce12">
            <text:p>185</text:p>
          </table:table-cell>
          <table:table-cell office:value-type="string" table:style-name="ce12">
            <text:p>-</text:p>
          </table:table-cell>
          <table:table-cell office:value-type="float" office:value="21906" table:style-name="ce12">
            <text:p>21.906</text:p>
          </table:table-cell>
          <table:table-cell office:value-type="float" office:value="7793" table:style-name="ce12">
            <text:p>7.793</text:p>
          </table:table-cell>
          <table:table-cell office:value-type="float" office:value="173" table:style-name="ce12">
            <text:p>173</text:p>
          </table:table-cell>
          <table:table-cell office:value-type="string" table:style-name="ce12">
            <text:p>-</text:p>
          </table:table-cell>
          <table:table-cell office:value-type="float" office:value="20093" table:style-name="ce12">
            <text:p>20.093</text:p>
          </table:table-cell>
          <table:table-cell office:value-type="float" office:value="9476" table:style-name="ce12">
            <text:p>9.476</text:p>
          </table:table-cell>
          <table:table-cell office:value-type="float" office:value="266" table:style-name="ce12">
            <text:p>266</text:p>
          </table:table-cell>
          <table:table-cell office:value-type="float" office:value="37" table:style-name="ce12">
            <text:p>37</text:p>
          </table:table-cell>
          <table:table-cell office:value-type="float" office:value="18461" table:style-name="ce12">
            <text:p>18.461</text:p>
          </table:table-cell>
          <table:table-cell office:value-type="float" office:value="11201" table:style-name="ce12">
            <text:p>11.201</text:p>
          </table:table-cell>
          <table:table-cell office:value-type="float" office:value="210" table:style-name="ce12">
            <text:p>210</text:p>
          </table:table-cell>
          <table:table-cell office:value-type="string" table:style-name="ce12">
            <text:p>-</text:p>
          </table:table-cell>
          <table:table-cell office:value-type="float" office:value="24147" table:style-name="ce12">
            <text:p>24.147</text:p>
          </table:table-cell>
          <table:table-cell office:value-type="float" office:value="5619" table:style-name="ce12">
            <text:p>5.619</text:p>
          </table:table-cell>
          <table:table-cell office:value-type="float" office:value="106" table:style-name="ce12">
            <text:p>106</text:p>
          </table:table-cell>
          <table:table-cell office:value-type="string" table:style-name="ce12">
            <text:p>-</text:p>
          </table:table-cell>
          <table:table-cell office:value-type="float" office:value="27309" table:style-name="ce12">
            <text:p>27.309</text:p>
          </table:table-cell>
          <table:table-cell office:value-type="float" office:value="2559" table:style-name="ce12">
            <text:p>2.559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-</text:p>
          </table:table-cell>
          <table:table-cell office:value-type="float" office:value="19809" table:style-name="ce12">
            <text:p>19.809</text:p>
          </table:table-cell>
          <table:table-cell office:value-type="float" office:value="9782" table:style-name="ce12">
            <text:p>9.782</text:p>
          </table:table-cell>
          <table:table-cell office:value-type="float" office:value="278" table:style-name="ce12">
            <text:p>278</text:p>
          </table:table-cell>
          <table:table-cell office:value-type="float" office:value="3" table:style-name="ce12">
            <text:p>3</text:p>
          </table:table-cell>
          <table:table-cell office:value-type="float" office:value="20993" table:style-name="ce12">
            <text:p>20.993</text:p>
          </table:table-cell>
          <table:table-cell office:value-type="float" office:value="8551" table:style-name="ce12">
            <text:p>8.551</text:p>
          </table:table-cell>
          <table:table-cell office:value-type="float" office:value="298" table:style-name="ce12">
            <text:p>298</text:p>
          </table:table-cell>
          <table:table-cell office:value-type="float" office:value="30" table:style-name="ce12">
            <text:p>3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78" table:style-name="ce12">
            <text:p>178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22" table:style-name="ce12">
            <text:p>222</text:p>
          </table:table-cell>
          <table:table-cell office:value-type="float" office:value="56" table:style-name="ce12">
            <text:p>5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30" table:style-name="ce12">
            <text:p>230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75" table:style-name="ce12">
            <text:p>175</text:p>
          </table:table-cell>
          <table:table-cell office:value-type="float" office:value="103" table:style-name="ce12">
            <text:p>10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62" table:style-name="ce12">
            <text:p>262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34" table:style-name="ce12">
            <text:p>234</text:p>
          </table:table-cell>
          <table:table-cell office:value-type="float" office:value="44" table:style-name="ce12">
            <text:p>4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1" table:style-name="ce12">
            <text:p>181</text:p>
          </table:table-cell>
          <table:table-cell office:value-type="float" office:value="97" table:style-name="ce12">
            <text:p>9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87" table:style-name="ce12">
            <text:p>187</text:p>
          </table:table-cell>
          <table:table-cell office:value-type="float" office:value="91" table:style-name="ce12">
            <text:p>9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4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B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9" table:number-rows-spanned="1" table:style-name="ce13">
            <text:p>PROPORÇÃO PARA O INDICADOR B5A – ESCOLAS RURAIS, POR PROGRAMA DE IMPLEMENTAÇÃO DE INFRAESTRUTURA TECNOLÓGICA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5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2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4" table:number-rows-spanned="1" table:style-name="ce16">
            <text:p>PRONACAMPO</text:p>
          </table:table-cell>
          <table:covered-table-cell table:number-columns-repeated="3"/>
          <table:table-cell office:value-type="string" table:number-columns-spanned="4" table:number-rows-spanned="1" table:style-name="ce17">
            <text:p>Programa Dinheiro Direto na Escola – Campo</text:p>
          </table:table-cell>
          <table:covered-table-cell table:number-columns-repeated="3"/>
          <table:table-cell office:value-type="string" table:number-columns-spanned="4" table:number-rows-spanned="1" table:style-name="ce17">
            <text:p>Mais Educação Campo</text:p>
          </table:table-cell>
          <table:covered-table-cell table:number-columns-repeated="3"/>
          <table:table-cell office:value-type="string" table:number-columns-spanned="4" table:number-rows-spanned="1" table:style-name="ce16">
            <text:p>Caminho da Escola</text:p>
          </table:table-cell>
          <table:covered-table-cell table:number-columns-repeated="3"/>
          <table:table-cell office:value-type="string" table:number-columns-spanned="4" table:number-rows-spanned="1" table:style-name="ce17">
            <text:p>Programa Nacional do Livro Didático Campo</text:p>
          </table:table-cell>
          <table:covered-table-cell table:number-columns-repeated="3"/>
          <table:table-cell office:value-type="string" table:number-columns-spanned="4" table:number-rows-spanned="1" table:style-name="ce17">
            <text:p>Programa de Ações Articuladas</text:p>
          </table:table-cell>
          <table:covered-table-cell table:number-columns-repeated="3"/>
          <table:table-cell office:value-type="string" table:number-columns-spanned="4" table:number-rows-spanned="1" table:style-name="ce16">
            <text:p>PROINFO</text:p>
          </table:table-cell>
          <table:covered-table-cell table:number-columns-repeated="3"/>
          <table:table-cell office:value-type="string" table:number-columns-spanned="4" table:number-rows-spanned="1" table:style-name="ce16">
            <text:p>GESAC</text:p>
          </table:table-cell>
          <table:covered-table-cell table:number-columns-repeated="3"/>
          <table:table-cell office:value-type="string" table:number-columns-spanned="4" table:number-rows-spanned="1" table:style-name="ce16">
            <text:p>Programa Banda Larga nas Escolas</text:p>
          </table:table-cell>
          <table:covered-table-cell table:number-columns-repeated="3"/>
          <table:table-cell office:value-type="string" table:number-columns-spanned="4" table:number-rows-spanned="1" table:style-name="ce17">
            <text:p>Algum programa de empresas que disponibiliza computadores ou acesso à  Internet</text:p>
          </table:table-cell>
          <table:covered-table-cell table:number-columns-repeated="3"/>
          <table:table-cell office:value-type="string" table:number-columns-spanned="4" table:number-rows-spanned="1" table:style-name="ce17">
            <text:p>Algum programa de ONG que disponibiliza computadores ou acesso à  Internet</text:p>
          </table:table-cell>
          <table:covered-table-cell table:number-columns-repeated="3"/>
          <table:table-cell office:value-type="string" table:number-columns-spanned="2" table:number-rows-spanned="1" table:style-name="ce17">
            <text:p>Algum outro programa que disponibiliza computadores ou acesso à  Internet</text:p>
          </table:table-cell>
          <table:covered-table-cell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498" table:style-name="ce12">
            <text:p>4.498</text:p>
          </table:table-cell>
          <table:table-cell office:value-type="float" office:value="54140" table:style-name="ce12">
            <text:p>54.140</text:p>
          </table:table-cell>
          <table:table-cell office:value-type="float" office:value="4338" table:style-name="ce12">
            <text:p>4.338</text:p>
          </table:table-cell>
          <table:table-cell office:value-type="float" office:value="47" table:style-name="ce12">
            <text:p>47</text:p>
          </table:table-cell>
          <table:table-cell office:value-type="float" office:value="44403" table:style-name="ce12">
            <text:p>44.403</text:p>
          </table:table-cell>
          <table:table-cell office:value-type="float" office:value="18000" table:style-name="ce12">
            <text:p>18.000</text:p>
          </table:table-cell>
          <table:table-cell office:value-type="float" office:value="481" table:style-name="ce12">
            <text:p>481</text:p>
          </table:table-cell>
          <table:table-cell office:value-type="float" office:value="139" table:style-name="ce12">
            <text:p>139</text:p>
          </table:table-cell>
          <table:table-cell office:value-type="float" office:value="20630" table:style-name="ce12">
            <text:p>20.630</text:p>
          </table:table-cell>
          <table:table-cell office:value-type="float" office:value="41882" table:style-name="ce12">
            <text:p>41.882</text:p>
          </table:table-cell>
          <table:table-cell office:value-type="float" office:value="328" table:style-name="ce12">
            <text:p>328</text:p>
          </table:table-cell>
          <table:table-cell office:value-type="float" office:value="183" table:style-name="ce12">
            <text:p>183</text:p>
          </table:table-cell>
          <table:table-cell office:value-type="float" office:value="13557" table:style-name="ce12">
            <text:p>13.557</text:p>
          </table:table-cell>
          <table:table-cell office:value-type="float" office:value="46706" table:style-name="ce12">
            <text:p>46.706</text:p>
          </table:table-cell>
          <table:table-cell office:value-type="float" office:value="2620" table:style-name="ce12">
            <text:p>2.620</text:p>
          </table:table-cell>
          <table:table-cell office:value-type="float" office:value="140" table:style-name="ce12">
            <text:p>140</text:p>
          </table:table-cell>
          <table:table-cell office:value-type="float" office:value="47671" table:style-name="ce12">
            <text:p>47.671</text:p>
          </table:table-cell>
          <table:table-cell office:value-type="float" office:value="13297" table:style-name="ce12">
            <text:p>13.297</text:p>
          </table:table-cell>
          <table:table-cell office:value-type="float" office:value="1838" table:style-name="ce12">
            <text:p>1.838</text:p>
          </table:table-cell>
          <table:table-cell office:value-type="float" office:value="218" table:style-name="ce12">
            <text:p>218</text:p>
          </table:table-cell>
          <table:table-cell office:value-type="float" office:value="20416" table:style-name="ce12">
            <text:p>20.416</text:p>
          </table:table-cell>
          <table:table-cell office:value-type="float" office:value="38850" table:style-name="ce12">
            <text:p>38.850</text:p>
          </table:table-cell>
          <table:table-cell office:value-type="float" office:value="3451" table:style-name="ce12">
            <text:p>3.451</text:p>
          </table:table-cell>
          <table:table-cell office:value-type="float" office:value="306" table:style-name="ce12">
            <text:p>306</text:p>
          </table:table-cell>
          <table:table-cell office:value-type="float" office:value="9032" table:style-name="ce12">
            <text:p>9.032</text:p>
          </table:table-cell>
          <table:table-cell office:value-type="float" office:value="50816" table:style-name="ce12">
            <text:p>50.816</text:p>
          </table:table-cell>
          <table:table-cell office:value-type="float" office:value="2130" table:style-name="ce12">
            <text:p>2.130</text:p>
          </table:table-cell>
          <table:table-cell office:value-type="float" office:value="1045" table:style-name="ce12">
            <text:p>1.045</text:p>
          </table:table-cell>
          <table:table-cell office:value-type="float" office:value="2996" table:style-name="ce12">
            <text:p>2.996</text:p>
          </table:table-cell>
          <table:table-cell office:value-type="float" office:value="54267" table:style-name="ce12">
            <text:p>54.267</text:p>
          </table:table-cell>
          <table:table-cell office:value-type="float" office:value="5195" table:style-name="ce12">
            <text:p>5.195</text:p>
          </table:table-cell>
          <table:table-cell office:value-type="float" office:value="565" table:style-name="ce12">
            <text:p>565</text:p>
          </table:table-cell>
          <table:table-cell office:value-type="float" office:value="9339" table:style-name="ce12">
            <text:p>9.339</text:p>
          </table:table-cell>
          <table:table-cell office:value-type="float" office:value="49020" table:style-name="ce12">
            <text:p>49.020</text:p>
          </table:table-cell>
          <table:table-cell office:value-type="float" office:value="4423" table:style-name="ce12">
            <text:p>4.423</text:p>
          </table:table-cell>
          <table:table-cell office:value-type="float" office:value="241" table:style-name="ce12">
            <text:p>241</text:p>
          </table:table-cell>
          <table:table-cell office:value-type="float" office:value="2517" table:style-name="ce12">
            <text:p>2.517</text:p>
          </table:table-cell>
          <table:table-cell office:value-type="float" office:value="59115" table:style-name="ce12">
            <text:p>59.115</text:p>
          </table:table-cell>
          <table:table-cell office:value-type="float" office:value="1203" table:style-name="ce12">
            <text:p>1.203</text:p>
          </table:table-cell>
          <table:table-cell office:value-type="float" office:value="187" table:style-name="ce12">
            <text:p>187</text:p>
          </table:table-cell>
          <table:table-cell office:value-type="float" office:value="1936" table:style-name="ce12">
            <text:p>1.936</text:p>
          </table:table-cell>
          <table:table-cell office:value-type="float" office:value="60895" table:style-name="ce12">
            <text:p>60.895</text:p>
          </table:table-cell>
          <table:table-cell office:value-type="float" office:value="111" table:style-name="ce12">
            <text:p>111</text:p>
          </table:table-cell>
          <table:table-cell office:value-type="float" office:value="81" table:style-name="ce12">
            <text:p>81</text:p>
          </table:table-cell>
          <table:table-cell office:value-type="float" office:value="325" table:style-name="ce12">
            <text:p>325</text:p>
          </table:table-cell>
          <table:table-cell office:value-type="float" office:value="62698" table:style-name="ce12">
            <text:p>62.698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09" table:style-name="ce12">
            <text:p>809</text:p>
          </table:table-cell>
          <table:table-cell office:value-type="float" office:value="13616" table:style-name="ce12">
            <text:p>13.616</text:p>
          </table:table-cell>
          <table:table-cell office:value-type="float" office:value="38" table:style-name="ce12">
            <text:p>38</text:p>
          </table:table-cell>
          <table:table-cell office:value-type="float" office:value="0" table:style-name="ce12">
            <text:p>0</text:p>
          </table:table-cell>
          <table:table-cell office:value-type="float" office:value="9285" table:style-name="ce12">
            <text:p>9.285</text:p>
          </table:table-cell>
          <table:table-cell office:value-type="float" office:value="5088" table:style-name="ce12">
            <text:p>5.088</text:p>
          </table:table-cell>
          <table:table-cell office:value-type="float" office:value="41" table:style-name="ce12">
            <text:p>41</text:p>
          </table:table-cell>
          <table:table-cell office:value-type="float" office:value="49" table:style-name="ce12">
            <text:p>49</text:p>
          </table:table-cell>
          <table:table-cell office:value-type="float" office:value="5391" table:style-name="ce12">
            <text:p>5.391</text:p>
          </table:table-cell>
          <table:table-cell office:value-type="float" office:value="9046" table:style-name="ce12">
            <text:p>9.046</text:p>
          </table:table-cell>
          <table:table-cell office:value-type="float" office:value="23" table:style-name="ce12">
            <text:p>23</text:p>
          </table:table-cell>
          <table:table-cell office:value-type="float" office:value="2" table:style-name="ce12">
            <text:p>2</text:p>
          </table:table-cell>
          <table:table-cell office:value-type="float" office:value="1461" table:style-name="ce12">
            <text:p>1.461</text:p>
          </table:table-cell>
          <table:table-cell office:value-type="float" office:value="12793" table:style-name="ce12">
            <text:p>12.793</text:p>
          </table:table-cell>
          <table:table-cell office:value-type="float" office:value="174" table:style-name="ce12">
            <text:p>174</text:p>
          </table:table-cell>
          <table:table-cell office:value-type="float" office:value="35" table:style-name="ce12">
            <text:p>35</text:p>
          </table:table-cell>
          <table:table-cell office:value-type="float" office:value="10434" table:style-name="ce12">
            <text:p>10.434</text:p>
          </table:table-cell>
          <table:table-cell office:value-type="float" office:value="3868" table:style-name="ce12">
            <text:p>3.868</text:p>
          </table:table-cell>
          <table:table-cell office:value-type="float" office:value="130" table:style-name="ce12">
            <text:p>130</text:p>
          </table:table-cell>
          <table:table-cell office:value-type="float" office:value="31" table:style-name="ce12">
            <text:p>31</text:p>
          </table:table-cell>
          <table:table-cell office:value-type="float" office:value="3586" table:style-name="ce12">
            <text:p>3.586</text:p>
          </table:table-cell>
          <table:table-cell office:value-type="float" office:value="10725" table:style-name="ce12">
            <text:p>10.725</text:p>
          </table:table-cell>
          <table:table-cell office:value-type="float" office:value="123" table:style-name="ce12">
            <text:p>123</text:p>
          </table:table-cell>
          <table:table-cell office:value-type="float" office:value="29" table:style-name="ce12">
            <text:p>29</text:p>
          </table:table-cell>
          <table:table-cell office:value-type="float" office:value="1326" table:style-name="ce12">
            <text:p>1.326</text:p>
          </table:table-cell>
          <table:table-cell office:value-type="float" office:value="13000" table:style-name="ce12">
            <text:p>13.000</text:p>
          </table:table-cell>
          <table:table-cell office:value-type="float" office:value="120" table:style-name="ce12">
            <text:p>120</text:p>
          </table:table-cell>
          <table:table-cell office:value-type="float" office:value="17" table:style-name="ce12">
            <text:p>17</text:p>
          </table:table-cell>
          <table:table-cell office:value-type="float" office:value="1221" table:style-name="ce12">
            <text:p>1.221</text:p>
          </table:table-cell>
          <table:table-cell office:value-type="float" office:value="12934" table:style-name="ce12">
            <text:p>12.934</text:p>
          </table:table-cell>
          <table:table-cell office:value-type="float" office:value="303" table:style-name="ce12">
            <text:p>303</text:p>
          </table:table-cell>
          <table:table-cell office:value-type="float" office:value="5" table:style-name="ce12">
            <text:p>5</text:p>
          </table:table-cell>
          <table:table-cell office:value-type="float" office:value="1112" table:style-name="ce12">
            <text:p>1.112</text:p>
          </table:table-cell>
          <table:table-cell office:value-type="float" office:value="13309" table:style-name="ce12">
            <text:p>13.309</text:p>
          </table:table-cell>
          <table:table-cell office:value-type="float" office:value="17" table:style-name="ce12">
            <text:p>17</text:p>
          </table:table-cell>
          <table:table-cell office:value-type="float" office:value="24" table:style-name="ce12">
            <text:p>24</text:p>
          </table:table-cell>
          <table:table-cell office:value-type="float" office:value="750" table:style-name="ce12">
            <text:p>750</text:p>
          </table:table-cell>
          <table:table-cell office:value-type="float" office:value="13581" table:style-name="ce12">
            <text:p>13.581</text:p>
          </table:table-cell>
          <table:table-cell office:value-type="float" office:value="0" table:style-name="ce12">
            <text:p>0</text:p>
          </table:table-cell>
          <table:table-cell office:value-type="float" office:value="133" table:style-name="ce12">
            <text:p>133</text:p>
          </table:table-cell>
          <table:table-cell office:value-type="float" office:value="82" table:style-name="ce12">
            <text:p>82</text:p>
          </table:table-cell>
          <table:table-cell office:value-type="float" office:value="14299" table:style-name="ce12">
            <text:p>14.299</text:p>
          </table:table-cell>
          <table:table-cell office:value-type="float" office:value="83" table:style-name="ce12">
            <text:p>83</text:p>
          </table:table-cell>
          <table:table-cell office:value-type="float" office:value="0" table:style-name="ce12">
            <text:p>0</text:p>
          </table:table-cell>
          <table:table-cell office:value-type="float" office:value="177" table:style-name="ce12">
            <text:p>177</text:p>
          </table:table-cell>
          <table:table-cell office:value-type="float" office:value="14287" table:style-name="ce12">
            <text:p>14.287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6" table:style-name="ce12">
            <text:p>86</text:p>
          </table:table-cell>
          <table:table-cell office:value-type="float" office:value="1481" table:style-name="ce12">
            <text:p>1.481</text:p>
          </table:table-cell>
          <table:table-cell office:value-type="float" office:value="92" table:style-name="ce12">
            <text:p>92</text:p>
          </table:table-cell>
          <table:table-cell office:value-type="float" office:value="14" table:style-name="ce12">
            <text:p>14</text:p>
          </table:table-cell>
          <table:table-cell office:value-type="float" office:value="1190" table:style-name="ce12">
            <text:p>1.190</text:p>
          </table:table-cell>
          <table:table-cell office:value-type="float" office:value="459" table:style-name="ce12">
            <text:p>459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492" table:style-name="ce12">
            <text:p>492</text:p>
          </table:table-cell>
          <table:table-cell office:value-type="float" office:value="1133" table:style-name="ce12">
            <text:p>1.133</text:p>
          </table:table-cell>
          <table:table-cell office:value-type="float" office:value="46" table:style-name="ce12">
            <text:p>46</text:p>
          </table:table-cell>
          <table:table-cell office:value-type="float" office:value="2" table:style-name="ce12">
            <text:p>2</text:p>
          </table:table-cell>
          <table:table-cell office:value-type="float" office:value="604" table:style-name="ce12">
            <text:p>604</text:p>
          </table:table-cell>
          <table:table-cell office:value-type="float" office:value="1003" table:style-name="ce12">
            <text:p>1.003</text:p>
          </table:table-cell>
          <table:table-cell office:value-type="float" office:value="62" table:style-name="ce12">
            <text:p>62</text:p>
          </table:table-cell>
          <table:table-cell office:value-type="float" office:value="4" table:style-name="ce12">
            <text:p>4</text:p>
          </table:table-cell>
          <table:table-cell office:value-type="float" office:value="1203" table:style-name="ce12">
            <text:p>1.203</text:p>
          </table:table-cell>
          <table:table-cell office:value-type="float" office:value="427" table:style-name="ce12">
            <text:p>427</text:p>
          </table:table-cell>
          <table:table-cell office:value-type="float" office:value="36" table:style-name="ce12">
            <text:p>36</text:p>
          </table:table-cell>
          <table:table-cell office:value-type="float" office:value="7" table:style-name="ce12">
            <text:p>7</text:p>
          </table:table-cell>
          <table:table-cell office:value-type="float" office:value="754" table:style-name="ce12">
            <text:p>754</text:p>
          </table:table-cell>
          <table:table-cell office:value-type="float" office:value="850" table:style-name="ce12">
            <text:p>850</text:p>
          </table:table-cell>
          <table:table-cell office:value-type="float" office:value="56" table:style-name="ce12">
            <text:p>56</text:p>
          </table:table-cell>
          <table:table-cell office:value-type="float" office:value="13" table:style-name="ce12">
            <text:p>13</text:p>
          </table:table-cell>
          <table:table-cell office:value-type="float" office:value="402" table:style-name="ce12">
            <text:p>402</text:p>
          </table:table-cell>
          <table:table-cell office:value-type="float" office:value="1169" table:style-name="ce12">
            <text:p>1.169</text:p>
          </table:table-cell>
          <table:table-cell office:value-type="float" office:value="97" table:style-name="ce12">
            <text:p>97</text:p>
          </table:table-cell>
          <table:table-cell office:value-type="float" office:value="5" table:style-name="ce12">
            <text:p>5</text:p>
          </table:table-cell>
          <table:table-cell office:value-type="float" office:value="133" table:style-name="ce12">
            <text:p>133</text:p>
          </table:table-cell>
          <table:table-cell office:value-type="float" office:value="1359" table:style-name="ce12">
            <text:p>1.359</text:p>
          </table:table-cell>
          <table:table-cell office:value-type="float" office:value="175" table:style-name="ce12">
            <text:p>175</text:p>
          </table:table-cell>
          <table:table-cell office:value-type="float" office:value="7" table:style-name="ce12">
            <text:p>7</text:p>
          </table:table-cell>
          <table:table-cell office:value-type="float" office:value="637" table:style-name="ce12">
            <text:p>637</text:p>
          </table:table-cell>
          <table:table-cell office:value-type="float" office:value="924" table:style-name="ce12">
            <text:p>924</text:p>
          </table:table-cell>
          <table:table-cell office:value-type="float" office:value="109" table:style-name="ce12">
            <text:p>109</text:p>
          </table:table-cell>
          <table:table-cell office:value-type="float" office:value="2" table:style-name="ce12">
            <text:p>2</text:p>
          </table:table-cell>
          <table:table-cell office:value-type="float" office:value="90" table:style-name="ce12">
            <text:p>90</text:p>
          </table:table-cell>
          <table:table-cell office:value-type="float" office:value="1553" table:style-name="ce12">
            <text:p>1.553</text:p>
          </table:table-cell>
          <table:table-cell office:value-type="float" office:value="20" table:style-name="ce12">
            <text:p>20</text:p>
          </table:table-cell>
          <table:table-cell office:value-type="float" office:value="11" table:style-name="ce12">
            <text:p>11</text:p>
          </table:table-cell>
          <table:table-cell office:value-type="float" office:value="115" table:style-name="ce12">
            <text:p>115</text:p>
          </table:table-cell>
          <table:table-cell office:value-type="float" office:value="1552" table:style-name="ce12">
            <text:p>1.552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39" table:style-name="ce12">
            <text:p>39</text:p>
          </table:table-cell>
          <table:table-cell office:value-type="float" office:value="1634" table:style-name="ce12">
            <text:p>1.634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631" table:style-name="ce12">
            <text:p>2.631</text:p>
          </table:table-cell>
          <table:table-cell office:value-type="float" office:value="29018" table:style-name="ce12">
            <text:p>29.018</text:p>
          </table:table-cell>
          <table:table-cell office:value-type="float" office:value="2988" table:style-name="ce12">
            <text:p>2.988</text:p>
          </table:table-cell>
          <table:table-cell office:value-type="float" office:value="0" table:style-name="ce12">
            <text:p>0</text:p>
          </table:table-cell>
          <table:table-cell office:value-type="float" office:value="24899" table:style-name="ce12">
            <text:p>24.899</text:p>
          </table:table-cell>
          <table:table-cell office:value-type="float" office:value="9627" table:style-name="ce12">
            <text:p>9.627</text:p>
          </table:table-cell>
          <table:table-cell office:value-type="float" office:value="24" table:style-name="ce12">
            <text:p>24</text:p>
          </table:table-cell>
          <table:table-cell office:value-type="float" office:value="87" table:style-name="ce12">
            <text:p>87</text:p>
          </table:table-cell>
          <table:table-cell office:value-type="float" office:value="12064" table:style-name="ce12">
            <text:p>12.064</text:p>
          </table:table-cell>
          <table:table-cell office:value-type="float" office:value="22398" table:style-name="ce12">
            <text:p>22.398</text:p>
          </table:table-cell>
          <table:table-cell office:value-type="float" office:value="0" table:style-name="ce12">
            <text:p>0</text:p>
          </table:table-cell>
          <table:table-cell office:value-type="float" office:value="175" table:style-name="ce12">
            <text:p>175</text:p>
          </table:table-cell>
          <table:table-cell office:value-type="float" office:value="8017" table:style-name="ce12">
            <text:p>8.017</text:p>
          </table:table-cell>
          <table:table-cell office:value-type="float" office:value="25067" table:style-name="ce12">
            <text:p>25.067</text:p>
          </table:table-cell>
          <table:table-cell office:value-type="float" office:value="1549" table:style-name="ce12">
            <text:p>1.549</text:p>
          </table:table-cell>
          <table:table-cell office:value-type="float" office:value="4" table:style-name="ce12">
            <text:p>4</text:p>
          </table:table-cell>
          <table:table-cell office:value-type="float" office:value="26960" table:style-name="ce12">
            <text:p>26.960</text:p>
          </table:table-cell>
          <table:table-cell office:value-type="float" office:value="6413" table:style-name="ce12">
            <text:p>6.413</text:p>
          </table:table-cell>
          <table:table-cell office:value-type="float" office:value="1088" table:style-name="ce12">
            <text:p>1.088</text:p>
          </table:table-cell>
          <table:table-cell office:value-type="float" office:value="176" table:style-name="ce12">
            <text:p>176</text:p>
          </table:table-cell>
          <table:table-cell office:value-type="float" office:value="11275" table:style-name="ce12">
            <text:p>11.275</text:p>
          </table:table-cell>
          <table:table-cell office:value-type="float" office:value="21192" table:style-name="ce12">
            <text:p>21.192</text:p>
          </table:table-cell>
          <table:table-cell office:value-type="float" office:value="2058" table:style-name="ce12">
            <text:p>2.058</text:p>
          </table:table-cell>
          <table:table-cell office:value-type="float" office:value="113" table:style-name="ce12">
            <text:p>113</text:p>
          </table:table-cell>
          <table:table-cell office:value-type="float" office:value="4571" table:style-name="ce12">
            <text:p>4.571</text:p>
          </table:table-cell>
          <table:table-cell office:value-type="float" office:value="28073" table:style-name="ce12">
            <text:p>28.073</text:p>
          </table:table-cell>
          <table:table-cell office:value-type="float" office:value="995" table:style-name="ce12">
            <text:p>995</text:p>
          </table:table-cell>
          <table:table-cell office:value-type="float" office:value="997" table:style-name="ce12">
            <text:p>997</text:p>
          </table:table-cell>
          <table:table-cell office:value-type="float" office:value="1191" table:style-name="ce12">
            <text:p>1.191</text:p>
          </table:table-cell>
          <table:table-cell office:value-type="float" office:value="29821" table:style-name="ce12">
            <text:p>29.821</text:p>
          </table:table-cell>
          <table:table-cell office:value-type="float" office:value="3177" table:style-name="ce12">
            <text:p>3.177</text:p>
          </table:table-cell>
          <table:table-cell office:value-type="float" office:value="448" table:style-name="ce12">
            <text:p>448</text:p>
          </table:table-cell>
          <table:table-cell office:value-type="float" office:value="3757" table:style-name="ce12">
            <text:p>3.757</text:p>
          </table:table-cell>
          <table:table-cell office:value-type="float" office:value="27432" table:style-name="ce12">
            <text:p>27.432</text:p>
          </table:table-cell>
          <table:table-cell office:value-type="float" office:value="3266" table:style-name="ce12">
            <text:p>3.266</text:p>
          </table:table-cell>
          <table:table-cell office:value-type="float" office:value="182" table:style-name="ce12">
            <text:p>182</text:p>
          </table:table-cell>
          <table:table-cell office:value-type="float" office:value="1360" table:style-name="ce12">
            <text:p>1.360</text:p>
          </table:table-cell>
          <table:table-cell office:value-type="float" office:value="32258" table:style-name="ce12">
            <text:p>32.258</text:p>
          </table:table-cell>
          <table:table-cell office:value-type="float" office:value="1001" table:style-name="ce12">
            <text:p>1.001</text:p>
          </table:table-cell>
          <table:table-cell office:value-type="float" office:value="18" table:style-name="ce12">
            <text:p>18</text:p>
          </table:table-cell>
          <table:table-cell office:value-type="float" office:value="1514" table:style-name="ce12">
            <text:p>1.514</text:p>
          </table:table-cell>
          <table:table-cell office:value-type="float" office:value="33063" table:style-name="ce12">
            <text:p>33.063</text:p>
          </table:table-cell>
          <table:table-cell office:value-type="float" office:value="10" table:style-name="ce12">
            <text:p>10</text:p>
          </table:table-cell>
          <table:table-cell office:value-type="float" office:value="50" table:style-name="ce12">
            <text:p>50</text:p>
          </table:table-cell>
          <table:table-cell office:value-type="float" office:value="16" table:style-name="ce12">
            <text:p>16</text:p>
          </table:table-cell>
          <table:table-cell office:value-type="float" office:value="34621" table:style-name="ce12">
            <text:p>34.62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00" table:style-name="ce12">
            <text:p>700</text:p>
          </table:table-cell>
          <table:table-cell office:value-type="float" office:value="5989" table:style-name="ce12">
            <text:p>5.989</text:p>
          </table:table-cell>
          <table:table-cell office:value-type="float" office:value="743" table:style-name="ce12">
            <text:p>743</text:p>
          </table:table-cell>
          <table:table-cell office:value-type="float" office:value="8" table:style-name="ce12">
            <text:p>8</text:p>
          </table:table-cell>
          <table:table-cell office:value-type="float" office:value="5325" table:style-name="ce12">
            <text:p>5.325</text:p>
          </table:table-cell>
          <table:table-cell office:value-type="float" office:value="1906" table:style-name="ce12">
            <text:p>1.906</text:p>
          </table:table-cell>
          <table:table-cell office:value-type="float" office:value="205" table:style-name="ce12">
            <text:p>205</text:p>
          </table:table-cell>
          <table:table-cell office:value-type="float" office:value="3" table:style-name="ce12">
            <text:p>3</text:p>
          </table:table-cell>
          <table:table-cell office:value-type="float" office:value="1707" table:style-name="ce12">
            <text:p>1.707</text:p>
          </table:table-cell>
          <table:table-cell office:value-type="float" office:value="5560" table:style-name="ce12">
            <text:p>5.560</text:p>
          </table:table-cell>
          <table:table-cell office:value-type="float" office:value="169" table:style-name="ce12">
            <text:p>169</text:p>
          </table:table-cell>
          <table:table-cell office:value-type="float" office:value="3" table:style-name="ce12">
            <text:p>3</text:p>
          </table:table-cell>
          <table:table-cell office:value-type="float" office:value="1993" table:style-name="ce12">
            <text:p>1.993</text:p>
          </table:table-cell>
          <table:table-cell office:value-type="float" office:value="4798" table:style-name="ce12">
            <text:p>4.798</text:p>
          </table:table-cell>
          <table:table-cell office:value-type="float" office:value="552" table:style-name="ce12">
            <text:p>552</text:p>
          </table:table-cell>
          <table:table-cell office:value-type="float" office:value="97" table:style-name="ce12">
            <text:p>97</text:p>
          </table:table-cell>
          <table:table-cell office:value-type="float" office:value="5664" table:style-name="ce12">
            <text:p>5.664</text:p>
          </table:table-cell>
          <table:table-cell office:value-type="float" office:value="1430" table:style-name="ce12">
            <text:p>1.430</text:p>
          </table:table-cell>
          <table:table-cell office:value-type="float" office:value="341" table:style-name="ce12">
            <text:p>341</text:p>
          </table:table-cell>
          <table:table-cell office:value-type="float" office:value="4" table:style-name="ce12">
            <text:p>4</text:p>
          </table:table-cell>
          <table:table-cell office:value-type="float" office:value="3193" table:style-name="ce12">
            <text:p>3.193</text:p>
          </table:table-cell>
          <table:table-cell office:value-type="float" office:value="3282" table:style-name="ce12">
            <text:p>3.282</text:p>
          </table:table-cell>
          <table:table-cell office:value-type="float" office:value="864" table:style-name="ce12">
            <text:p>864</text:p>
          </table:table-cell>
          <table:table-cell office:value-type="float" office:value="100" table:style-name="ce12">
            <text:p>100</text:p>
          </table:table-cell>
          <table:table-cell office:value-type="float" office:value="1553" table:style-name="ce12">
            <text:p>1.553</text:p>
          </table:table-cell>
          <table:table-cell office:value-type="float" office:value="5248" table:style-name="ce12">
            <text:p>5.248</text:p>
          </table:table-cell>
          <table:table-cell office:value-type="float" office:value="637" table:style-name="ce12">
            <text:p>637</text:p>
          </table:table-cell>
          <table:table-cell office:value-type="float" office:value="0" table:style-name="ce12">
            <text:p>0</text:p>
          </table:table-cell>
          <table:table-cell office:value-type="float" office:value="179" table:style-name="ce12">
            <text:p>179</text:p>
          </table:table-cell>
          <table:table-cell office:value-type="float" office:value="6289" table:style-name="ce12">
            <text:p>6.289</text:p>
          </table:table-cell>
          <table:table-cell office:value-type="float" office:value="865" table:style-name="ce12">
            <text:p>865</text:p>
          </table:table-cell>
          <table:table-cell office:value-type="float" office:value="106" table:style-name="ce12">
            <text:p>106</text:p>
          </table:table-cell>
          <table:table-cell office:value-type="float" office:value="2120" table:style-name="ce12">
            <text:p>2.120</text:p>
          </table:table-cell>
          <table:table-cell office:value-type="float" office:value="4620" table:style-name="ce12">
            <text:p>4.620</text:p>
          </table:table-cell>
          <table:table-cell office:value-type="float" office:value="692" table:style-name="ce12">
            <text:p>692</text:p>
          </table:table-cell>
          <table:table-cell office:value-type="float" office:value="7" table:style-name="ce12">
            <text:p>7</text:p>
          </table:table-cell>
          <table:table-cell office:value-type="float" office:value="117" table:style-name="ce12">
            <text:p>117</text:p>
          </table:table-cell>
          <table:table-cell office:value-type="float" office:value="7227" table:style-name="ce12">
            <text:p>7.227</text:p>
          </table:table-cell>
          <table:table-cell office:value-type="float" office:value="95" table:style-name="ce12">
            <text:p>95</text:p>
          </table:table-cell>
          <table:table-cell office:value-type="float" office:value="0" table:style-name="ce12">
            <text:p>0</text:p>
          </table:table-cell>
          <table:table-cell office:value-type="float" office:value="143" table:style-name="ce12">
            <text:p>143</text:p>
          </table:table-cell>
          <table:table-cell office:value-type="float" office:value="7282" table:style-name="ce12">
            <text:p>7.282</text:p>
          </table:table-cell>
          <table:table-cell office:value-type="float" office:value="11" table:style-name="ce12">
            <text:p>11</text:p>
          </table:table-cell>
          <table:table-cell office:value-type="float" office:value="3" table:style-name="ce12">
            <text:p>3</text:p>
          </table:table-cell>
          <table:table-cell office:value-type="float" office:value="11" table:style-name="ce12">
            <text:p>11</text:p>
          </table:table-cell>
          <table:table-cell office:value-type="float" office:value="7428" table:style-name="ce12">
            <text:p>7.42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73" table:style-name="ce12">
            <text:p>273</text:p>
          </table:table-cell>
          <table:table-cell office:value-type="float" office:value="4036" table:style-name="ce12">
            <text:p>4.036</text:p>
          </table:table-cell>
          <table:table-cell office:value-type="float" office:value="476" table:style-name="ce12">
            <text:p>476</text:p>
          </table:table-cell>
          <table:table-cell office:value-type="float" office:value="26" table:style-name="ce12">
            <text:p>26</text:p>
          </table:table-cell>
          <table:table-cell office:value-type="float" office:value="3703" table:style-name="ce12">
            <text:p>3.703</text:p>
          </table:table-cell>
          <table:table-cell office:value-type="float" office:value="922" table:style-name="ce12">
            <text:p>922</text:p>
          </table:table-cell>
          <table:table-cell office:value-type="float" office:value="186" table:style-name="ce12">
            <text:p>186</text:p>
          </table:table-cell>
          <table:table-cell office:value-type="float" office:value="0" table:style-name="ce12">
            <text:p>0</text:p>
          </table:table-cell>
          <table:table-cell office:value-type="float" office:value="977" table:style-name="ce12">
            <text:p>977</text:p>
          </table:table-cell>
          <table:table-cell office:value-type="float" office:value="3744" table:style-name="ce12">
            <text:p>3.744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482" table:style-name="ce12">
            <text:p>1.482</text:p>
          </table:table-cell>
          <table:table-cell office:value-type="float" office:value="3046" table:style-name="ce12">
            <text:p>3.046</text:p>
          </table:table-cell>
          <table:table-cell office:value-type="float" office:value="283" table:style-name="ce12">
            <text:p>283</text:p>
          </table:table-cell>
          <table:table-cell office:value-type="float" office:value="0" table:style-name="ce12">
            <text:p>0</text:p>
          </table:table-cell>
          <table:table-cell office:value-type="float" office:value="3409" table:style-name="ce12">
            <text:p>3.409</text:p>
          </table:table-cell>
          <table:table-cell office:value-type="float" office:value="1158" table:style-name="ce12">
            <text:p>1.158</text:p>
          </table:table-cell>
          <table:table-cell office:value-type="float" office:value="243" table:style-name="ce12">
            <text:p>243</text:p>
          </table:table-cell>
          <table:table-cell office:value-type="float" office:value="0" table:style-name="ce12">
            <text:p>0</text:p>
          </table:table-cell>
          <table:table-cell office:value-type="float" office:value="1608" table:style-name="ce12">
            <text:p>1.608</text:p>
          </table:table-cell>
          <table:table-cell office:value-type="float" office:value="2800" table:style-name="ce12">
            <text:p>2.800</text:p>
          </table:table-cell>
          <table:table-cell office:value-type="float" office:value="351" table:style-name="ce12">
            <text:p>351</text:p>
          </table:table-cell>
          <table:table-cell office:value-type="float" office:value="51" table:style-name="ce12">
            <text:p>51</text:p>
          </table:table-cell>
          <table:table-cell office:value-type="float" office:value="1179" table:style-name="ce12">
            <text:p>1.179</text:p>
          </table:table-cell>
          <table:table-cell office:value-type="float" office:value="3324" table:style-name="ce12">
            <text:p>3.324</text:p>
          </table:table-cell>
          <table:table-cell office:value-type="float" office:value="282" table:style-name="ce12">
            <text:p>282</text:p>
          </table:table-cell>
          <table:table-cell office:value-type="float" office:value="26" table:style-name="ce12">
            <text:p>26</text:p>
          </table:table-cell>
          <table:table-cell office:value-type="float" office:value="272" table:style-name="ce12">
            <text:p>272</text:p>
          </table:table-cell>
          <table:table-cell office:value-type="float" office:value="3864" table:style-name="ce12">
            <text:p>3.864</text:p>
          </table:table-cell>
          <table:table-cell office:value-type="float" office:value="675" table:style-name="ce12">
            <text:p>675</text:p>
          </table:table-cell>
          <table:table-cell office:value-type="float" office:value="0" table:style-name="ce12">
            <text:p>0</text:p>
          </table:table-cell>
          <table:table-cell office:value-type="float" office:value="1713" table:style-name="ce12">
            <text:p>1.713</text:p>
          </table:table-cell>
          <table:table-cell office:value-type="float" office:value="2735" table:style-name="ce12">
            <text:p>2.735</text:p>
          </table:table-cell>
          <table:table-cell office:value-type="float" office:value="338" table:style-name="ce12">
            <text:p>338</text:p>
          </table:table-cell>
          <table:table-cell office:value-type="float" office:value="26" table:style-name="ce12">
            <text:p>26</text:p>
          </table:table-cell>
          <table:table-cell office:value-type="float" office:value="201" table:style-name="ce12">
            <text:p>201</text:p>
          </table:table-cell>
          <table:table-cell office:value-type="float" office:value="4497" table:style-name="ce12">
            <text:p>4.497</text:p>
          </table:table-cell>
          <table:table-cell office:value-type="float" office:value="88" table:style-name="ce12">
            <text:p>88</text:p>
          </table:table-cell>
          <table:table-cell office:value-type="float" office:value="26" table:style-name="ce12">
            <text:p>26</text:p>
          </table:table-cell>
          <table:table-cell office:value-type="float" office:value="82" table:style-name="ce12">
            <text:p>82</text:p>
          </table:table-cell>
          <table:table-cell office:value-type="float" office:value="4700" table:style-name="ce12">
            <text:p>4.700</text:p>
          </table:table-cell>
          <table:table-cell office:value-type="float" office:value="0" table:style-name="ce12">
            <text:p>0</text:p>
          </table:table-cell>
          <table:table-cell office:value-type="float" office:value="28" table:style-name="ce12">
            <text:p>28</text:p>
          </table:table-cell>
          <table:table-cell office:value-type="float" office:value="83" table:style-name="ce12">
            <text:p>83</text:p>
          </table:table-cell>
          <table:table-cell office:value-type="float" office:value="4728" table:style-name="ce12">
            <text:p>4.728</text:p>
          </table:table-cell>
          <table:table-cell table:number-columns-repeated="16336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09" table:style-name="ce12">
            <text:p>4.409</text:p>
          </table:table-cell>
          <table:table-cell office:value-type="float" office:value="47573" table:style-name="ce12">
            <text:p>47.573</text:p>
          </table:table-cell>
          <table:table-cell office:value-type="float" office:value="4183" table:style-name="ce12">
            <text:p>4.183</text:p>
          </table:table-cell>
          <table:table-cell office:value-type="float" office:value="38" table:style-name="ce12">
            <text:p>38</text:p>
          </table:table-cell>
          <table:table-cell office:value-type="float" office:value="40548" table:style-name="ce12">
            <text:p>40.548</text:p>
          </table:table-cell>
          <table:table-cell office:value-type="float" office:value="15068" table:style-name="ce12">
            <text:p>15.068</text:p>
          </table:table-cell>
          <table:table-cell office:value-type="float" office:value="449" table:style-name="ce12">
            <text:p>449</text:p>
          </table:table-cell>
          <table:table-cell office:value-type="float" office:value="139" table:style-name="ce12">
            <text:p>139</text:p>
          </table:table-cell>
          <table:table-cell office:value-type="float" office:value="18918" table:style-name="ce12">
            <text:p>18.918</text:p>
          </table:table-cell>
          <table:table-cell office:value-type="float" office:value="36990" table:style-name="ce12">
            <text:p>36.990</text:p>
          </table:table-cell>
          <table:table-cell office:value-type="float" office:value="286" table:style-name="ce12">
            <text:p>286</text:p>
          </table:table-cell>
          <table:table-cell office:value-type="float" office:value="9" table:style-name="ce12">
            <text:p>9</text:p>
          </table:table-cell>
          <table:table-cell office:value-type="float" office:value="12789" table:style-name="ce12">
            <text:p>12.789</text:p>
          </table:table-cell>
          <table:table-cell office:value-type="float" office:value="40868" table:style-name="ce12">
            <text:p>40.868</text:p>
          </table:table-cell>
          <table:table-cell office:value-type="float" office:value="2453" table:style-name="ce12">
            <text:p>2.453</text:p>
          </table:table-cell>
          <table:table-cell office:value-type="float" office:value="93" table:style-name="ce12">
            <text:p>93</text:p>
          </table:table-cell>
          <table:table-cell office:value-type="float" office:value="43334" table:style-name="ce12">
            <text:p>43.334</text:p>
          </table:table-cell>
          <table:table-cell office:value-type="float" office:value="11131" table:style-name="ce12">
            <text:p>11.131</text:p>
          </table:table-cell>
          <table:table-cell office:value-type="float" office:value="1685" table:style-name="ce12">
            <text:p>1.685</text:p>
          </table:table-cell>
          <table:table-cell office:value-type="float" office:value="53" table:style-name="ce12">
            <text:p>53</text:p>
          </table:table-cell>
          <table:table-cell office:value-type="float" office:value="20058" table:style-name="ce12">
            <text:p>20.058</text:p>
          </table:table-cell>
          <table:table-cell office:value-type="float" office:value="32621" table:style-name="ce12">
            <text:p>32.621</text:p>
          </table:table-cell>
          <table:table-cell office:value-type="float" office:value="3294" table:style-name="ce12">
            <text:p>3.294</text:p>
          </table:table-cell>
          <table:table-cell office:value-type="float" office:value="230" table:style-name="ce12">
            <text:p>230</text:p>
          </table:table-cell>
          <table:table-cell office:value-type="float" office:value="8170" table:style-name="ce12">
            <text:p>8.170</text:p>
          </table:table-cell>
          <table:table-cell office:value-type="float" office:value="45038" table:style-name="ce12">
            <text:p>45.038</text:p>
          </table:table-cell>
          <table:table-cell office:value-type="float" office:value="1952" table:style-name="ce12">
            <text:p>1.952</text:p>
          </table:table-cell>
          <table:table-cell office:value-type="float" office:value="1045" table:style-name="ce12">
            <text:p>1.045</text:p>
          </table:table-cell>
          <table:table-cell office:value-type="float" office:value="2764" table:style-name="ce12">
            <text:p>2.764</text:p>
          </table:table-cell>
          <table:table-cell office:value-type="float" office:value="47883" table:style-name="ce12">
            <text:p>47.883</text:p>
          </table:table-cell>
          <table:table-cell office:value-type="float" office:value="5043" table:style-name="ce12">
            <text:p>5.043</text:p>
          </table:table-cell>
          <table:table-cell office:value-type="float" office:value="514" table:style-name="ce12">
            <text:p>514</text:p>
          </table:table-cell>
          <table:table-cell office:value-type="float" office:value="8141" table:style-name="ce12">
            <text:p>8.141</text:p>
          </table:table-cell>
          <table:table-cell office:value-type="float" office:value="43559" table:style-name="ce12">
            <text:p>43.559</text:p>
          </table:table-cell>
          <table:table-cell office:value-type="float" office:value="4269" table:style-name="ce12">
            <text:p>4.269</text:p>
          </table:table-cell>
          <table:table-cell office:value-type="float" office:value="234" table:style-name="ce12">
            <text:p>234</text:p>
          </table:table-cell>
          <table:table-cell office:value-type="float" office:value="2056" table:style-name="ce12">
            <text:p>2.056</text:p>
          </table:table-cell>
          <table:table-cell office:value-type="float" office:value="52759" table:style-name="ce12">
            <text:p>52.759</text:p>
          </table:table-cell>
          <table:table-cell office:value-type="float" office:value="1201" table:style-name="ce12">
            <text:p>1.201</text:p>
          </table:table-cell>
          <table:table-cell office:value-type="float" office:value="187" table:style-name="ce12">
            <text:p>187</text:p>
          </table:table-cell>
          <table:table-cell office:value-type="float" office:value="1788" table:style-name="ce12">
            <text:p>1.788</text:p>
          </table:table-cell>
          <table:table-cell office:value-type="float" office:value="54249" table:style-name="ce12">
            <text:p>54.249</text:p>
          </table:table-cell>
          <table:table-cell office:value-type="float" office:value="111" table:style-name="ce12">
            <text:p>111</text:p>
          </table:table-cell>
          <table:table-cell office:value-type="float" office:value="55" table:style-name="ce12">
            <text:p>55</text:p>
          </table:table-cell>
          <table:table-cell office:value-type="float" office:value="260" table:style-name="ce12">
            <text:p>260</text:p>
          </table:table-cell>
          <table:table-cell office:value-type="float" office:value="55944" table:style-name="ce12">
            <text:p>55.944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8" table:style-name="ce12">
            <text:p>88</text:p>
          </table:table-cell>
          <table:table-cell office:value-type="float" office:value="5546" table:style-name="ce12">
            <text:p>5.546</text:p>
          </table:table-cell>
          <table:table-cell office:value-type="float" office:value="136" table:style-name="ce12">
            <text:p>136</text:p>
          </table:table-cell>
          <table:table-cell office:value-type="float" office:value="0" table:style-name="ce12">
            <text:p>0</text:p>
          </table:table-cell>
          <table:table-cell office:value-type="float" office:value="3843" table:style-name="ce12">
            <text:p>3.843</text:p>
          </table:table-cell>
          <table:table-cell office:value-type="float" office:value="1895" table:style-name="ce12">
            <text:p>1.895</text:p>
          </table:table-cell>
          <table:table-cell office:value-type="float" office:value="32" table:style-name="ce12">
            <text:p>32</text:p>
          </table:table-cell>
          <table:table-cell office:value-type="float" office:value="0" table:style-name="ce12">
            <text:p>0</text:p>
          </table:table-cell>
          <table:table-cell office:value-type="float" office:value="1693" table:style-name="ce12">
            <text:p>1.693</text:p>
          </table:table-cell>
          <table:table-cell office:value-type="float" office:value="3869" table:style-name="ce12">
            <text:p>3.869</text:p>
          </table:table-cell>
          <table:table-cell office:value-type="float" office:value="42" table:style-name="ce12">
            <text:p>42</text:p>
          </table:table-cell>
          <table:table-cell office:value-type="float" office:value="168" table:style-name="ce12">
            <text:p>168</text:p>
          </table:table-cell>
          <table:table-cell office:value-type="float" office:value="739" table:style-name="ce12">
            <text:p>739</text:p>
          </table:table-cell>
          <table:table-cell office:value-type="float" office:value="4823" table:style-name="ce12">
            <text:p>4.823</text:p>
          </table:table-cell>
          <table:table-cell office:value-type="float" office:value="162" table:style-name="ce12">
            <text:p>162</text:p>
          </table:table-cell>
          <table:table-cell office:value-type="float" office:value="47" table:style-name="ce12">
            <text:p>47</text:p>
          </table:table-cell>
          <table:table-cell office:value-type="float" office:value="4316" table:style-name="ce12">
            <text:p>4.316</text:p>
          </table:table-cell>
          <table:table-cell office:value-type="float" office:value="1137" table:style-name="ce12">
            <text:p>1.137</text:p>
          </table:table-cell>
          <table:table-cell office:value-type="float" office:value="152" table:style-name="ce12">
            <text:p>152</text:p>
          </table:table-cell>
          <table:table-cell office:value-type="float" office:value="165" table:style-name="ce12">
            <text:p>165</text:p>
          </table:table-cell>
          <table:table-cell office:value-type="float" office:value="346" table:style-name="ce12">
            <text:p>346</text:p>
          </table:table-cell>
          <table:table-cell office:value-type="float" office:value="5191" table:style-name="ce12">
            <text:p>5.191</text:p>
          </table:table-cell>
          <table:table-cell office:value-type="float" office:value="157" table:style-name="ce12">
            <text:p>157</text:p>
          </table:table-cell>
          <table:table-cell office:value-type="float" office:value="76" table:style-name="ce12">
            <text:p>76</text:p>
          </table:table-cell>
          <table:table-cell office:value-type="float" office:value="857" table:style-name="ce12">
            <text:p>857</text:p>
          </table:table-cell>
          <table:table-cell office:value-type="float" office:value="4740" table:style-name="ce12">
            <text:p>4.740</text:p>
          </table:table-cell>
          <table:table-cell office:value-type="float" office:value="173" table:style-name="ce12">
            <text:p>173</text:p>
          </table:table-cell>
          <table:table-cell office:value-type="float" office:value="0" table:style-name="ce12">
            <text:p>0</text:p>
          </table:table-cell>
          <table:table-cell office:value-type="float" office:value="232" table:style-name="ce12">
            <text:p>232</text:p>
          </table:table-cell>
          <table:table-cell office:value-type="float" office:value="5344" table:style-name="ce12">
            <text:p>5.344</text:p>
          </table:table-cell>
          <table:table-cell office:value-type="float" office:value="143" table:style-name="ce12">
            <text:p>143</text:p>
          </table:table-cell>
          <table:table-cell office:value-type="float" office:value="52" table:style-name="ce12">
            <text:p>52</text:p>
          </table:table-cell>
          <table:table-cell office:value-type="float" office:value="1187" table:style-name="ce12">
            <text:p>1.187</text:p>
          </table:table-cell>
          <table:table-cell office:value-type="float" office:value="4423" table:style-name="ce12">
            <text:p>4.423</text:p>
          </table:table-cell>
          <table:table-cell office:value-type="float" office:value="154" table:style-name="ce12">
            <text:p>154</text:p>
          </table:table-cell>
          <table:table-cell office:value-type="float" office:value="7" table:style-name="ce12">
            <text:p>7</text:p>
          </table:table-cell>
          <table:table-cell office:value-type="float" office:value="446" table:style-name="ce12">
            <text:p>446</text:p>
          </table:table-cell>
          <table:table-cell office:value-type="float" office:value="5323" table:style-name="ce12">
            <text:p>5.323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145" table:style-name="ce12">
            <text:p>145</text:p>
          </table:table-cell>
          <table:table-cell office:value-type="float" office:value="5600" table:style-name="ce12">
            <text:p>5.600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65" table:style-name="ce12">
            <text:p>65</text:p>
          </table:table-cell>
          <table:table-cell office:value-type="float" office:value="5705" table:style-name="ce12">
            <text:p>5.70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498" table:style-name="ce12">
            <text:p>4.498</text:p>
          </table:table-cell>
          <table:table-cell office:value-type="float" office:value="53119" table:style-name="ce12">
            <text:p>53.119</text:p>
          </table:table-cell>
          <table:table-cell office:value-type="float" office:value="4319" table:style-name="ce12">
            <text:p>4.319</text:p>
          </table:table-cell>
          <table:table-cell office:value-type="float" office:value="38" table:style-name="ce12">
            <text:p>38</text:p>
          </table:table-cell>
          <table:table-cell office:value-type="float" office:value="44391" table:style-name="ce12">
            <text:p>44.391</text:p>
          </table:table-cell>
          <table:table-cell office:value-type="float" office:value="16963" table:style-name="ce12">
            <text:p>16.963</text:p>
          </table:table-cell>
          <table:table-cell office:value-type="float" office:value="481" table:style-name="ce12">
            <text:p>481</text:p>
          </table:table-cell>
          <table:table-cell office:value-type="float" office:value="139" table:style-name="ce12">
            <text:p>139</text:p>
          </table:table-cell>
          <table:table-cell office:value-type="float" office:value="20611" table:style-name="ce12">
            <text:p>20.611</text:p>
          </table:table-cell>
          <table:table-cell office:value-type="float" office:value="40858" table:style-name="ce12">
            <text:p>40.858</text:p>
          </table:table-cell>
          <table:table-cell office:value-type="float" office:value="328" table:style-name="ce12">
            <text:p>328</text:p>
          </table:table-cell>
          <table:table-cell office:value-type="float" office:value="176" table:style-name="ce12">
            <text:p>176</text:p>
          </table:table-cell>
          <table:table-cell office:value-type="float" office:value="13528" table:style-name="ce12">
            <text:p>13.528</text:p>
          </table:table-cell>
          <table:table-cell office:value-type="float" office:value="45691" table:style-name="ce12">
            <text:p>45.691</text:p>
          </table:table-cell>
          <table:table-cell office:value-type="float" office:value="2615" table:style-name="ce12">
            <text:p>2.615</text:p>
          </table:table-cell>
          <table:table-cell office:value-type="float" office:value="140" table:style-name="ce12">
            <text:p>140</text:p>
          </table:table-cell>
          <table:table-cell office:value-type="float" office:value="47650" table:style-name="ce12">
            <text:p>47.650</text:p>
          </table:table-cell>
          <table:table-cell office:value-type="float" office:value="12268" table:style-name="ce12">
            <text:p>12.268</text:p>
          </table:table-cell>
          <table:table-cell office:value-type="float" office:value="1838" table:style-name="ce12">
            <text:p>1.838</text:p>
          </table:table-cell>
          <table:table-cell office:value-type="float" office:value="218" table:style-name="ce12">
            <text:p>218</text:p>
          </table:table-cell>
          <table:table-cell office:value-type="float" office:value="20404" table:style-name="ce12">
            <text:p>20.404</text:p>
          </table:table-cell>
          <table:table-cell office:value-type="float" office:value="37812" table:style-name="ce12">
            <text:p>37.812</text:p>
          </table:table-cell>
          <table:table-cell office:value-type="float" office:value="3451" table:style-name="ce12">
            <text:p>3.451</text:p>
          </table:table-cell>
          <table:table-cell office:value-type="float" office:value="306" table:style-name="ce12">
            <text:p>306</text:p>
          </table:table-cell>
          <table:table-cell office:value-type="float" office:value="9027" table:style-name="ce12">
            <text:p>9.027</text:p>
          </table:table-cell>
          <table:table-cell office:value-type="float" office:value="49778" table:style-name="ce12">
            <text:p>49.778</text:p>
          </table:table-cell>
          <table:table-cell office:value-type="float" office:value="2125" table:style-name="ce12">
            <text:p>2.125</text:p>
          </table:table-cell>
          <table:table-cell office:value-type="float" office:value="1045" table:style-name="ce12">
            <text:p>1.045</text:p>
          </table:table-cell>
          <table:table-cell office:value-type="float" office:value="2996" table:style-name="ce12">
            <text:p>2.996</text:p>
          </table:table-cell>
          <table:table-cell office:value-type="float" office:value="53226" table:style-name="ce12">
            <text:p>53.226</text:p>
          </table:table-cell>
          <table:table-cell office:value-type="float" office:value="5186" table:style-name="ce12">
            <text:p>5.186</text:p>
          </table:table-cell>
          <table:table-cell office:value-type="float" office:value="565" table:style-name="ce12">
            <text:p>565</text:p>
          </table:table-cell>
          <table:table-cell office:value-type="float" office:value="9328" table:style-name="ce12">
            <text:p>9.328</text:p>
          </table:table-cell>
          <table:table-cell office:value-type="float" office:value="47983" table:style-name="ce12">
            <text:p>47.983</text:p>
          </table:table-cell>
          <table:table-cell office:value-type="float" office:value="4423" table:style-name="ce12">
            <text:p>4.423</text:p>
          </table:table-cell>
          <table:table-cell office:value-type="float" office:value="241" table:style-name="ce12">
            <text:p>241</text:p>
          </table:table-cell>
          <table:table-cell office:value-type="float" office:value="2502" table:style-name="ce12">
            <text:p>2.502</text:p>
          </table:table-cell>
          <table:table-cell office:value-type="float" office:value="58081" table:style-name="ce12">
            <text:p>58.081</text:p>
          </table:table-cell>
          <table:table-cell office:value-type="float" office:value="1203" table:style-name="ce12">
            <text:p>1.203</text:p>
          </table:table-cell>
          <table:table-cell office:value-type="float" office:value="187" table:style-name="ce12">
            <text:p>187</text:p>
          </table:table-cell>
          <table:table-cell office:value-type="float" office:value="1933" table:style-name="ce12">
            <text:p>1.933</text:p>
          </table:table-cell>
          <table:table-cell office:value-type="float" office:value="59849" table:style-name="ce12">
            <text:p>59.849</text:p>
          </table:table-cell>
          <table:table-cell office:value-type="float" office:value="111" table:style-name="ce12">
            <text:p>111</text:p>
          </table:table-cell>
          <table:table-cell office:value-type="float" office:value="81" table:style-name="ce12">
            <text:p>81</text:p>
          </table:table-cell>
          <table:table-cell office:value-type="float" office:value="325" table:style-name="ce12">
            <text:p>325</text:p>
          </table:table-cell>
          <table:table-cell office:value-type="float" office:value="61649" table:style-name="ce12">
            <text:p>61.64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021" table:style-name="ce12">
            <text:p>1.021</text:p>
          </table:table-cell>
          <table:table-cell office:value-type="float" office:value="19" table:style-name="ce12">
            <text:p>19</text:p>
          </table:table-cell>
          <table:table-cell office:value-type="float" office:value="9" table:style-name="ce12">
            <text:p>9</text:p>
          </table:table-cell>
          <table:table-cell office:value-type="float" office:value="11" table:style-name="ce12">
            <text:p>11</text:p>
          </table:table-cell>
          <table:table-cell office:value-type="float" office:value="1038" table:style-name="ce12">
            <text:p>1.03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1023" table:style-name="ce12">
            <text:p>1.023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29" table:style-name="ce12">
            <text:p>29</text:p>
          </table:table-cell>
          <table:table-cell office:value-type="float" office:value="1014" table:style-name="ce12">
            <text:p>1.01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1" table:style-name="ce12">
            <text:p>21</text:p>
          </table:table-cell>
          <table:table-cell office:value-type="float" office:value="1029" table:style-name="ce12">
            <text:p>1.02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1038" table:style-name="ce12">
            <text:p>1.03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1038" table:style-name="ce12">
            <text:p>1.038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40" table:style-name="ce12">
            <text:p>1.040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float" office:value="1038" table:style-name="ce12">
            <text:p>1.03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1034" table:style-name="ce12">
            <text:p>1.03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1046" table:style-name="ce12">
            <text:p>1.04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49" table:style-name="ce12">
            <text:p>1.049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4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4" table:number-rows-spanned="1" table:style-name="ce13">
            <text:p>PROPORÇÃO PARA O INDICADOR B5B – ESCOLAS RURAIS, POR RESPONSÁVEL PELA MANUTENÇÃO DOS COMPUTADORE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44" table:number-rows-spanned="1" table:style-name="ce15">
            <text:p>Total de escolas localizadas em áreas rurai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6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7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7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7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7">
            <text:p>Voluntários</text:p>
          </table:table-cell>
          <table:covered-table-cell table:number-columns-repeated="4"/>
          <table:table-cell office:value-type="string" table:number-columns-spanned="3" table:number-rows-spanned="1" table:style-name="ce16">
            <text:p>Outro</text:p>
          </table:table-cell>
          <table:covered-table-cell table:number-columns-repeated="2"/>
          <table:table-cell office:value-type="string" table:number-columns-spanned="3" table:number-rows-spanned="1" table:style-name="ce17">
            <text:p>Ninguém</text:p>
          </table:table-cell>
          <table:covered-table-cell table:number-columns-repeated="2"/>
          <table:table-cell table:number-columns-repeated="16341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970" table:style-name="ce12">
            <text:p>5.970</text:p>
          </table:table-cell>
          <table:table-cell office:value-type="float" office:value="29110" table:style-name="ce12">
            <text:p>29.110</text:p>
          </table:table-cell>
          <table:table-cell office:value-type="string" table:style-name="ce12">
            <text:p>-</text:p>
          </table:table-cell>
          <table:table-cell office:value-type="float" office:value="18" table:style-name="ce12">
            <text:p>18</text:p>
          </table:table-cell>
          <table:table-cell office:value-type="float" office:value="27925" table:style-name="ce12">
            <text:p>27.925</text:p>
          </table:table-cell>
          <table:table-cell office:value-type="float" office:value="5819" table:style-name="ce12">
            <text:p>5.819</text:p>
          </table:table-cell>
          <table:table-cell office:value-type="float" office:value="29244" table:style-name="ce12">
            <text:p>29.244</text:p>
          </table:table-cell>
          <table:table-cell office:value-type="float" office:value="26" table:style-name="ce12">
            <text:p>26</text:p>
          </table:table-cell>
          <table:table-cell office:value-type="float" office:value="10" table:style-name="ce12">
            <text:p>10</text:p>
          </table:table-cell>
          <table:table-cell office:value-type="float" office:value="27925" table:style-name="ce12">
            <text:p>27.925</text:p>
          </table:table-cell>
          <table:table-cell office:value-type="float" office:value="3230" table:style-name="ce12">
            <text:p>3.230</text:p>
          </table:table-cell>
          <table:table-cell office:value-type="float" office:value="31740" table:style-name="ce12">
            <text:p>31.740</text:p>
          </table:table-cell>
          <table:table-cell office:value-type="float" office:value="33" table:style-name="ce12">
            <text:p>33</text:p>
          </table:table-cell>
          <table:table-cell office:value-type="float" office:value="94" table:style-name="ce12">
            <text:p>94</text:p>
          </table:table-cell>
          <table:table-cell office:value-type="float" office:value="27925" table:style-name="ce12">
            <text:p>27.925</text:p>
          </table:table-cell>
          <table:table-cell office:value-type="float" office:value="7309" table:style-name="ce12">
            <text:p>7.309</text:p>
          </table:table-cell>
          <table:table-cell office:value-type="float" office:value="27779" table:style-name="ce12">
            <text:p>27.779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float" office:value="27925" table:style-name="ce12">
            <text:p>27.925</text:p>
          </table:table-cell>
          <table:table-cell office:value-type="float" office:value="11726" table:style-name="ce12">
            <text:p>11.726</text:p>
          </table:table-cell>
          <table:table-cell office:value-type="float" office:value="23331" table:style-name="ce12">
            <text:p>23.331</text:p>
          </table:table-cell>
          <table:table-cell office:value-type="float" office:value="7" table:style-name="ce12">
            <text:p>7</text:p>
          </table:table-cell>
          <table:table-cell office:value-type="float" office:value="35" table:style-name="ce12">
            <text:p>35</text:p>
          </table:table-cell>
          <table:table-cell office:value-type="float" office:value="27925" table:style-name="ce12">
            <text:p>27.925</text:p>
          </table:table-cell>
          <table:table-cell office:value-type="float" office:value="24991" table:style-name="ce12">
            <text:p>24.991</text:p>
          </table:table-cell>
          <table:table-cell office:value-type="float" office:value="9571" table:style-name="ce12">
            <text:p>9.571</text:p>
          </table:table-cell>
          <table:table-cell office:value-type="float" office:value="496" table:style-name="ce12">
            <text:p>496</text:p>
          </table:table-cell>
          <table:table-cell office:value-type="float" office:value="40" table:style-name="ce12">
            <text:p>40</text:p>
          </table:table-cell>
          <table:table-cell office:value-type="float" office:value="27925" table:style-name="ce12">
            <text:p>27.925</text:p>
          </table:table-cell>
          <table:table-cell office:value-type="float" office:value="7609" table:style-name="ce12">
            <text:p>7.609</text:p>
          </table:table-cell>
          <table:table-cell office:value-type="float" office:value="27467" table:style-name="ce12">
            <text:p>27.467</text:p>
          </table:table-cell>
          <table:table-cell office:value-type="float" office:value="17" table:style-name="ce12">
            <text:p>17</text:p>
          </table:table-cell>
          <table:table-cell office:value-type="float" office:value="6" table:style-name="ce12">
            <text:p>6</text:p>
          </table:table-cell>
          <table:table-cell office:value-type="float" office:value="27925" table:style-name="ce12">
            <text:p>27.925</text:p>
          </table:table-cell>
          <table:table-cell office:value-type="float" office:value="888" table:style-name="ce12">
            <text:p>888</text:p>
          </table:table-cell>
          <table:table-cell office:value-type="float" office:value="34210" table:style-name="ce12">
            <text:p>34.210</text:p>
          </table:table-cell>
          <table:table-cell office:value-type="float" office:value="27925" table:style-name="ce12">
            <text:p>27.925</text:p>
          </table:table-cell>
          <table:table-cell office:value-type="float" office:value="166" table:style-name="ce12">
            <text:p>166</text:p>
          </table:table-cell>
          <table:table-cell office:value-type="float" office:value="34933" table:style-name="ce12">
            <text:p>34.933</text:p>
          </table:table-cell>
          <table:table-cell office:value-type="float" office:value="27925" table:style-name="ce12">
            <text:p>27.925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16" table:style-name="ce12">
            <text:p>1.316</text:p>
          </table:table-cell>
          <table:table-cell office:value-type="float" office:value="4404" table:style-name="ce12">
            <text:p>4.40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744" table:style-name="ce12">
            <text:p>8.744</text:p>
          </table:table-cell>
          <table:table-cell office:value-type="float" office:value="1738" table:style-name="ce12">
            <text:p>1.738</text:p>
          </table:table-cell>
          <table:table-cell office:value-type="float" office:value="3982" table:style-name="ce12">
            <text:p>3.9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744" table:style-name="ce12">
            <text:p>8.744</text:p>
          </table:table-cell>
          <table:table-cell office:value-type="float" office:value="898" table:style-name="ce12">
            <text:p>898</text:p>
          </table:table-cell>
          <table:table-cell office:value-type="float" office:value="4785" table:style-name="ce12">
            <text:p>4.785</text:p>
          </table:table-cell>
          <table:table-cell office:value-type="float" office:value="0" table:style-name="ce12">
            <text:p>0</text:p>
          </table:table-cell>
          <table:table-cell office:value-type="float" office:value="37" table:style-name="ce12">
            <text:p>37</text:p>
          </table:table-cell>
          <table:table-cell office:value-type="float" office:value="8744" table:style-name="ce12">
            <text:p>8.744</text:p>
          </table:table-cell>
          <table:table-cell office:value-type="float" office:value="683" table:style-name="ce12">
            <text:p>683</text:p>
          </table:table-cell>
          <table:table-cell office:value-type="float" office:value="5037" table:style-name="ce12">
            <text:p>5.0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744" table:style-name="ce12">
            <text:p>8.744</text:p>
          </table:table-cell>
          <table:table-cell office:value-type="float" office:value="1421" table:style-name="ce12">
            <text:p>1.421</text:p>
          </table:table-cell>
          <table:table-cell office:value-type="float" office:value="4298" table:style-name="ce12">
            <text:p>4.2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744" table:style-name="ce12">
            <text:p>8.744</text:p>
          </table:table-cell>
          <table:table-cell office:value-type="float" office:value="3877" table:style-name="ce12">
            <text:p>3.877</text:p>
          </table:table-cell>
          <table:table-cell office:value-type="float" office:value="1842" table:style-name="ce12">
            <text:p>1.84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744" table:style-name="ce12">
            <text:p>8.744</text:p>
          </table:table-cell>
          <table:table-cell office:value-type="float" office:value="1731" table:style-name="ce12">
            <text:p>1.731</text:p>
          </table:table-cell>
          <table:table-cell office:value-type="float" office:value="3972" table:style-name="ce12">
            <text:p>3.972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8744" table:style-name="ce12">
            <text:p>8.744</text:p>
          </table:table-cell>
          <table:table-cell office:value-type="float" office:value="45" table:style-name="ce12">
            <text:p>45</text:p>
          </table:table-cell>
          <table:table-cell office:value-type="float" office:value="5675" table:style-name="ce12">
            <text:p>5.675</text:p>
          </table:table-cell>
          <table:table-cell office:value-type="float" office:value="8744" table:style-name="ce12">
            <text:p>8.744</text:p>
          </table:table-cell>
          <table:table-cell office:value-type="float" office:value="26" table:style-name="ce12">
            <text:p>26</text:p>
          </table:table-cell>
          <table:table-cell office:value-type="float" office:value="5694" table:style-name="ce12">
            <text:p>5.694</text:p>
          </table:table-cell>
          <table:table-cell office:value-type="float" office:value="8744" table:style-name="ce12">
            <text:p>8.744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35" table:style-name="ce12">
            <text:p>235</text:p>
          </table:table-cell>
          <table:table-cell office:value-type="float" office:value="1144" table:style-name="ce12">
            <text:p>1.144</text:p>
          </table:table-cell>
          <table:table-cell office:value-type="string" table:style-name="ce12">
            <text:p>-</text:p>
          </table:table-cell>
          <table:table-cell office:value-type="float" office:value="9" table:style-name="ce12">
            <text:p>9</text:p>
          </table:table-cell>
          <table:table-cell office:value-type="float" office:value="285" table:style-name="ce12">
            <text:p>285</text:p>
          </table:table-cell>
          <table:table-cell office:value-type="float" office:value="213" table:style-name="ce12">
            <text:p>213</text:p>
          </table:table-cell>
          <table:table-cell office:value-type="float" office:value="1174" table:style-name="ce12">
            <text:p>1.17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2">
            <text:p>285</text:p>
          </table:table-cell>
          <table:table-cell office:value-type="float" office:value="325" table:style-name="ce12">
            <text:p>325</text:p>
          </table:table-cell>
          <table:table-cell office:value-type="float" office:value="1063" table:style-name="ce12">
            <text:p>1.06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2">
            <text:p>285</text:p>
          </table:table-cell>
          <table:table-cell office:value-type="float" office:value="282" table:style-name="ce12">
            <text:p>282</text:p>
          </table:table-cell>
          <table:table-cell office:value-type="float" office:value="1106" table:style-name="ce12">
            <text:p>1.10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2">
            <text:p>285</text:p>
          </table:table-cell>
          <table:table-cell office:value-type="float" office:value="410" table:style-name="ce12">
            <text:p>410</text:p>
          </table:table-cell>
          <table:table-cell office:value-type="float" office:value="971" table:style-name="ce12">
            <text:p>971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2">
            <text:p>285</text:p>
          </table:table-cell>
          <table:table-cell office:value-type="float" office:value="1102" table:style-name="ce12">
            <text:p>1.102</text:p>
          </table:table-cell>
          <table:table-cell office:value-type="float" office:value="283" table:style-name="ce12">
            <text:p>28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2">
            <text:p>285</text:p>
          </table:table-cell>
          <table:table-cell office:value-type="float" office:value="239" table:style-name="ce12">
            <text:p>239</text:p>
          </table:table-cell>
          <table:table-cell office:value-type="float" office:value="1148" table:style-name="ce12">
            <text:p>1.14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85" table:style-name="ce12">
            <text:p>285</text:p>
          </table:table-cell>
          <table:table-cell office:value-type="float" office:value="33" table:style-name="ce12">
            <text:p>33</text:p>
          </table:table-cell>
          <table:table-cell office:value-type="float" office:value="1354" table:style-name="ce12">
            <text:p>1.354</text:p>
          </table:table-cell>
          <table:table-cell office:value-type="float" office:value="285" table:style-name="ce12">
            <text:p>285</text:p>
          </table:table-cell>
          <table:table-cell office:value-type="float" office:value="25" table:style-name="ce12">
            <text:p>25</text:p>
          </table:table-cell>
          <table:table-cell office:value-type="float" office:value="1363" table:style-name="ce12">
            <text:p>1.363</text:p>
          </table:table-cell>
          <table:table-cell office:value-type="float" office:value="285" table:style-name="ce12">
            <text:p>285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96" table:style-name="ce12">
            <text:p>2.796</text:p>
          </table:table-cell>
          <table:table-cell office:value-type="float" office:value="15700" table:style-name="ce12">
            <text:p>15.700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16132" table:style-name="ce12">
            <text:p>16.132</text:p>
          </table:table-cell>
          <table:table-cell office:value-type="float" office:value="3001" table:style-name="ce12">
            <text:p>3.001</text:p>
          </table:table-cell>
          <table:table-cell office:value-type="float" office:value="15495" table:style-name="ce12">
            <text:p>15.495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16132" table:style-name="ce12">
            <text:p>16.132</text:p>
          </table:table-cell>
          <table:table-cell office:value-type="float" office:value="1367" table:style-name="ce12">
            <text:p>1.367</text:p>
          </table:table-cell>
          <table:table-cell office:value-type="float" office:value="17115" table:style-name="ce12">
            <text:p>17.115</text:p>
          </table:table-cell>
          <table:table-cell office:value-type="float" office:value="8" table:style-name="ce12">
            <text:p>8</text:p>
          </table:table-cell>
          <table:table-cell office:value-type="float" office:value="16" table:style-name="ce12">
            <text:p>16</text:p>
          </table:table-cell>
          <table:table-cell office:value-type="float" office:value="16132" table:style-name="ce12">
            <text:p>16.132</text:p>
          </table:table-cell>
          <table:table-cell office:value-type="float" office:value="5167" table:style-name="ce12">
            <text:p>5.167</text:p>
          </table:table-cell>
          <table:table-cell office:value-type="float" office:value="13333" table:style-name="ce12">
            <text:p>13.333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16132" table:style-name="ce12">
            <text:p>16.132</text:p>
          </table:table-cell>
          <table:table-cell office:value-type="float" office:value="7296" table:style-name="ce12">
            <text:p>7.296</text:p>
          </table:table-cell>
          <table:table-cell office:value-type="float" office:value="11199" table:style-name="ce12">
            <text:p>11.199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16132" table:style-name="ce12">
            <text:p>16.132</text:p>
          </table:table-cell>
          <table:table-cell office:value-type="float" office:value="13006" table:style-name="ce12">
            <text:p>13.006</text:p>
          </table:table-cell>
          <table:table-cell office:value-type="float" office:value="5041" table:style-name="ce12">
            <text:p>5.041</text:p>
          </table:table-cell>
          <table:table-cell office:value-type="float" office:value="444" table:style-name="ce12">
            <text:p>444</text:p>
          </table:table-cell>
          <table:table-cell office:value-type="float" office:value="14" table:style-name="ce12">
            <text:p>14</text:p>
          </table:table-cell>
          <table:table-cell office:value-type="float" office:value="16132" table:style-name="ce12">
            <text:p>16.132</text:p>
          </table:table-cell>
          <table:table-cell office:value-type="float" office:value="4229" table:style-name="ce12">
            <text:p>4.229</text:p>
          </table:table-cell>
          <table:table-cell office:value-type="float" office:value="14271" table:style-name="ce12">
            <text:p>14.271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16132" table:style-name="ce12">
            <text:p>16.132</text:p>
          </table:table-cell>
          <table:table-cell office:value-type="float" office:value="598" table:style-name="ce12">
            <text:p>598</text:p>
          </table:table-cell>
          <table:table-cell office:value-type="float" office:value="17907" table:style-name="ce12">
            <text:p>17.907</text:p>
          </table:table-cell>
          <table:table-cell office:value-type="float" office:value="16132" table:style-name="ce12">
            <text:p>16.132</text:p>
          </table:table-cell>
          <table:table-cell office:value-type="float" office:value="15" table:style-name="ce12">
            <text:p>15</text:p>
          </table:table-cell>
          <table:table-cell office:value-type="float" office:value="18490" table:style-name="ce12">
            <text:p>18.490</text:p>
          </table:table-cell>
          <table:table-cell office:value-type="float" office:value="16132" table:style-name="ce12">
            <text:p>16.132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14" table:style-name="ce12">
            <text:p>914</text:p>
          </table:table-cell>
          <table:table-cell office:value-type="float" office:value="4244" table:style-name="ce12">
            <text:p>4.24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281" table:style-name="ce12">
            <text:p>2.281</text:p>
          </table:table-cell>
          <table:table-cell office:value-type="float" office:value="371" table:style-name="ce12">
            <text:p>371</text:p>
          </table:table-cell>
          <table:table-cell office:value-type="float" office:value="4788" table:style-name="ce12">
            <text:p>4.78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281" table:style-name="ce12">
            <text:p>2.281</text:p>
          </table:table-cell>
          <table:table-cell office:value-type="float" office:value="211" table:style-name="ce12">
            <text:p>211</text:p>
          </table:table-cell>
          <table:table-cell office:value-type="float" office:value="4944" table:style-name="ce12">
            <text:p>4.944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281" table:style-name="ce12">
            <text:p>2.281</text:p>
          </table:table-cell>
          <table:table-cell office:value-type="float" office:value="788" table:style-name="ce12">
            <text:p>788</text:p>
          </table:table-cell>
          <table:table-cell office:value-type="float" office:value="4367" table:style-name="ce12">
            <text:p>4.367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281" table:style-name="ce12">
            <text:p>2.281</text:p>
          </table:table-cell>
          <table:table-cell office:value-type="float" office:value="1179" table:style-name="ce12">
            <text:p>1.179</text:p>
          </table:table-cell>
          <table:table-cell office:value-type="float" office:value="3976" table:style-name="ce12">
            <text:p>3.976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281" table:style-name="ce12">
            <text:p>2.281</text:p>
          </table:table-cell>
          <table:table-cell office:value-type="float" office:value="4099" table:style-name="ce12">
            <text:p>4.099</text:p>
          </table:table-cell>
          <table:table-cell office:value-type="float" office:value="1009" table:style-name="ce12">
            <text:p>1.009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0</text:p>
          </table:table-cell>
          <table:table-cell office:value-type="float" office:value="2281" table:style-name="ce12">
            <text:p>2.281</text:p>
          </table:table-cell>
          <table:table-cell office:value-type="float" office:value="857" table:style-name="ce12">
            <text:p>857</text:p>
          </table:table-cell>
          <table:table-cell office:value-type="float" office:value="4301" table:style-name="ce12">
            <text:p>4.30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281" table:style-name="ce12">
            <text:p>2.281</text:p>
          </table:table-cell>
          <table:table-cell office:value-type="float" office:value="66" table:style-name="ce12">
            <text:p>66</text:p>
          </table:table-cell>
          <table:table-cell office:value-type="float" office:value="5092" table:style-name="ce12">
            <text:p>5.092</text:p>
          </table:table-cell>
          <table:table-cell office:value-type="float" office:value="2281" table:style-name="ce12">
            <text:p>2.281</text:p>
          </table:table-cell>
          <table:table-cell office:value-type="float" office:value="73" table:style-name="ce12">
            <text:p>73</text:p>
          </table:table-cell>
          <table:table-cell office:value-type="float" office:value="5085" table:style-name="ce12">
            <text:p>5.085</text:p>
          </table:table-cell>
          <table:table-cell office:value-type="float" office:value="2281" table:style-name="ce12">
            <text:p>2.281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09" table:style-name="ce12">
            <text:p>709</text:p>
          </table:table-cell>
          <table:table-cell office:value-type="float" office:value="3618" table:style-name="ce12">
            <text:p>3.61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83" table:style-name="ce12">
            <text:p>483</text:p>
          </table:table-cell>
          <table:table-cell office:value-type="float" office:value="496" table:style-name="ce12">
            <text:p>496</text:p>
          </table:table-cell>
          <table:table-cell office:value-type="float" office:value="3806" table:style-name="ce12">
            <text:p>3.806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483" table:style-name="ce12">
            <text:p>483</text:p>
          </table:table-cell>
          <table:table-cell office:value-type="float" office:value="429" table:style-name="ce12">
            <text:p>429</text:p>
          </table:table-cell>
          <table:table-cell office:value-type="float" office:value="3835" table:style-name="ce12">
            <text:p>3.835</text:p>
          </table:table-cell>
          <table:table-cell office:value-type="float" office:value="26" table:style-name="ce12">
            <text:p>26</text:p>
          </table:table-cell>
          <table:table-cell office:value-type="float" office:value="38" table:style-name="ce12">
            <text:p>38</text:p>
          </table:table-cell>
          <table:table-cell office:value-type="float" office:value="483" table:style-name="ce12">
            <text:p>483</text:p>
          </table:table-cell>
          <table:table-cell office:value-type="float" office:value="389" table:style-name="ce12">
            <text:p>389</text:p>
          </table:table-cell>
          <table:table-cell office:value-type="float" office:value="3936" table:style-name="ce12">
            <text:p>3.936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483" table:style-name="ce12">
            <text:p>483</text:p>
          </table:table-cell>
          <table:table-cell office:value-type="float" office:value="1419" table:style-name="ce12">
            <text:p>1.419</text:p>
          </table:table-cell>
          <table:table-cell office:value-type="float" office:value="2886" table:style-name="ce12">
            <text:p>2.886</text:p>
          </table:table-cell>
          <table:table-cell office:value-type="float" office:value="0" table:style-name="ce12">
            <text:p>0</text:p>
          </table:table-cell>
          <table:table-cell office:value-type="float" office:value="22" table:style-name="ce12">
            <text:p>22</text:p>
          </table:table-cell>
          <table:table-cell office:value-type="float" office:value="483" table:style-name="ce12">
            <text:p>483</text:p>
          </table:table-cell>
          <table:table-cell office:value-type="float" office:value="2907" table:style-name="ce12">
            <text:p>2.907</text:p>
          </table:table-cell>
          <table:table-cell office:value-type="float" office:value="1395" table:style-name="ce12">
            <text:p>1.395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float" office:value="483" table:style-name="ce12">
            <text:p>483</text:p>
          </table:table-cell>
          <table:table-cell office:value-type="float" office:value="553" table:style-name="ce12">
            <text:p>553</text:p>
          </table:table-cell>
          <table:table-cell office:value-type="float" office:value="3775" table:style-name="ce12">
            <text:p>3.77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83" table:style-name="ce12">
            <text:p>483</text:p>
          </table:table-cell>
          <table:table-cell office:value-type="float" office:value="146" table:style-name="ce12">
            <text:p>146</text:p>
          </table:table-cell>
          <table:table-cell office:value-type="float" office:value="4182" table:style-name="ce12">
            <text:p>4.182</text:p>
          </table:table-cell>
          <table:table-cell office:value-type="float" office:value="483" table:style-name="ce12">
            <text:p>483</text:p>
          </table:table-cell>
          <table:table-cell office:value-type="float" office:value="27" table:style-name="ce12">
            <text:p>27</text:p>
          </table:table-cell>
          <table:table-cell office:value-type="float" office:value="4301" table:style-name="ce12">
            <text:p>4.301</text:p>
          </table:table-cell>
          <table:table-cell office:value-type="float" office:value="483" table:style-name="ce12">
            <text:p>483</text:p>
          </table:table-cell>
          <table:table-cell table:number-columns-repeated="16341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15" table:style-name="ce12">
            <text:p>5.115</text:p>
          </table:table-cell>
          <table:table-cell office:value-type="float" office:value="23983" table:style-name="ce12">
            <text:p>23.983</text:p>
          </table:table-cell>
          <table:table-cell office:value-type="string" table:style-name="ce12">
            <text:p>-</text:p>
          </table:table-cell>
          <table:table-cell office:value-type="float" office:value="12" table:style-name="ce12">
            <text:p>12</text:p>
          </table:table-cell>
          <table:table-cell office:value-type="float" office:value="27093" table:style-name="ce12">
            <text:p>27.093</text:p>
          </table:table-cell>
          <table:table-cell office:value-type="float" office:value="5583" table:style-name="ce12">
            <text:p>5.583</text:p>
          </table:table-cell>
          <table:table-cell office:value-type="float" office:value="23523" table:style-name="ce12">
            <text:p>23.523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7093" table:style-name="ce12">
            <text:p>27.093</text:p>
          </table:table-cell>
          <table:table-cell office:value-type="float" office:value="2816" table:style-name="ce12">
            <text:p>2.816</text:p>
          </table:table-cell>
          <table:table-cell office:value-type="float" office:value="26182" table:style-name="ce12">
            <text:p>26.182</text:p>
          </table:table-cell>
          <table:table-cell office:value-type="float" office:value="33" table:style-name="ce12">
            <text:p>33</text:p>
          </table:table-cell>
          <table:table-cell office:value-type="float" office:value="79" table:style-name="ce12">
            <text:p>79</text:p>
          </table:table-cell>
          <table:table-cell office:value-type="float" office:value="27093" table:style-name="ce12">
            <text:p>27.093</text:p>
          </table:table-cell>
          <table:table-cell office:value-type="float" office:value="6146" table:style-name="ce12">
            <text:p>6.146</text:p>
          </table:table-cell>
          <table:table-cell office:value-type="float" office:value="22961" table:style-name="ce12">
            <text:p>22.961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27093" table:style-name="ce12">
            <text:p>27.093</text:p>
          </table:table-cell>
          <table:table-cell office:value-type="float" office:value="7714" table:style-name="ce12">
            <text:p>7.714</text:p>
          </table:table-cell>
          <table:table-cell office:value-type="float" office:value="21367" table:style-name="ce12">
            <text:p>21.367</text:p>
          </table:table-cell>
          <table:table-cell office:value-type="float" office:value="0" table:style-name="ce12">
            <text:p>0</text:p>
          </table:table-cell>
          <table:table-cell office:value-type="float" office:value="29" table:style-name="ce12">
            <text:p>29</text:p>
          </table:table-cell>
          <table:table-cell office:value-type="float" office:value="27093" table:style-name="ce12">
            <text:p>27.093</text:p>
          </table:table-cell>
          <table:table-cell office:value-type="float" office:value="23520" table:style-name="ce12">
            <text:p>23.520</text:p>
          </table:table-cell>
          <table:table-cell office:value-type="float" office:value="5488" table:style-name="ce12">
            <text:p>5.488</text:p>
          </table:table-cell>
          <table:table-cell office:value-type="float" office:value="93" table:style-name="ce12">
            <text:p>93</text:p>
          </table:table-cell>
          <table:table-cell office:value-type="float" office:value="9" table:style-name="ce12">
            <text:p>9</text:p>
          </table:table-cell>
          <table:table-cell office:value-type="float" office:value="27093" table:style-name="ce12">
            <text:p>27.093</text:p>
          </table:table-cell>
          <table:table-cell office:value-type="float" office:value="5098" table:style-name="ce12">
            <text:p>5.098</text:p>
          </table:table-cell>
          <table:table-cell office:value-type="float" office:value="23995" table:style-name="ce12">
            <text:p>23.995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27093" table:style-name="ce12">
            <text:p>27.093</text:p>
          </table:table-cell>
          <table:table-cell office:value-type="float" office:value="762" table:style-name="ce12">
            <text:p>762</text:p>
          </table:table-cell>
          <table:table-cell office:value-type="float" office:value="28348" table:style-name="ce12">
            <text:p>28.348</text:p>
          </table:table-cell>
          <table:table-cell office:value-type="float" office:value="27093" table:style-name="ce12">
            <text:p>27.093</text:p>
          </table:table-cell>
          <table:table-cell office:value-type="float" office:value="49" table:style-name="ce12">
            <text:p>49</text:p>
          </table:table-cell>
          <table:table-cell office:value-type="float" office:value="29061" table:style-name="ce12">
            <text:p>29.061</text:p>
          </table:table-cell>
          <table:table-cell office:value-type="float" office:value="27093" table:style-name="ce12">
            <text:p>27.093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49" table:style-name="ce12">
            <text:p>749</text:p>
          </table:table-cell>
          <table:table-cell office:value-type="float" office:value="4250" table:style-name="ce12">
            <text:p>4.25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71" table:style-name="ce12">
            <text:p>771</text:p>
          </table:table-cell>
          <table:table-cell office:value-type="float" office:value="174" table:style-name="ce12">
            <text:p>174</text:p>
          </table:table-cell>
          <table:table-cell office:value-type="float" office:value="4825" table:style-name="ce12">
            <text:p>4.8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71" table:style-name="ce12">
            <text:p>771</text:p>
          </table:table-cell>
          <table:table-cell office:value-type="float" office:value="392" table:style-name="ce12">
            <text:p>392</text:p>
          </table:table-cell>
          <table:table-cell office:value-type="float" office:value="4607" table:style-name="ce12">
            <text:p>4.60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71" table:style-name="ce12">
            <text:p>771</text:p>
          </table:table-cell>
          <table:table-cell office:value-type="float" office:value="375" table:style-name="ce12">
            <text:p>375</text:p>
          </table:table-cell>
          <table:table-cell office:value-type="float" office:value="4621" table:style-name="ce12">
            <text:p>4.62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771" table:style-name="ce12">
            <text:p>771</text:p>
          </table:table-cell>
          <table:table-cell office:value-type="float" office:value="3072" table:style-name="ce12">
            <text:p>3.072</text:p>
          </table:table-cell>
          <table:table-cell office:value-type="float" office:value="1921" table:style-name="ce12">
            <text:p>1.921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771" table:style-name="ce12">
            <text:p>771</text:p>
          </table:table-cell>
          <table:table-cell office:value-type="float" office:value="1471" table:style-name="ce12">
            <text:p>1.471</text:p>
          </table:table-cell>
          <table:table-cell office:value-type="float" office:value="3100" table:style-name="ce12">
            <text:p>3.100</text:p>
          </table:table-cell>
          <table:table-cell office:value-type="float" office:value="403" table:style-name="ce12">
            <text:p>403</text:p>
          </table:table-cell>
          <table:table-cell office:value-type="float" office:value="26" table:style-name="ce12">
            <text:p>26</text:p>
          </table:table-cell>
          <table:table-cell office:value-type="float" office:value="771" table:style-name="ce12">
            <text:p>771</text:p>
          </table:table-cell>
          <table:table-cell office:value-type="float" office:value="1684" table:style-name="ce12">
            <text:p>1.684</text:p>
          </table:table-cell>
          <table:table-cell office:value-type="float" office:value="3315" table:style-name="ce12">
            <text:p>3.31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71" table:style-name="ce12">
            <text:p>771</text:p>
          </table:table-cell>
          <table:table-cell office:value-type="float" office:value="117" table:style-name="ce12">
            <text:p>117</text:p>
          </table:table-cell>
          <table:table-cell office:value-type="float" office:value="4882" table:style-name="ce12">
            <text:p>4.882</text:p>
          </table:table-cell>
          <table:table-cell office:value-type="float" office:value="771" table:style-name="ce12">
            <text:p>771</text:p>
          </table:table-cell>
          <table:table-cell office:value-type="float" office:value="116" table:style-name="ce12">
            <text:p>116</text:p>
          </table:table-cell>
          <table:table-cell office:value-type="float" office:value="4883" table:style-name="ce12">
            <text:p>4.883</text:p>
          </table:table-cell>
          <table:table-cell office:value-type="float" office:value="771" table:style-name="ce12">
            <text:p>771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863" table:style-name="ce12">
            <text:p>5.863</text:p>
          </table:table-cell>
          <table:table-cell office:value-type="float" office:value="28234" table:style-name="ce12">
            <text:p>28.234</text:p>
          </table:table-cell>
          <table:table-cell office:value-type="string" table:style-name="ce12">
            <text:p>-</text:p>
          </table:table-cell>
          <table:table-cell office:value-type="float" office:value="12" table:style-name="ce12">
            <text:p>12</text:p>
          </table:table-cell>
          <table:table-cell office:value-type="float" office:value="27864" table:style-name="ce12">
            <text:p>27.864</text:p>
          </table:table-cell>
          <table:table-cell office:value-type="float" office:value="5757" table:style-name="ce12">
            <text:p>5.757</text:p>
          </table:table-cell>
          <table:table-cell office:value-type="float" office:value="28349" table:style-name="ce12">
            <text:p>28.349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27864" table:style-name="ce12">
            <text:p>27.864</text:p>
          </table:table-cell>
          <table:table-cell office:value-type="float" office:value="3207" table:style-name="ce12">
            <text:p>3.207</text:p>
          </table:table-cell>
          <table:table-cell office:value-type="float" office:value="30789" table:style-name="ce12">
            <text:p>30.789</text:p>
          </table:table-cell>
          <table:table-cell office:value-type="float" office:value="33" table:style-name="ce12">
            <text:p>33</text:p>
          </table:table-cell>
          <table:table-cell office:value-type="float" office:value="79" table:style-name="ce12">
            <text:p>79</text:p>
          </table:table-cell>
          <table:table-cell office:value-type="float" office:value="27864" table:style-name="ce12">
            <text:p>27.864</text:p>
          </table:table-cell>
          <table:table-cell office:value-type="float" office:value="6522" table:style-name="ce12">
            <text:p>6.522</text:p>
          </table:table-cell>
          <table:table-cell office:value-type="float" office:value="27583" table:style-name="ce12">
            <text:p>27.583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27864" table:style-name="ce12">
            <text:p>27.864</text:p>
          </table:table-cell>
          <table:table-cell office:value-type="float" office:value="10786" table:style-name="ce12">
            <text:p>10.786</text:p>
          </table:table-cell>
          <table:table-cell office:value-type="float" office:value="23288" table:style-name="ce12">
            <text:p>23.288</text:p>
          </table:table-cell>
          <table:table-cell office:value-type="float" office:value="7" table:style-name="ce12">
            <text:p>7</text:p>
          </table:table-cell>
          <table:table-cell office:value-type="float" office:value="29" table:style-name="ce12">
            <text:p>29</text:p>
          </table:table-cell>
          <table:table-cell office:value-type="float" office:value="27864" table:style-name="ce12">
            <text:p>27.864</text:p>
          </table:table-cell>
          <table:table-cell office:value-type="float" office:value="24991" table:style-name="ce12">
            <text:p>24.991</text:p>
          </table:table-cell>
          <table:table-cell office:value-type="float" office:value="8588" table:style-name="ce12">
            <text:p>8.588</text:p>
          </table:table-cell>
          <table:table-cell office:value-type="float" office:value="496" table:style-name="ce12">
            <text:p>496</text:p>
          </table:table-cell>
          <table:table-cell office:value-type="float" office:value="34" table:style-name="ce12">
            <text:p>34</text:p>
          </table:table-cell>
          <table:table-cell office:value-type="float" office:value="27864" table:style-name="ce12">
            <text:p>27.864</text:p>
          </table:table-cell>
          <table:table-cell office:value-type="float" office:value="6782" table:style-name="ce12">
            <text:p>6.782</text:p>
          </table:table-cell>
          <table:table-cell office:value-type="float" office:value="27310" table:style-name="ce12">
            <text:p>27.310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0</text:p>
          </table:table-cell>
          <table:table-cell office:value-type="float" office:value="27864" table:style-name="ce12">
            <text:p>27.864</text:p>
          </table:table-cell>
          <table:table-cell office:value-type="float" office:value="880" table:style-name="ce12">
            <text:p>880</text:p>
          </table:table-cell>
          <table:table-cell office:value-type="float" office:value="33230" table:style-name="ce12">
            <text:p>33.230</text:p>
          </table:table-cell>
          <table:table-cell office:value-type="float" office:value="27864" table:style-name="ce12">
            <text:p>27.864</text:p>
          </table:table-cell>
          <table:table-cell office:value-type="float" office:value="166" table:style-name="ce12">
            <text:p>166</text:p>
          </table:table-cell>
          <table:table-cell office:value-type="float" office:value="33944" table:style-name="ce12">
            <text:p>33.944</text:p>
          </table:table-cell>
          <table:table-cell office:value-type="float" office:value="27864" table:style-name="ce12">
            <text:p>27.864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06" table:style-name="ce12">
            <text:p>106</text:p>
          </table:table-cell>
          <table:table-cell office:value-type="float" office:value="877" table:style-name="ce12">
            <text:p>877</text:p>
          </table:table-cell>
          <table:table-cell office:value-type="string" table:style-name="ce12">
            <text:p>-</text:p>
          </table:table-cell>
          <table:table-cell office:value-type="float" office:value="6" table:style-name="ce12">
            <text:p>6</text:p>
          </table:table-cell>
          <table:table-cell office:value-type="float" office:value="60" table:style-name="ce12">
            <text:p>60</text:p>
          </table:table-cell>
          <table:table-cell office:value-type="float" office:value="62" table:style-name="ce12">
            <text:p>62</text:p>
          </table:table-cell>
          <table:table-cell office:value-type="float" office:value="895" table:style-name="ce12">
            <text:p>895</text:p>
          </table:table-cell>
          <table:table-cell office:value-type="float" office:value="26" table:style-name="ce12">
            <text:p>26</text:p>
          </table:table-cell>
          <table:table-cell office:value-type="float" office:value="6" table:style-name="ce12">
            <text:p>6</text:p>
          </table:table-cell>
          <table:table-cell office:value-type="float" office:value="60" table:style-name="ce12">
            <text:p>60</text:p>
          </table:table-cell>
          <table:table-cell office:value-type="float" office:value="23" table:style-name="ce12">
            <text:p>23</text:p>
          </table:table-cell>
          <table:table-cell office:value-type="float" office:value="951" table:style-name="ce12">
            <text:p>951</text:p>
          </table:table-cell>
          <table:table-cell office:value-type="float" office:value="0" table:style-name="ce12">
            <text:p>0</text:p>
          </table:table-cell>
          <table:table-cell office:value-type="float" office:value="15" table:style-name="ce12">
            <text:p>15</text:p>
          </table:table-cell>
          <table:table-cell office:value-type="float" office:value="60" table:style-name="ce12">
            <text:p>60</text:p>
          </table:table-cell>
          <table:table-cell office:value-type="float" office:value="787" table:style-name="ce12">
            <text:p>787</text:p>
          </table:table-cell>
          <table:table-cell office:value-type="float" office:value="196" table:style-name="ce12">
            <text:p>196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60" table:style-name="ce12">
            <text:p>60</text:p>
          </table:table-cell>
          <table:table-cell office:value-type="float" office:value="941" table:style-name="ce12">
            <text:p>941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0</text:p>
          </table:table-cell>
          <table:table-cell office:value-type="float" office:value="983" table:style-name="ce12">
            <text:p>983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60" table:style-name="ce12">
            <text:p>60</text:p>
          </table:table-cell>
          <table:table-cell office:value-type="float" office:value="826" table:style-name="ce12">
            <text:p>826</text:p>
          </table:table-cell>
          <table:table-cell office:value-type="float" office:value="157" table:style-name="ce12">
            <text:p>157</text:p>
          </table:table-cell>
          <table:table-cell office:value-type="float" office:value="0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float" office:value="60" table:style-name="ce12">
            <text:p>60</text:p>
          </table:table-cell>
          <table:table-cell office:value-type="float" office:value="9" table:style-name="ce12">
            <text:p>9</text:p>
          </table:table-cell>
          <table:table-cell office:value-type="float" office:value="980" table:style-name="ce12">
            <text:p>980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0</text:p>
          </table:table-cell>
          <table:table-cell office:value-type="float" office:value="989" table:style-name="ce12">
            <text:p>989</text:p>
          </table:table-cell>
          <table:table-cell office:value-type="float" office:value="60" table:style-name="ce12">
            <text:p>60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4" table:number-rows-spanned="1" table:style-name="ce14"/>
          <table:covered-table-cell table:number-columns-repeated="43"/>
          <table:table-cell table:number-columns-repeated="16340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29">
            <text:p>PROPORÇÃO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6328" table:style-name="ce12">
            <text:p>16.328</text:p>
          </table:table-cell>
          <table:table-cell office:value-type="float" office:value="6586" table:style-name="ce12">
            <text:p>6.586</text:p>
          </table:table-cell>
          <table:table-cell office:value-type="float" office:value="3" table:style-name="ce12">
            <text:p>3</text:p>
          </table:table-cell>
          <table:table-cell office:value-type="float" office:value="169" table:style-name="ce12">
            <text:p>169</text:p>
          </table:table-cell>
          <table:table-cell office:value-type="float" office:value="39938" table:style-name="ce12">
            <text:p>39.93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842" table:style-name="ce12">
            <text:p>2.842</text:p>
          </table:table-cell>
          <table:table-cell office:value-type="float" office:value="938" table:style-name="ce12">
            <text:p>93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683" table:style-name="ce12">
            <text:p>10.68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6" table:style-name="ce12">
            <text:p>906</text:p>
          </table:table-cell>
          <table:table-cell office:value-type="float" office:value="117" table:style-name="ce12">
            <text:p>11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50" table:style-name="ce12">
            <text:p>65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481" table:style-name="ce12">
            <text:p>7.481</text:p>
          </table:table-cell>
          <table:table-cell office:value-type="float" office:value="4582" table:style-name="ce12">
            <text:p>4.582</text:p>
          </table:table-cell>
          <table:table-cell office:value-type="float" office:value="0" table:style-name="ce12">
            <text:p>0</text:p>
          </table:table-cell>
          <table:table-cell office:value-type="float" office:value="165" table:style-name="ce12">
            <text:p>165</text:p>
          </table:table-cell>
          <table:table-cell office:value-type="float" office:value="22408" table:style-name="ce12">
            <text:p>22.4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950" table:style-name="ce12">
            <text:p>2.950</text:p>
          </table:table-cell>
          <table:table-cell office:value-type="float" office:value="499" table:style-name="ce12">
            <text:p>499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983" table:style-name="ce12">
            <text:p>3.98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149" table:style-name="ce12">
            <text:p>2.149</text:p>
          </table:table-cell>
          <table:table-cell office:value-type="float" office:value="450" table:style-name="ce12">
            <text:p>4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213" table:style-name="ce12">
            <text:p>2.213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378" table:style-name="ce12">
            <text:p>15.378</text:p>
          </table:table-cell>
          <table:table-cell office:value-type="float" office:value="6421" table:style-name="ce12">
            <text:p>6.42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4398" table:style-name="ce12">
            <text:p>34.3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50" table:style-name="ce12">
            <text:p>950</text:p>
          </table:table-cell>
          <table:table-cell office:value-type="float" office:value="165" table:style-name="ce12">
            <text:p>165</text:p>
          </table:table-cell>
          <table:table-cell office:value-type="float" office:value="0" table:style-name="ce12">
            <text:p>0</text:p>
          </table:table-cell>
          <table:table-cell office:value-type="float" office:value="165" table:style-name="ce12">
            <text:p>165</text:p>
          </table:table-cell>
          <table:table-cell office:value-type="float" office:value="4490" table:style-name="ce12">
            <text:p>4.49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6328" table:style-name="ce12">
            <text:p>16.328</text:p>
          </table:table-cell>
          <table:table-cell office:value-type="float" office:value="6586" table:style-name="ce12">
            <text:p>6.586</text:p>
          </table:table-cell>
          <table:table-cell office:value-type="float" office:value="3" table:style-name="ce12">
            <text:p>3</text:p>
          </table:table-cell>
          <table:table-cell office:value-type="float" office:value="169" table:style-name="ce12">
            <text:p>169</text:p>
          </table:table-cell>
          <table:table-cell office:value-type="float" office:value="38889" table:style-name="ce12">
            <text:p>38.88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49" table:style-name="ce12">
            <text:p>1.04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A – ESCOLAS RURAIS, POR ESPAÇOS DE USO PEDAGÓGICO E ADMINISTRATIVO PRESENTES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4078" table:style-name="ce12">
            <text:p>14.078</text:p>
          </table:table-cell>
          <table:table-cell office:value-type="float" office:value="48455" table:style-name="ce12">
            <text:p>48.455</text:p>
          </table:table-cell>
          <table:table-cell office:value-type="float" office:value="23" table:style-name="ce12">
            <text:p>23</text:p>
          </table:table-cell>
          <table:table-cell office:value-type="float" office:value="466" table:style-name="ce12">
            <text:p>466</text:p>
          </table:table-cell>
          <table:table-cell office:value-type="string" table:style-name="ce12">
            <text:p>-</text:p>
          </table:table-cell>
          <table:table-cell office:value-type="float" office:value="20841" table:style-name="ce12">
            <text:p>20.841</text:p>
          </table:table-cell>
          <table:table-cell office:value-type="float" office:value="42130" table:style-name="ce12">
            <text:p>42.130</text:p>
          </table:table-cell>
          <table:table-cell office:value-type="float" office:value="24" table:style-name="ce12">
            <text:p>24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-</text:p>
          </table:table-cell>
          <table:table-cell office:value-type="float" office:value="60920" table:style-name="ce12">
            <text:p>60.920</text:p>
          </table:table-cell>
          <table:table-cell office:value-type="float" office:value="2083" table:style-name="ce12">
            <text:p>2.083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438" table:style-name="ce12">
            <text:p>20.438</text:p>
          </table:table-cell>
          <table:table-cell office:value-type="float" office:value="42481" table:style-name="ce12">
            <text:p>42.481</text:p>
          </table:table-cell>
          <table:table-cell office:value-type="float" office:value="104" table:style-name="ce12">
            <text:p>10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639" table:style-name="ce12">
            <text:p>24.639</text:p>
          </table:table-cell>
          <table:table-cell office:value-type="float" office:value="38071" table:style-name="ce12">
            <text:p>38.071</text:p>
          </table:table-cell>
          <table:table-cell office:value-type="float" office:value="113" table:style-name="ce12">
            <text:p>113</text:p>
          </table:table-cell>
          <table:table-cell office:value-type="float" office:value="200" table:style-name="ce12">
            <text:p>20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59" table:style-name="ce12">
            <text:p>2.759</text:p>
          </table:table-cell>
          <table:table-cell office:value-type="float" office:value="11697" table:style-name="ce12">
            <text:p>11.697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733" table:style-name="ce12">
            <text:p>5.733</text:p>
          </table:table-cell>
          <table:table-cell office:value-type="float" office:value="8711" table:style-name="ce12">
            <text:p>8.711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861" table:style-name="ce12">
            <text:p>13.861</text:p>
          </table:table-cell>
          <table:table-cell office:value-type="float" office:value="583" table:style-name="ce12">
            <text:p>583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69" table:style-name="ce12">
            <text:p>4.269</text:p>
          </table:table-cell>
          <table:table-cell office:value-type="float" office:value="10175" table:style-name="ce12">
            <text:p>10.175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96" table:style-name="ce12">
            <text:p>4.796</text:p>
          </table:table-cell>
          <table:table-cell office:value-type="float" office:value="9630" table:style-name="ce12">
            <text:p>9.630</text:p>
          </table:table-cell>
          <table:table-cell office:value-type="float" office:value="19" table:style-name="ce12">
            <text:p>19</text:p>
          </table:table-cell>
          <table:table-cell office:value-type="float" office:value="17" table:style-name="ce12">
            <text:p>17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11" table:style-name="ce12">
            <text:p>711</text:p>
          </table:table-cell>
          <table:table-cell office:value-type="float" office:value="953" table:style-name="ce12">
            <text:p>953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747" table:style-name="ce12">
            <text:p>747</text:p>
          </table:table-cell>
          <table:table-cell office:value-type="float" office:value="924" table:style-name="ce12">
            <text:p>924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1663" table:style-name="ce12">
            <text:p>1.663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32" table:style-name="ce12">
            <text:p>1.032</text:p>
          </table:table-cell>
          <table:table-cell office:value-type="float" office:value="641" table:style-name="ce12">
            <text:p>64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9" table:style-name="ce12">
            <text:p>889</text:p>
          </table:table-cell>
          <table:table-cell office:value-type="float" office:value="784" table:style-name="ce12">
            <text:p>78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482" table:style-name="ce12">
            <text:p>6.482</text:p>
          </table:table-cell>
          <table:table-cell office:value-type="float" office:value="27680" table:style-name="ce12">
            <text:p>27.680</text:p>
          </table:table-cell>
          <table:table-cell office:value-type="float" office:value="10" table:style-name="ce12">
            <text:p>10</text:p>
          </table:table-cell>
          <table:table-cell office:value-type="float" office:value="464" table:style-name="ce12">
            <text:p>464</text:p>
          </table:table-cell>
          <table:table-cell office:value-type="string" table:style-name="ce12">
            <text:p>-</text:p>
          </table:table-cell>
          <table:table-cell office:value-type="float" office:value="7985" table:style-name="ce12">
            <text:p>7.985</text:p>
          </table:table-cell>
          <table:table-cell office:value-type="float" office:value="26652" table:style-name="ce12">
            <text:p>26.65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3263" table:style-name="ce12">
            <text:p>33.263</text:p>
          </table:table-cell>
          <table:table-cell office:value-type="float" office:value="1374" table:style-name="ce12">
            <text:p>1.37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34" table:style-name="ce12">
            <text:p>9.234</text:p>
          </table:table-cell>
          <table:table-cell office:value-type="float" office:value="25403" table:style-name="ce12">
            <text:p>25.40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946" table:style-name="ce12">
            <text:p>12.946</text:p>
          </table:table-cell>
          <table:table-cell office:value-type="float" office:value="21499" table:style-name="ce12">
            <text:p>21.499</text:p>
          </table:table-cell>
          <table:table-cell office:value-type="float" office:value="9" table:style-name="ce12">
            <text:p>9</text:p>
          </table:table-cell>
          <table:table-cell office:value-type="float" office:value="183" table:style-name="ce12">
            <text:p>183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55" table:style-name="ce12">
            <text:p>2.155</text:p>
          </table:table-cell>
          <table:table-cell office:value-type="float" office:value="5283" table:style-name="ce12">
            <text:p>5.28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509" table:style-name="ce12">
            <text:p>3.509</text:p>
          </table:table-cell>
          <table:table-cell office:value-type="float" office:value="3926" table:style-name="ce12">
            <text:p>3.926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386" table:style-name="ce12">
            <text:p>7.386</text:p>
          </table:table-cell>
          <table:table-cell office:value-type="float" office:value="52" table:style-name="ce12">
            <text:p>5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37" table:style-name="ce12">
            <text:p>3.137</text:p>
          </table:table-cell>
          <table:table-cell office:value-type="float" office:value="4218" table:style-name="ce12">
            <text:p>4.218</text:p>
          </table:table-cell>
          <table:table-cell office:value-type="float" office:value="84" table:style-name="ce12">
            <text:p>8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27" table:style-name="ce12">
            <text:p>3.127</text:p>
          </table:table-cell>
          <table:table-cell office:value-type="float" office:value="4227" table:style-name="ce12">
            <text:p>4.227</text:p>
          </table:table-cell>
          <table:table-cell office:value-type="float" office:value="84" table:style-name="ce12">
            <text:p>8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70" table:style-name="ce12">
            <text:p>1.970</text:p>
          </table:table-cell>
          <table:table-cell office:value-type="float" office:value="2841" table:style-name="ce12">
            <text:p>2.84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868" table:style-name="ce12">
            <text:p>2.868</text:p>
          </table:table-cell>
          <table:table-cell office:value-type="float" office:value="1917" table:style-name="ce12">
            <text:p>1.917</text:p>
          </table:table-cell>
          <table:table-cell office:value-type="float" office:value="0" table:style-name="ce12">
            <text:p>0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4747" table:style-name="ce12">
            <text:p>4.747</text:p>
          </table:table-cell>
          <table:table-cell office:value-type="float" office:value="64" table:style-name="ce12">
            <text:p>6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67" table:style-name="ce12">
            <text:p>2.767</text:p>
          </table:table-cell>
          <table:table-cell office:value-type="float" office:value="2044" table:style-name="ce12">
            <text:p>2.04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80" table:style-name="ce12">
            <text:p>2.880</text:p>
          </table:table-cell>
          <table:table-cell office:value-type="float" office:value="1931" table:style-name="ce12">
            <text:p>1.93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228" table:style-name="ce12">
            <text:p>11.228</text:p>
          </table:table-cell>
          <table:table-cell office:value-type="float" office:value="44486" table:style-name="ce12">
            <text:p>44.486</text:p>
          </table:table-cell>
          <table:table-cell office:value-type="float" office:value="23" table:style-name="ce12">
            <text:p>23</text:p>
          </table:table-cell>
          <table:table-cell office:value-type="float" office:value="466" table:style-name="ce12">
            <text:p>466</text:p>
          </table:table-cell>
          <table:table-cell office:value-type="string" table:style-name="ce12">
            <text:p>-</text:p>
          </table:table-cell>
          <table:table-cell office:value-type="float" office:value="15936" table:style-name="ce12">
            <text:p>15.936</text:p>
          </table:table-cell>
          <table:table-cell office:value-type="float" office:value="40261" table:style-name="ce12">
            <text:p>40.261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54143" table:style-name="ce12">
            <text:p>54.143</text:p>
          </table:table-cell>
          <table:table-cell office:value-type="float" office:value="2060" table:style-name="ce12">
            <text:p>2.06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593" table:style-name="ce12">
            <text:p>16.593</text:p>
          </table:table-cell>
          <table:table-cell office:value-type="float" office:value="39526" table:style-name="ce12">
            <text:p>39.526</text:p>
          </table:table-cell>
          <table:table-cell office:value-type="float" office:value="84" table:style-name="ce12">
            <text:p>8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178" table:style-name="ce12">
            <text:p>20.178</text:p>
          </table:table-cell>
          <table:table-cell office:value-type="float" office:value="35731" table:style-name="ce12">
            <text:p>35.731</text:p>
          </table:table-cell>
          <table:table-cell office:value-type="float" office:value="94" table:style-name="ce12">
            <text:p>94</text:p>
          </table:table-cell>
          <table:table-cell office:value-type="float" office:value="200" table:style-name="ce12">
            <text:p>20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794" table:style-name="ce12">
            <text:p>2.794</text:p>
          </table:table-cell>
          <table:table-cell office:value-type="float" office:value="2977" table:style-name="ce12">
            <text:p>2.97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013" table:style-name="ce12">
            <text:p>4.013</text:p>
          </table:table-cell>
          <table:table-cell office:value-type="float" office:value="1713" table:style-name="ce12">
            <text:p>1.713</text:p>
          </table:table-cell>
          <table:table-cell office:value-type="float" office:value="19" table:style-name="ce12">
            <text:p>19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5728" table:style-name="ce12">
            <text:p>5.728</text:p>
          </table:table-cell>
          <table:table-cell office:value-type="float" office:value="23" table:style-name="ce12">
            <text:p>23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01" table:style-name="ce12">
            <text:p>2.901</text:p>
          </table:table-cell>
          <table:table-cell office:value-type="float" office:value="2851" table:style-name="ce12">
            <text:p>2.851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66" table:style-name="ce12">
            <text:p>3.466</text:p>
          </table:table-cell>
          <table:table-cell office:value-type="float" office:value="2285" table:style-name="ce12">
            <text:p>2.285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4022" table:style-name="ce12">
            <text:p>14.022</text:p>
          </table:table-cell>
          <table:table-cell office:value-type="float" office:value="47463" table:style-name="ce12">
            <text:p>47.463</text:p>
          </table:table-cell>
          <table:table-cell office:value-type="float" office:value="23" table:style-name="ce12">
            <text:p>23</text:p>
          </table:table-cell>
          <table:table-cell office:value-type="float" office:value="466" table:style-name="ce12">
            <text:p>466</text:p>
          </table:table-cell>
          <table:table-cell office:value-type="string" table:style-name="ce12">
            <text:p>-</text:p>
          </table:table-cell>
          <table:table-cell office:value-type="float" office:value="19949" table:style-name="ce12">
            <text:p>19.949</text:p>
          </table:table-cell>
          <table:table-cell office:value-type="float" office:value="41974" table:style-name="ce12">
            <text:p>41.974</text:p>
          </table:table-cell>
          <table:table-cell office:value-type="float" office:value="24" table:style-name="ce12">
            <text:p>24</text:p>
          </table:table-cell>
          <table:table-cell office:value-type="float" office:value="28" table:style-name="ce12">
            <text:p>28</text:p>
          </table:table-cell>
          <table:table-cell office:value-type="string" table:style-name="ce12">
            <text:p>-</text:p>
          </table:table-cell>
          <table:table-cell office:value-type="float" office:value="59871" table:style-name="ce12">
            <text:p>59.871</text:p>
          </table:table-cell>
          <table:table-cell office:value-type="float" office:value="2083" table:style-name="ce12">
            <text:p>2.083</text:p>
          </table:table-cell>
          <table:table-cell office:value-type="float" office:value="19" table:style-name="ce12">
            <text:p>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493" table:style-name="ce12">
            <text:p>19.493</text:p>
          </table:table-cell>
          <table:table-cell office:value-type="float" office:value="42377" table:style-name="ce12">
            <text:p>42.377</text:p>
          </table:table-cell>
          <table:table-cell office:value-type="float" office:value="104" table:style-name="ce12">
            <text:p>10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644" table:style-name="ce12">
            <text:p>23.644</text:p>
          </table:table-cell>
          <table:table-cell office:value-type="float" office:value="38016" table:style-name="ce12">
            <text:p>38.016</text:p>
          </table:table-cell>
          <table:table-cell office:value-type="float" office:value="113" table:style-name="ce12">
            <text:p>113</text:p>
          </table:table-cell>
          <table:table-cell office:value-type="float" office:value="200" table:style-name="ce12">
            <text:p>20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6" table:style-name="ce12">
            <text:p>56</text:p>
          </table:table-cell>
          <table:table-cell office:value-type="float" office:value="993" table:style-name="ce12">
            <text:p>99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892" table:style-name="ce12">
            <text:p>892</text:p>
          </table:table-cell>
          <table:table-cell office:value-type="float" office:value="157" table:style-name="ce12">
            <text:p>15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49" table:style-name="ce12">
            <text:p>1.0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45" table:style-name="ce12">
            <text:p>945</text:p>
          </table:table-cell>
          <table:table-cell office:value-type="float" office:value="104" table:style-name="ce12">
            <text:p>10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4" table:style-name="ce12">
            <text:p>994</text:p>
          </table:table-cell>
          <table:table-cell office:value-type="float" office:value="55" table:style-name="ce12">
            <text:p>5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0165" table:style-name="ce12">
            <text:p>10.165</text:p>
          </table:table-cell>
          <table:table-cell office:value-type="float" office:value="2802" table:style-name="ce12">
            <text:p>2.80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055" table:style-name="ce12">
            <text:p>50.055</text:p>
          </table:table-cell>
          <table:table-cell office:value-type="float" office:value="3072" table:style-name="ce12">
            <text:p>3.072</text:p>
          </table:table-cell>
          <table:table-cell office:value-type="float" office:value="11409" table:style-name="ce12">
            <text:p>11.40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542" table:style-name="ce12">
            <text:p>48.542</text:p>
          </table:table-cell>
          <table:table-cell office:value-type="float" office:value="1966" table:style-name="ce12">
            <text:p>1.966</text:p>
          </table:table-cell>
          <table:table-cell office:value-type="float" office:value="29563" table:style-name="ce12">
            <text:p>29.56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494" table:style-name="ce12">
            <text:p>31.494</text:p>
          </table:table-cell>
          <table:table-cell office:value-type="float" office:value="7662" table:style-name="ce12">
            <text:p>7.662</text:p>
          </table:table-cell>
          <table:table-cell office:value-type="float" office:value="8655" table:style-name="ce12">
            <text:p>8.655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46702" table:style-name="ce12">
            <text:p>46.702</text:p>
          </table:table-cell>
          <table:table-cell office:value-type="float" office:value="14268" table:style-name="ce12">
            <text:p>14.268</text:p>
          </table:table-cell>
          <table:table-cell office:value-type="float" office:value="4591" table:style-name="ce12">
            <text:p>4.591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44144" table:style-name="ce12">
            <text:p>44.14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873" table:style-name="ce12">
            <text:p>1.873</text:p>
          </table:table-cell>
          <table:table-cell office:value-type="float" office:value="392" table:style-name="ce12">
            <text:p>3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98" table:style-name="ce12">
            <text:p>12.198</text:p>
          </table:table-cell>
          <table:table-cell office:value-type="float" office:value="670" table:style-name="ce12">
            <text:p>670</text:p>
          </table:table-cell>
          <table:table-cell office:value-type="float" office:value="1894" table:style-name="ce12">
            <text:p>1.89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899" table:style-name="ce12">
            <text:p>11.899</text:p>
          </table:table-cell>
          <table:table-cell office:value-type="float" office:value="285" table:style-name="ce12">
            <text:p>285</text:p>
          </table:table-cell>
          <table:table-cell office:value-type="float" office:value="4671" table:style-name="ce12">
            <text:p>4.67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507" table:style-name="ce12">
            <text:p>9.507</text:p>
          </table:table-cell>
          <table:table-cell office:value-type="float" office:value="1102" table:style-name="ce12">
            <text:p>1.102</text:p>
          </table:table-cell>
          <table:table-cell office:value-type="float" office:value="1544" table:style-name="ce12">
            <text:p>1.54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1817" table:style-name="ce12">
            <text:p>11.817</text:p>
          </table:table-cell>
          <table:table-cell office:value-type="float" office:value="1617" table:style-name="ce12">
            <text:p>1.617</text:p>
          </table:table-cell>
          <table:table-cell office:value-type="float" office:value="1637" table:style-name="ce12">
            <text:p>1.637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11190" table:style-name="ce12">
            <text:p>11.19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59" table:style-name="ce12">
            <text:p>659</text:p>
          </table:table-cell>
          <table:table-cell office:value-type="float" office:value="43" table:style-name="ce12">
            <text:p>4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71" table:style-name="ce12">
            <text:p>971</text:p>
          </table:table-cell>
          <table:table-cell office:value-type="float" office:value="216" table:style-name="ce12">
            <text:p>216</text:p>
          </table:table-cell>
          <table:table-cell office:value-type="float" office:value="460" table:style-name="ce12">
            <text:p>46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7" table:style-name="ce12">
            <text:p>997</text:p>
          </table:table-cell>
          <table:table-cell office:value-type="float" office:value="59" table:style-name="ce12">
            <text:p>59</text:p>
          </table:table-cell>
          <table:table-cell office:value-type="float" office:value="1229" table:style-name="ce12">
            <text:p>1.22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5" table:style-name="ce12">
            <text:p>385</text:p>
          </table:table-cell>
          <table:table-cell office:value-type="float" office:value="631" table:style-name="ce12">
            <text:p>631</text:p>
          </table:table-cell>
          <table:table-cell office:value-type="float" office:value="330" table:style-name="ce12">
            <text:p>33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11" table:style-name="ce12">
            <text:p>711</text:p>
          </table:table-cell>
          <table:table-cell office:value-type="float" office:value="678" table:style-name="ce12">
            <text:p>678</text:p>
          </table:table-cell>
          <table:table-cell office:value-type="float" office:value="161" table:style-name="ce12">
            <text:p>16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33" table:style-name="ce12">
            <text:p>83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732" table:style-name="ce12">
            <text:p>3.732</text:p>
          </table:table-cell>
          <table:table-cell office:value-type="float" office:value="2169" table:style-name="ce12">
            <text:p>2.16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736" table:style-name="ce12">
            <text:p>28.736</text:p>
          </table:table-cell>
          <table:table-cell office:value-type="float" office:value="458" table:style-name="ce12">
            <text:p>458</text:p>
          </table:table-cell>
          <table:table-cell office:value-type="float" office:value="5206" table:style-name="ce12">
            <text:p>5.2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973" table:style-name="ce12">
            <text:p>28.973</text:p>
          </table:table-cell>
          <table:table-cell office:value-type="float" office:value="829" table:style-name="ce12">
            <text:p>829</text:p>
          </table:table-cell>
          <table:table-cell office:value-type="float" office:value="15543" table:style-name="ce12">
            <text:p>15.54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264" table:style-name="ce12">
            <text:p>18.264</text:p>
          </table:table-cell>
          <table:table-cell office:value-type="float" office:value="2826" table:style-name="ce12">
            <text:p>2.826</text:p>
          </table:table-cell>
          <table:table-cell office:value-type="float" office:value="4467" table:style-name="ce12">
            <text:p>4.467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27340" table:style-name="ce12">
            <text:p>27.340</text:p>
          </table:table-cell>
          <table:table-cell office:value-type="float" office:value="7410" table:style-name="ce12">
            <text:p>7.410</text:p>
          </table:table-cell>
          <table:table-cell office:value-type="float" office:value="1979" table:style-name="ce12">
            <text:p>1.97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5247" table:style-name="ce12">
            <text:p>25.24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14" table:style-name="ce12">
            <text:p>2.014</text:p>
          </table:table-cell>
          <table:table-cell office:value-type="float" office:value="138" table:style-name="ce12">
            <text:p>13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87" table:style-name="ce12">
            <text:p>5.287</text:p>
          </table:table-cell>
          <table:table-cell office:value-type="float" office:value="762" table:style-name="ce12">
            <text:p>762</text:p>
          </table:table-cell>
          <table:table-cell office:value-type="float" office:value="2124" table:style-name="ce12">
            <text:p>2.12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53" table:style-name="ce12">
            <text:p>4.553</text:p>
          </table:table-cell>
          <table:table-cell office:value-type="float" office:value="340" table:style-name="ce12">
            <text:p>340</text:p>
          </table:table-cell>
          <table:table-cell office:value-type="float" office:value="4528" table:style-name="ce12">
            <text:p>4.52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71" table:style-name="ce12">
            <text:p>2.571</text:p>
          </table:table-cell>
          <table:table-cell office:value-type="float" office:value="1458" table:style-name="ce12">
            <text:p>1.458</text:p>
          </table:table-cell>
          <table:table-cell office:value-type="float" office:value="1268" table:style-name="ce12">
            <text:p>1.26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713" table:style-name="ce12">
            <text:p>4.713</text:p>
          </table:table-cell>
          <table:table-cell office:value-type="float" office:value="2096" table:style-name="ce12">
            <text:p>2.096</text:p>
          </table:table-cell>
          <table:table-cell office:value-type="float" office:value="510" table:style-name="ce12">
            <text:p>51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832" table:style-name="ce12">
            <text:p>4.83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888" table:style-name="ce12">
            <text:p>1.888</text:p>
          </table:table-cell>
          <table:table-cell office:value-type="float" office:value="60" table:style-name="ce12">
            <text:p>6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63" table:style-name="ce12">
            <text:p>2.863</text:p>
          </table:table-cell>
          <table:table-cell office:value-type="float" office:value="967" table:style-name="ce12">
            <text:p>967</text:p>
          </table:table-cell>
          <table:table-cell office:value-type="float" office:value="1724" table:style-name="ce12">
            <text:p>1.72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19" table:style-name="ce12">
            <text:p>2.119</text:p>
          </table:table-cell>
          <table:table-cell office:value-type="float" office:value="453" table:style-name="ce12">
            <text:p>453</text:p>
          </table:table-cell>
          <table:table-cell office:value-type="float" office:value="3590" table:style-name="ce12">
            <text:p>3.59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68" table:style-name="ce12">
            <text:p>768</text:p>
          </table:table-cell>
          <table:table-cell office:value-type="float" office:value="1645" table:style-name="ce12">
            <text:p>1.645</text:p>
          </table:table-cell>
          <table:table-cell office:value-type="float" office:value="1045" table:style-name="ce12">
            <text:p>1.04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122" table:style-name="ce12">
            <text:p>2.122</text:p>
          </table:table-cell>
          <table:table-cell office:value-type="float" office:value="2466" table:style-name="ce12">
            <text:p>2.466</text:p>
          </table:table-cell>
          <table:table-cell office:value-type="float" office:value="304" table:style-name="ce12">
            <text:p>30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042" table:style-name="ce12">
            <text:p>2.042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799" table:style-name="ce12">
            <text:p>7.799</text:p>
          </table:table-cell>
          <table:table-cell office:value-type="float" office:value="2356" table:style-name="ce12">
            <text:p>2.35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049" table:style-name="ce12">
            <text:p>46.049</text:p>
          </table:table-cell>
          <table:table-cell office:value-type="float" office:value="2435" table:style-name="ce12">
            <text:p>2.435</text:p>
          </table:table-cell>
          <table:table-cell office:value-type="float" office:value="7548" table:style-name="ce12">
            <text:p>7.54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221" table:style-name="ce12">
            <text:p>46.221</text:p>
          </table:table-cell>
          <table:table-cell office:value-type="float" office:value="1723" table:style-name="ce12">
            <text:p>1.723</text:p>
          </table:table-cell>
          <table:table-cell office:value-type="float" office:value="24058" table:style-name="ce12">
            <text:p>24.05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422" table:style-name="ce12">
            <text:p>30.422</text:p>
          </table:table-cell>
          <table:table-cell office:value-type="float" office:value="6006" table:style-name="ce12">
            <text:p>6.006</text:p>
          </table:table-cell>
          <table:table-cell office:value-type="float" office:value="6633" table:style-name="ce12">
            <text:p>6.63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43560" table:style-name="ce12">
            <text:p>43.560</text:p>
          </table:table-cell>
          <table:table-cell office:value-type="float" office:value="11280" table:style-name="ce12">
            <text:p>11.280</text:p>
          </table:table-cell>
          <table:table-cell office:value-type="float" office:value="3456" table:style-name="ce12">
            <text:p>3.456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41448" table:style-name="ce12">
            <text:p>41.44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14" table:style-name="ce12">
            <text:p>2.314</text:p>
          </table:table-cell>
          <table:table-cell office:value-type="float" office:value="446" table:style-name="ce12">
            <text:p>44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11" table:style-name="ce12">
            <text:p>3.011</text:p>
          </table:table-cell>
          <table:table-cell office:value-type="float" office:value="566" table:style-name="ce12">
            <text:p>566</text:p>
          </table:table-cell>
          <table:table-cell office:value-type="float" office:value="3076" table:style-name="ce12">
            <text:p>3.07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29" table:style-name="ce12">
            <text:p>2.129</text:p>
          </table:table-cell>
          <table:table-cell office:value-type="float" office:value="233" table:style-name="ce12">
            <text:p>233</text:p>
          </table:table-cell>
          <table:table-cell office:value-type="float" office:value="4568" table:style-name="ce12">
            <text:p>4.56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70" table:style-name="ce12">
            <text:p>970</text:p>
          </table:table-cell>
          <table:table-cell office:value-type="float" office:value="1586" table:style-name="ce12">
            <text:p>1.586</text:p>
          </table:table-cell>
          <table:table-cell office:value-type="float" office:value="1214" table:style-name="ce12">
            <text:p>1.2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70" table:style-name="ce12">
            <text:p>2.970</text:p>
          </table:table-cell>
          <table:table-cell office:value-type="float" office:value="2100" table:style-name="ce12">
            <text:p>2.100</text:p>
          </table:table-cell>
          <table:table-cell office:value-type="float" office:value="1111" table:style-name="ce12">
            <text:p>1.11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560" table:style-name="ce12">
            <text:p>2.5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112" table:style-name="ce12">
            <text:p>10.112</text:p>
          </table:table-cell>
          <table:table-cell office:value-type="float" office:value="2802" table:style-name="ce12">
            <text:p>2.80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059" table:style-name="ce12">
            <text:p>49.059</text:p>
          </table:table-cell>
          <table:table-cell office:value-type="float" office:value="3000" table:style-name="ce12">
            <text:p>3.000</text:p>
          </table:table-cell>
          <table:table-cell office:value-type="float" office:value="10623" table:style-name="ce12">
            <text:p>10.62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350" table:style-name="ce12">
            <text:p>48.350</text:p>
          </table:table-cell>
          <table:table-cell office:value-type="float" office:value="1956" table:style-name="ce12">
            <text:p>1.956</text:p>
          </table:table-cell>
          <table:table-cell office:value-type="float" office:value="28626" table:style-name="ce12">
            <text:p>28.62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392" table:style-name="ce12">
            <text:p>31.392</text:p>
          </table:table-cell>
          <table:table-cell office:value-type="float" office:value="7593" table:style-name="ce12">
            <text:p>7.593</text:p>
          </table:table-cell>
          <table:table-cell office:value-type="float" office:value="7847" table:style-name="ce12">
            <text:p>7.847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46530" table:style-name="ce12">
            <text:p>46.530</text:p>
          </table:table-cell>
          <table:table-cell office:value-type="float" office:value="13380" table:style-name="ce12">
            <text:p>13.380</text:p>
          </table:table-cell>
          <table:table-cell office:value-type="float" office:value="4567" table:style-name="ce12">
            <text:p>4.567</text:p>
          </table:table-cell>
          <table:table-cell office:value-type="string" table:style-name="ce12">
            <text:p>-</text:p>
          </table:table-cell>
          <table:table-cell office:value-type="float" office:value="19" table:style-name="ce12">
            <text:p>19</text:p>
          </table:table-cell>
          <table:table-cell office:value-type="float" office:value="44008" table:style-name="ce12">
            <text:p>44.00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3" table:style-name="ce12">
            <text:p>5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6" table:style-name="ce12">
            <text:p>996</text:p>
          </table:table-cell>
          <table:table-cell office:value-type="float" office:value="72" table:style-name="ce12">
            <text:p>72</text:p>
          </table:table-cell>
          <table:table-cell office:value-type="float" office:value="785" table:style-name="ce12">
            <text:p>78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" table:style-name="ce12">
            <text:p>192</text:p>
          </table:table-cell>
          <table:table-cell office:value-type="float" office:value="10" table:style-name="ce12">
            <text:p>10</text:p>
          </table:table-cell>
          <table:table-cell office:value-type="float" office:value="937" table:style-name="ce12">
            <text:p>9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" table:style-name="ce12">
            <text:p>102</text:p>
          </table:table-cell>
          <table:table-cell office:value-type="float" office:value="70" table:style-name="ce12">
            <text:p>70</text:p>
          </table:table-cell>
          <table:table-cell office:value-type="float" office:value="808" table:style-name="ce12">
            <text:p>80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2" table:style-name="ce12">
            <text:p>172</text:p>
          </table:table-cell>
          <table:table-cell office:value-type="float" office:value="888" table:style-name="ce12">
            <text:p>888</text:p>
          </table:table-cell>
          <table:table-cell office:value-type="float" office:value="25" table:style-name="ce12">
            <text:p>2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37" table:style-name="ce12">
            <text:p>137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C – ESCOLAS RURAIS, POR LOCAL DE USO DO COMPUTADOR PORTÁTIL OU DO<text:s/><text:span text:style-name="T5">TABLET</text:span><text:s/>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5517" table:style-name="ce12">
            <text:p>5.517</text:p>
          </table:table-cell>
          <table:table-cell office:value-type="float" office:value="2683" table:style-name="ce12">
            <text:p>2.683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54815" table:style-name="ce12">
            <text:p>54.815</text:p>
          </table:table-cell>
          <table:table-cell office:value-type="float" office:value="6828" table:style-name="ce12">
            <text:p>6.828</text:p>
          </table:table-cell>
          <table:table-cell office:value-type="float" office:value="4147" table:style-name="ce12">
            <text:p>4.14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048" table:style-name="ce12">
            <text:p>52.048</text:p>
          </table:table-cell>
          <table:table-cell office:value-type="float" office:value="16310" table:style-name="ce12">
            <text:p>16.310</text:p>
          </table:table-cell>
          <table:table-cell office:value-type="float" office:value="5831" table:style-name="ce12">
            <text:p>5.831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40857" table:style-name="ce12">
            <text:p>40.857</text:p>
          </table:table-cell>
          <table:table-cell office:value-type="float" office:value="9839" table:style-name="ce12">
            <text:p>9.839</text:p>
          </table:table-cell>
          <table:table-cell office:value-type="float" office:value="2394" table:style-name="ce12">
            <text:p>2.39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790" table:style-name="ce12">
            <text:p>50.790</text:p>
          </table:table-cell>
          <table:table-cell office:value-type="float" office:value="8730" table:style-name="ce12">
            <text:p>8.730</text:p>
          </table:table-cell>
          <table:table-cell office:value-type="float" office:value="5422" table:style-name="ce12">
            <text:p>5.422</text:p>
          </table:table-cell>
          <table:table-cell office:value-type="string" table:style-name="ce12">
            <text:p>-</text:p>
          </table:table-cell>
          <table:table-cell office:value-type="float" office:value="47" table:style-name="ce12">
            <text:p>47</text:p>
          </table:table-cell>
          <table:table-cell office:value-type="float" office:value="48824" table:style-name="ce12">
            <text:p>48.82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57" table:style-name="ce12">
            <text:p>1.157</text:p>
          </table:table-cell>
          <table:table-cell office:value-type="float" office:value="581" table:style-name="ce12">
            <text:p>58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2725" table:style-name="ce12">
            <text:p>12.725</text:p>
          </table:table-cell>
          <table:table-cell office:value-type="float" office:value="1246" table:style-name="ce12">
            <text:p>1.246</text:p>
          </table:table-cell>
          <table:table-cell office:value-type="float" office:value="912" table:style-name="ce12">
            <text:p>91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05" table:style-name="ce12">
            <text:p>12.305</text:p>
          </table:table-cell>
          <table:table-cell office:value-type="float" office:value="2437" table:style-name="ce12">
            <text:p>2.437</text:p>
          </table:table-cell>
          <table:table-cell office:value-type="float" office:value="1411" table:style-name="ce12">
            <text:p>1.41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616" table:style-name="ce12">
            <text:p>10.616</text:p>
          </table:table-cell>
          <table:table-cell office:value-type="float" office:value="1732" table:style-name="ce12">
            <text:p>1.732</text:p>
          </table:table-cell>
          <table:table-cell office:value-type="float" office:value="676" table:style-name="ce12">
            <text:p>67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55" table:style-name="ce12">
            <text:p>12.055</text:p>
          </table:table-cell>
          <table:table-cell office:value-type="float" office:value="1269" table:style-name="ce12">
            <text:p>1.269</text:p>
          </table:table-cell>
          <table:table-cell office:value-type="float" office:value="1283" table:style-name="ce12">
            <text:p>1.28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911" table:style-name="ce12">
            <text:p>11.9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43" table:style-name="ce12">
            <text:p>343</text:p>
          </table:table-cell>
          <table:table-cell office:value-type="float" office:value="161" table:style-name="ce12">
            <text:p>16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69" table:style-name="ce12">
            <text:p>1.169</text:p>
          </table:table-cell>
          <table:table-cell office:value-type="float" office:value="290" table:style-name="ce12">
            <text:p>290</text:p>
          </table:table-cell>
          <table:table-cell office:value-type="float" office:value="226" table:style-name="ce12">
            <text:p>22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57" table:style-name="ce12">
            <text:p>1.157</text:p>
          </table:table-cell>
          <table:table-cell office:value-type="float" office:value="573" table:style-name="ce12">
            <text:p>573</text:p>
          </table:table-cell>
          <table:table-cell office:value-type="float" office:value="333" table:style-name="ce12">
            <text:p>33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67" table:style-name="ce12">
            <text:p>767</text:p>
          </table:table-cell>
          <table:table-cell office:value-type="float" office:value="571" table:style-name="ce12">
            <text:p>571</text:p>
          </table:table-cell>
          <table:table-cell office:value-type="float" office:value="150" table:style-name="ce12">
            <text:p>15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53" table:style-name="ce12">
            <text:p>953</text:p>
          </table:table-cell>
          <table:table-cell office:value-type="float" office:value="394" table:style-name="ce12">
            <text:p>394</text:p>
          </table:table-cell>
          <table:table-cell office:value-type="float" office:value="219" table:style-name="ce12">
            <text:p>21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060" table:style-name="ce12">
            <text:p>1.0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32" table:style-name="ce12">
            <text:p>2.332</text:p>
          </table:table-cell>
          <table:table-cell office:value-type="float" office:value="626" table:style-name="ce12">
            <text:p>626</text:p>
          </table:table-cell>
          <table:table-cell office:value-type="string" table:style-name="ce12">
            <text:p>-</text:p>
          </table:table-cell>
          <table:table-cell office:value-type="float" office:value="4" table:style-name="ce12">
            <text:p>4</text:p>
          </table:table-cell>
          <table:table-cell office:value-type="float" office:value="31675" table:style-name="ce12">
            <text:p>31.675</text:p>
          </table:table-cell>
          <table:table-cell office:value-type="float" office:value="2790" table:style-name="ce12">
            <text:p>2.790</text:p>
          </table:table-cell>
          <table:table-cell office:value-type="float" office:value="1644" table:style-name="ce12">
            <text:p>1.64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204" table:style-name="ce12">
            <text:p>30.204</text:p>
          </table:table-cell>
          <table:table-cell office:value-type="float" office:value="9398" table:style-name="ce12">
            <text:p>9.398</text:p>
          </table:table-cell>
          <table:table-cell office:value-type="float" office:value="2287" table:style-name="ce12">
            <text:p>2.28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2952" table:style-name="ce12">
            <text:p>22.952</text:p>
          </table:table-cell>
          <table:table-cell office:value-type="float" office:value="4331" table:style-name="ce12">
            <text:p>4.331</text:p>
          </table:table-cell>
          <table:table-cell office:value-type="float" office:value="968" table:style-name="ce12">
            <text:p>96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338" table:style-name="ce12">
            <text:p>29.338</text:p>
          </table:table-cell>
          <table:table-cell office:value-type="float" office:value="4421" table:style-name="ce12">
            <text:p>4.421</text:p>
          </table:table-cell>
          <table:table-cell office:value-type="float" office:value="2478" table:style-name="ce12">
            <text:p>2.47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7739" table:style-name="ce12">
            <text:p>27.7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60" table:style-name="ce12">
            <text:p>860</text:p>
          </table:table-cell>
          <table:table-cell office:value-type="float" office:value="701" table:style-name="ce12">
            <text:p>701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/text:p>
          </table:table-cell>
          <table:table-cell office:value-type="float" office:value="5875" table:style-name="ce12">
            <text:p>5.875</text:p>
          </table:table-cell>
          <table:table-cell office:value-type="float" office:value="1325" table:style-name="ce12">
            <text:p>1.325</text:p>
          </table:table-cell>
          <table:table-cell office:value-type="float" office:value="564" table:style-name="ce12">
            <text:p>56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50" table:style-name="ce12">
            <text:p>5.550</text:p>
          </table:table-cell>
          <table:table-cell office:value-type="float" office:value="1916" table:style-name="ce12">
            <text:p>1.916</text:p>
          </table:table-cell>
          <table:table-cell office:value-type="float" office:value="1035" table:style-name="ce12">
            <text:p>1.03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488" table:style-name="ce12">
            <text:p>4.488</text:p>
          </table:table-cell>
          <table:table-cell office:value-type="float" office:value="1623" table:style-name="ce12">
            <text:p>1.623</text:p>
          </table:table-cell>
          <table:table-cell office:value-type="float" office:value="164" table:style-name="ce12">
            <text:p>16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53" table:style-name="ce12">
            <text:p>5.653</text:p>
          </table:table-cell>
          <table:table-cell office:value-type="float" office:value="1446" table:style-name="ce12">
            <text:p>1.446</text:p>
          </table:table-cell>
          <table:table-cell office:value-type="float" office:value="567" table:style-name="ce12">
            <text:p>567</text:p>
          </table:table-cell>
          <table:table-cell office:value-type="string" table:style-name="ce12">
            <text:p>-</text:p>
          </table:table-cell>
          <table:table-cell office:value-type="float" office:value="47" table:style-name="ce12">
            <text:p>47</text:p>
          </table:table-cell>
          <table:table-cell office:value-type="float" office:value="5378" table:style-name="ce12">
            <text:p>5.3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25" table:style-name="ce12">
            <text:p>825</text:p>
          </table:table-cell>
          <table:table-cell office:value-type="float" office:value="614" table:style-name="ce12">
            <text:p>61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372" table:style-name="ce12">
            <text:p>3.372</text:p>
          </table:table-cell>
          <table:table-cell office:value-type="float" office:value="1178" table:style-name="ce12">
            <text:p>1.178</text:p>
          </table:table-cell>
          <table:table-cell office:value-type="float" office:value="801" table:style-name="ce12">
            <text:p>80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32" table:style-name="ce12">
            <text:p>2.832</text:p>
          </table:table-cell>
          <table:table-cell office:value-type="float" office:value="1986" table:style-name="ce12">
            <text:p>1.986</text:p>
          </table:table-cell>
          <table:table-cell office:value-type="float" office:value="766" table:style-name="ce12">
            <text:p>766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2034" table:style-name="ce12">
            <text:p>2.034</text:p>
          </table:table-cell>
          <table:table-cell office:value-type="float" office:value="1582" table:style-name="ce12">
            <text:p>1.582</text:p>
          </table:table-cell>
          <table:table-cell office:value-type="float" office:value="437" table:style-name="ce12">
            <text:p>4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92" table:style-name="ce12">
            <text:p>2.792</text:p>
          </table:table-cell>
          <table:table-cell office:value-type="float" office:value="1199" table:style-name="ce12">
            <text:p>1.199</text:p>
          </table:table-cell>
          <table:table-cell office:value-type="float" office:value="875" table:style-name="ce12">
            <text:p>87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736" table:style-name="ce12">
            <text:p>2.736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59" table:style-name="ce12">
            <text:p>4.359</text:p>
          </table:table-cell>
          <table:table-cell office:value-type="float" office:value="1767" table:style-name="ce12">
            <text:p>1.767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50070" table:style-name="ce12">
            <text:p>50.070</text:p>
          </table:table-cell>
          <table:table-cell office:value-type="float" office:value="5432" table:style-name="ce12">
            <text:p>5.432</text:p>
          </table:table-cell>
          <table:table-cell office:value-type="float" office:value="1437" table:style-name="ce12">
            <text:p>1.4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334" table:style-name="ce12">
            <text:p>49.334</text:p>
          </table:table-cell>
          <table:table-cell office:value-type="float" office:value="13340" table:style-name="ce12">
            <text:p>13.340</text:p>
          </table:table-cell>
          <table:table-cell office:value-type="float" office:value="4125" table:style-name="ce12">
            <text:p>4.12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8739" table:style-name="ce12">
            <text:p>38.739</text:p>
          </table:table-cell>
          <table:table-cell office:value-type="float" office:value="8112" table:style-name="ce12">
            <text:p>8.112</text:p>
          </table:table-cell>
          <table:table-cell office:value-type="float" office:value="940" table:style-name="ce12">
            <text:p>94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151" table:style-name="ce12">
            <text:p>47.151</text:p>
          </table:table-cell>
          <table:table-cell office:value-type="float" office:value="6683" table:style-name="ce12">
            <text:p>6.683</text:p>
          </table:table-cell>
          <table:table-cell office:value-type="float" office:value="3813" table:style-name="ce12">
            <text:p>3.81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5708" table:style-name="ce12">
            <text:p>45.70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133" table:style-name="ce12">
            <text:p>1.133</text:p>
          </table:table-cell>
          <table:table-cell office:value-type="float" office:value="899" table:style-name="ce12">
            <text:p>89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739" table:style-name="ce12">
            <text:p>3.739</text:p>
          </table:table-cell>
          <table:table-cell office:value-type="float" office:value="1331" table:style-name="ce12">
            <text:p>1.331</text:p>
          </table:table-cell>
          <table:table-cell office:value-type="float" office:value="1949" table:style-name="ce12">
            <text:p>1.94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91" table:style-name="ce12">
            <text:p>2.491</text:p>
          </table:table-cell>
          <table:table-cell office:value-type="float" office:value="2168" table:style-name="ce12">
            <text:p>2.168</text:p>
          </table:table-cell>
          <table:table-cell office:value-type="float" office:value="1635" table:style-name="ce12">
            <text:p>1.635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1941" table:style-name="ce12">
            <text:p>1.941</text:p>
          </table:table-cell>
          <table:table-cell office:value-type="float" office:value="1632" table:style-name="ce12">
            <text:p>1.632</text:p>
          </table:table-cell>
          <table:table-cell office:value-type="float" office:value="713" table:style-name="ce12">
            <text:p>71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25" table:style-name="ce12">
            <text:p>3.425</text:p>
          </table:table-cell>
          <table:table-cell office:value-type="float" office:value="1271" table:style-name="ce12">
            <text:p>1.271</text:p>
          </table:table-cell>
          <table:table-cell office:value-type="float" office:value="1558" table:style-name="ce12">
            <text:p>1.558</text:p>
          </table:table-cell>
          <table:table-cell office:value-type="string" table:style-name="ce12">
            <text:p>-</text:p>
          </table:table-cell>
          <table:table-cell office:value-type="float" office:value="47" table:style-name="ce12">
            <text:p>47</text:p>
          </table:table-cell>
          <table:table-cell office:value-type="float" office:value="2895" table:style-name="ce12">
            <text:p>2.89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493" table:style-name="ce12">
            <text:p>5.493</text:p>
          </table:table-cell>
          <table:table-cell office:value-type="float" office:value="2665" table:style-name="ce12">
            <text:p>2.665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53809" table:style-name="ce12">
            <text:p>53.809</text:p>
          </table:table-cell>
          <table:table-cell office:value-type="float" office:value="6763" table:style-name="ce12">
            <text:p>6.763</text:p>
          </table:table-cell>
          <table:table-cell office:value-type="float" office:value="3385" table:style-name="ce12">
            <text:p>3.38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825" table:style-name="ce12">
            <text:p>51.825</text:p>
          </table:table-cell>
          <table:table-cell office:value-type="float" office:value="15508" table:style-name="ce12">
            <text:p>15.508</text:p>
          </table:table-cell>
          <table:table-cell office:value-type="float" office:value="5760" table:style-name="ce12">
            <text:p>5.760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40680" table:style-name="ce12">
            <text:p>40.680</text:p>
          </table:table-cell>
          <table:table-cell office:value-type="float" office:value="9744" table:style-name="ce12">
            <text:p>9.744</text:p>
          </table:table-cell>
          <table:table-cell office:value-type="float" office:value="1653" table:style-name="ce12">
            <text:p>1.65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576" table:style-name="ce12">
            <text:p>50.576</text:p>
          </table:table-cell>
          <table:table-cell office:value-type="float" office:value="7954" table:style-name="ce12">
            <text:p>7.954</text:p>
          </table:table-cell>
          <table:table-cell office:value-type="float" office:value="5371" table:style-name="ce12">
            <text:p>5.371</text:p>
          </table:table-cell>
          <table:table-cell office:value-type="string" table:style-name="ce12">
            <text:p>-</text:p>
          </table:table-cell>
          <table:table-cell office:value-type="float" office:value="47" table:style-name="ce12">
            <text:p>47</text:p>
          </table:table-cell>
          <table:table-cell office:value-type="float" office:value="48602" table:style-name="ce12">
            <text:p>48.60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4" table:style-name="ce12">
            <text:p>24</text:p>
          </table:table-cell>
          <table:table-cell office:value-type="float" office:value="18" table:style-name="ce12">
            <text:p>1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007" table:style-name="ce12">
            <text:p>1.007</text:p>
          </table:table-cell>
          <table:table-cell office:value-type="float" office:value="65" table:style-name="ce12">
            <text:p>65</text:p>
          </table:table-cell>
          <table:table-cell office:value-type="float" office:value="761" table:style-name="ce12">
            <text:p>7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3" table:style-name="ce12">
            <text:p>223</text:p>
          </table:table-cell>
          <table:table-cell office:value-type="float" office:value="802" table:style-name="ce12">
            <text:p>802</text:p>
          </table:table-cell>
          <table:table-cell office:value-type="float" office:value="71" table:style-name="ce12">
            <text:p>7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6" table:style-name="ce12">
            <text:p>176</text:p>
          </table:table-cell>
          <table:table-cell office:value-type="float" office:value="94" table:style-name="ce12">
            <text:p>94</text:p>
          </table:table-cell>
          <table:table-cell office:value-type="float" office:value="741" table:style-name="ce12">
            <text:p>74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4" table:style-name="ce12">
            <text:p>214</text:p>
          </table:table-cell>
          <table:table-cell office:value-type="float" office:value="776" table:style-name="ce12">
            <text:p>776</text:p>
          </table:table-cell>
          <table:table-cell office:value-type="float" office:value="51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22" table:style-name="ce12">
            <text:p>22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3">
            <text:p>PROPORÇÃO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5">
            <text:p>Total de escolas localizadas em áreas rurais com acesso à Internet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6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6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7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849" table:style-name="ce12">
            <text:p>7.849</text:p>
          </table:table-cell>
          <table:table-cell office:value-type="float" office:value="2797" table:style-name="ce12">
            <text:p>2.797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-</text:p>
          </table:table-cell>
          <table:table-cell office:value-type="float" office:value="11808" table:style-name="ce12">
            <text:p>11.808</text:p>
          </table:table-cell>
          <table:table-cell office:value-type="float" office:value="5331" table:style-name="ce12">
            <text:p>5.331</text:p>
          </table:table-cell>
          <table:table-cell office:value-type="float" office:value="7079" table:style-name="ce12">
            <text:p>7.07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02" table:style-name="ce12">
            <text:p>10.102</text:p>
          </table:table-cell>
          <table:table-cell office:value-type="float" office:value="10307" table:style-name="ce12">
            <text:p>10.307</text:p>
          </table:table-cell>
          <table:table-cell office:value-type="float" office:value="11992" table:style-name="ce12">
            <text:p>11.992</text:p>
          </table:table-cell>
          <table:table-cell office:value-type="float" office:value="85" table:style-name="ce12">
            <text:p>85</text:p>
          </table:table-cell>
          <table:table-cell office:value-type="float" office:value="5" table:style-name="ce12">
            <text:p>5</text:p>
          </table:table-cell>
          <table:table-cell office:value-type="float" office:value="124" table:style-name="ce12">
            <text:p>124</text:p>
          </table:table-cell>
          <table:table-cell office:value-type="float" office:value="9707" table:style-name="ce12">
            <text:p>9.707</text:p>
          </table:table-cell>
          <table:table-cell office:value-type="float" office:value="3499" table:style-name="ce12">
            <text:p>3.499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9301" table:style-name="ce12">
            <text:p>9.301</text:p>
          </table:table-cell>
          <table:table-cell office:value-type="float" office:value="12923" table:style-name="ce12">
            <text:p>12.923</text:p>
          </table:table-cell>
          <table:table-cell office:value-type="float" office:value="1289" table:style-name="ce12">
            <text:p>1.28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301" table:style-name="ce12">
            <text:p>8.30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9" table:style-name="ce12">
            <text:p>439</text:p>
          </table:table-cell>
          <table:table-cell office:value-type="float" office:value="520" table:style-name="ce12">
            <text:p>52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658" table:style-name="ce12">
            <text:p>1.658</text:p>
          </table:table-cell>
          <table:table-cell office:value-type="float" office:value="458" table:style-name="ce12">
            <text:p>458</text:p>
          </table:table-cell>
          <table:table-cell office:value-type="float" office:value="1046" table:style-name="ce12">
            <text:p>1.04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14" table:style-name="ce12">
            <text:p>1.114</text:p>
          </table:table-cell>
          <table:table-cell office:value-type="float" office:value="613" table:style-name="ce12">
            <text:p>613</text:p>
          </table:table-cell>
          <table:table-cell office:value-type="float" office:value="2000" table:style-name="ce12">
            <text:p>2.000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0</text:p>
          </table:table-cell>
          <table:table-cell office:value-type="float" office:value="1109" table:style-name="ce12">
            <text:p>1.109</text:p>
          </table:table-cell>
          <table:table-cell office:value-type="float" office:value="530" table:style-name="ce12">
            <text:p>53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79" table:style-name="ce12">
            <text:p>979</text:p>
          </table:table-cell>
          <table:table-cell office:value-type="float" office:value="836" table:style-name="ce12">
            <text:p>836</text:p>
          </table:table-cell>
          <table:table-cell office:value-type="float" office:value="761" table:style-name="ce12">
            <text:p>7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22" table:style-name="ce12">
            <text:p>1.0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52" table:style-name="ce12">
            <text:p>552</text:p>
          </table:table-cell>
          <table:table-cell office:value-type="float" office:value="102" table:style-name="ce12">
            <text:p>10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64" table:style-name="ce12">
            <text:p>564</text:p>
          </table:table-cell>
          <table:table-cell office:value-type="float" office:value="272" table:style-name="ce12">
            <text:p>272</text:p>
          </table:table-cell>
          <table:table-cell office:value-type="float" office:value="378" table:style-name="ce12">
            <text:p>3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9" table:style-name="ce12">
            <text:p>569</text:p>
          </table:table-cell>
          <table:table-cell office:value-type="float" office:value="560" table:style-name="ce12">
            <text:p>560</text:p>
          </table:table-cell>
          <table:table-cell office:value-type="float" office:value="648" table:style-name="ce12">
            <text:p>64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" table:style-name="ce12">
            <text:p>10</text:p>
          </table:table-cell>
          <table:table-cell office:value-type="float" office:value="742" table:style-name="ce12">
            <text:p>742</text:p>
          </table:table-cell>
          <table:table-cell office:value-type="float" office:value="157" table:style-name="ce12">
            <text:p>157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313" table:style-name="ce12">
            <text:p>313</text:p>
          </table:table-cell>
          <table:table-cell office:value-type="float" office:value="727" table:style-name="ce12">
            <text:p>727</text:p>
          </table:table-cell>
          <table:table-cell office:value-type="float" office:value="70" table:style-name="ce12">
            <text:p>7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2" table:style-name="ce12">
            <text:p>4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444" table:style-name="ce12">
            <text:p>3.444</text:p>
          </table:table-cell>
          <table:table-cell office:value-type="float" office:value="1726" table:style-name="ce12">
            <text:p>1.72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376" table:style-name="ce12">
            <text:p>5.376</text:p>
          </table:table-cell>
          <table:table-cell office:value-type="float" office:value="2365" table:style-name="ce12">
            <text:p>2.365</text:p>
          </table:table-cell>
          <table:table-cell office:value-type="float" office:value="2706" table:style-name="ce12">
            <text:p>2.7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75" table:style-name="ce12">
            <text:p>5.475</text:p>
          </table:table-cell>
          <table:table-cell office:value-type="float" office:value="5095" table:style-name="ce12">
            <text:p>5.095</text:p>
          </table:table-cell>
          <table:table-cell office:value-type="float" office:value="5452" table:style-name="ce12">
            <text:p>5.45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677" table:style-name="ce12">
            <text:p>3.677</text:p>
          </table:table-cell>
          <table:table-cell office:value-type="float" office:value="2041" table:style-name="ce12">
            <text:p>2.04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828" table:style-name="ce12">
            <text:p>4.828</text:p>
          </table:table-cell>
          <table:table-cell office:value-type="float" office:value="6475" table:style-name="ce12">
            <text:p>6.475</text:p>
          </table:table-cell>
          <table:table-cell office:value-type="float" office:value="65" table:style-name="ce12">
            <text:p>6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07" table:style-name="ce12">
            <text:p>4.00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663" table:style-name="ce12">
            <text:p>1.663</text:p>
          </table:table-cell>
          <table:table-cell office:value-type="float" office:value="293" table:style-name="ce12">
            <text:p>293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-</text:p>
          </table:table-cell>
          <table:table-cell office:value-type="float" office:value="2195" table:style-name="ce12">
            <text:p>2.195</text:p>
          </table:table-cell>
          <table:table-cell office:value-type="float" office:value="904" table:style-name="ce12">
            <text:p>904</text:p>
          </table:table-cell>
          <table:table-cell office:value-type="float" office:value="1577" table:style-name="ce12">
            <text:p>1.57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29" table:style-name="ce12">
            <text:p>1.729</text:p>
          </table:table-cell>
          <table:table-cell office:value-type="float" office:value="1844" table:style-name="ce12">
            <text:p>1.844</text:p>
          </table:table-cell>
          <table:table-cell office:value-type="float" office:value="2263" table:style-name="ce12">
            <text:p>2.263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0</text:p>
          </table:table-cell>
          <table:table-cell office:value-type="float" office:value="52" table:style-name="ce12">
            <text:p>52</text:p>
          </table:table-cell>
          <table:table-cell office:value-type="float" office:value="1917" table:style-name="ce12">
            <text:p>1.917</text:p>
          </table:table-cell>
          <table:table-cell office:value-type="float" office:value="414" table:style-name="ce12">
            <text:p>41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878" table:style-name="ce12">
            <text:p>1.878</text:p>
          </table:table-cell>
          <table:table-cell office:value-type="float" office:value="2311" table:style-name="ce12">
            <text:p>2.311</text:p>
          </table:table-cell>
          <table:table-cell office:value-type="float" office:value="237" table:style-name="ce12">
            <text:p>2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60" table:style-name="ce12">
            <text:p>1.66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51" table:style-name="ce12">
            <text:p>1.751</text:p>
          </table:table-cell>
          <table:table-cell office:value-type="float" office:value="155" table:style-name="ce12">
            <text:p>15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014" table:style-name="ce12">
            <text:p>2.014</text:p>
          </table:table-cell>
          <table:table-cell office:value-type="float" office:value="1333" table:style-name="ce12">
            <text:p>1.333</text:p>
          </table:table-cell>
          <table:table-cell office:value-type="float" office:value="1372" table:style-name="ce12">
            <text:p>1.37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6" table:style-name="ce12">
            <text:p>1.216</text:p>
          </table:table-cell>
          <table:table-cell office:value-type="float" office:value="2194" table:style-name="ce12">
            <text:p>2.194</text:p>
          </table:table-cell>
          <table:table-cell office:value-type="float" office:value="1629" table:style-name="ce12">
            <text:p>1.629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0</text:p>
          </table:table-cell>
          <table:table-cell office:value-type="float" office:value="61" table:style-name="ce12">
            <text:p>61</text:p>
          </table:table-cell>
          <table:table-cell office:value-type="float" office:value="2262" table:style-name="ce12">
            <text:p>2.262</text:p>
          </table:table-cell>
          <table:table-cell office:value-type="float" office:value="356" table:style-name="ce12">
            <text:p>35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303" table:style-name="ce12">
            <text:p>1.303</text:p>
          </table:table-cell>
          <table:table-cell office:value-type="float" office:value="2574" table:style-name="ce12">
            <text:p>2.574</text:p>
          </table:table-cell>
          <table:table-cell office:value-type="float" office:value="156" table:style-name="ce12">
            <text:p>15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90" table:style-name="ce12">
            <text:p>1.190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999" table:style-name="ce12">
            <text:p>5.999</text:p>
          </table:table-cell>
          <table:table-cell office:value-type="float" office:value="1924" table:style-name="ce12">
            <text:p>1.92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9078" table:style-name="ce12">
            <text:p>9.078</text:p>
          </table:table-cell>
          <table:table-cell office:value-type="float" office:value="3528" table:style-name="ce12">
            <text:p>3.528</text:p>
          </table:table-cell>
          <table:table-cell office:value-type="float" office:value="4521" table:style-name="ce12">
            <text:p>4.52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951" table:style-name="ce12">
            <text:p>8.951</text:p>
          </table:table-cell>
          <table:table-cell office:value-type="float" office:value="7676" table:style-name="ce12">
            <text:p>7.676</text:p>
          </table:table-cell>
          <table:table-cell office:value-type="float" office:value="9118" table:style-name="ce12">
            <text:p>9.118</text:p>
          </table:table-cell>
          <table:table-cell office:value-type="float" office:value="85" table:style-name="ce12">
            <text:p>85</text:p>
          </table:table-cell>
          <table:table-cell office:value-type="float" office:value="0" table:style-name="ce12">
            <text:p>0</text:p>
          </table:table-cell>
          <table:table-cell office:value-type="float" office:value="122" table:style-name="ce12">
            <text:p>122</text:p>
          </table:table-cell>
          <table:table-cell office:value-type="float" office:value="6817" table:style-name="ce12">
            <text:p>6.817</text:p>
          </table:table-cell>
          <table:table-cell office:value-type="float" office:value="2736" table:style-name="ce12">
            <text:p>2.736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7441" table:style-name="ce12">
            <text:p>7.441</text:p>
          </table:table-cell>
          <table:table-cell office:value-type="float" office:value="9130" table:style-name="ce12">
            <text:p>9.130</text:p>
          </table:table-cell>
          <table:table-cell office:value-type="float" office:value="883" table:style-name="ce12">
            <text:p>88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987" table:style-name="ce12">
            <text:p>6.98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96" table:style-name="ce12">
            <text:p>1.796</text:p>
          </table:table-cell>
          <table:table-cell office:value-type="float" office:value="871" table:style-name="ce12">
            <text:p>871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-</text:p>
          </table:table-cell>
          <table:table-cell office:value-type="float" office:value="1859" table:style-name="ce12">
            <text:p>1.859</text:p>
          </table:table-cell>
          <table:table-cell office:value-type="float" office:value="1010" table:style-name="ce12">
            <text:p>1.010</text:p>
          </table:table-cell>
          <table:table-cell office:value-type="float" office:value="2508" table:style-name="ce12">
            <text:p>2.50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67" table:style-name="ce12">
            <text:p>1.067</text:p>
          </table:table-cell>
          <table:table-cell office:value-type="float" office:value="1815" table:style-name="ce12">
            <text:p>1.815</text:p>
          </table:table-cell>
          <table:table-cell office:value-type="float" office:value="2763" table:style-name="ce12">
            <text:p>2.763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2054" table:style-name="ce12">
            <text:p>2.054</text:p>
          </table:table-cell>
          <table:table-cell office:value-type="float" office:value="722" table:style-name="ce12">
            <text:p>72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810" table:style-name="ce12">
            <text:p>1.810</text:p>
          </table:table-cell>
          <table:table-cell office:value-type="float" office:value="2906" table:style-name="ce12">
            <text:p>2.906</text:p>
          </table:table-cell>
          <table:table-cell office:value-type="float" office:value="397" table:style-name="ce12">
            <text:p>39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83" table:style-name="ce12">
            <text:p>1.28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794" table:style-name="ce12">
            <text:p>7.794</text:p>
          </table:table-cell>
          <table:table-cell office:value-type="float" office:value="2795" table:style-name="ce12">
            <text:p>2.795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-</text:p>
          </table:table-cell>
          <table:table-cell office:value-type="float" office:value="10937" table:style-name="ce12">
            <text:p>10.937</text:p>
          </table:table-cell>
          <table:table-cell office:value-type="float" office:value="4538" table:style-name="ce12">
            <text:p>4.538</text:p>
          </table:table-cell>
          <table:table-cell office:value-type="float" office:value="7029" table:style-name="ce12">
            <text:p>7.02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19" table:style-name="ce12">
            <text:p>10.019</text:p>
          </table:table-cell>
          <table:table-cell office:value-type="float" office:value="9491" table:style-name="ce12">
            <text:p>9.491</text:p>
          </table:table-cell>
          <table:table-cell office:value-type="float" office:value="11881" table:style-name="ce12">
            <text:p>11.881</text:p>
          </table:table-cell>
          <table:table-cell office:value-type="float" office:value="85" table:style-name="ce12">
            <text:p>85</text:p>
          </table:table-cell>
          <table:table-cell office:value-type="float" office:value="5" table:style-name="ce12">
            <text:p>5</text:p>
          </table:table-cell>
          <table:table-cell office:value-type="float" office:value="124" table:style-name="ce12">
            <text:p>124</text:p>
          </table:table-cell>
          <table:table-cell office:value-type="float" office:value="8871" table:style-name="ce12">
            <text:p>8.871</text:p>
          </table:table-cell>
          <table:table-cell office:value-type="float" office:value="3457" table:style-name="ce12">
            <text:p>3.457</text:p>
          </table:table-cell>
          <table:table-cell office:value-type="string" table:style-name="ce12">
            <text:p>-</text:p>
          </table:table-cell>
          <table:table-cell office:value-type="float" office:value="7" table:style-name="ce12">
            <text:p>7</text:p>
          </table:table-cell>
          <table:table-cell office:value-type="float" office:value="9251" table:style-name="ce12">
            <text:p>9.251</text:p>
          </table:table-cell>
          <table:table-cell office:value-type="float" office:value="12036" table:style-name="ce12">
            <text:p>12.036</text:p>
          </table:table-cell>
          <table:table-cell office:value-type="float" office:value="1280" table:style-name="ce12">
            <text:p>1.28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270" table:style-name="ce12">
            <text:p>8.27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4" table:style-name="ce12">
            <text:p>54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871" table:style-name="ce12">
            <text:p>871</text:p>
          </table:table-cell>
          <table:table-cell office:value-type="float" office:value="794" table:style-name="ce12">
            <text:p>794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4" table:style-name="ce12">
            <text:p>84</text:p>
          </table:table-cell>
          <table:table-cell office:value-type="float" office:value="816" table:style-name="ce12">
            <text:p>816</text:p>
          </table:table-cell>
          <table:table-cell office:value-type="float" office:value="111" table:style-name="ce12">
            <text:p>11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36" table:style-name="ce12">
            <text:p>836</text:p>
          </table:table-cell>
          <table:table-cell office:value-type="float" office:value="42" table:style-name="ce12">
            <text:p>4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9" table:style-name="ce12">
            <text:p>49</text:p>
          </table:table-cell>
          <table:table-cell office:value-type="float" office:value="887" table:style-name="ce12">
            <text:p>887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" table:style-name="ce12">
            <text:p>3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4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3">
            <text:p>PROPORÇÃO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0272" table:style-name="ce12">
            <text:p>10.272</text:p>
          </table:table-cell>
          <table:table-cell office:value-type="float" office:value="12222" table:style-name="ce12">
            <text:p>12.222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06" table:style-name="ce12">
            <text:p>1.406</text:p>
          </table:table-cell>
          <table:table-cell office:value-type="float" office:value="1210" table:style-name="ce12">
            <text:p>1.210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18" table:style-name="ce12">
            <text:p>518</text:p>
          </table:table-cell>
          <table:table-cell office:value-type="float" office:value="694" table:style-name="ce12">
            <text:p>694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335" table:style-name="ce12">
            <text:p>5.335</text:p>
          </table:table-cell>
          <table:table-cell office:value-type="float" office:value="5208" table:style-name="ce12">
            <text:p>5.208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59" table:style-name="ce12">
            <text:p>1.359</text:p>
          </table:table-cell>
          <table:table-cell office:value-type="float" office:value="2844" table:style-name="ce12">
            <text:p>2.844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654" table:style-name="ce12">
            <text:p>1.654</text:p>
          </table:table-cell>
          <table:table-cell office:value-type="float" office:value="2266" table:style-name="ce12">
            <text:p>2.26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804" table:style-name="ce12">
            <text:p>6.804</text:p>
          </table:table-cell>
          <table:table-cell office:value-type="float" office:value="10180" table:style-name="ce12">
            <text:p>10.180</text:p>
          </table:table-cell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698" table:style-name="ce12">
            <text:p>2.698</text:p>
          </table:table-cell>
          <table:table-cell office:value-type="float" office:value="1885" table:style-name="ce12">
            <text:p>1.885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9502" table:style-name="ce12">
            <text:p>9.502</text:p>
          </table:table-cell>
          <table:table-cell office:value-type="float" office:value="12065" table:style-name="ce12">
            <text:p>12.065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70" table:style-name="ce12">
            <text:p>770</text:p>
          </table:table-cell>
          <table:table-cell office:value-type="float" office:value="157" table:style-name="ce12">
            <text:p>15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7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7B – ESCOLAS RURAIS, POR DESLOCAMENTO DOS ALUNOS PARA TELECENTROS OU OUTROS LOCAIS PARA QUE OS PROFESSORES POSSAM UTILIZAR INTERNET NAS AULAS</text:p>
          </table:table-cell>
          <table:table-cell table:number-columns-repeated="7" table:style-name="ce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4263" table:style-name="ce12">
            <text:p>4.263</text:p>
          </table:table-cell>
          <table:table-cell office:value-type="float" office:value="58712" table:style-name="ce12">
            <text:p>58.712</text:p>
          </table:table-cell>
          <table:table-cell office:value-type="float" office:value="14" table:style-name="ce12">
            <text:p>14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54" table:style-name="ce12">
            <text:p>554</text:p>
          </table:table-cell>
          <table:table-cell office:value-type="float" office:value="13890" table:style-name="ce12">
            <text:p>13.890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8" table:style-name="ce12">
            <text:p>78</text:p>
          </table:table-cell>
          <table:table-cell office:value-type="float" office:value="1589" table:style-name="ce12">
            <text:p>1.589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858" table:style-name="ce12">
            <text:p>2.858</text:p>
          </table:table-cell>
          <table:table-cell office:value-type="float" office:value="31765" table:style-name="ce12">
            <text:p>31.76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00" table:style-name="ce12">
            <text:p>400</text:p>
          </table:table-cell>
          <table:table-cell office:value-type="float" office:value="7031" table:style-name="ce12">
            <text:p>7.031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4" table:style-name="ce12">
            <text:p>374</text:p>
          </table:table-cell>
          <table:table-cell office:value-type="float" office:value="4437" table:style-name="ce12">
            <text:p>4.4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165" table:style-name="ce12">
            <text:p>4.165</text:p>
          </table:table-cell>
          <table:table-cell office:value-type="float" office:value="52024" table:style-name="ce12">
            <text:p>52.024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8" table:style-name="ce12">
            <text:p>98</text:p>
          </table:table-cell>
          <table:table-cell office:value-type="float" office:value="5639" table:style-name="ce12">
            <text:p>5.639</text:p>
          </table:table-cell>
          <table:table-cell office:value-type="float" office:value="0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263" table:style-name="ce12">
            <text:p>4.263</text:p>
          </table:table-cell>
          <table:table-cell office:value-type="float" office:value="57663" table:style-name="ce12">
            <text:p>57.663</text:p>
          </table:table-cell>
          <table:table-cell office:value-type="float" office:value="14" table:style-name="ce12">
            <text:p>14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049" table:style-name="ce12">
            <text:p>1.0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C1A – ESCOLAS RURAIS, POR PROGRAMA DE FORMAÇÃO DE PROFESSORES PARA USO DO COMPUTADOR E DA INTERNET EM ATIVIDADES DE ENSINO E APRENDIZAGEM</text:p>
          </table:table-cell>
          <table:table-cell table:number-columns-repeated="7" table:style-name="ce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5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6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409" table:style-name="ce12">
            <text:p>8.409</text:p>
          </table:table-cell>
          <table:table-cell office:value-type="float" office:value="54483" table:style-name="ce12">
            <text:p>54.483</text:p>
          </table:table-cell>
          <table:table-cell office:value-type="float" office:value="83" table:style-name="ce12">
            <text:p>83</text:p>
          </table:table-cell>
          <table:table-cell office:value-type="float" office:value="33" table:style-name="ce12">
            <text:p>33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54" table:style-name="ce12">
            <text:p>1.454</text:p>
          </table:table-cell>
          <table:table-cell office:value-type="float" office:value="13005" table:style-name="ce12">
            <text:p>13.005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83" table:style-name="ce12">
            <text:p>283</text:p>
          </table:table-cell>
          <table:table-cell office:value-type="float" office:value="1364" table:style-name="ce12">
            <text:p>1.36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388" table:style-name="ce12">
            <text:p>5.388</text:p>
          </table:table-cell>
          <table:table-cell office:value-type="float" office:value="29210" table:style-name="ce12">
            <text:p>29.210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13" table:style-name="ce12">
            <text:p>413</text:p>
          </table:table-cell>
          <table:table-cell office:value-type="float" office:value="7001" table:style-name="ce12">
            <text:p>7.001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72" table:style-name="ce12">
            <text:p>872</text:p>
          </table:table-cell>
          <table:table-cell office:value-type="float" office:value="3903" table:style-name="ce12">
            <text:p>3.903</text:p>
          </table:table-cell>
          <table:table-cell office:value-type="float" office:value="3" table:style-name="ce12">
            <text:p>3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897" table:style-name="ce12">
            <text:p>7.897</text:p>
          </table:table-cell>
          <table:table-cell office:value-type="float" office:value="48193" table:style-name="ce12">
            <text:p>48.193</text:p>
          </table:table-cell>
          <table:table-cell office:value-type="float" office:value="80" table:style-name="ce12">
            <text:p>80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72" table:style-name="ce12">
            <text:p>472</text:p>
          </table:table-cell>
          <table:table-cell office:value-type="float" office:value="5285" table:style-name="ce12">
            <text:p>5.28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8369" table:style-name="ce12">
            <text:p>8.369</text:p>
          </table:table-cell>
          <table:table-cell office:value-type="float" office:value="53478" table:style-name="ce12">
            <text:p>53.478</text:p>
          </table:table-cell>
          <table:table-cell office:value-type="float" office:value="80" table:style-name="ce12">
            <text:p>80</text:p>
          </table:table-cell>
          <table:table-cell office:value-type="float" office:value="33" table:style-name="ce12">
            <text:p>33</text:p>
          </table:table-cell>
          <table:table-cell office:value-type="float" office:value="14" table:style-name="ce12">
            <text:p>1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0" table:style-name="ce12">
            <text:p>40</text:p>
          </table:table-cell>
          <table:table-cell office:value-type="float" office:value="1006" table:style-name="ce12">
            <text:p>1.006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4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6" table:number-rows-spanned="1" table:style-name="ce13">
            <text:p>PROPORÇÃO PARA O INDICADOR C1B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5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6">
            <text:p>Percentual (%)</text:p>
          </table:table-cell>
          <table:covered-table-cell/>
          <table:table-cell office:value-type="string" table:number-columns-spanned="5" table:number-rows-spanned="1" table:style-name="ce17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7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7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7">
            <text:p>Governo municipal</text:p>
          </table:table-cell>
          <table:covered-table-cell table:number-columns-repeated="4"/>
          <table:table-cell office:value-type="string" table:number-columns-spanned="5" table:number-rows-spanned="1" table:style-name="ce17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7">
            <text:p>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6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885" table:style-name="ce12">
            <text:p>2.885</text:p>
          </table:table-cell>
          <table:table-cell office:value-type="float" office:value="5499" table:style-name="ce12">
            <text:p>5.499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54614" table:style-name="ce12">
            <text:p>54.614</text:p>
          </table:table-cell>
          <table:table-cell office:value-type="float" office:value="2263" table:style-name="ce12">
            <text:p>2.263</text:p>
          </table:table-cell>
          <table:table-cell office:value-type="float" office:value="5821" table:style-name="ce12">
            <text:p>5.821</text:p>
          </table:table-cell>
          <table:table-cell office:value-type="float" office:value="326" table:style-name="ce12">
            <text:p>326</text:p>
          </table:table-cell>
          <table:table-cell office:value-type="string" table:style-name="ce12">
            <text:p>-</text:p>
          </table:table-cell>
          <table:table-cell office:value-type="float" office:value="54614" table:style-name="ce12">
            <text:p>54.614</text:p>
          </table:table-cell>
          <table:table-cell office:value-type="float" office:value="2438" table:style-name="ce12">
            <text:p>2.438</text:p>
          </table:table-cell>
          <table:table-cell office:value-type="float" office:value="5671" table:style-name="ce12">
            <text:p>5.671</text:p>
          </table:table-cell>
          <table:table-cell office:value-type="float" office:value="293" table:style-name="ce12">
            <text:p>293</text:p>
          </table:table-cell>
          <table:table-cell office:value-type="float" office:value="7" table:style-name="ce12">
            <text:p>7</text:p>
          </table:table-cell>
          <table:table-cell office:value-type="float" office:value="54614" table:style-name="ce12">
            <text:p>54.614</text:p>
          </table:table-cell>
          <table:table-cell office:value-type="float" office:value="6338" table:style-name="ce12">
            <text:p>6.338</text:p>
          </table:table-cell>
          <table:table-cell office:value-type="float" office:value="2072" table:style-name="ce12">
            <text:p>2.07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614" table:style-name="ce12">
            <text:p>54.614</text:p>
          </table:table-cell>
          <table:table-cell office:value-type="float" office:value="2777" table:style-name="ce12">
            <text:p>2.777</text:p>
          </table:table-cell>
          <table:table-cell office:value-type="float" office:value="5611" table:style-name="ce12">
            <text:p>5.611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54614" table:style-name="ce12">
            <text:p>54.614</text:p>
          </table:table-cell>
          <table:table-cell office:value-type="float" office:value="1056" table:style-name="ce12">
            <text:p>1.056</text:p>
          </table:table-cell>
          <table:table-cell office:value-type="float" office:value="7347" table:style-name="ce12">
            <text:p>7.347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-</text:p>
          </table:table-cell>
          <table:table-cell office:value-type="float" office:value="54614" table:style-name="ce12">
            <text:p>54.614</text:p>
          </table:table-cell>
          <table:table-cell office:value-type="float" office:value="52" table:style-name="ce12">
            <text:p>52</text:p>
          </table:table-cell>
          <table:table-cell office:value-type="float" office:value="8358" table:style-name="ce12">
            <text:p>8.358</text:p>
          </table:table-cell>
          <table:table-cell office:value-type="float" office:value="54614" table:style-name="ce12">
            <text:p>54.614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20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09" table:style-name="ce12">
            <text:p>709</text:p>
          </table:table-cell>
          <table:table-cell office:value-type="float" office:value="745" table:style-name="ce12">
            <text:p>74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009" table:style-name="ce12">
            <text:p>13.009</text:p>
          </table:table-cell>
          <table:table-cell office:value-type="float" office:value="98" table:style-name="ce12">
            <text:p>98</text:p>
          </table:table-cell>
          <table:table-cell office:value-type="float" office:value="1356" table:style-name="ce12">
            <text:p>1.35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009" table:style-name="ce12">
            <text:p>13.009</text:p>
          </table:table-cell>
          <table:table-cell office:value-type="float" office:value="165" table:style-name="ce12">
            <text:p>165</text:p>
          </table:table-cell>
          <table:table-cell office:value-type="float" office:value="1282" table:style-name="ce12">
            <text:p>1.282</text:p>
          </table:table-cell>
          <table:table-cell office:value-type="float" office:value="0" table:style-name="ce12">
            <text:p>0</text:p>
          </table:table-cell>
          <table:table-cell office:value-type="float" office:value="7" table:style-name="ce12">
            <text:p>7</text:p>
          </table:table-cell>
          <table:table-cell office:value-type="float" office:value="13009" table:style-name="ce12">
            <text:p>13.009</text:p>
          </table:table-cell>
          <table:table-cell office:value-type="float" office:value="1301" table:style-name="ce12">
            <text:p>1.301</text:p>
          </table:table-cell>
          <table:table-cell office:value-type="float" office:value="153" table:style-name="ce12">
            <text:p>15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09" table:style-name="ce12">
            <text:p>13.009</text:p>
          </table:table-cell>
          <table:table-cell office:value-type="float" office:value="263" table:style-name="ce12">
            <text:p>263</text:p>
          </table:table-cell>
          <table:table-cell office:value-type="float" office:value="1192" table:style-name="ce12">
            <text:p>1.19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009" table:style-name="ce12">
            <text:p>13.009</text:p>
          </table:table-cell>
          <table:table-cell office:value-type="float" office:value="46" table:style-name="ce12">
            <text:p>46</text:p>
          </table:table-cell>
          <table:table-cell office:value-type="float" office:value="1408" table:style-name="ce12">
            <text:p>1.40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009" table:style-name="ce12">
            <text:p>13.009</text:p>
          </table:table-cell>
          <table:table-cell office:value-type="float" office:value="43" table:style-name="ce12">
            <text:p>43</text:p>
          </table:table-cell>
          <table:table-cell office:value-type="float" office:value="1412" table:style-name="ce12">
            <text:p>1.412</text:p>
          </table:table-cell>
          <table:table-cell office:value-type="float" office:value="13009" table:style-name="ce12">
            <text:p>13.00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1" table:style-name="ce12">
            <text:p>101</text:p>
          </table:table-cell>
          <table:table-cell office:value-type="float" office:value="182" table:style-name="ce12">
            <text:p>18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0" table:style-name="ce12">
            <text:p>1.390</text:p>
          </table:table-cell>
          <table:table-cell office:value-type="float" office:value="47" table:style-name="ce12">
            <text:p>47</text:p>
          </table:table-cell>
          <table:table-cell office:value-type="float" office:value="234" table:style-name="ce12">
            <text:p>234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-</text:p>
          </table:table-cell>
          <table:table-cell office:value-type="float" office:value="1390" table:style-name="ce12">
            <text:p>1.390</text:p>
          </table:table-cell>
          <table:table-cell office:value-type="float" office:value="113" table:style-name="ce12">
            <text:p>113</text:p>
          </table:table-cell>
          <table:table-cell office:value-type="float" office:value="170" table:style-name="ce12">
            <text:p>17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0" table:style-name="ce12">
            <text:p>1.390</text:p>
          </table:table-cell>
          <table:table-cell office:value-type="float" office:value="155" table:style-name="ce12">
            <text:p>155</text:p>
          </table:table-cell>
          <table:table-cell office:value-type="float" office:value="128" table:style-name="ce12">
            <text:p>12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0" table:style-name="ce12">
            <text:p>1.390</text:p>
          </table:table-cell>
          <table:table-cell office:value-type="float" office:value="17" table:style-name="ce12">
            <text:p>17</text:p>
          </table:table-cell>
          <table:table-cell office:value-type="float" office:value="250" table:style-name="ce12">
            <text:p>250</text:p>
          </table:table-cell>
          <table:table-cell office:value-type="float" office:value="16" table:style-name="ce12">
            <text:p>16</text:p>
          </table:table-cell>
          <table:table-cell office:value-type="string" table:style-name="ce12">
            <text:p>-</text:p>
          </table:table-cell>
          <table:table-cell office:value-type="float" office:value="1390" table:style-name="ce12">
            <text:p>1.390</text:p>
          </table:table-cell>
          <table:table-cell office:value-type="float" office:value="18" table:style-name="ce12">
            <text:p>18</text:p>
          </table:table-cell>
          <table:table-cell office:value-type="float" office:value="258" table:style-name="ce12">
            <text:p>258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-</text:p>
          </table:table-cell>
          <table:table-cell office:value-type="float" office:value="1390" table:style-name="ce12">
            <text:p>1.390</text:p>
          </table:table-cell>
          <table:table-cell office:value-type="float" office:value="2" table:style-name="ce12">
            <text:p>2</text:p>
          </table:table-cell>
          <table:table-cell office:value-type="float" office:value="281" table:style-name="ce12">
            <text:p>281</text:p>
          </table:table-cell>
          <table:table-cell office:value-type="float" office:value="1390" table:style-name="ce12">
            <text:p>1.39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59" table:style-name="ce12">
            <text:p>1.759</text:p>
          </table:table-cell>
          <table:table-cell office:value-type="float" office:value="3629" table:style-name="ce12">
            <text:p>3.62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249" table:style-name="ce12">
            <text:p>29.249</text:p>
          </table:table-cell>
          <table:table-cell office:value-type="float" office:value="1848" table:style-name="ce12">
            <text:p>1.848</text:p>
          </table:table-cell>
          <table:table-cell office:value-type="float" office:value="3275" table:style-name="ce12">
            <text:p>3.275</text:p>
          </table:table-cell>
          <table:table-cell office:value-type="float" office:value="265" table:style-name="ce12">
            <text:p>265</text:p>
          </table:table-cell>
          <table:table-cell office:value-type="string" table:style-name="ce12">
            <text:p>-</text:p>
          </table:table-cell>
          <table:table-cell office:value-type="float" office:value="29249" table:style-name="ce12">
            <text:p>29.249</text:p>
          </table:table-cell>
          <table:table-cell office:value-type="float" office:value="1732" table:style-name="ce12">
            <text:p>1.732</text:p>
          </table:table-cell>
          <table:table-cell office:value-type="float" office:value="3391" table:style-name="ce12">
            <text:p>3.391</text:p>
          </table:table-cell>
          <table:table-cell office:value-type="float" office:value="265" table:style-name="ce12">
            <text:p>265</text:p>
          </table:table-cell>
          <table:table-cell office:value-type="float" office:value="0" table:style-name="ce12">
            <text:p>0</text:p>
          </table:table-cell>
          <table:table-cell office:value-type="float" office:value="29249" table:style-name="ce12">
            <text:p>29.249</text:p>
          </table:table-cell>
          <table:table-cell office:value-type="float" office:value="4084" table:style-name="ce12">
            <text:p>4.084</text:p>
          </table:table-cell>
          <table:table-cell office:value-type="float" office:value="1303" table:style-name="ce12">
            <text:p>1.30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249" table:style-name="ce12">
            <text:p>29.249</text:p>
          </table:table-cell>
          <table:table-cell office:value-type="float" office:value="2431" table:style-name="ce12">
            <text:p>2.431</text:p>
          </table:table-cell>
          <table:table-cell office:value-type="float" office:value="2951" table:style-name="ce12">
            <text:p>2.951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-</text:p>
          </table:table-cell>
          <table:table-cell office:value-type="float" office:value="29249" table:style-name="ce12">
            <text:p>29.249</text:p>
          </table:table-cell>
          <table:table-cell office:value-type="float" office:value="932" table:style-name="ce12">
            <text:p>932</text:p>
          </table:table-cell>
          <table:table-cell office:value-type="float" office:value="4455" table:style-name="ce12">
            <text:p>4.45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249" table:style-name="ce12">
            <text:p>29.249</text:p>
          </table:table-cell>
          <table:table-cell office:value-type="float" office:value="5" table:style-name="ce12">
            <text:p>5</text:p>
          </table:table-cell>
          <table:table-cell office:value-type="float" office:value="5383" table:style-name="ce12">
            <text:p>5.383</text:p>
          </table:table-cell>
          <table:table-cell office:value-type="float" office:value="29249" table:style-name="ce12">
            <text:p>29.24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8" table:style-name="ce12">
            <text:p>198</text:p>
          </table:table-cell>
          <table:table-cell office:value-type="float" office:value="214" table:style-name="ce12">
            <text:p>2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026" table:style-name="ce12">
            <text:p>7.026</text:p>
          </table:table-cell>
          <table:table-cell office:value-type="float" office:value="66" table:style-name="ce12">
            <text:p>66</text:p>
          </table:table-cell>
          <table:table-cell office:value-type="float" office:value="346" table:style-name="ce12">
            <text:p>34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026" table:style-name="ce12">
            <text:p>7.026</text:p>
          </table:table-cell>
          <table:table-cell office:value-type="float" office:value="143" table:style-name="ce12">
            <text:p>143</text:p>
          </table:table-cell>
          <table:table-cell office:value-type="float" office:value="270" table:style-name="ce12">
            <text:p>27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026" table:style-name="ce12">
            <text:p>7.026</text:p>
          </table:table-cell>
          <table:table-cell office:value-type="float" office:value="194" table:style-name="ce12">
            <text:p>194</text:p>
          </table:table-cell>
          <table:table-cell office:value-type="float" office:value="219" table:style-name="ce12">
            <text:p>2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26" table:style-name="ce12">
            <text:p>7.026</text:p>
          </table:table-cell>
          <table:table-cell office:value-type="float" office:value="9" table:style-name="ce12">
            <text:p>9</text:p>
          </table:table-cell>
          <table:table-cell office:value-type="float" office:value="404" table:style-name="ce12">
            <text:p>40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026" table:style-name="ce12">
            <text:p>7.026</text:p>
          </table:table-cell>
          <table:table-cell office:value-type="float" office:value="60" table:style-name="ce12">
            <text:p>60</text:p>
          </table:table-cell>
          <table:table-cell office:value-type="float" office:value="353" table:style-name="ce12">
            <text:p>35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7026" table:style-name="ce12">
            <text:p>7.026</text:p>
          </table:table-cell>
          <table:table-cell office:value-type="float" office:value="0" table:style-name="ce12">
            <text:p>0</text:p>
          </table:table-cell>
          <table:table-cell office:value-type="float" office:value="413" table:style-name="ce12">
            <text:p>413</text:p>
          </table:table-cell>
          <table:table-cell office:value-type="float" office:value="7026" table:style-name="ce12">
            <text:p>7.02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8" table:style-name="ce12">
            <text:p>118</text:p>
          </table:table-cell>
          <table:table-cell office:value-type="float" office:value="728" table:style-name="ce12">
            <text:p>728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3939" table:style-name="ce12">
            <text:p>3.939</text:p>
          </table:table-cell>
          <table:table-cell office:value-type="float" office:value="203" table:style-name="ce12">
            <text:p>203</text:p>
          </table:table-cell>
          <table:table-cell office:value-type="float" office:value="610" table:style-name="ce12">
            <text:p>610</text:p>
          </table:table-cell>
          <table:table-cell office:value-type="float" office:value="59" table:style-name="ce12">
            <text:p>59</text:p>
          </table:table-cell>
          <table:table-cell office:value-type="string" table:style-name="ce12">
            <text:p>-</text:p>
          </table:table-cell>
          <table:table-cell office:value-type="float" office:value="3939" table:style-name="ce12">
            <text:p>3.939</text:p>
          </table:table-cell>
          <table:table-cell office:value-type="float" office:value="286" table:style-name="ce12">
            <text:p>286</text:p>
          </table:table-cell>
          <table:table-cell office:value-type="float" office:value="557" table:style-name="ce12">
            <text:p>557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0</text:p>
          </table:table-cell>
          <table:table-cell office:value-type="float" office:value="3939" table:style-name="ce12">
            <text:p>3.939</text:p>
          </table:table-cell>
          <table:table-cell office:value-type="float" office:value="603" table:style-name="ce12">
            <text:p>603</text:p>
          </table:table-cell>
          <table:table-cell office:value-type="float" office:value="268" table:style-name="ce12">
            <text:p>26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39" table:style-name="ce12">
            <text:p>3.939</text:p>
          </table:table-cell>
          <table:table-cell office:value-type="float" office:value="56" table:style-name="ce12">
            <text:p>56</text:p>
          </table:table-cell>
          <table:table-cell office:value-type="float" office:value="816" table:style-name="ce12">
            <text:p>81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939" table:style-name="ce12">
            <text:p>3.939</text:p>
          </table:table-cell>
          <table:table-cell office:value-type="float" office:value="0" table:style-name="ce12">
            <text:p>0</text:p>
          </table:table-cell>
          <table:table-cell office:value-type="float" office:value="872" table:style-name="ce12">
            <text:p>87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939" table:style-name="ce12">
            <text:p>3.939</text:p>
          </table:table-cell>
          <table:table-cell office:value-type="float" office:value="2" table:style-name="ce12">
            <text:p>2</text:p>
          </table:table-cell>
          <table:table-cell office:value-type="float" office:value="869" table:style-name="ce12">
            <text:p>869</text:p>
          </table:table-cell>
          <table:table-cell office:value-type="float" office:value="3939" table:style-name="ce12">
            <text:p>3.939</text:p>
          </table:table-cell>
          <table:table-cell table:number-columns-repeated="16349" table:style-name="ce1"/>
        </table:table-row>
        <table:table-row table:style-name="ro3">
          <table:table-cell office:value-type="string" table:number-columns-spanned="1" table:number-rows-spanned="4" table:style-name="ce20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34" table:style-name="ce12">
            <text:p>2.734</text:p>
          </table:table-cell>
          <table:table-cell office:value-type="float" office:value="5137" table:style-name="ce12">
            <text:p>5.137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48306" table:style-name="ce12">
            <text:p>48.306</text:p>
          </table:table-cell>
          <table:table-cell office:value-type="float" office:value="2203" table:style-name="ce12">
            <text:p>2.203</text:p>
          </table:table-cell>
          <table:table-cell office:value-type="float" office:value="5369" table:style-name="ce12">
            <text:p>5.369</text:p>
          </table:table-cell>
          <table:table-cell office:value-type="float" office:value="326" table:style-name="ce12">
            <text:p>326</text:p>
          </table:table-cell>
          <table:table-cell office:value-type="string" table:style-name="ce12">
            <text:p>-</text:p>
          </table:table-cell>
          <table:table-cell office:value-type="float" office:value="48306" table:style-name="ce12">
            <text:p>48.306</text:p>
          </table:table-cell>
          <table:table-cell office:value-type="float" office:value="2099" table:style-name="ce12">
            <text:p>2.099</text:p>
          </table:table-cell>
          <table:table-cell office:value-type="float" office:value="5498" table:style-name="ce12">
            <text:p>5.498</text:p>
          </table:table-cell>
          <table:table-cell office:value-type="float" office:value="293" table:style-name="ce12">
            <text:p>293</text:p>
          </table:table-cell>
          <table:table-cell office:value-type="float" office:value="7" table:style-name="ce12">
            <text:p>7</text:p>
          </table:table-cell>
          <table:table-cell office:value-type="float" office:value="48306" table:style-name="ce12">
            <text:p>48.306</text:p>
          </table:table-cell>
          <table:table-cell office:value-type="float" office:value="6294" table:style-name="ce12">
            <text:p>6.294</text:p>
          </table:table-cell>
          <table:table-cell office:value-type="float" office:value="1604" table:style-name="ce12">
            <text:p>1.60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306" table:style-name="ce12">
            <text:p>48.306</text:p>
          </table:table-cell>
          <table:table-cell office:value-type="float" office:value="2753" table:style-name="ce12">
            <text:p>2.753</text:p>
          </table:table-cell>
          <table:table-cell office:value-type="float" office:value="5122" table:style-name="ce12">
            <text:p>5.122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48306" table:style-name="ce12">
            <text:p>48.306</text:p>
          </table:table-cell>
          <table:table-cell office:value-type="float" office:value="1031" table:style-name="ce12">
            <text:p>1.031</text:p>
          </table:table-cell>
          <table:table-cell office:value-type="float" office:value="6860" table:style-name="ce12">
            <text:p>6.860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-</text:p>
          </table:table-cell>
          <table:table-cell office:value-type="float" office:value="48306" table:style-name="ce12">
            <text:p>48.306</text:p>
          </table:table-cell>
          <table:table-cell office:value-type="float" office:value="38" table:style-name="ce12">
            <text:p>38</text:p>
          </table:table-cell>
          <table:table-cell office:value-type="float" office:value="7859" table:style-name="ce12">
            <text:p>7.859</text:p>
          </table:table-cell>
          <table:table-cell office:value-type="float" office:value="48306" table:style-name="ce12">
            <text:p>48.30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36" table:style-name="ce12">
            <text:p>136</text:p>
          </table:table-cell>
          <table:table-cell office:value-type="float" office:value="336" table:style-name="ce12">
            <text:p>33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299" table:style-name="ce12">
            <text:p>5.299</text:p>
          </table:table-cell>
          <table:table-cell office:value-type="float" office:value="60" table:style-name="ce12">
            <text:p>60</text:p>
          </table:table-cell>
          <table:table-cell office:value-type="float" office:value="412" table:style-name="ce12">
            <text:p>41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299" table:style-name="ce12">
            <text:p>5.299</text:p>
          </table:table-cell>
          <table:table-cell office:value-type="float" office:value="330" table:style-name="ce12">
            <text:p>330</text:p>
          </table:table-cell>
          <table:table-cell office:value-type="float" office:value="142" table:style-name="ce12">
            <text:p>14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299" table:style-name="ce12">
            <text:p>5.299</text:p>
          </table:table-cell>
          <table:table-cell office:value-type="float" office:value="30" table:style-name="ce12">
            <text:p>30</text:p>
          </table:table-cell>
          <table:table-cell office:value-type="float" office:value="443" table:style-name="ce12">
            <text:p>44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99" table:style-name="ce12">
            <text:p>5.299</text:p>
          </table:table-cell>
          <table:table-cell office:value-type="float" office:value="13" table:style-name="ce12">
            <text:p>13</text:p>
          </table:table-cell>
          <table:table-cell office:value-type="float" office:value="459" table:style-name="ce12">
            <text:p>45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299" table:style-name="ce12">
            <text:p>5.299</text:p>
          </table:table-cell>
          <table:table-cell office:value-type="float" office:value="8" table:style-name="ce12">
            <text:p>8</text:p>
          </table:table-cell>
          <table:table-cell office:value-type="float" office:value="464" table:style-name="ce12">
            <text:p>46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299" table:style-name="ce12">
            <text:p>5.299</text:p>
          </table:table-cell>
          <table:table-cell office:value-type="float" office:value="14" table:style-name="ce12">
            <text:p>14</text:p>
          </table:table-cell>
          <table:table-cell office:value-type="float" office:value="458" table:style-name="ce12">
            <text:p>458</text:p>
          </table:table-cell>
          <table:table-cell office:value-type="float" office:value="5299" table:style-name="ce12">
            <text:p>5.29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71" table:style-name="ce12">
            <text:p>2.871</text:p>
          </table:table-cell>
          <table:table-cell office:value-type="float" office:value="5473" table:style-name="ce12">
            <text:p>5.473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float" office:value="53605" table:style-name="ce12">
            <text:p>53.605</text:p>
          </table:table-cell>
          <table:table-cell office:value-type="float" office:value="2263" table:style-name="ce12">
            <text:p>2.263</text:p>
          </table:table-cell>
          <table:table-cell office:value-type="float" office:value="5781" table:style-name="ce12">
            <text:p>5.781</text:p>
          </table:table-cell>
          <table:table-cell office:value-type="float" office:value="326" table:style-name="ce12">
            <text:p>326</text:p>
          </table:table-cell>
          <table:table-cell office:value-type="string" table:style-name="ce12">
            <text:p>-</text:p>
          </table:table-cell>
          <table:table-cell office:value-type="float" office:value="53605" table:style-name="ce12">
            <text:p>53.605</text:p>
          </table:table-cell>
          <table:table-cell office:value-type="float" office:value="2429" table:style-name="ce12">
            <text:p>2.429</text:p>
          </table:table-cell>
          <table:table-cell office:value-type="float" office:value="5640" table:style-name="ce12">
            <text:p>5.640</text:p>
          </table:table-cell>
          <table:table-cell office:value-type="float" office:value="293" table:style-name="ce12">
            <text:p>293</text:p>
          </table:table-cell>
          <table:table-cell office:value-type="float" office:value="7" table:style-name="ce12">
            <text:p>7</text:p>
          </table:table-cell>
          <table:table-cell office:value-type="float" office:value="53605" table:style-name="ce12">
            <text:p>53.605</text:p>
          </table:table-cell>
          <table:table-cell office:value-type="float" office:value="6323" table:style-name="ce12">
            <text:p>6.323</text:p>
          </table:table-cell>
          <table:table-cell office:value-type="float" office:value="2046" table:style-name="ce12">
            <text:p>2.04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3605" table:style-name="ce12">
            <text:p>53.605</text:p>
          </table:table-cell>
          <table:table-cell office:value-type="float" office:value="2766" table:style-name="ce12">
            <text:p>2.766</text:p>
          </table:table-cell>
          <table:table-cell office:value-type="float" office:value="5582" table:style-name="ce12">
            <text:p>5.582</text:p>
          </table:table-cell>
          <table:table-cell office:value-type="float" office:value="22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53605" table:style-name="ce12">
            <text:p>53.605</text:p>
          </table:table-cell>
          <table:table-cell office:value-type="float" office:value="1039" table:style-name="ce12">
            <text:p>1.039</text:p>
          </table:table-cell>
          <table:table-cell office:value-type="float" office:value="7324" table:style-name="ce12">
            <text:p>7.324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-</text:p>
          </table:table-cell>
          <table:table-cell office:value-type="float" office:value="53605" table:style-name="ce12">
            <text:p>53.605</text:p>
          </table:table-cell>
          <table:table-cell office:value-type="float" office:value="52" table:style-name="ce12">
            <text:p>52</text:p>
          </table:table-cell>
          <table:table-cell office:value-type="float" office:value="8318" table:style-name="ce12">
            <text:p>8.318</text:p>
          </table:table-cell>
          <table:table-cell office:value-type="float" office:value="53605" table:style-name="ce12">
            <text:p>53.60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4" table:style-name="ce12">
            <text:p>1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09" table:style-name="ce12">
            <text:p>1.009</text:p>
          </table:table-cell>
          <table:table-cell office:value-type="float" office:value="0" table:style-name="ce12">
            <text:p>0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09" table:style-name="ce12">
            <text:p>1.009</text:p>
          </table:table-cell>
          <table:table-cell office:value-type="float" office:value="9" table:style-name="ce12">
            <text:p>9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09" table:style-name="ce12">
            <text:p>1.009</text:p>
          </table:table-cell>
          <table:table-cell office:value-type="float" office:value="14" table:style-name="ce12">
            <text:p>14</text:p>
          </table:table-cell>
          <table:table-cell office:value-type="float" office:value="26" table:style-name="ce12">
            <text:p>2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9" table:style-name="ce12">
            <text:p>1.009</text:p>
          </table:table-cell>
          <table:table-cell office:value-type="float" office:value="11" table:style-name="ce12">
            <text:p>11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09" table:style-name="ce12">
            <text:p>1.009</text:p>
          </table:table-cell>
          <table:table-cell office:value-type="float" office:value="17" table:style-name="ce12">
            <text:p>17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09" table:style-name="ce12">
            <text:p>1.009</text:p>
          </table:table-cell>
          <table:table-cell office:value-type="float" office:value="0" table:style-name="ce12">
            <text:p>0</text:p>
          </table:table-cell>
          <table:table-cell office:value-type="float" office:value="40" table:style-name="ce12">
            <text:p>40</text:p>
          </table:table-cell>
          <table:table-cell office:value-type="float" office:value="1009" table:style-name="ce12">
            <text:p>1.009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4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08:31Z</meta:creation-date>
    <dc:date>2018-08-06T15:48:14Z</dc:date>
  </office:meta>
</office:document-meta>
</file>